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598in"/>
    </style:style>
    <style:style style:name="co2" style:family="table-column">
      <style:table-column-properties fo:break-before="auto" style:column-width="3.5492in"/>
    </style:style>
    <style:style style:name="co3" style:family="table-column">
      <style:table-column-properties fo:break-before="auto" style:column-width="12.8799in"/>
    </style:style>
    <style:style style:name="co4" style:family="table-column">
      <style:table-column-properties fo:break-before="auto" style:column-width="1.1555in"/>
    </style:style>
    <style:style style:name="co5" style:family="table-column">
      <style:table-column-properties fo:break-before="auto" style:column-width="1.3571in"/>
    </style:style>
    <style:style style:name="co6" style:family="table-column">
      <style:table-column-properties fo:break-before="auto" style:column-width="1.6665in"/>
    </style:style>
    <style:style style:name="co7" style:family="table-column">
      <style:table-column-properties fo:break-before="auto" style:column-width="0.4189in"/>
    </style:style>
    <style:style style:name="co8" style:family="table-column">
      <style:table-column-properties fo:break-before="auto" style:column-width="0.5508in"/>
    </style:style>
    <style:style style:name="co9" style:family="table-column">
      <style:table-column-properties fo:break-before="auto" style:column-width="1.078in"/>
    </style:style>
    <style:style style:name="co10" style:family="table-column">
      <style:table-column-properties fo:break-before="auto" style:column-width="1.3102in"/>
    </style:style>
    <style:style style:name="co11" style:family="table-column">
      <style:table-column-properties fo:break-before="auto" style:column-width="1.2791in"/>
    </style:style>
    <style:style style:name="co12" style:family="table-column">
      <style:table-column-properties fo:break-before="auto" style:column-width="1.1244in"/>
    </style:style>
    <style:style style:name="co13" style:family="table-column">
      <style:table-column-properties fo:break-before="auto" style:column-width="0.5744in"/>
    </style:style>
    <style:style style:name="co14" style:family="table-column">
      <style:table-column-properties fo:break-before="auto" style:column-width="0.3492in"/>
    </style:style>
    <style:style style:name="co15" style:family="table-column">
      <style:table-column-properties fo:break-before="auto" style:column-width="0.7366in"/>
    </style:style>
    <style:style style:name="co16" style:family="table-column">
      <style:table-column-properties fo:break-before="auto" style:column-width="0.2638in"/>
    </style:style>
    <style:style style:name="co17" style:family="table-column">
      <style:table-column-properties fo:break-before="auto" style:column-width="0.3028in"/>
    </style:style>
    <style:style style:name="co18" style:family="table-column">
      <style:table-column-properties fo:break-before="auto" style:column-width="0.5681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1866in"/>
    </style:style>
    <style:style style:name="co21" style:family="table-column">
      <style:table-column-properties fo:break-before="auto" style:column-width="0.3807in"/>
    </style:style>
    <style:style style:name="co22" style:family="table-column">
      <style:table-column-properties fo:break-before="auto" style:column-width="0.4516in"/>
    </style:style>
    <style:style style:name="co23" style:family="table-column">
      <style:table-column-properties fo:break-before="auto" style:column-width="0.3866in"/>
    </style:style>
    <style:style style:name="co24" style:family="table-column">
      <style:table-column-properties fo:break-before="auto" style:column-width="0.8925in"/>
    </style:style>
    <style:style style:name="ro1" style:family="table-row">
      <style:table-row-properties style:row-height="0.1602in" fo:break-before="auto" style:use-optimal-row-height="true"/>
    </style:style>
    <style:style style:name="ro2" style:family="table-row">
      <style:table-row-properties style:row-height="0.15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>
      <style:table-cell-properties fo:background-color="#ccff99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map style:condition="cell-content()&gt;0" style:apply-style-name="Untitled1" style:base-cell-address="Sheet1.D1"/>
    </style:style>
    <style:style style:name="ce6" style:family="table-cell" style:parent-style-name="Default" style:data-style-name="N118">
      <style:table-cell-properties fo:background-color="#ffffcc"/>
      <style:map style:condition="cell-content()&gt;0" style:apply-style-name="Untitled1" style:base-cell-address="Sheet1.D1"/>
    </style:style>
    <style:style style:name="ce7" style:family="table-cell" style:parent-style-name="Default" style:data-style-name="N118">
      <style:map style:condition="cell-content()&gt;0" style:apply-style-name="Untitled1" style:base-cell-address="Sheet1.D1"/>
    </style:style>
    <style:style style:name="ce8" style:family="table-cell" style:parent-style-name="Default" style:data-style-name="N118">
      <style:table-cell-properties fo:background-color="#ccff99"/>
      <style:map style:condition="cell-content()&gt;0" style:apply-style-name="Untitled1" style:base-cell-address="Sheet1.D1"/>
    </style:style>
    <style:style style:name="ce9" style:family="table-cell" style:parent-style-name="Default" style:data-style-name="N118">
      <style:table-cell-properties fo:background-color="#ffff99"/>
      <style:map style:condition="cell-content()&gt;0" style:apply-style-name="Untitled1" style:base-cell-address="Sheet1.D1"/>
    </style:style>
    <style:style style:name="ce10" style:family="table-cell" style:parent-style-name="Default" style:data-style-name="N118">
      <style:table-cell-properties fo:background-color="transparent"/>
      <style:map style:condition="cell-content()&gt;0" style:apply-style-name="Untitled1" style:base-cell-address="Sheet1.D1"/>
    </style:style>
    <style:style style:name="ce11" style:family="table-cell" style:parent-style-name="Default" style:data-style-name="N1">
      <style:table-cell-properties fo:background-color="#ccff99"/>
    </style:style>
    <style:style style:name="ce12" style:family="table-cell" style:parent-style-name="Default" style:data-style-name="N1">
      <style:table-cell-properties fo:background-color="transparent"/>
    </style:style>
    <style:style style:name="ce13" style:family="table-cell" style:parent-style-name="Default"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14" style:family="table-cell" style:parent-style-name="Default" style:data-style-name="N2">
      <style:table-cell-properties fo:background-color="#ffffcc"/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15" style:family="table-cell" style:parent-style-name="Default" style:data-style-name="N2"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16" style:family="table-cell" style:parent-style-name="Default" style:data-style-name="N2">
      <style:table-cell-properties fo:background-color="#ccff99"/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17" style:family="table-cell" style:parent-style-name="Default" style:data-style-name="N119"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18" style:family="table-cell" style:parent-style-name="Default" style:data-style-name="N2">
      <style:table-cell-properties fo:background-color="#ffff99"/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19" style:family="table-cell" style:parent-style-name="Default" style:data-style-name="N2">
      <style:table-cell-properties fo:background-color="transparent"/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20" style:family="table-cell" style:parent-style-name="Default">
      <style:map style:condition="cell-content()=0" style:apply-style-name="Default" style:base-cell-address="Sheet1.L1"/>
    </style:style>
    <style:style style:name="ce21" style:family="table-cell" style:parent-style-name="Default">
      <style:table-cell-properties fo:background-color="#ffffcc"/>
      <style:map style:condition="cell-content()=0" style:apply-style-name="Default" style:base-cell-address="Sheet1.L1"/>
    </style:style>
    <style:style style:name="ce22" style:family="table-cell" style:parent-style-name="Default">
      <style:table-cell-properties fo:background-color="#ccff99"/>
      <style:map style:condition="cell-content()=0" style:apply-style-name="Default" style:base-cell-address="Sheet1.L1"/>
    </style:style>
    <style:style style:name="ce23" style:family="table-cell" style:parent-style-name="Default">
      <style:table-cell-properties fo:background-color="#ffff99"/>
      <style:map style:condition="cell-content()=0" style:apply-style-name="Default" style:base-cell-address="Sheet1.L1"/>
    </style:style>
    <style:style style:name="ce24" style:family="table-cell" style:parent-style-name="Default">
      <style:table-cell-properties fo:background-color="transparent"/>
      <style:map style:condition="cell-content()=0" style:apply-style-name="Default" style:base-cell-address="Sheet1.L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number-columns-repeated="2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ce17"/>
        <table:table-column table:style-name="co10" table:default-cell-style-name="ce20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24" table:number-columns-repeated="985" table:default-cell-style-name="Default"/>
        <table:table-row table:style-name="ro1">
          <table:table-cell office:value-type="string">
            <text:p>Data</text:p>
          </table:table-cell>
          <table:table-cell office:value-type="string">
            <text:p>Env</text:p>
          </table:table-cell>
          <table:table-cell office:value-type="string">
            <text:p>Name</text:p>
          </table:table-cell>
          <table:table-cell table:style-name="ce5" office:value-type="string">
            <text:p>Rewards</text:p>
          </table:table-cell>
          <table:table-cell table:style-name="ce5" office:value-type="string">
            <text:p>$</text:p>
          </table:table-cell>
          <table:table-cell table:style-name="ce5" office:value-type="string">
            <text:p>%</text:p>
          </table:table-cell>
          <table:table-cell table:style-name="ce5" office:value-type="string">
            <text:p>Trade$</text:p>
          </table:table-cell>
          <table:table-cell table:style-name="ce5" office:value-type="string">
            <text:p>CompoundTrade$</text:p>
          </table:table-cell>
          <table:table-cell office:value-type="string">
            <text:p>Wins</text:p>
          </table:table-cell>
          <table:table-cell office:value-type="string">
            <text:p>Losses</text:p>
          </table:table-cell>
          <table:table-cell table:style-name="ce13" office:value-type="string">
            <text:p>Win%</text:p>
          </table:table-cell>
          <table:table-cell office:value-type="string">
            <text:p>Avg$Win</text:p>
          </table:table-cell>
          <table:table-cell office:value-type="string">
            <text:p>Max$Win</text:p>
          </table:table-cell>
          <table:table-cell office:value-type="string">
            <text:p>Min$Win</text:p>
          </table:table-cell>
          <table:table-cell office:value-type="string">
            <text:p>Avg$Loss</text:p>
          </table:table-cell>
          <table:table-cell office:value-type="string">
            <text:p>Max$Loss</text:p>
          </table:table-cell>
          <table:table-cell office:value-type="string">
            <text:p>Min$Loss</text:p>
          </table:table-cell>
          <table:table-cell office:value-type="string">
            <text:p>Avg$Trade</text:p>
          </table:table-cell>
          <table:table-cell office:value-type="string">
            <text:p>Fees$</text:p>
          </table:table-cell>
          <table:table-cell office:value-type="string">
            <text:p>Volume$</text:p>
          </table:table-cell>
          <table:table-cell office:value-type="string">
            <text:p>#trades</text:p>
          </table:table-cell>
          <table:table-cell office:value-type="string">
            <text:p>SLs</text:p>
          </table:table-cell>
          <table:table-cell office:value-type="string">
            <text:p>SL$</text:p>
          </table:table-cell>
          <table:table-cell office:value-type="string">
            <text:p>Multipliers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data_2017_to_2023vs2024_1h_1d_only_price_percent_day_of_week_none_1h_1h|1d_32_1_1_0.004_10</text:p>
          </table:table-cell>
          <table:table-cell table:style-name="ce1" office:value-type="string">
            <text:p>trade_all_1.0_3_-0.1%_0_0.02</text:p>
          </table:table-cell>
          <table:table-cell table:style-name="ce1" office:value-type="string">
            <text:p>hodl</text:p>
          </table:table-cell>
          <table:table-cell table:style-name="ce6" office:value-type="float" office:value="904.810362561604">
            <text:p>904.8</text:p>
          </table:table-cell>
          <table:table-cell table:style-name="ce6" office:value-type="float" office:value="40354.0960988039">
            <text:p>40354.1</text:p>
          </table:table-cell>
          <table:table-cell table:style-name="ce6" office:value-type="float" office:value="0.403540960988039">
            <text:p>0.4</text:p>
          </table:table-cell>
          <table:table-cell table:number-columns-repeated="2" table:style-name="ce6" office:value-type="float" office:value="40354.0960988039">
            <text:p>40354.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4" office:value-type="float" office:value="100">
            <text:p>100.00</text:p>
          </table:table-cell>
          <table:table-cell table:style-name="ce21" office:value-type="float" office:value="40354.0960988039">
            <text:p>40354.0960988039</text:p>
          </table:table-cell>
          <table:table-cell table:number-columns-repeated="2" table:style-name="ce1" office:value-type="float" office:value="40354.0960988039">
            <text:p>40354.0960988039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40354.0960988039">
            <text:p>40354.0960988039</text:p>
          </table:table-cell>
          <table:table-cell table:style-name="ce1" office:value-type="float" office:value="-240.494590689493">
            <text:p>-240.4945906895</text:p>
          </table:table-cell>
          <table:table-cell table:style-name="ce1" office:value-type="float" office:value="240494.590689493">
            <text:p>240494.590689493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001"/>
        </table:table-row>
        <table:table-row table:style-name="ro1">
          <table:table-cell office:value-type="string">
            <text:p>data_2017_to_2023vs2024_1h_1d_only_price_percent_day_of_week_none_1h_1h|1d_32_1_1_0.004_10</text:p>
          </table:table-cell>
          <table:table-cell office:value-type="string">
            <text:p>trade_all_1.0_3_-0.1%_0_0.02</text:p>
          </table:table-cell>
          <table:table-cell office:value-type="string">
            <text:p>rl_duel-dqn_combo_all_0.0001_20000_256_1000000_0.9_RMSprop_CELU_2048|512|64__1_1721778209.493978</text:p>
          </table:table-cell>
          <table:table-cell office:value-type="float" office:value="-362.915064288234">
            <text:p>-362.9</text:p>
          </table:table-cell>
          <table:table-cell office:value-type="float" office:value="-35890.8432949302">
            <text:p>-35890.8</text:p>
          </table:table-cell>
          <table:table-cell office:value-type="float" office:value="-0.358908432949302">
            <text:p>-0.4</text:p>
          </table:table-cell>
          <table:table-cell office:value-type="float" office:value="-35890.8432949303">
            <text:p>-35890.8</text:p>
          </table:table-cell>
          <table:table-cell office:value-type="float" office:value="-32236.4735692954">
            <text:p>-32236.5</text:p>
          </table:table-cell>
          <table:table-cell office:value-type="float" office:value="161">
            <text:p>161</text:p>
          </table:table-cell>
          <table:table-cell office:value-type="float" office:value="106">
            <text:p>106</text:p>
          </table:table-cell>
          <table:table-cell table:style-name="ce15" office:value-type="float" office:value="60.2996254681648">
            <text:p>60.30</text:p>
          </table:table-cell>
          <table:table-cell office:value-type="float" office:value="773.69997949932">
            <text:p>773.6999794993</text:p>
          </table:table-cell>
          <table:table-cell office:value-type="float" office:value="4536.52049031839">
            <text:p>4536.5204903184</text:p>
          </table:table-cell>
          <table:table-cell office:value-type="float" office:value="3.13280015661439">
            <text:p>3.1328001566</text:p>
          </table:table-cell>
          <table:table-cell office:value-type="float" office:value="-1513.74094334265">
            <text:p>-1513.7409433427</text:p>
          </table:table-cell>
          <table:table-cell office:value-type="float" office:value="-10.3065456516924">
            <text:p>-10.3065456517</text:p>
          </table:table-cell>
          <table:table-cell office:value-type="float" office:value="-4570.21268614092">
            <text:p>-4570.2126861409</text:p>
          </table:table-cell>
          <table:table-cell office:value-type="float" office:value="-134.422634063409">
            <text:p>-134.4226340634</text:p>
          </table:table-cell>
          <table:table-cell office:value-type="float" office:value="-53490.7999566617">
            <text:p>-53490.7999566617</text:p>
          </table:table-cell>
          <table:table-cell office:value-type="float" office:value="53490799.9566617">
            <text:p>53490799.9566617</text:p>
          </table:table-cell>
          <table:table-cell office:value-type="float" office:value="267.5">
            <text:p>267.5</text:p>
          </table:table-cell>
          <table:table-cell office:value-type="float" office:value="51">
            <text:p>51</text:p>
          </table:table-cell>
          <table:table-cell office:value-type="float" office:value="-139563.567295185">
            <text:p>-139563.56729518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10</text:p>
          </table:table-cell>
          <table:table-cell office:value-type="string">
            <text:p>trade_all_1.0_3_-0.1%_0_0.02</text:p>
          </table:table-cell>
          <table:table-cell office:value-type="string">
            <text:p>rl_duel-dqn_combo_all_0.0001_20000_256_1000000_0.9_RMSprop_CELU_2048|512|64__1_1721780852.35829</text:p>
          </table:table-cell>
          <table:table-cell office:value-type="float" office:value="-358.582909439945">
            <text:p>-358.6</text:p>
          </table:table-cell>
          <table:table-cell office:value-type="float" office:value="-35449.3366085307">
            <text:p>-35449.3</text:p>
          </table:table-cell>
          <table:table-cell office:value-type="float" office:value="-0.354493366085307">
            <text:p>-0.4</text:p>
          </table:table-cell>
          <table:table-cell office:value-type="float" office:value="-35449.3366085307">
            <text:p>-35449.3</text:p>
          </table:table-cell>
          <table:table-cell office:value-type="float" office:value="-31689.7333801573">
            <text:p>-31689.7</text:p>
          </table:table-cell>
          <table:table-cell office:value-type="float" office:value="170">
            <text:p>170</text:p>
          </table:table-cell>
          <table:table-cell office:value-type="float" office:value="130">
            <text:p>130</text:p>
          </table:table-cell>
          <table:table-cell table:style-name="ce15" office:value-type="float" office:value="56.6666666666667">
            <text:p>56.67</text:p>
          </table:table-cell>
          <table:table-cell office:value-type="float" office:value="684.552315595351">
            <text:p>684.5523155954</text:p>
          </table:table-cell>
          <table:table-cell office:value-type="float" office:value="3470.37620094845">
            <text:p>3470.3762009485</text:p>
          </table:table-cell>
          <table:table-cell office:value-type="float" office:value="3.13280015661439">
            <text:p>3.1328001566</text:p>
          </table:table-cell>
          <table:table-cell office:value-type="float" office:value="-1167.871001998">
            <text:p>-1167.871001998</text:p>
          </table:table-cell>
          <table:table-cell office:value-type="float" office:value="-6.81781571822648">
            <text:p>-6.8178157182</text:p>
          </table:table-cell>
          <table:table-cell office:value-type="float" office:value="-4219.75204090992">
            <text:p>-4219.7520409099</text:p>
          </table:table-cell>
          <table:table-cell office:value-type="float" office:value="-118.164455361769">
            <text:p>-118.1644553618</text:p>
          </table:table-cell>
          <table:table-cell office:value-type="float" office:value="-60094.5452086001">
            <text:p>-60094.5452086001</text:p>
          </table:table-cell>
          <table:table-cell office:value-type="float" office:value="60094545.2086001">
            <text:p>60094545.2086001</text:p>
          </table:table-cell>
          <table:table-cell office:value-type="float" office:value="300.5">
            <text:p>300.5</text:p>
          </table:table-cell>
          <table:table-cell office:value-type="float" office:value="43">
            <text:p>43</text:p>
          </table:table-cell>
          <table:table-cell office:value-type="float" office:value="-120353.21218883">
            <text:p>-120353.2121888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10</text:p>
          </table:table-cell>
          <table:table-cell office:value-type="string">
            <text:p>trade_all_1.0_3_-0.1%_0_0.02</text:p>
          </table:table-cell>
          <table:table-cell office:value-type="string">
            <text:p>rl_duel-dqn_combo_all_0.0001_20000_256_1000000_0.9_RMSprop_CELU_2048|512|64__1_1721783397.909683</text:p>
          </table:table-cell>
          <table:table-cell office:value-type="float" office:value="-172.450128800467">
            <text:p>-172.5</text:p>
          </table:table-cell>
          <table:table-cell office:value-type="float" office:value="-17016.5495685372">
            <text:p>-17016.5</text:p>
          </table:table-cell>
          <table:table-cell office:value-type="float" office:value="-0.170165495685372">
            <text:p>-0.2</text:p>
          </table:table-cell>
          <table:table-cell office:value-type="float" office:value="-17016.5495685372">
            <text:p>-17016.5</text:p>
          </table:table-cell>
          <table:table-cell office:value-type="float" office:value="-18225.6318116333">
            <text:p>-18225.6</text:p>
          </table:table-cell>
          <table:table-cell office:value-type="float" office:value="170">
            <text:p>170</text:p>
          </table:table-cell>
          <table:table-cell office:value-type="float" office:value="84">
            <text:p>84</text:p>
          </table:table-cell>
          <table:table-cell table:style-name="ce15" office:value-type="float" office:value="66.9291338582677">
            <text:p>66.93</text:p>
          </table:table-cell>
          <table:table-cell office:value-type="float" office:value="793.305196830507">
            <text:p>793.3051968305</text:p>
          </table:table-cell>
          <table:table-cell office:value-type="float" office:value="3901.52088442745">
            <text:p>3901.5208844275</text:p>
          </table:table-cell>
          <table:table-cell office:value-type="float" office:value="2.19966850195487">
            <text:p>2.199668502</text:p>
          </table:table-cell>
          <table:table-cell office:value-type="float" office:value="-1808.07658368718">
            <text:p>-1808.0765836872</text:p>
          </table:table-cell>
          <table:table-cell office:value-type="float" office:value="-29.6652878464811">
            <text:p>-29.6652878465</text:p>
          </table:table-cell>
          <table:table-cell office:value-type="float" office:value="-4570.21268614092">
            <text:p>-4570.2126861409</text:p>
          </table:table-cell>
          <table:table-cell office:value-type="float" office:value="-66.9942896399104">
            <text:p>-66.9942896399</text:p>
          </table:table-cell>
          <table:table-cell office:value-type="float" office:value="-50808.3918422737">
            <text:p>-50808.3918422737</text:p>
          </table:table-cell>
          <table:table-cell office:value-type="float" office:value="50808391.8422737">
            <text:p>50808391.8422737</text:p>
          </table:table-cell>
          <table:table-cell office:value-type="float" office:value="254">
            <text:p>254</text:p>
          </table:table-cell>
          <table:table-cell office:value-type="float" office:value="49">
            <text:p>49</text:p>
          </table:table-cell>
          <table:table-cell office:value-type="float" office:value="-135873.11347492">
            <text:p>-135873.1134749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10</text:p>
          </table:table-cell>
          <table:table-cell office:value-type="string">
            <text:p>trade_all_1.0_3_-0.1%_0_0.02</text:p>
          </table:table-cell>
          <table:table-cell office:value-type="string">
            <text:p>rl_duel-dqn_combo_all_0.0001_20000_256_1000000_0.9_RMSprop_CELU_2048|512|64__1_1721786075.03031</text:p>
          </table:table-cell>
          <table:table-cell office:value-type="float" office:value="95.320128192596">
            <text:p>95.3</text:p>
          </table:table-cell>
          <table:table-cell office:value-type="float" office:value="9592.93313213758">
            <text:p>9592.9</text:p>
          </table:table-cell>
          <table:table-cell office:value-type="float" office:value="0.0959293313213758">
            <text:p>0.1</text:p>
          </table:table-cell>
          <table:table-cell office:value-type="float" office:value="9592.93313213762">
            <text:p>9592.9</text:p>
          </table:table-cell>
          <table:table-cell office:value-type="float" office:value="6867.40965418549">
            <text:p>6867.4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table:style-name="ce15" office:value-type="float" office:value="66.4893617021277">
            <text:p>66.49</text:p>
          </table:table-cell>
          <table:table-cell office:value-type="float" office:value="1125.29116108618">
            <text:p>1125.2911610862</text:p>
          </table:table-cell>
          <table:table-cell office:value-type="float" office:value="3901.52088442745">
            <text:p>3901.5208844275</text:p>
          </table:table-cell>
          <table:table-cell office:value-type="float" office:value="7.98737278289627">
            <text:p>7.9873727829</text:p>
          </table:table-cell>
          <table:table-cell office:value-type="float" office:value="-2080.45177783548">
            <text:p>-2080.4517778355</text:p>
          </table:table-cell>
          <table:table-cell office:value-type="float" office:value="-53.8264896544133">
            <text:p>-53.8264896544</text:p>
          </table:table-cell>
          <table:table-cell office:value-type="float" office:value="-4570.21268614092">
            <text:p>-4570.2126861409</text:p>
          </table:table-cell>
          <table:table-cell office:value-type="float" office:value="51.0262400645618">
            <text:p>51.0262400646</text:p>
          </table:table-cell>
          <table:table-cell office:value-type="float" office:value="-37728.4213544866">
            <text:p>-37728.4213544866</text:p>
          </table:table-cell>
          <table:table-cell office:value-type="float" office:value="37728421.3544866">
            <text:p>37728421.3544866</text:p>
          </table:table-cell>
          <table:table-cell office:value-type="float" office:value="188.5">
            <text:p>188.5</text:p>
          </table:table-cell>
          <table:table-cell office:value-type="float" office:value="45">
            <text:p>45</text:p>
          </table:table-cell>
          <table:table-cell office:value-type="float" office:value="-122091.849104153">
            <text:p>-122091.84910415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10</text:p>
          </table:table-cell>
          <table:table-cell office:value-type="string">
            <text:p>trade_all_1.0_3_-0.1%_0_0.02</text:p>
          </table:table-cell>
          <table:table-cell office:value-type="string">
            <text:p>rl_duel-dqn_combo_all_0.0001_20000_256_1000000_0.9_RMSprop_CELU_2048|512|64__1_1721788735.060759</text:p>
          </table:table-cell>
          <table:table-cell office:value-type="float" office:value="-73.1407920199429">
            <text:p>-73.1</text:p>
          </table:table-cell>
          <table:table-cell office:value-type="float" office:value="-7166.11115884947">
            <text:p>-7166.1</text:p>
          </table:table-cell>
          <table:table-cell office:value-type="float" office:value="-0.0716611115884947">
            <text:p>-0.1</text:p>
          </table:table-cell>
          <table:table-cell office:value-type="float" office:value="-7166.11115884947">
            <text:p>-7166.1</text:p>
          </table:table-cell>
          <table:table-cell office:value-type="float" office:value="-9501.42124194552">
            <text:p>-9501.4</text:p>
          </table:table-cell>
          <table:table-cell office:value-type="float" office:value="170">
            <text:p>170</text:p>
          </table:table-cell>
          <table:table-cell office:value-type="float" office:value="81">
            <text:p>81</text:p>
          </table:table-cell>
          <table:table-cell table:style-name="ce15" office:value-type="float" office:value="67.7290836653386">
            <text:p>67.73</text:p>
          </table:table-cell>
          <table:table-cell office:value-type="float" office:value="778.509343317361">
            <text:p>778.5093433174</text:p>
          </table:table-cell>
          <table:table-cell office:value-type="float" office:value="3901.52088442745">
            <text:p>3901.5208844275</text:p>
          </table:table-cell>
          <table:table-cell office:value-type="float" office:value="8.66869110199332">
            <text:p>8.668691102</text:p>
          </table:table-cell>
          <table:table-cell office:value-type="float" office:value="-1722.37900645433">
            <text:p>-1722.3790064543</text:p>
          </table:table-cell>
          <table:table-cell office:value-type="float" office:value="-13.9185769722826">
            <text:p>-13.9185769723</text:p>
          </table:table-cell>
          <table:table-cell office:value-type="float" office:value="-4149.88840783724">
            <text:p>-4149.8884078372</text:p>
          </table:table-cell>
          <table:table-cell office:value-type="float" office:value="-28.5502436607549">
            <text:p>-28.5502436608</text:p>
          </table:table-cell>
          <table:table-cell office:value-type="float" office:value="-50317.9518406818">
            <text:p>-50317.9518406818</text:p>
          </table:table-cell>
          <table:table-cell office:value-type="float" office:value="50317951.8406818">
            <text:p>50317951.8406818</text:p>
          </table:table-cell>
          <table:table-cell office:value-type="float" office:value="251.5">
            <text:p>251.5</text:p>
          </table:table-cell>
          <table:table-cell office:value-type="float" office:value="45">
            <text:p>45</text:p>
          </table:table-cell>
          <table:table-cell office:value-type="float" office:value="-123785.346658526">
            <text:p>-123785.34665852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10</text:p>
          </table:table-cell>
          <table:table-cell office:value-type="string">
            <text:p>trade_all_1.0_3_-0.1%_0_0.02</text:p>
          </table:table-cell>
          <table:table-cell office:value-type="string">
            <text:p>rl_duel-dqn_combo_all_0.0001_20000_256_1000000_0.9_RMSprop_CELU_2048|512|64__1_1721791272.18918</text:p>
          </table:table-cell>
          <table:table-cell office:value-type="float" office:value="64.8108799975702">
            <text:p>64.8</text:p>
          </table:table-cell>
          <table:table-cell office:value-type="float" office:value="6412.24186309327">
            <text:p>6412.2</text:p>
          </table:table-cell>
          <table:table-cell office:value-type="float" office:value="0.0641224186309327">
            <text:p>0.1</text:p>
          </table:table-cell>
          <table:table-cell office:value-type="float" office:value="6412.24186309331">
            <text:p>6412.2</text:p>
          </table:table-cell>
          <table:table-cell office:value-type="float" office:value="3020.09731549793">
            <text:p>3020.1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table:style-name="ce15" office:value-type="float" office:value="65.8682634730539">
            <text:p>65.87</text:p>
          </table:table-cell>
          <table:table-cell office:value-type="float" office:value="1280.67270241739">
            <text:p>1280.6727024174</text:p>
          </table:table-cell>
          <table:table-cell office:value-type="float" office:value="5270.10574932503">
            <text:p>5270.105749325</text:p>
          </table:table-cell>
          <table:table-cell office:value-type="float" office:value="11.9870055525535">
            <text:p>11.9870055526</text:p>
          </table:table-cell>
          <table:table-cell office:value-type="float" office:value="-2358.97816496176">
            <text:p>-2358.9781649618</text:p>
          </table:table-cell>
          <table:table-cell office:value-type="float" office:value="-124.622844548256">
            <text:p>-124.6228445483</text:p>
          </table:table-cell>
          <table:table-cell office:value-type="float" office:value="-4570.21268614092">
            <text:p>-4570.2126861409</text:p>
          </table:table-cell>
          <table:table-cell office:value-type="float" office:value="38.3966578628342">
            <text:p>38.3966578628</text:p>
          </table:table-cell>
          <table:table-cell office:value-type="float" office:value="-33523.1353772403">
            <text:p>-33523.1353772403</text:p>
          </table:table-cell>
          <table:table-cell office:value-type="float" office:value="33523135.3772403">
            <text:p>33523135.3772403</text:p>
          </table:table-cell>
          <table:table-cell office:value-type="float" office:value="167.5">
            <text:p>167.5</text:p>
          </table:table-cell>
          <table:table-cell office:value-type="float" office:value="49">
            <text:p>49</text:p>
          </table:table-cell>
          <table:table-cell office:value-type="float" office:value="-132547.15676558">
            <text:p>-132547.1567655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10</text:p>
          </table:table-cell>
          <table:table-cell office:value-type="string">
            <text:p>trade_all_1.0_3_-0.1%_0_0.02</text:p>
          </table:table-cell>
          <table:table-cell office:value-type="string">
            <text:p>rl_duel-dqn_combo_all_0.0001_20000_256_1000000_0.9_RMSprop_CELU_2048|512|64__1_1721793887.165239</text:p>
          </table:table-cell>
          <table:table-cell office:value-type="float" office:value="97.0611097584004">
            <text:p>97.1</text:p>
          </table:table-cell>
          <table:table-cell office:value-type="float" office:value="9728.11766012188">
            <text:p>9728.1</text:p>
          </table:table-cell>
          <table:table-cell office:value-type="float" office:value="0.0972811766012188">
            <text:p>0.1</text:p>
          </table:table-cell>
          <table:table-cell office:value-type="float" office:value="9728.11766012186">
            <text:p>9728.1</text:p>
          </table:table-cell>
          <table:table-cell office:value-type="float" office:value="6785.41401539672">
            <text:p>6785.4</text:p>
          </table:table-cell>
          <table:table-cell office:value-type="float" office:value="115">
            <text:p>115</text:p>
          </table:table-cell>
          <table:table-cell office:value-type="float" office:value="57">
            <text:p>57</text:p>
          </table:table-cell>
          <table:table-cell table:style-name="ce15" office:value-type="float" office:value="66.8604651162791">
            <text:p>66.86</text:p>
          </table:table-cell>
          <table:table-cell office:value-type="float" office:value="1214.74321600255">
            <text:p>1214.7432160026</text:p>
          </table:table-cell>
          <table:table-cell office:value-type="float" office:value="5120.90074192056">
            <text:p>5120.9007419206</text:p>
          </table:table-cell>
          <table:table-cell office:value-type="float" office:value="7.12573236849858">
            <text:p>7.1257323685</text:p>
          </table:table-cell>
          <table:table-cell office:value-type="float" office:value="-2280.12898561704">
            <text:p>-2280.128985617</text:p>
          </table:table-cell>
          <table:table-cell office:value-type="float" office:value="-31.1886959854019">
            <text:p>-31.1886959854</text:p>
          </table:table-cell>
          <table:table-cell office:value-type="float" office:value="-4570.21268614092">
            <text:p>-4570.2126861409</text:p>
          </table:table-cell>
          <table:table-cell office:value-type="float" office:value="56.5588236053597">
            <text:p>56.5588236054</text:p>
          </table:table-cell>
          <table:table-cell office:value-type="float" office:value="-34526.9550727328">
            <text:p>-34526.9550727328</text:p>
          </table:table-cell>
          <table:table-cell office:value-type="float" office:value="34526955.0727328">
            <text:p>34526955.0727328</text:p>
          </table:table-cell>
          <table:table-cell office:value-type="float" office:value="172.5">
            <text:p>172.5</text:p>
          </table:table-cell>
          <table:table-cell office:value-type="float" office:value="46">
            <text:p>46</text:p>
          </table:table-cell>
          <table:table-cell office:value-type="float" office:value="-122390.581450374">
            <text:p>-122390.58145037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10</text:p>
          </table:table-cell>
          <table:table-cell office:value-type="string">
            <text:p>trade_all_1.0_3_-0.1%_0_0.02</text:p>
          </table:table-cell>
          <table:table-cell office:value-type="string">
            <text:p>rl_duel-dqn_combo_all_0.0001_20000_256_1000000_0.9_RMSprop_CELU_2048|512|64__1_1721796587.378263</text:p>
          </table:table-cell>
          <table:table-cell office:value-type="float" office:value="11.1879770481187">
            <text:p>11.2</text:p>
          </table:table-cell>
          <table:table-cell office:value-type="float" office:value="1413.16366471488">
            <text:p>1413.2</text:p>
          </table:table-cell>
          <table:table-cell office:value-type="float" office:value="0.0141316366471488">
            <text:p>0.0</text:p>
          </table:table-cell>
          <table:table-cell office:value-type="float" office:value="1413.16366471488">
            <text:p>1413.2</text:p>
          </table:table-cell>
          <table:table-cell office:value-type="float" office:value="-1105.0705304166">
            <text:p>-1105.1</text:p>
          </table:table-cell>
          <table:table-cell office:value-type="float" office:value="168">
            <text:p>168</text:p>
          </table:table-cell>
          <table:table-cell office:value-type="float" office:value="93">
            <text:p>93</text:p>
          </table:table-cell>
          <table:table-cell table:style-name="ce15" office:value-type="float" office:value="64.367816091954">
            <text:p>64.37</text:p>
          </table:table-cell>
          <table:table-cell office:value-type="float" office:value="760.170051941419">
            <text:p>760.1700519414</text:p>
          </table:table-cell>
          <table:table-cell office:value-type="float" office:value="3901.52088442745">
            <text:p>3901.5208844275</text:p>
          </table:table-cell>
          <table:table-cell office:value-type="float" office:value="2.12127362035972">
            <text:p>2.1212736204</text:p>
          </table:table-cell>
          <table:table-cell office:value-type="float" office:value="-1358.01510818756">
            <text:p>-1358.0151081876</text:p>
          </table:table-cell>
          <table:table-cell office:value-type="float" office:value="-6.20548937817512">
            <text:p>-6.2054893782</text:p>
          </table:table-cell>
          <table:table-cell office:value-type="float" office:value="-4294.07952329765">
            <text:p>-4294.0795232977</text:p>
          </table:table-cell>
          <table:table-cell office:value-type="float" office:value="5.4144201713214">
            <text:p>5.4144201713</text:p>
          </table:table-cell>
          <table:table-cell office:value-type="float" office:value="-52327.5407043691">
            <text:p>-52327.5407043691</text:p>
          </table:table-cell>
          <table:table-cell office:value-type="float" office:value="52327540.7043691">
            <text:p>52327540.7043691</text:p>
          </table:table-cell>
          <table:table-cell office:value-type="float" office:value="261.5">
            <text:p>261.5</text:p>
          </table:table-cell>
          <table:table-cell office:value-type="float" office:value="41">
            <text:p>41</text:p>
          </table:table-cell>
          <table:table-cell office:value-type="float" office:value="-110738.044629975">
            <text:p>-110738.04462997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10</text:p>
          </table:table-cell>
          <table:table-cell office:value-type="string">
            <text:p>trade_all_1.0_3_-0.1%_0_0.02</text:p>
          </table:table-cell>
          <table:table-cell office:value-type="string">
            <text:p>rl_duel-dqn_combo_all_0.0001_20000_256_1000000_0.9_RMSprop_CELU_2048|512|64__1_1721799214.6132858</text:p>
          </table:table-cell>
          <table:table-cell office:value-type="float" office:value="335.196919931573">
            <text:p>335.2</text:p>
          </table:table-cell>
          <table:table-cell office:value-type="float" office:value="33107.3066974085">
            <text:p>33107.3</text:p>
          </table:table-cell>
          <table:table-cell office:value-type="float" office:value="0.331073066974085">
            <text:p>0.3</text:p>
          </table:table-cell>
          <table:table-cell office:value-type="float" office:value="33107.3066974085">
            <text:p>33107.3</text:p>
          </table:table-cell>
          <table:table-cell office:value-type="float" office:value="34271.095140961">
            <text:p>34271.1</text:p>
          </table:table-cell>
          <table:table-cell office:value-type="float" office:value="83">
            <text:p>83</text:p>
          </table:table-cell>
          <table:table-cell office:value-type="float" office:value="44">
            <text:p>44</text:p>
          </table:table-cell>
          <table:table-cell table:style-name="ce15" office:value-type="float" office:value="65.3543307086614">
            <text:p>65.35</text:p>
          </table:table-cell>
          <table:table-cell office:value-type="float" office:value="1738.14414712111">
            <text:p>1738.1441471211</text:p>
          </table:table-cell>
          <table:table-cell office:value-type="float" office:value="7089.90638335525">
            <text:p>7089.9063833553</text:p>
          </table:table-cell>
          <table:table-cell office:value-type="float" office:value="49.5064184008807">
            <text:p>49.5064184009</text:p>
          </table:table-cell>
          <table:table-cell office:value-type="float" office:value="-2526.33312531007">
            <text:p>-2526.3331253101</text:p>
          </table:table-cell>
          <table:table-cell office:value-type="float" office:value="-66.4040102161816">
            <text:p>-66.4040102162</text:p>
          </table:table-cell>
          <table:table-cell office:value-type="float" office:value="-4309.06107087084">
            <text:p>-4309.0610708708</text:p>
          </table:table-cell>
          <table:table-cell office:value-type="float" office:value="260.687454310303">
            <text:p>260.6874543103</text:p>
          </table:table-cell>
          <table:table-cell office:value-type="float" office:value="-25545.8531598573">
            <text:p>-25545.8531598573</text:p>
          </table:table-cell>
          <table:table-cell office:value-type="float" office:value="25545853.1598573">
            <text:p>25545853.1598573</text:p>
          </table:table-cell>
          <table:table-cell office:value-type="float" office:value="127.5">
            <text:p>127.5</text:p>
          </table:table-cell>
          <table:table-cell office:value-type="float" office:value="38">
            <text:p>38</text:p>
          </table:table-cell>
          <table:table-cell office:value-type="float" office:value="-107032.282627918">
            <text:p>-107032.28262791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10</text:p>
          </table:table-cell>
          <table:table-cell office:value-type="string">
            <text:p>trade_all_1.0_3_-0.1%_0_0.02</text:p>
          </table:table-cell>
          <table:table-cell office:value-type="string">
            <text:p>rl_duel-dqn_combo_all_0.0001_20000_256_1000000_0.9_RMSprop_CELU_2048|512|64__1_1721801863.590677</text:p>
          </table:table-cell>
          <table:table-cell office:value-type="float" office:value="134.647462423564">
            <text:p>134.6</text:p>
          </table:table-cell>
          <table:table-cell office:value-type="float" office:value="13398.9490918596">
            <text:p>13398.9</text:p>
          </table:table-cell>
          <table:table-cell office:value-type="float" office:value="0.133989490918596">
            <text:p>0.1</text:p>
          </table:table-cell>
          <table:table-cell office:value-type="float" office:value="13398.9490918595">
            <text:p>13398.9</text:p>
          </table:table-cell>
          <table:table-cell office:value-type="float" office:value="10892.3141360344">
            <text:p>10892.3</text:p>
          </table:table-cell>
          <table:table-cell office:value-type="float" office:value="129">
            <text:p>129</text:p>
          </table:table-cell>
          <table:table-cell office:value-type="float" office:value="57">
            <text:p>57</text:p>
          </table:table-cell>
          <table:table-cell table:style-name="ce15" office:value-type="float" office:value="69.3548387096774">
            <text:p>69.35</text:p>
          </table:table-cell>
          <table:table-cell office:value-type="float" office:value="1103.92207277204">
            <text:p>1103.922072772</text:p>
          </table:table-cell>
          <table:table-cell office:value-type="float" office:value="4130.22847982662">
            <text:p>4130.2284798266</text:p>
          </table:table-cell>
          <table:table-cell office:value-type="float" office:value="11.9870055525535">
            <text:p>11.9870055526</text:p>
          </table:table-cell>
          <table:table-cell office:value-type="float" office:value="-2263.28067185498">
            <text:p>-2263.280671855</text:p>
          </table:table-cell>
          <table:table-cell office:value-type="float" office:value="-34.3229426252074">
            <text:p>-34.3229426252</text:p>
          </table:table-cell>
          <table:table-cell office:value-type="float" office:value="-4570.21268614092">
            <text:p>-4570.2126861409</text:p>
          </table:table-cell>
          <table:table-cell office:value-type="float" office:value="72.0373607089223">
            <text:p>72.0373607089</text:p>
          </table:table-cell>
          <table:table-cell office:value-type="float" office:value="-37332.0309800719">
            <text:p>-37332.0309800719</text:p>
          </table:table-cell>
          <table:table-cell office:value-type="float" office:value="37332030.9800719">
            <text:p>37332030.9800719</text:p>
          </table:table-cell>
          <table:table-cell office:value-type="float" office:value="186.5">
            <text:p>186.5</text:p>
          </table:table-cell>
          <table:table-cell office:value-type="float" office:value="43">
            <text:p>43</text:p>
          </table:table-cell>
          <table:table-cell office:value-type="float" office:value="-116429.752160228">
            <text:p>-116429.75216022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3:.D12])/COUNT([.D3:.D12])" office:value-type="float" office:value="-22.8864417196767">
            <text:p>-22.9</text:p>
          </table:table-cell>
          <table:table-cell table:style-name="ce8" table:formula="of:=SUM([.E3:.E12])/COUNT([.E3:.E12])" office:value-type="float" office:value="-2187.01285215119">
            <text:p>-2187.0</text:p>
          </table:table-cell>
          <table:table-cell table:style-name="ce8" table:formula="of:=SUM([.F3:.F12])/COUNT([.F3:.F12])" office:value-type="float" office:value="-0.0218701285215119">
            <text:p>0.0</text:p>
          </table:table-cell>
          <table:table-cell table:style-name="ce8" table:formula="of:=SUM([.G3:.G12])/COUNT([.G3:.G12])" office:value-type="float" office:value="-2187.0128521512">
            <text:p>-2187.0</text:p>
          </table:table-cell>
          <table:table-cell table:style-name="ce8" table:formula="of:=SUM([.H3:.H12])/COUNT([.H3:.H12])" office:value-type="float" office:value="-3092.20002713726">
            <text:p>-3092.2</text:p>
          </table:table-cell>
          <table:table-cell table:style-name="ce11" table:formula="of:=SUM([.I3:.I12])/COUNT([.I3:.I12])" office:value-type="float" office:value="140.1">
            <text:p>140</text:p>
          </table:table-cell>
          <table:table-cell table:style-name="ce11" table:formula="of:=SUM([.J3:.J12])/COUNT([.J3:.J12])" office:value-type="float" office:value="77.2">
            <text:p>77</text:p>
          </table:table-cell>
          <table:table-cell table:style-name="ce16" table:formula="of:=SUM([.K3:.K12])/COUNT([.K3:.K12])" office:value-type="float" office:value="64.9919585460191">
            <text:p>64.99</text:p>
          </table:table-cell>
          <table:table-cell table:style-name="ce22"/>
          <table:table-cell table:style-name="ce2"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2-actin-Dropt-weig2-actin-weig2-actin-weig2-Dropt-actin-weig2_1_1724952515.9521222</text:p>
          </table:table-cell>
          <table:table-cell office:value-type="float" office:value="-58.1364062618691">
            <text:p>-58.1</text:p>
          </table:table-cell>
          <table:table-cell office:value-type="float" office:value="-5339.12433395571">
            <text:p>-5339.1</text:p>
          </table:table-cell>
          <table:table-cell office:value-type="float" office:value="-0.0533912433395571">
            <text:p>-0.1</text:p>
          </table:table-cell>
          <table:table-cell office:value-type="float" office:value="-5339.12433395573">
            <text:p>-5339.1</text:p>
          </table:table-cell>
          <table:table-cell office:value-type="float" office:value="-7810.5474698496">
            <text:p>-7810.5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  <table:table-cell table:style-name="ce15" office:value-type="float" office:value="78.0487804878049">
            <text:p>78.05</text:p>
          </table:table-cell>
          <table:table-cell office:value-type="float" office:value="704.460624580907">
            <text:p>704.4606245809</text:p>
          </table:table-cell>
          <table:table-cell office:value-type="float" office:value="3292.30088902073">
            <text:p>3292.3008890207</text:p>
          </table:table-cell>
          <table:table-cell office:value-type="float" office:value="15.9320137977775">
            <text:p>15.9320137978</text:p>
          </table:table-cell>
          <table:table-cell office:value-type="float" office:value="-2603.62156024981">
            <text:p>-2603.6215602498</text:p>
          </table:table-cell>
          <table:table-cell office:value-type="float" office:value="-35.5651625856117">
            <text:p>-35.5651625856</text:p>
          </table:table-cell>
          <table:table-cell office:value-type="float" office:value="-4570.21268614092">
            <text:p>-4570.2126861409</text:p>
          </table:table-cell>
          <table:table-cell office:value-type="float" office:value="-21.7037574551046">
            <text:p>-21.7037574551</text:p>
          </table:table-cell>
          <table:table-cell office:value-type="float" office:value="-49319.2801558219">
            <text:p>-49319.2801558219</text:p>
          </table:table-cell>
          <table:table-cell office:value-type="float" office:value="49319280.1558219">
            <text:p>49319280.1558219</text:p>
          </table:table-cell>
          <table:table-cell office:value-type="float" office:value="246.5">
            <text:p>246.5</text:p>
          </table:table-cell>
          <table:table-cell office:value-type="float" office:value="51">
            <text:p>51</text:p>
          </table:table-cell>
          <table:table-cell office:value-type="float" office:value="-136817.449660867">
            <text:p>-136817.44966086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2-actin-Dropt-weig2-actin-weig2-actin-weig2-Dropt-actin-weig2_1_1724954702.3377411</text:p>
          </table:table-cell>
          <table:table-cell office:value-type="float" office:value="-167.835809299955">
            <text:p>-167.8</text:p>
          </table:table-cell>
          <table:table-cell office:value-type="float" office:value="-16170.4269413689">
            <text:p>-16170.4</text:p>
          </table:table-cell>
          <table:table-cell office:value-type="float" office:value="-0.161704269413689">
            <text:p>-0.2</text:p>
          </table:table-cell>
          <table:table-cell office:value-type="float" office:value="-16170.4269413689">
            <text:p>-16170.4</text:p>
          </table:table-cell>
          <table:table-cell office:value-type="float" office:value="-17227.0305871127">
            <text:p>-17227.0</text:p>
          </table:table-cell>
          <table:table-cell office:value-type="float" office:value="198">
            <text:p>198</text:p>
          </table:table-cell>
          <table:table-cell office:value-type="float" office:value="58">
            <text:p>58</text:p>
          </table:table-cell>
          <table:table-cell table:style-name="ce15" office:value-type="float" office:value="77.34375">
            <text:p>77.34</text:p>
          </table:table-cell>
          <table:table-cell office:value-type="float" office:value="639.166996992751">
            <text:p>639.1669969928</text:p>
          </table:table-cell>
          <table:table-cell office:value-type="float" office:value="3292.30088902073">
            <text:p>3292.3008890207</text:p>
          </table:table-cell>
          <table:table-cell office:value-type="float" office:value="11.0922347126907">
            <text:p>11.0922347127</text:p>
          </table:table-cell>
          <table:table-cell office:value-type="float" office:value="-2460.78435079196">
            <text:p>-2460.784350792</text:p>
          </table:table-cell>
          <table:table-cell office:value-type="float" office:value="-6.20548937817512">
            <text:p>-6.2054893782</text:p>
          </table:table-cell>
          <table:table-cell office:value-type="float" office:value="-4570.21268614092">
            <text:p>-4570.2126861409</text:p>
          </table:table-cell>
          <table:table-cell office:value-type="float" office:value="-63.1657302397224">
            <text:p>-63.1657302397</text:p>
          </table:table-cell>
          <table:table-cell office:value-type="float" office:value="-51309.4390120707">
            <text:p>-51309.4390120707</text:p>
          </table:table-cell>
          <table:table-cell office:value-type="float" office:value="51309439.0120707">
            <text:p>51309439.0120707</text:p>
          </table:table-cell>
          <table:table-cell office:value-type="float" office:value="256.5">
            <text:p>256.5</text:p>
          </table:table-cell>
          <table:table-cell office:value-type="float" office:value="51">
            <text:p>51</text:p>
          </table:table-cell>
          <table:table-cell office:value-type="float" office:value="-136828.738089918">
            <text:p>-136828.73808991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2-actin-Dropt-weig2-actin-weig2-actin-weig2-Dropt-actin-weig2_1_1724956675.7807639</text:p>
          </table:table-cell>
          <table:table-cell office:value-type="float" office:value="-34.7997254508467">
            <text:p>-34.8</text:p>
          </table:table-cell>
          <table:table-cell office:value-type="float" office:value="-3051.78565906396">
            <text:p>-3051.8</text:p>
          </table:table-cell>
          <table:table-cell office:value-type="float" office:value="-0.0305178565906396">
            <text:p>0.0</text:p>
          </table:table-cell>
          <table:table-cell office:value-type="float" office:value="-3051.78565906393">
            <text:p>-3051.8</text:p>
          </table:table-cell>
          <table:table-cell office:value-type="float" office:value="-5746.11424483862">
            <text:p>-5746.1</text:p>
          </table:table-cell>
          <table:table-cell office:value-type="float" office:value="184">
            <text:p>184</text:p>
          </table:table-cell>
          <table:table-cell office:value-type="float" office:value="53">
            <text:p>53</text:p>
          </table:table-cell>
          <table:table-cell table:style-name="ce15" office:value-type="float" office:value="77.6371308016878">
            <text:p>77.64</text:p>
          </table:table-cell>
          <table:table-cell office:value-type="float" office:value="752.404107005276">
            <text:p>752.4041070053</text:p>
          </table:table-cell>
          <table:table-cell office:value-type="float" office:value="3292.30088902073">
            <text:p>3292.3008890207</text:p>
          </table:table-cell>
          <table:table-cell office:value-type="float" office:value="41.7747012512264">
            <text:p>41.7747012512</text:p>
          </table:table-cell>
          <table:table-cell office:value-type="float" office:value="-2669.7007801516">
            <text:p>-2669.7007801516</text:p>
          </table:table-cell>
          <table:table-cell office:value-type="float" office:value="-6.20548937817512">
            <text:p>-6.2054893782</text:p>
          </table:table-cell>
          <table:table-cell office:value-type="float" office:value="-4570.21268614092">
            <text:p>-4570.2126861409</text:p>
          </table:table-cell>
          <table:table-cell office:value-type="float" office:value="-12.8767327386664">
            <text:p>-12.8767327387</text:p>
          </table:table-cell>
          <table:table-cell office:value-type="float" office:value="-47520.6688832241">
            <text:p>-47520.6688832241</text:p>
          </table:table-cell>
          <table:table-cell office:value-type="float" office:value="47520668.8832242">
            <text:p>47520668.8832242</text:p>
          </table:table-cell>
          <table:table-cell office:value-type="float" office:value="237.5">
            <text:p>237.5</text:p>
          </table:table-cell>
          <table:table-cell office:value-type="float" office:value="44">
            <text:p>44</text:p>
          </table:table-cell>
          <table:table-cell office:value-type="float" office:value="-114378.915362594">
            <text:p>-114378.91536259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2-actin-Dropt-weig2-actin-weig2-actin-weig2-Dropt-actin-weig2_1_1724958564.8824608</text:p>
          </table:table-cell>
          <table:table-cell office:value-type="float" office:value="-104.180122487837">
            <text:p>-104.2</text:p>
          </table:table-cell>
          <table:table-cell office:value-type="float" office:value="-9849.68660502204">
            <text:p>-9849.7</text:p>
          </table:table-cell>
          <table:table-cell office:value-type="float" office:value="-0.0984968660502204">
            <text:p>-0.1</text:p>
          </table:table-cell>
          <table:table-cell office:value-type="float" office:value="-9849.68660502206">
            <text:p>-9849.7</text:p>
          </table:table-cell>
          <table:table-cell office:value-type="float" office:value="-11816.2585769902">
            <text:p>-11816.3</text:p>
          </table:table-cell>
          <table:table-cell office:value-type="float" office:value="204">
            <text:p>204</text:p>
          </table:table-cell>
          <table:table-cell office:value-type="float" office:value="55">
            <text:p>55</text:p>
          </table:table-cell>
          <table:table-cell table:style-name="ce15" office:value-type="float" office:value="78.7644787644788">
            <text:p>78.76</text:p>
          </table:table-cell>
          <table:table-cell office:value-type="float" office:value="642.661896116847">
            <text:p>642.6618961168</text:p>
          </table:table-cell>
          <table:table-cell office:value-type="float" office:value="3292.30088902073">
            <text:p>3292.3008890207</text:p>
          </table:table-cell>
          <table:table-cell office:value-type="float" office:value="15.2828940635518">
            <text:p>15.2828940636</text:p>
          </table:table-cell>
          <table:table-cell office:value-type="float" office:value="-2562.77660750653">
            <text:p>-2562.7766075065</text:p>
          </table:table-cell>
          <table:table-cell office:value-type="float" office:value="-6.20548937817512">
            <text:p>-6.2054893782</text:p>
          </table:table-cell>
          <table:table-cell office:value-type="float" office:value="-4570.21268614092">
            <text:p>-4570.2126861409</text:p>
          </table:table-cell>
          <table:table-cell office:value-type="float" office:value="-38.0296780116682">
            <text:p>-38.0296780117</text:p>
          </table:table-cell>
          <table:table-cell office:value-type="float" office:value="-51916.0663797747">
            <text:p>-51916.0663797747</text:p>
          </table:table-cell>
          <table:table-cell office:value-type="float" office:value="51916066.3797748">
            <text:p>51916066.3797748</text:p>
          </table:table-cell>
          <table:table-cell office:value-type="float" office:value="259.5">
            <text:p>259.5</text:p>
          </table:table-cell>
          <table:table-cell office:value-type="float" office:value="50">
            <text:p>50</text:p>
          </table:table-cell>
          <table:table-cell office:value-type="float" office:value="-135322.038871842">
            <text:p>-135322.03887184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2-actin-Dropt-weig2-actin-weig2-actin-weig2-Dropt-actin-weig2_1_1724960455.828369</text:p>
          </table:table-cell>
          <table:table-cell office:value-type="float" office:value="-232.257027677641">
            <text:p>-232.3</text:p>
          </table:table-cell>
          <table:table-cell office:value-type="float" office:value="-22583.0646790725">
            <text:p>-22583.1</text:p>
          </table:table-cell>
          <table:table-cell office:value-type="float" office:value="-0.225830646790725">
            <text:p>-0.2</text:p>
          </table:table-cell>
          <table:table-cell office:value-type="float" office:value="-22583.0646790725">
            <text:p>-22583.1</text:p>
          </table:table-cell>
          <table:table-cell office:value-type="float" office:value="-22285.4235686039">
            <text:p>-22285.4</text:p>
          </table:table-cell>
          <table:table-cell office:value-type="float" office:value="216">
            <text:p>216</text:p>
          </table:table-cell>
          <table:table-cell office:value-type="float" office:value="58">
            <text:p>58</text:p>
          </table:table-cell>
          <table:table-cell table:style-name="ce15" office:value-type="float" office:value="78.8321167883212">
            <text:p>78.83</text:p>
          </table:table-cell>
          <table:table-cell office:value-type="float" office:value="548.513599711366">
            <text:p>548.5135997114</text:p>
          </table:table-cell>
          <table:table-cell office:value-type="float" office:value="3292.30088902073">
            <text:p>3292.3008890207</text:p>
          </table:table-cell>
          <table:table-cell office:value-type="float" office:value="4.19475952492212">
            <text:p>4.1947595249</text:p>
          </table:table-cell>
          <table:table-cell office:value-type="float" office:value="-2432.1034864953">
            <text:p>-2432.1034864953</text:p>
          </table:table-cell>
          <table:table-cell office:value-type="float" office:value="-6.97826526417339">
            <text:p>-6.9782652642</text:p>
          </table:table-cell>
          <table:table-cell office:value-type="float" office:value="-4570.21268614092">
            <text:p>-4570.2126861409</text:p>
          </table:table-cell>
          <table:table-cell office:value-type="float" office:value="-82.4199440842062">
            <text:p>-82.4199440842</text:p>
          </table:table-cell>
          <table:table-cell office:value-type="float" office:value="-54904.821757078">
            <text:p>-54904.821757078</text:p>
          </table:table-cell>
          <table:table-cell office:value-type="float" office:value="54904821.757078">
            <text:p>54904821.757078</text:p>
          </table:table-cell>
          <table:table-cell office:value-type="float" office:value="274.5">
            <text:p>274.5</text:p>
          </table:table-cell>
          <table:table-cell office:value-type="float" office:value="52">
            <text:p>52</text:p>
          </table:table-cell>
          <table:table-cell office:value-type="float" office:value="-140599.843723685">
            <text:p>-140599.84372368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2-actin-Dropt-weig2-actin-weig2-actin-weig2-Dropt-actin-weig2_1_1724962366.880634</text:p>
          </table:table-cell>
          <table:table-cell office:value-type="float" office:value="-225.135448870937">
            <text:p>-225.1</text:p>
          </table:table-cell>
          <table:table-cell office:value-type="float" office:value="-21916.0770290891">
            <text:p>-21916.1</text:p>
          </table:table-cell>
          <table:table-cell office:value-type="float" office:value="-0.219160770290891">
            <text:p>-0.2</text:p>
          </table:table-cell>
          <table:table-cell office:value-type="float" office:value="-21916.0770290891">
            <text:p>-21916.1</text:p>
          </table:table-cell>
          <table:table-cell office:value-type="float" office:value="-21853.2084371213">
            <text:p>-21853.2</text:p>
          </table:table-cell>
          <table:table-cell office:value-type="float" office:value="194">
            <text:p>194</text:p>
          </table:table-cell>
          <table:table-cell office:value-type="float" office:value="58">
            <text:p>58</text:p>
          </table:table-cell>
          <table:table-cell table:style-name="ce15" office:value-type="float" office:value="76.984126984127">
            <text:p>76.98</text:p>
          </table:table-cell>
          <table:table-cell office:value-type="float" office:value="633.024540810019">
            <text:p>633.02454081</text:p>
          </table:table-cell>
          <table:table-cell office:value-type="float" office:value="3292.30088902073">
            <text:p>3292.3008890207</text:p>
          </table:table-cell>
          <table:table-cell office:value-type="float" office:value="11.0922347126907">
            <text:p>11.0922347127</text:p>
          </table:table-cell>
          <table:table-cell office:value-type="float" office:value="-2495.22134390057">
            <text:p>-2495.2213439006</text:p>
          </table:table-cell>
          <table:table-cell office:value-type="float" office:value="-85.5256429658475">
            <text:p>-85.5256429658</text:p>
          </table:table-cell>
          <table:table-cell office:value-type="float" office:value="-4570.21268614092">
            <text:p>-4570.2126861409</text:p>
          </table:table-cell>
          <table:table-cell office:value-type="float" office:value="-86.9685596392426">
            <text:p>-86.9685596392</text:p>
          </table:table-cell>
          <table:table-cell office:value-type="float" office:value="-50503.2872101811">
            <text:p>-50503.2872101811</text:p>
          </table:table-cell>
          <table:table-cell office:value-type="float" office:value="50503287.2101811">
            <text:p>50503287.2101811</text:p>
          </table:table-cell>
          <table:table-cell office:value-type="float" office:value="252.5">
            <text:p>252.5</text:p>
          </table:table-cell>
          <table:table-cell office:value-type="float" office:value="54">
            <text:p>54</text:p>
          </table:table-cell>
          <table:table-cell office:value-type="float" office:value="-143902.235845407">
            <text:p>-143902.23584540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2-actin-Dropt-weig2-actin-weig2-actin-weig2-Dropt-actin-weig2_1_1724964340.093229</text:p>
          </table:table-cell>
          <table:table-cell office:value-type="float" office:value="-29.5005233044695">
            <text:p>-29.5</text:p>
          </table:table-cell>
          <table:table-cell office:value-type="float" office:value="-2499.05631010889">
            <text:p>-2499.1</text:p>
          </table:table-cell>
          <table:table-cell office:value-type="float" office:value="-0.0249905631010889">
            <text:p>0.0</text:p>
          </table:table-cell>
          <table:table-cell office:value-type="float" office:value="-2499.05631010886">
            <text:p>-2499.1</text:p>
          </table:table-cell>
          <table:table-cell office:value-type="float" office:value="-5096.83639104904">
            <text:p>-5096.8</text:p>
          </table:table-cell>
          <table:table-cell office:value-type="float" office:value="177">
            <text:p>177</text:p>
          </table:table-cell>
          <table:table-cell office:value-type="float" office:value="54">
            <text:p>54</text:p>
          </table:table-cell>
          <table:table-cell table:style-name="ce15" office:value-type="float" office:value="76.6233766233766">
            <text:p>76.62</text:p>
          </table:table-cell>
          <table:table-cell office:value-type="float" office:value="753.581664855095">
            <text:p>753.5816648551</text:p>
          </table:table-cell>
          <table:table-cell office:value-type="float" office:value="3292.30088902073">
            <text:p>3292.3008890207</text:p>
          </table:table-cell>
          <table:table-cell office:value-type="float" office:value="11.0922347126907">
            <text:p>11.0922347127</text:p>
          </table:table-cell>
          <table:table-cell office:value-type="float" office:value="-2516.35205536038">
            <text:p>-2516.3520553604</text:p>
          </table:table-cell>
          <table:table-cell office:value-type="float" office:value="-3.39653200811881">
            <text:p>-3.3965320081</text:p>
          </table:table-cell>
          <table:table-cell office:value-type="float" office:value="-4570.21268614092">
            <text:p>-4570.2126861409</text:p>
          </table:table-cell>
          <table:table-cell office:value-type="float" office:value="-10.8184255848869">
            <text:p>-10.8184255849</text:p>
          </table:table-cell>
          <table:table-cell office:value-type="float" office:value="-46320.6215652551">
            <text:p>-46320.6215652551</text:p>
          </table:table-cell>
          <table:table-cell office:value-type="float" office:value="46320621.5652552">
            <text:p>46320621.5652552</text:p>
          </table:table-cell>
          <table:table-cell office:value-type="float" office:value="231.5">
            <text:p>231.5</text:p>
          </table:table-cell>
          <table:table-cell office:value-type="float" office:value="50">
            <text:p>50</text:p>
          </table:table-cell>
          <table:table-cell office:value-type="float" office:value="-134773.24385499">
            <text:p>-134773.2438549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2-actin-Dropt-weig2-actin-weig2-actin-weig2-Dropt-actin-weig2_1_1724966300.975468</text:p>
          </table:table-cell>
          <table:table-cell office:value-type="float" office:value="-152.13307719006">
            <text:p>-152.1</text:p>
          </table:table-cell>
          <table:table-cell office:value-type="float" office:value="-14621.1978851693">
            <text:p>-14621.2</text:p>
          </table:table-cell>
          <table:table-cell office:value-type="float" office:value="-0.146211978851693">
            <text:p>-0.1</text:p>
          </table:table-cell>
          <table:table-cell office:value-type="float" office:value="-14621.1978851693">
            <text:p>-14621.2</text:p>
          </table:table-cell>
          <table:table-cell office:value-type="float" office:value="-15944.825148624">
            <text:p>-15944.8</text:p>
          </table:table-cell>
          <table:table-cell office:value-type="float" office:value="206">
            <text:p>206</text:p>
          </table:table-cell>
          <table:table-cell office:value-type="float" office:value="61">
            <text:p>61</text:p>
          </table:table-cell>
          <table:table-cell table:style-name="ce15" office:value-type="float" office:value="77.1535580524345">
            <text:p>77.15</text:p>
          </table:table-cell>
          <table:table-cell office:value-type="float" office:value="634.033762553307">
            <text:p>634.0337625533</text:p>
          </table:table-cell>
          <table:table-cell office:value-type="float" office:value="3292.30088902073">
            <text:p>3292.3008890207</text:p>
          </table:table-cell>
          <table:table-cell office:value-type="float" office:value="15.2828940635518">
            <text:p>15.2828940636</text:p>
          </table:table-cell>
          <table:table-cell office:value-type="float" office:value="-2380.85496674017">
            <text:p>-2380.8549667402</text:p>
          </table:table-cell>
          <table:table-cell office:value-type="float" office:value="-15.2724548736296">
            <text:p>-15.2724548736</text:p>
          </table:table-cell>
          <table:table-cell office:value-type="float" office:value="-4570.21268614092">
            <text:p>-4570.2126861409</text:p>
          </table:table-cell>
          <table:table-cell office:value-type="float" office:value="-54.7610407684243">
            <text:p>-54.7610407684</text:p>
          </table:table-cell>
          <table:table-cell office:value-type="float" office:value="-53512.0908930079">
            <text:p>-53512.0908930079</text:p>
          </table:table-cell>
          <table:table-cell office:value-type="float" office:value="53512090.8930078">
            <text:p>53512090.8930078</text:p>
          </table:table-cell>
          <table:table-cell office:value-type="float" office:value="267.5">
            <text:p>267.5</text:p>
          </table:table-cell>
          <table:table-cell office:value-type="float" office:value="53">
            <text:p>53</text:p>
          </table:table-cell>
          <table:table-cell office:value-type="float" office:value="-140156.254755777">
            <text:p>-140156.25475577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2-actin-Dropt-weig2-actin-weig2-actin-weig2-Dropt-actin-weig2_1_1724968272.733675</text:p>
          </table:table-cell>
          <table:table-cell office:value-type="float" office:value="-46.0572028463695">
            <text:p>-46.1</text:p>
          </table:table-cell>
          <table:table-cell office:value-type="float" office:value="-4240.46307619904">
            <text:p>-4240.5</text:p>
          </table:table-cell>
          <table:table-cell office:value-type="float" office:value="-0.0424046307619904">
            <text:p>0.0</text:p>
          </table:table-cell>
          <table:table-cell office:value-type="float" office:value="-4240.46307619906">
            <text:p>-4240.5</text:p>
          </table:table-cell>
          <table:table-cell office:value-type="float" office:value="-6774.96093652581">
            <text:p>-6775.0</text:p>
          </table:table-cell>
          <table:table-cell office:value-type="float" office:value="159">
            <text:p>159</text:p>
          </table:table-cell>
          <table:table-cell office:value-type="float" office:value="49">
            <text:p>49</text:p>
          </table:table-cell>
          <table:table-cell table:style-name="ce15" office:value-type="float" office:value="76.4423076923077">
            <text:p>76.44</text:p>
          </table:table-cell>
          <table:table-cell office:value-type="float" office:value="819.949559901498">
            <text:p>819.9495599015</text:p>
          </table:table-cell>
          <table:table-cell office:value-type="float" office:value="3292.30088902073">
            <text:p>3292.3008890207</text:p>
          </table:table-cell>
          <table:table-cell office:value-type="float" office:value="85.4309631947836">
            <text:p>85.4309631948</text:p>
          </table:table-cell>
          <table:table-cell office:value-type="float" office:value="-2747.19271633749">
            <text:p>-2747.1927163375</text:p>
          </table:table-cell>
          <table:table-cell office:value-type="float" office:value="-2105.9696549871">
            <text:p>-2105.9696549871</text:p>
          </table:table-cell>
          <table:table-cell office:value-type="float" office:value="-4570.21268614092">
            <text:p>-4570.2126861409</text:p>
          </table:table-cell>
          <table:table-cell office:value-type="float" office:value="-20.3868417124955">
            <text:p>-20.3868417125</text:p>
          </table:table-cell>
          <table:table-cell office:value-type="float" office:value="-41716.5761130368">
            <text:p>-41716.5761130368</text:p>
          </table:table-cell>
          <table:table-cell office:value-type="float" office:value="41716576.1130368">
            <text:p>41716576.1130368</text:p>
          </table:table-cell>
          <table:table-cell office:value-type="float" office:value="208.5">
            <text:p>208.5</text:p>
          </table:table-cell>
          <table:table-cell office:value-type="float" office:value="46">
            <text:p>46</text:p>
          </table:table-cell>
          <table:table-cell office:value-type="float" office:value="-125153.64489346">
            <text:p>-125153.6448934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2-actin-Dropt-weig2-actin-weig2-actin-weig2-Dropt-actin-weig2_1_1724970275.612747</text:p>
          </table:table-cell>
          <table:table-cell office:value-type="float" office:value="-231.241617872564">
            <text:p>-231.2</text:p>
          </table:table-cell>
          <table:table-cell office:value-type="float" office:value="-22579.5437764976">
            <text:p>-22579.5</text:p>
          </table:table-cell>
          <table:table-cell office:value-type="float" office:value="-0.225795437764976">
            <text:p>-0.2</text:p>
          </table:table-cell>
          <table:table-cell office:value-type="float" office:value="-22579.5437764976">
            <text:p>-22579.5</text:p>
          </table:table-cell>
          <table:table-cell office:value-type="float" office:value="-22423.1886943551">
            <text:p>-22423.2</text:p>
          </table:table-cell>
          <table:table-cell office:value-type="float" office:value="178">
            <text:p>178</text:p>
          </table:table-cell>
          <table:table-cell office:value-type="float" office:value="57">
            <text:p>57</text:p>
          </table:table-cell>
          <table:table-cell table:style-name="ce15" office:value-type="float" office:value="75.7446808510638">
            <text:p>75.74</text:p>
          </table:table-cell>
          <table:table-cell office:value-type="float" office:value="702.966826827696">
            <text:p>702.9668268277</text:p>
          </table:table-cell>
          <table:table-cell office:value-type="float" office:value="3292.30088902073">
            <text:p>3292.3008890207</text:p>
          </table:table-cell>
          <table:table-cell office:value-type="float" office:value="15.9320137977775">
            <text:p>15.9320137978</text:p>
          </table:table-cell>
          <table:table-cell office:value-type="float" office:value="-2591.36208687416">
            <text:p>-2591.3620868742</text:p>
          </table:table-cell>
          <table:table-cell office:value-type="float" office:value="-25.9630528045673">
            <text:p>-25.9630528046</text:p>
          </table:table-cell>
          <table:table-cell office:value-type="float" office:value="-4570.21268614092">
            <text:p>-4570.2126861409</text:p>
          </table:table-cell>
          <table:table-cell office:value-type="float" office:value="-96.0831650063727">
            <text:p>-96.0831650064</text:p>
          </table:table-cell>
          <table:table-cell office:value-type="float" office:value="-47100.9213776011">
            <text:p>-47100.9213776011</text:p>
          </table:table-cell>
          <table:table-cell office:value-type="float" office:value="47100921.3776011">
            <text:p>47100921.3776011</text:p>
          </table:table-cell>
          <table:table-cell office:value-type="float" office:value="235.5">
            <text:p>235.5</text:p>
          </table:table-cell>
          <table:table-cell office:value-type="float" office:value="55">
            <text:p>55</text:p>
          </table:table-cell>
          <table:table-cell office:value-type="float" office:value="-147345.7024494">
            <text:p>-147345.702449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16:.D25])/COUNT([.D16:.D25])" office:value-type="float" office:value="-128.127696126255">
            <text:p>-128.1</text:p>
          </table:table-cell>
          <table:table-cell table:style-name="ce8" table:formula="of:=SUM([.E16:.E25])/COUNT([.E16:.E25])" office:value-type="float" office:value="-12285.0426295547">
            <text:p>-12285.0</text:p>
          </table:table-cell>
          <table:table-cell table:style-name="ce8" table:formula="of:=SUM([.F16:.F25])/COUNT([.F16:.F25])" office:value-type="float" office:value="-0.122850426295547">
            <text:p>-0.1</text:p>
          </table:table-cell>
          <table:table-cell table:style-name="ce8" table:formula="of:=SUM([.G16:.G25])/COUNT([.G16:.G25])" office:value-type="float" office:value="-12285.0426295547">
            <text:p>-12285.0</text:p>
          </table:table-cell>
          <table:table-cell table:style-name="ce8" table:formula="of:=SUM([.H16:.H25])/COUNT([.H16:.H25])" office:value-type="float" office:value="-13697.839405507">
            <text:p>-13697.8</text:p>
          </table:table-cell>
          <table:table-cell table:style-name="ce11" table:formula="of:=SUM([.I16:.I25])/COUNT([.I16:.I25])" office:value-type="float" office:value="190.8">
            <text:p>191</text:p>
          </table:table-cell>
          <table:table-cell table:style-name="ce11" table:formula="of:=SUM([.J16:.J25])/COUNT([.J16:.J25])" office:value-type="float" office:value="55.7">
            <text:p>56</text:p>
          </table:table-cell>
          <table:table-cell table:style-name="ce16" table:formula="of:=SUM([.K16:.K25])/COUNT([.K16:.K25])" office:value-type="float" office:value="77.3574307045602">
            <text:p>77.36</text:p>
          </table:table-cell>
          <table:table-cell table:style-name="ce22"/>
          <table:table-cell table:style-name="ce2" table:number-columns-repeated="1012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04297.3492968</text:p>
          </table:table-cell>
          <table:table-cell office:value-type="float" office:value="-227.306773000256">
            <text:p>-227.3</text:p>
          </table:table-cell>
          <table:table-cell office:value-type="float" office:value="-22061.6698448962">
            <text:p>-22061.7</text:p>
          </table:table-cell>
          <table:table-cell office:value-type="float" office:value="-0.220616698448962">
            <text:p>-0.2</text:p>
          </table:table-cell>
          <table:table-cell office:value-type="float" office:value="-22061.6698448962">
            <text:p>-22061.7</text:p>
          </table:table-cell>
          <table:table-cell office:value-type="float" office:value="-21909.617908985">
            <text:p>-21909.6</text:p>
          </table:table-cell>
          <table:table-cell office:value-type="float" office:value="228">
            <text:p>228</text:p>
          </table:table-cell>
          <table:table-cell office:value-type="float" office:value="63">
            <text:p>63</text:p>
          </table:table-cell>
          <table:table-cell table:style-name="ce15" office:value-type="float" office:value="78.3505154639175">
            <text:p>78.35</text:p>
          </table:table-cell>
          <table:table-cell office:value-type="float" office:value="544.298217073978">
            <text:p>544.298217074</text:p>
          </table:table-cell>
          <table:table-cell office:value-type="float" office:value="3292.30088902073">
            <text:p>3292.3008890207</text:p>
          </table:table-cell>
          <table:table-cell office:value-type="float" office:value="8.00081952101027">
            <text:p>8.000819521</text:p>
          </table:table-cell>
          <table:table-cell office:value-type="float" office:value="-2320.02640218672">
            <text:p>-2320.0264021867</text:p>
          </table:table-cell>
          <table:table-cell office:value-type="float" office:value="-3.39653200811881">
            <text:p>-3.3965320081</text:p>
          </table:table-cell>
          <table:table-cell office:value-type="float" office:value="-4570.21268614092">
            <text:p>-4570.2126861409</text:p>
          </table:table-cell>
          <table:table-cell office:value-type="float" office:value="-75.8132984360694">
            <text:p>-75.8132984361</text:p>
          </table:table-cell>
          <table:table-cell office:value-type="float" office:value="-58307.0453755306">
            <text:p>-58307.0453755306</text:p>
          </table:table-cell>
          <table:table-cell office:value-type="float" office:value="58307045.3755307">
            <text:p>58307045.3755307</text:p>
          </table:table-cell>
          <table:table-cell office:value-type="float" office:value="291.5">
            <text:p>291.5</text:p>
          </table:table-cell>
          <table:table-cell office:value-type="float" office:value="43">
            <text:p>43</text:p>
          </table:table-cell>
          <table:table-cell office:value-type="float" office:value="-111839.103162392">
            <text:p>-111839.10316239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05997.313138</text:p>
          </table:table-cell>
          <table:table-cell office:value-type="float" office:value="-149.334076132881">
            <text:p>-149.3</text:p>
          </table:table-cell>
          <table:table-cell office:value-type="float" office:value="-14391.899796863">
            <text:p>-14391.9</text:p>
          </table:table-cell>
          <table:table-cell office:value-type="float" office:value="-0.14391899796863">
            <text:p>-0.1</text:p>
          </table:table-cell>
          <table:table-cell office:value-type="float" office:value="-14391.899796863">
            <text:p>-14391.9</text:p>
          </table:table-cell>
          <table:table-cell office:value-type="float" office:value="-15742.3818395101">
            <text:p>-15742.4</text:p>
          </table:table-cell>
          <table:table-cell office:value-type="float" office:value="193">
            <text:p>193</text:p>
          </table:table-cell>
          <table:table-cell office:value-type="float" office:value="57">
            <text:p>57</text:p>
          </table:table-cell>
          <table:table-cell table:style-name="ce15" office:value-type="float" office:value="77.2">
            <text:p>77.20</text:p>
          </table:table-cell>
          <table:table-cell office:value-type="float" office:value="649.091621808858">
            <text:p>649.0916218089</text:p>
          </table:table-cell>
          <table:table-cell office:value-type="float" office:value="3292.30088902073">
            <text:p>3292.3008890207</text:p>
          </table:table-cell>
          <table:table-cell office:value-type="float" office:value="8.66869110199332">
            <text:p>8.668691102</text:p>
          </table:table-cell>
          <table:table-cell office:value-type="float" office:value="-2450.29092642057">
            <text:p>-2450.2909264206</text:p>
          </table:table-cell>
          <table:table-cell office:value-type="float" office:value="-6.20548937817512">
            <text:p>-6.2054893782</text:p>
          </table:table-cell>
          <table:table-cell office:value-type="float" office:value="-4570.21268614092">
            <text:p>-4570.2126861409</text:p>
          </table:table-cell>
          <table:table-cell office:value-type="float" office:value="-57.5675991874521">
            <text:p>-57.5675991875</text:p>
          </table:table-cell>
          <table:table-cell office:value-type="float" office:value="-50110.618718922">
            <text:p>-50110.618718922</text:p>
          </table:table-cell>
          <table:table-cell office:value-type="float" office:value="50110618.7189221">
            <text:p>50110618.7189221</text:p>
          </table:table-cell>
          <table:table-cell office:value-type="float" office:value="250.5">
            <text:p>250.5</text:p>
          </table:table-cell>
          <table:table-cell office:value-type="float" office:value="50">
            <text:p>50</text:p>
          </table:table-cell>
          <table:table-cell office:value-type="float" office:value="-135160.352804831">
            <text:p>-135160.35280483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07696.7184</text:p>
          </table:table-cell>
          <table:table-cell office:value-type="float" office:value="-333.25173484359">
            <text:p>-333.3</text:p>
          </table:table-cell>
          <table:table-cell office:value-type="float" office:value="-32547.8279375303">
            <text:p>-32547.8</text:p>
          </table:table-cell>
          <table:table-cell office:value-type="float" office:value="-0.325478279375303">
            <text:p>-0.3</text:p>
          </table:table-cell>
          <table:table-cell office:value-type="float" office:value="-32547.8279375303">
            <text:p>-32547.8</text:p>
          </table:table-cell>
          <table:table-cell office:value-type="float" office:value="-29734.2163250552">
            <text:p>-29734.2</text:p>
          </table:table-cell>
          <table:table-cell office:value-type="float" office:value="237">
            <text:p>237</text:p>
          </table:table-cell>
          <table:table-cell office:value-type="float" office:value="79">
            <text:p>79</text:p>
          </table:table-cell>
          <table:table-cell table:style-name="ce15" office:value-type="float" office:value="75">
            <text:p>75.00</text:p>
          </table:table-cell>
          <table:table-cell office:value-type="float" office:value="505.417590505839">
            <text:p>505.4175905058</text:p>
          </table:table-cell>
          <table:table-cell office:value-type="float" office:value="3292.30088902073">
            <text:p>3292.3008890207</text:p>
          </table:table-cell>
          <table:table-cell office:value-type="float" office:value="3.23391228741093">
            <text:p>3.2339122874</text:p>
          </table:table-cell>
          <table:table-cell office:value-type="float" office:value="-1928.25059351157">
            <text:p>-1928.2505935116</text:p>
          </table:table-cell>
          <table:table-cell office:value-type="float" office:value="-2.91600855006254">
            <text:p>-2.9160085501</text:p>
          </table:table-cell>
          <table:table-cell office:value-type="float" office:value="-4570.21268614092">
            <text:p>-4570.2126861409</text:p>
          </table:table-cell>
          <table:table-cell office:value-type="float" office:value="-102.999455498514">
            <text:p>-102.9994554985</text:p>
          </table:table-cell>
          <table:table-cell office:value-type="float" office:value="-63299.0512232858">
            <text:p>-63299.0512232858</text:p>
          </table:table-cell>
          <table:table-cell office:value-type="float" office:value="63299051.2232858">
            <text:p>63299051.2232858</text:p>
          </table:table-cell>
          <table:table-cell office:value-type="float" office:value="316.5">
            <text:p>316.5</text:p>
          </table:table-cell>
          <table:table-cell office:value-type="float" office:value="54">
            <text:p>54</text:p>
          </table:table-cell>
          <table:table-cell office:value-type="float" office:value="-145513.214175834">
            <text:p>-145513.21417583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09391.739297</text:p>
          </table:table-cell>
          <table:table-cell office:value-type="float" office:value="16.978637327309">
            <text:p>17.0</text:p>
          </table:table-cell>
          <table:table-cell office:value-type="float" office:value="2076.48597015139">
            <text:p>2076.5</text:p>
          </table:table-cell>
          <table:table-cell office:value-type="float" office:value="0.0207648597015139">
            <text:p>0.0</text:p>
          </table:table-cell>
          <table:table-cell office:value-type="float" office:value="2076.48597015141">
            <text:p>2076.5</text:p>
          </table:table-cell>
          <table:table-cell office:value-type="float" office:value="-825.251470097899">
            <text:p>-825.3</text:p>
          </table:table-cell>
          <table:table-cell office:value-type="float" office:value="198">
            <text:p>198</text:p>
          </table:table-cell>
          <table:table-cell office:value-type="float" office:value="54">
            <text:p>54</text:p>
          </table:table-cell>
          <table:table-cell table:style-name="ce15" office:value-type="float" office:value="78.5714285714286">
            <text:p>78.57</text:p>
          </table:table-cell>
          <table:table-cell office:value-type="float" office:value="693.218169259218">
            <text:p>693.2181692592</text:p>
          </table:table-cell>
          <table:table-cell office:value-type="float" office:value="3931.7135189229">
            <text:p>3931.7135189229</text:p>
          </table:table-cell>
          <table:table-cell office:value-type="float" office:value="11.0922347126907">
            <text:p>11.0922347127</text:p>
          </table:table-cell>
          <table:table-cell office:value-type="float" office:value="-2503.34651005877">
            <text:p>-2503.3465100588</text:p>
          </table:table-cell>
          <table:table-cell office:value-type="float" office:value="-4.6874502581486">
            <text:p>-4.6874502581</text:p>
          </table:table-cell>
          <table:table-cell office:value-type="float" office:value="-4777.98318543818">
            <text:p>-4777.9831854382</text:p>
          </table:table-cell>
          <table:table-cell office:value-type="float" office:value="8.24002369107701">
            <text:p>8.2400236911</text:p>
          </table:table-cell>
          <table:table-cell office:value-type="float" office:value="-50527.3037897599">
            <text:p>-50527.3037897599</text:p>
          </table:table-cell>
          <table:table-cell office:value-type="float" office:value="50527303.7897599">
            <text:p>50527303.7897599</text:p>
          </table:table-cell>
          <table:table-cell office:value-type="float" office:value="252.5">
            <text:p>252.5</text:p>
          </table:table-cell>
          <table:table-cell office:value-type="float" office:value="44">
            <text:p>44</text:p>
          </table:table-cell>
          <table:table-cell office:value-type="float" office:value="-116414.371822675">
            <text:p>-116414.37182267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11158.0844018</text:p>
          </table:table-cell>
          <table:table-cell office:value-type="float" office:value="-88.7996940146048">
            <text:p>-88.8</text:p>
          </table:table-cell>
          <table:table-cell office:value-type="float" office:value="-8405.29822259431">
            <text:p>-8405.3</text:p>
          </table:table-cell>
          <table:table-cell office:value-type="float" office:value="-0.0840529822259431">
            <text:p>-0.1</text:p>
          </table:table-cell>
          <table:table-cell office:value-type="float" office:value="-8405.29822259431">
            <text:p>-8405.3</text:p>
          </table:table-cell>
          <table:table-cell office:value-type="float" office:value="-10522.6499724412">
            <text:p>-10522.6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  <table:table-cell table:style-name="ce15" office:value-type="float" office:value="78.2258064516129">
            <text:p>78.23</text:p>
          </table:table-cell>
          <table:table-cell office:value-type="float" office:value="673.076524116983">
            <text:p>673.076524117</text:p>
          </table:table-cell>
          <table:table-cell office:value-type="float" office:value="3931.7135189229">
            <text:p>3931.7135189229</text:p>
          </table:table-cell>
          <table:table-cell office:value-type="float" office:value="15.2828940635518">
            <text:p>15.2828940636</text:p>
          </table:table-cell>
          <table:table-cell office:value-type="float" office:value="-2573.74340557942">
            <text:p>-2573.7434055794</text:p>
          </table:table-cell>
          <table:table-cell office:value-type="float" office:value="-6.97826526417339">
            <text:p>-6.9782652642</text:p>
          </table:table-cell>
          <table:table-cell office:value-type="float" office:value="-4309.06107087084">
            <text:p>-4309.0610708708</text:p>
          </table:table-cell>
          <table:table-cell office:value-type="float" office:value="-33.892331542719">
            <text:p>-33.8923315427</text:p>
          </table:table-cell>
          <table:table-cell office:value-type="float" office:value="-49716.4111128903">
            <text:p>-49716.4111128903</text:p>
          </table:table-cell>
          <table:table-cell office:value-type="float" office:value="49716411.1128903">
            <text:p>49716411.1128903</text:p>
          </table:table-cell>
          <table:table-cell office:value-type="float" office:value="248.5">
            <text:p>248.5</text:p>
          </table:table-cell>
          <table:table-cell office:value-type="float" office:value="48">
            <text:p>48</text:p>
          </table:table-cell>
          <table:table-cell office:value-type="float" office:value="-126723.917922751">
            <text:p>-126723.91792275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13002.567904</text:p>
          </table:table-cell>
          <table:table-cell office:value-type="float" office:value="-68.5989926038254">
            <text:p>-68.6</text:p>
          </table:table-cell>
          <table:table-cell office:value-type="float" office:value="-6548.33892028757">
            <text:p>-6548.3</text:p>
          </table:table-cell>
          <table:table-cell office:value-type="float" office:value="-0.0654833892028757">
            <text:p>-0.1</text:p>
          </table:table-cell>
          <table:table-cell office:value-type="float" office:value="-6548.33892028758">
            <text:p>-6548.3</text:p>
          </table:table-cell>
          <table:table-cell office:value-type="float" office:value="-8937.78600808881">
            <text:p>-8937.8</text:p>
          </table:table-cell>
          <table:table-cell office:value-type="float" office:value="187">
            <text:p>187</text:p>
          </table:table-cell>
          <table:table-cell office:value-type="float" office:value="66">
            <text:p>66</text:p>
          </table:table-cell>
          <table:table-cell table:style-name="ce15" office:value-type="float" office:value="73.9130434782609">
            <text:p>73.91</text:p>
          </table:table-cell>
          <table:table-cell office:value-type="float" office:value="712.057198677672">
            <text:p>712.0571986777</text:p>
          </table:table-cell>
          <table:table-cell office:value-type="float" office:value="4145.65575172259">
            <text:p>4145.6557517226</text:p>
          </table:table-cell>
          <table:table-cell office:value-type="float" office:value="3.53660085788579">
            <text:p>3.5366008579</text:p>
          </table:table-cell>
          <table:table-cell office:value-type="float" office:value="-2116.7126526214">
            <text:p>-2116.7126526214</text:p>
          </table:table-cell>
          <table:table-cell office:value-type="float" office:value="-5.99743384940666">
            <text:p>-5.9974338494</text:p>
          </table:table-cell>
          <table:table-cell office:value-type="float" office:value="-4309.06107087084">
            <text:p>-4309.0610708708</text:p>
          </table:table-cell>
          <table:table-cell office:value-type="float" office:value="-25.882762530781">
            <text:p>-25.8827625308</text:p>
          </table:table-cell>
          <table:table-cell office:value-type="float" office:value="-50718.7704315112">
            <text:p>-50718.7704315112</text:p>
          </table:table-cell>
          <table:table-cell office:value-type="float" office:value="50718770.4315112">
            <text:p>50718770.4315112</text:p>
          </table:table-cell>
          <table:table-cell office:value-type="float" office:value="253.5">
            <text:p>253.5</text:p>
          </table:table-cell>
          <table:table-cell office:value-type="float" office:value="46">
            <text:p>46</text:p>
          </table:table-cell>
          <table:table-cell office:value-type="float" office:value="-120181.289175777">
            <text:p>-120181.28917577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14873.522551</text:p>
          </table:table-cell>
          <table:table-cell office:value-type="float" office:value="-231.893817444665">
            <text:p>-231.9</text:p>
          </table:table-cell>
          <table:table-cell office:value-type="float" office:value="-22459.1948083653">
            <text:p>-22459.2</text:p>
          </table:table-cell>
          <table:table-cell office:value-type="float" office:value="-0.224591948083653">
            <text:p>-0.2</text:p>
          </table:table-cell>
          <table:table-cell office:value-type="float" office:value="-22459.1948083653">
            <text:p>-22459.2</text:p>
          </table:table-cell>
          <table:table-cell office:value-type="float" office:value="-22269.0133488288">
            <text:p>-22269.0</text:p>
          </table:table-cell>
          <table:table-cell office:value-type="float" office:value="234">
            <text:p>234</text:p>
          </table:table-cell>
          <table:table-cell office:value-type="float" office:value="69">
            <text:p>69</text:p>
          </table:table-cell>
          <table:table-cell table:style-name="ce15" office:value-type="float" office:value="77.2277227722772">
            <text:p>77.23</text:p>
          </table:table-cell>
          <table:table-cell office:value-type="float" office:value="536.896360945725">
            <text:p>536.8963609457</text:p>
          </table:table-cell>
          <table:table-cell office:value-type="float" office:value="3292.30088902073">
            <text:p>3292.3008890207</text:p>
          </table:table-cell>
          <table:table-cell office:value-type="float" office:value="5.33398785439204">
            <text:p>5.3339878544</text:p>
          </table:table-cell>
          <table:table-cell office:value-type="float" office:value="-2146.27454014007">
            <text:p>-2146.2745401401</text:p>
          </table:table-cell>
          <table:table-cell office:value-type="float" office:value="-4.6874502581486">
            <text:p>-4.6874502581</text:p>
          </table:table-cell>
          <table:table-cell office:value-type="float" office:value="-4570.21268614092">
            <text:p>-4570.2126861409</text:p>
          </table:table-cell>
          <table:table-cell office:value-type="float" office:value="-74.1227551431198">
            <text:p>-74.1227551431</text:p>
          </table:table-cell>
          <table:table-cell office:value-type="float" office:value="-60707.8486538455">
            <text:p>-60707.8486538455</text:p>
          </table:table-cell>
          <table:table-cell office:value-type="float" office:value="60707848.6538455">
            <text:p>60707848.6538455</text:p>
          </table:table-cell>
          <table:table-cell office:value-type="float" office:value="303.5">
            <text:p>303.5</text:p>
          </table:table-cell>
          <table:table-cell office:value-type="float" office:value="47">
            <text:p>47</text:p>
          </table:table-cell>
          <table:table-cell office:value-type="float" office:value="-126192.157705974">
            <text:p>-126192.15770597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16671.701634</text:p>
          </table:table-cell>
          <table:table-cell office:value-type="float" office:value="-279.689713548626">
            <text:p>-279.7</text:p>
          </table:table-cell>
          <table:table-cell office:value-type="float" office:value="-27352.6618639474">
            <text:p>-27352.7</text:p>
          </table:table-cell>
          <table:table-cell office:value-type="float" office:value="-0.273526618639474">
            <text:p>-0.3</text:p>
          </table:table-cell>
          <table:table-cell office:value-type="float" office:value="-27352.6618639474">
            <text:p>-27352.7</text:p>
          </table:table-cell>
          <table:table-cell office:value-type="float" office:value="-25984.2422533827">
            <text:p>-25984.2</text:p>
          </table:table-cell>
          <table:table-cell office:value-type="float" office:value="220">
            <text:p>220</text:p>
          </table:table-cell>
          <table:table-cell office:value-type="float" office:value="58">
            <text:p>58</text:p>
          </table:table-cell>
          <table:table-cell table:style-name="ce15" office:value-type="float" office:value="79.136690647482">
            <text:p>79.14</text:p>
          </table:table-cell>
          <table:table-cell office:value-type="float" office:value="544.898594319868">
            <text:p>544.8985943199</text:p>
          </table:table-cell>
          <table:table-cell office:value-type="float" office:value="3168.92432526276">
            <text:p>3168.9243252628</text:p>
          </table:table-cell>
          <table:table-cell office:value-type="float" office:value="11.0922347126907">
            <text:p>11.0922347127</text:p>
          </table:table-cell>
          <table:table-cell office:value-type="float" office:value="-2538.45435541928">
            <text:p>-2538.4543554193</text:p>
          </table:table-cell>
          <table:table-cell office:value-type="float" office:value="-12.474599592344">
            <text:p>-12.4745995923</text:p>
          </table:table-cell>
          <table:table-cell office:value-type="float" office:value="-4570.21268614092">
            <text:p>-4570.2126861409</text:p>
          </table:table-cell>
          <table:table-cell office:value-type="float" office:value="-98.3908700141991">
            <text:p>-98.3908700142</text:p>
          </table:table-cell>
          <table:table-cell office:value-type="float" office:value="-55700.447785922">
            <text:p>-55700.447785922</text:p>
          </table:table-cell>
          <table:table-cell office:value-type="float" office:value="55700447.785922">
            <text:p>55700447.785922</text:p>
          </table:table-cell>
          <table:table-cell office:value-type="float" office:value="278.5">
            <text:p>278.5</text:p>
          </table:table-cell>
          <table:table-cell office:value-type="float" office:value="44">
            <text:p>44</text:p>
          </table:table-cell>
          <table:table-cell office:value-type="float" office:value="-113047.423872665">
            <text:p>-113047.42387266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18454.6908338</text:p>
          </table:table-cell>
          <table:table-cell office:value-type="float" office:value="-202.751835402466">
            <text:p>-202.8</text:p>
          </table:table-cell>
          <table:table-cell office:value-type="float" office:value="-19625.305805473">
            <text:p>-19625.3</text:p>
          </table:table-cell>
          <table:table-cell office:value-type="float" office:value="-0.19625305805473">
            <text:p>-0.2</text:p>
          </table:table-cell>
          <table:table-cell office:value-type="float" office:value="-19625.3058054729">
            <text:p>-19625.3</text:p>
          </table:table-cell>
          <table:table-cell office:value-type="float" office:value="-20043.7581934366">
            <text:p>-20043.8</text:p>
          </table:table-cell>
          <table:table-cell office:value-type="float" office:value="217">
            <text:p>217</text:p>
          </table:table-cell>
          <table:table-cell office:value-type="float" office:value="62">
            <text:p>62</text:p>
          </table:table-cell>
          <table:table-cell table:style-name="ce15" office:value-type="float" office:value="77.7777777777778">
            <text:p>77.78</text:p>
          </table:table-cell>
          <table:table-cell office:value-type="float" office:value="582.677817028748">
            <text:p>582.6778170287</text:p>
          </table:table-cell>
          <table:table-cell office:value-type="float" office:value="3292.30088902073">
            <text:p>3292.3008890207</text:p>
          </table:table-cell>
          <table:table-cell office:value-type="float" office:value="15.2828940635518">
            <text:p>15.2828940636</text:p>
          </table:table-cell>
          <table:table-cell office:value-type="float" office:value="-2355.90955001147">
            <text:p>-2355.9095500115</text:p>
          </table:table-cell>
          <table:table-cell office:value-type="float" office:value="-6.20548937817512">
            <text:p>-6.2054893782</text:p>
          </table:table-cell>
          <table:table-cell office:value-type="float" office:value="-4570.21268614092">
            <text:p>-4570.2126861409</text:p>
          </table:table-cell>
          <table:table-cell office:value-type="float" office:value="-70.3415978690786">
            <text:p>-70.3415978691</text:p>
          </table:table-cell>
          <table:table-cell office:value-type="float" office:value="-55908.2829771717">
            <text:p>-55908.2829771717</text:p>
          </table:table-cell>
          <table:table-cell office:value-type="float" office:value="55908282.9771717">
            <text:p>55908282.9771717</text:p>
          </table:table-cell>
          <table:table-cell office:value-type="float" office:value="279.5">
            <text:p>279.5</text:p>
          </table:table-cell>
          <table:table-cell office:value-type="float" office:value="47">
            <text:p>47</text:p>
          </table:table-cell>
          <table:table-cell office:value-type="float" office:value="-120139.919479744">
            <text:p>-120139.91947974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20288.184374</text:p>
          </table:table-cell>
          <table:table-cell office:value-type="float" office:value="-210.255063596106">
            <text:p>-210.3</text:p>
          </table:table-cell>
          <table:table-cell office:value-type="float" office:value="-20398.9290263733">
            <text:p>-20398.9</text:p>
          </table:table-cell>
          <table:table-cell office:value-type="float" office:value="-0.203989290263733">
            <text:p>-0.2</text:p>
          </table:table-cell>
          <table:table-cell office:value-type="float" office:value="-20398.9290263733">
            <text:p>-20398.9</text:p>
          </table:table-cell>
          <table:table-cell office:value-type="float" office:value="-20663.4552703565">
            <text:p>-20663.5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  <table:table-cell table:style-name="ce15" office:value-type="float" office:value="78.3393501805054">
            <text:p>78.34</text:p>
          </table:table-cell>
          <table:table-cell office:value-type="float" office:value="566.764466458312">
            <text:p>566.7644664583</text:p>
          </table:table-cell>
          <table:table-cell office:value-type="float" office:value="3292.30088902073">
            <text:p>3292.3008890207</text:p>
          </table:table-cell>
          <table:table-cell office:value-type="float" office:value="11.0922347126907">
            <text:p>11.0922347127</text:p>
          </table:table-cell>
          <table:table-cell office:value-type="float" office:value="-2389.78030413045">
            <text:p>-2389.7803041305</text:p>
          </table:table-cell>
          <table:table-cell office:value-type="float" office:value="-4.6874502581486">
            <text:p>-4.6874502581</text:p>
          </table:table-cell>
          <table:table-cell office:value-type="float" office:value="-4570.21268614092">
            <text:p>-4570.2126861409</text:p>
          </table:table-cell>
          <table:table-cell office:value-type="float" office:value="-73.6423430554992">
            <text:p>-73.6423430555</text:p>
          </table:table-cell>
          <table:table-cell office:value-type="float" office:value="-55507.308379353">
            <text:p>-55507.308379353</text:p>
          </table:table-cell>
          <table:table-cell office:value-type="float" office:value="55507308.379353">
            <text:p>55507308.379353</text:p>
          </table:table-cell>
          <table:table-cell office:value-type="float" office:value="277.5">
            <text:p>277.5</text:p>
          </table:table-cell>
          <table:table-cell office:value-type="float" office:value="52">
            <text:p>52</text:p>
          </table:table-cell>
          <table:table-cell office:value-type="float" office:value="-142582.805525689">
            <text:p>-142582.80552568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27:.D36])/COUNT([.D27:.D36])" office:value-type="float" office:value="-177.490306325971">
            <text:p>-177.5</text:p>
          </table:table-cell>
          <table:table-cell table:style-name="ce8" table:formula="of:=SUM([.E27:.E36])/COUNT([.E27:.E36])" office:value-type="float" office:value="-17171.4640256179">
            <text:p>-17171.5</text:p>
          </table:table-cell>
          <table:table-cell table:style-name="ce8" table:formula="of:=SUM([.F27:.F36])/COUNT([.F27:.F36])" office:value-type="float" office:value="-0.171714640256179">
            <text:p>-0.2</text:p>
          </table:table-cell>
          <table:table-cell table:style-name="ce8" table:formula="of:=SUM([.G27:.G36])/COUNT([.G27:.G36])" office:value-type="float" office:value="-17171.4640256179">
            <text:p>-17171.5</text:p>
          </table:table-cell>
          <table:table-cell table:style-name="ce8" table:formula="of:=SUM([.H27:.H36])/COUNT([.H27:.H36])" office:value-type="float" office:value="-17663.2372590183">
            <text:p>-17663.2</text:p>
          </table:table-cell>
          <table:table-cell table:style-name="ce11" table:formula="of:=SUM([.I27:.I36])/COUNT([.I27:.I36])" office:value-type="float" office:value="212.5">
            <text:p>213</text:p>
          </table:table-cell>
          <table:table-cell table:style-name="ce11" table:formula="of:=SUM([.J27:.J36])/COUNT([.J27:.J36])" office:value-type="float" office:value="62.2">
            <text:p>62</text:p>
          </table:table-cell>
          <table:table-cell table:style-name="ce16" table:formula="of:=SUM([.K27:.K36])/COUNT([.K27:.K36])" office:value-type="float" office:value="77.3742335343262">
            <text:p>77.37</text:p>
          </table:table-cell>
          <table:table-cell table:style-name="ce22"/>
          <table:table-cell table:style-name="ce2" table:number-columns-repeated="1012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Liner-actin-Dropt-specm-actin-specm-actin-specm-Dropt-actin-Liner_1_1725099878.851994</text:p>
          </table:table-cell>
          <table:table-cell office:value-type="float" office:value="243.063827676624">
            <text:p>243.1</text:p>
          </table:table-cell>
          <table:table-cell office:value-type="float" office:value="23324.313405216">
            <text:p>23324.3</text:p>
          </table:table-cell>
          <table:table-cell office:value-type="float" office:value="0.23324313405216">
            <text:p>0.2</text:p>
          </table:table-cell>
          <table:table-cell office:value-type="float" office:value="23324.313405216">
            <text:p>23324.3</text:p>
          </table:table-cell>
          <table:table-cell office:value-type="float" office:value="21096.8572587802">
            <text:p>21096.9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style-name="ce15" office:value-type="float" office:value="44.6601941747573">
            <text:p>44.66</text:p>
          </table:table-cell>
          <table:table-cell office:value-type="float" office:value="2586.35253737392">
            <text:p>2586.3525373739</text:p>
          </table:table-cell>
          <table:table-cell office:value-type="float" office:value="9456.50216092439">
            <text:p>9456.5021609244</text:p>
          </table:table-cell>
          <table:table-cell office:value-type="float" office:value="40.3414555611962">
            <text:p>40.3414555612</text:p>
          </table:table-cell>
          <table:table-cell office:value-type="float" office:value="-1678.03339147341">
            <text:p>-1678.0333914734</text:p>
          </table:table-cell>
          <table:table-cell office:value-type="float" office:value="-3.81223746215983">
            <text:p>-3.8122374622</text:p>
          </table:table-cell>
          <table:table-cell office:value-type="float" office:value="-4094.0535936137">
            <text:p>-4094.0535936137</text:p>
          </table:table-cell>
          <table:table-cell office:value-type="float" office:value="226.449644710835">
            <text:p>226.4496447108</text:p>
          </table:table-cell>
          <table:table-cell office:value-type="float" office:value="-20733.6579713766">
            <text:p>-20733.6579713766</text:p>
          </table:table-cell>
          <table:table-cell office:value-type="float" office:value="20733657.9713766">
            <text:p>20733657.9713766</text:p>
          </table:table-cell>
          <table:table-cell office:value-type="float" office:value="103.5">
            <text:p>103.5</text:p>
          </table:table-cell>
          <table:table-cell office:value-type="float" office:value="18">
            <text:p>18</text:p>
          </table:table-cell>
          <table:table-cell office:value-type="float" office:value="-47216.7533033234">
            <text:p>-47216.753303323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Liner-actin-Dropt-specm-actin-specm-actin-specm-Dropt-actin-Liner_1_1725101885.177226</text:p>
          </table:table-cell>
          <table:table-cell office:value-type="float" office:value="347.952220564121">
            <text:p>348.0</text:p>
          </table:table-cell>
          <table:table-cell office:value-type="float" office:value="34323.0278061619">
            <text:p>34323.0</text:p>
          </table:table-cell>
          <table:table-cell office:value-type="float" office:value="0.343230278061619">
            <text:p>0.3</text:p>
          </table:table-cell>
          <table:table-cell office:value-type="float" office:value="34323.0278061619">
            <text:p>34323.0</text:p>
          </table:table-cell>
          <table:table-cell office:value-type="float" office:value="30995.1789564761">
            <text:p>30995.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15" office:value-type="float" office:value="16.6666666666667">
            <text:p>16.67</text:p>
          </table:table-cell>
          <table:table-cell office:value-type="float" office:value="23785.4487482633">
            <text:p>23785.4487482633</text:p>
          </table:table-cell>
          <table:table-cell office:value-type="float" office:value="42483.8770343428">
            <text:p>42483.8770343428</text:p>
          </table:table-cell>
          <table:table-cell office:value-type="float" office:value="5087.02046218375">
            <text:p>5087.0204621838</text:p>
          </table:table-cell>
          <table:table-cell office:value-type="float" office:value="-1324.78696903647">
            <text:p>-1324.7869690365</text:p>
          </table:table-cell>
          <table:table-cell office:value-type="float" office:value="-59.9855456939695">
            <text:p>-59.985545694</text:p>
          </table:table-cell>
          <table:table-cell office:value-type="float" office:value="-2406.3153691078">
            <text:p>-2406.3153691078</text:p>
          </table:table-cell>
          <table:table-cell office:value-type="float" office:value="2860.25231718016">
            <text:p>2860.2523171802</text:p>
          </table:table-cell>
          <table:table-cell office:value-type="float" office:value="-2535.55858639255">
            <text:p>-2535.5585863926</text:p>
          </table:table-cell>
          <table:table-cell office:value-type="float" office:value="2535558.58639255">
            <text:p>2535558.58639255</text:p>
          </table:table-cell>
          <table:table-cell office:value-type="float" office:value="12.5">
            <text:p>12.5</text:p>
          </table:table-cell>
          <table:table-cell office:value-type="float" office:value="3">
            <text:p>3</text:p>
          </table:table-cell>
          <table:table-cell office:value-type="float" office:value="-7049.9792565464">
            <text:p>-7049.979256546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Liner-actin-Dropt-specm-actin-specm-actin-specm-Dropt-actin-Liner_1_1725103890.323542</text:p>
          </table:table-cell>
          <table:table-cell office:value-type="float" office:value="287.958915102932">
            <text:p>288.0</text:p>
          </table:table-cell>
          <table:table-cell office:value-type="float" office:value="27541.4835530393">
            <text:p>27541.5</text:p>
          </table:table-cell>
          <table:table-cell office:value-type="float" office:value="0.275414835530393">
            <text:p>0.3</text:p>
          </table:table-cell>
          <table:table-cell office:value-type="float" office:value="27541.4835530393">
            <text:p>27541.5</text:p>
          </table:table-cell>
          <table:table-cell office:value-type="float" office:value="26058.6671985362">
            <text:p>26058.7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table:style-name="ce15" office:value-type="float" office:value="38.8888888888889">
            <text:p>38.89</text:p>
          </table:table-cell>
          <table:table-cell office:value-type="float" office:value="3087.54772420962">
            <text:p>3087.5477242096</text:p>
          </table:table-cell>
          <table:table-cell office:value-type="float" office:value="18078.0391526112">
            <text:p>18078.0391526112</text:p>
          </table:table-cell>
          <table:table-cell office:value-type="float" office:value="86.7598176331521">
            <text:p>86.7598176332</text:p>
          </table:table-cell>
          <table:table-cell office:value-type="float" office:value="-1464.04885080541">
            <text:p>-1464.0488508054</text:p>
          </table:table-cell>
          <table:table-cell office:value-type="float" office:value="-92.915559184883">
            <text:p>-92.9155591849</text:p>
          </table:table-cell>
          <table:table-cell office:value-type="float" office:value="-4309.06107087084">
            <text:p>-4309.0610708708</text:p>
          </table:table-cell>
          <table:table-cell office:value-type="float" office:value="306.016483922659">
            <text:p>306.0164839227</text:p>
          </table:table-cell>
          <table:table-cell office:value-type="float" office:value="-18136.5780616147">
            <text:p>-18136.5780616147</text:p>
          </table:table-cell>
          <table:table-cell office:value-type="float" office:value="18136578.0616147">
            <text:p>18136578.0616147</text:p>
          </table:table-cell>
          <table:table-cell office:value-type="float" office:value="90.5">
            <text:p>90.5</text:p>
          </table:table-cell>
          <table:table-cell office:value-type="float" office:value="8">
            <text:p>8</text:p>
          </table:table-cell>
          <table:table-cell office:value-type="float" office:value="-19513.7510822518">
            <text:p>-19513.751082251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Liner-actin-Dropt-specm-actin-specm-actin-specm-Dropt-actin-Liner_1_1725105902.373151</text:p>
          </table:table-cell>
          <table:table-cell office:value-type="float" office:value="220.031823637066">
            <text:p>220.0</text:p>
          </table:table-cell>
          <table:table-cell office:value-type="float" office:value="20726.1303032813">
            <text:p>20726.1</text:p>
          </table:table-cell>
          <table:table-cell office:value-type="float" office:value="0.207261303032813">
            <text:p>0.2</text:p>
          </table:table-cell>
          <table:table-cell office:value-type="float" office:value="20726.1303032813">
            <text:p>20726.1</text:p>
          </table:table-cell>
          <table:table-cell office:value-type="float" office:value="17544.1157522511">
            <text:p>17544.1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 table:style-name="ce15" office:value-type="float" office:value="38.2978723404255">
            <text:p>38.30</text:p>
          </table:table-cell>
          <table:table-cell office:value-type="float" office:value="3065.3773996014">
            <text:p>3065.3773996014</text:p>
          </table:table-cell>
          <table:table-cell office:value-type="float" office:value="18874.2876712417">
            <text:p>18874.2876712417</text:p>
          </table:table-cell>
          <table:table-cell office:value-type="float" office:value="139.193666888314">
            <text:p>139.1936668883</text:p>
          </table:table-cell>
          <table:table-cell office:value-type="float" office:value="-1545.3009669374">
            <text:p>-1545.3009669374</text:p>
          </table:table-cell>
          <table:table-cell office:value-type="float" office:value="-42.3609987662785">
            <text:p>-42.3609987663</text:p>
          </table:table-cell>
          <table:table-cell office:value-type="float" office:value="-3493.66002331364">
            <text:p>-3493.6600233136</text:p>
          </table:table-cell>
          <table:table-cell office:value-type="float" office:value="220.490747907248">
            <text:p>220.4907479072</text:p>
          </table:table-cell>
          <table:table-cell office:value-type="float" office:value="-18930.1562865899">
            <text:p>-18930.1562865899</text:p>
          </table:table-cell>
          <table:table-cell office:value-type="float" office:value="18930156.2865899">
            <text:p>18930156.2865899</text:p>
          </table:table-cell>
          <table:table-cell office:value-type="float" office:value="94.5">
            <text:p>94.5</text:p>
          </table:table-cell>
          <table:table-cell office:value-type="float" office:value="6">
            <text:p>6</text:p>
          </table:table-cell>
          <table:table-cell office:value-type="float" office:value="-14453.207959621">
            <text:p>-14453.20795962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Liner-actin-Dropt-specm-actin-specm-actin-specm-Dropt-actin-Liner_1_1725107916.241417</text:p>
          </table:table-cell>
          <table:table-cell office:value-type="float" office:value="303.571083246485">
            <text:p>303.6</text:p>
          </table:table-cell>
          <table:table-cell office:value-type="float" office:value="29241.107081474">
            <text:p>29241.1</text:p>
          </table:table-cell>
          <table:table-cell office:value-type="float" office:value="0.29241107081474">
            <text:p>0.3</text:p>
          </table:table-cell>
          <table:table-cell office:value-type="float" office:value="29241.107081474">
            <text:p>29241.1</text:p>
          </table:table-cell>
          <table:table-cell office:value-type="float" office:value="26953.3895349596">
            <text:p>26953.4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table:style-name="ce15" office:value-type="float" office:value="36.6666666666667">
            <text:p>36.67</text:p>
          </table:table-cell>
          <table:table-cell office:value-type="float" office:value="4693.81627781934">
            <text:p>4693.8162778193</text:p>
          </table:table-cell>
          <table:table-cell office:value-type="float" office:value="18841.7547034561">
            <text:p>18841.7547034561</text:p>
          </table:table-cell>
          <table:table-cell office:value-type="float" office:value="28.6887899191352">
            <text:p>28.6887899191</text:p>
          </table:table-cell>
          <table:table-cell office:value-type="float" office:value="-1947.96976396188">
            <text:p>-1947.9697639619</text:p>
          </table:table-cell>
          <table:table-cell office:value-type="float" office:value="-92.2917825227632">
            <text:p>-92.2917825228</text:p>
          </table:table-cell>
          <table:table-cell office:value-type="float" office:value="-3853.83016667102">
            <text:p>-3853.830166671</text:p>
          </table:table-cell>
          <table:table-cell office:value-type="float" office:value="487.351784691233">
            <text:p>487.3517846912</text:p>
          </table:table-cell>
          <table:table-cell office:value-type="float" office:value="-12135.2763834649">
            <text:p>-12135.2763834649</text:p>
          </table:table-cell>
          <table:table-cell office:value-type="float" office:value="12135276.3834649">
            <text:p>12135276.3834649</text:p>
          </table:table-cell>
          <table:table-cell office:value-type="float" office:value="60.5">
            <text:p>60.5</text:p>
          </table:table-cell>
          <table:table-cell office:value-type="float" office:value="12">
            <text:p>12</text:p>
          </table:table-cell>
          <table:table-cell office:value-type="float" office:value="-28828.5431796772">
            <text:p>-28828.543179677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Liner-actin-Dropt-specm-actin-specm-actin-specm-Dropt-actin-Liner_1_1725109928.799086</text:p>
          </table:table-cell>
          <table:table-cell office:value-type="float" office:value="-5.82271123642161">
            <text:p>-5.8</text:p>
          </table:table-cell>
          <table:table-cell office:value-type="float" office:value="-982.495710674906">
            <text:p>-982.5</text:p>
          </table:table-cell>
          <table:table-cell office:value-type="float" office:value="-0.00982495710674906">
            <text:p>0.0</text:p>
          </table:table-cell>
          <table:table-cell office:value-type="float" office:value="-982.495710674906">
            <text:p>-982.5</text:p>
          </table:table-cell>
          <table:table-cell office:value-type="float" office:value="-981.942337918362">
            <text:p>-981.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5" office:value-type="float" office:value="0">
            <text:p>0.00</text:p>
          </table:table-cell>
          <table:table-cell table:number-columns-repeated="3" office:value-type="float" office:value="0">
            <text:p>0</text:p>
          </table:table-cell>
          <table:table-cell office:value-type="float" office:value="-491.247855337453">
            <text:p>-491.2478553375</text:p>
          </table:table-cell>
          <table:table-cell office:value-type="float" office:value="-59.9855456939695">
            <text:p>-59.985545694</text:p>
          </table:table-cell>
          <table:table-cell office:value-type="float" office:value="-922.510164980937">
            <text:p>-922.5101649809</text:p>
          </table:table-cell>
          <table:table-cell office:value-type="float" office:value="-491.247855337453">
            <text:p>-491.2478553375</text:p>
          </table:table-cell>
          <table:table-cell office:value-type="float" office:value="-499.216721010335">
            <text:p>-499.2167210103</text:p>
          </table:table-cell>
          <table:table-cell office:value-type="float" office:value="499216.721010335">
            <text:p>499216.721010335</text:p>
          </table:table-cell>
          <table:table-cell office:value-type="float" office:value="2.5">
            <text:p>2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Liner-actin-Dropt-specm-actin-specm-actin-specm-Dropt-actin-Liner_1_1725111948.790842</text:p>
          </table:table-cell>
          <table:table-cell office:value-type="float" office:value="4.0596713803654">
            <text:p>4.1</text:p>
          </table:table-cell>
          <table:table-cell table:number-columns-repeated="4" office:value-type="float" office:value="0">
            <text:p>0.0</text:p>
          </table:table-cell>
          <table:table-cell table:number-columns-repeated="2" office:value-type="float" office:value="0">
            <text:p>0</text:p>
          </table:table-cell>
          <table:table-cell table:style-name="ce15" office:value-type="float" office:value="0">
            <text:p>0.00</text:p>
          </table:table-cell>
          <table:table-cell table:number-columns-repeated="7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100000">
            <text:p>10000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Liner-actin-Dropt-specm-actin-specm-actin-specm-Dropt-actin-Liner_1_1725113962.390599</text:p>
          </table:table-cell>
          <table:table-cell office:value-type="float" office:value="251.799262625821">
            <text:p>251.8</text:p>
          </table:table-cell>
          <table:table-cell office:value-type="float" office:value="24104.0929195401">
            <text:p>24104.1</text:p>
          </table:table-cell>
          <table:table-cell office:value-type="float" office:value="0.241040929195401">
            <text:p>0.2</text:p>
          </table:table-cell>
          <table:table-cell office:value-type="float" office:value="24104.0929195401">
            <text:p>24104.1</text:p>
          </table:table-cell>
          <table:table-cell office:value-type="float" office:value="20598.510858313">
            <text:p>20598.5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table:style-name="ce15" office:value-type="float" office:value="31.7460317460317">
            <text:p>31.75</text:p>
          </table:table-cell>
          <table:table-cell office:value-type="float" office:value="4687.59474007358">
            <text:p>4687.5947400736</text:p>
          </table:table-cell>
          <table:table-cell office:value-type="float" office:value="19884.2425548138">
            <text:p>19884.2425548138</text:p>
          </table:table-cell>
          <table:table-cell office:value-type="float" office:value="434.814394322937">
            <text:p>434.8143943229</text:p>
          </table:table-cell>
          <table:table-cell office:value-type="float" office:value="-1619.71632283562">
            <text:p>-1619.7163228356</text:p>
          </table:table-cell>
          <table:table-cell office:value-type="float" office:value="-75.9230214256968">
            <text:p>-75.9230214257</text:p>
          </table:table-cell>
          <table:table-cell office:value-type="float" office:value="-3853.83016667102">
            <text:p>-3853.830166671</text:p>
          </table:table-cell>
          <table:table-cell office:value-type="float" office:value="382.604649516509">
            <text:p>382.6046495165</text:p>
          </table:table-cell>
          <table:table-cell office:value-type="float" office:value="-12730.434527447">
            <text:p>-12730.434527447</text:p>
          </table:table-cell>
          <table:table-cell office:value-type="float" office:value="12730434.527447">
            <text:p>12730434.527447</text:p>
          </table:table-cell>
          <table:table-cell office:value-type="float" office:value="63.5">
            <text:p>63.5</text:p>
          </table:table-cell>
          <table:table-cell office:value-type="float" office:value="12">
            <text:p>12</text:p>
          </table:table-cell>
          <table:table-cell office:value-type="float" office:value="-29842.8330390098">
            <text:p>-29842.833039009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Liner-actin-Dropt-specm-actin-specm-actin-specm-Dropt-actin-Liner_1_1725115874.008205</text:p>
          </table:table-cell>
          <table:table-cell office:value-type="float" office:value="31.7845437544291">
            <text:p>31.8</text:p>
          </table:table-cell>
          <table:table-cell office:value-type="float" office:value="2768.65591502644">
            <text:p>2768.7</text:p>
          </table:table-cell>
          <table:table-cell office:value-type="float" office:value="0.0276865591502644">
            <text:p>0.0</text:p>
          </table:table-cell>
          <table:table-cell office:value-type="float" office:value="2768.65591502644">
            <text:p>2768.7</text:p>
          </table:table-cell>
          <table:table-cell office:value-type="float" office:value="2743.97234570007">
            <text:p>2744.0</text:p>
          </table:table-cell>
          <table:table-cell table:number-columns-repeated="2" office:value-type="float" office:value="3">
            <text:p>3</text:p>
          </table:table-cell>
          <table:table-cell table:style-name="ce15" office:value-type="float" office:value="50">
            <text:p>50.00</text:p>
          </table:table-cell>
          <table:table-cell office:value-type="float" office:value="1277.03410053342">
            <text:p>1277.0341005334</text:p>
          </table:table-cell>
          <table:table-cell office:value-type="float" office:value="3483.51248431427">
            <text:p>3483.5124843143</text:p>
          </table:table-cell>
          <table:table-cell office:value-type="float" office:value="60.3316191513441">
            <text:p>60.3316191513</text:p>
          </table:table-cell>
          <table:table-cell office:value-type="float" office:value="-354.148795524612">
            <text:p>-354.1487955246</text:p>
          </table:table-cell>
          <table:table-cell office:value-type="float" office:value="-287.519662007297">
            <text:p>-287.5196620073</text:p>
          </table:table-cell>
          <table:table-cell office:value-type="float" office:value="-410.483097458637">
            <text:p>-410.4830974586</text:p>
          </table:table-cell>
          <table:table-cell office:value-type="float" office:value="461.442652504406">
            <text:p>461.4426525044</text:p>
          </table:table-cell>
          <table:table-cell office:value-type="float" office:value="-1303.37202794297">
            <text:p>-1303.372027943</text:p>
          </table:table-cell>
          <table:table-cell office:value-type="float" office:value="1303372.02794297">
            <text:p>1303372.02794297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Liner-actin-Dropt-specm-actin-specm-actin-specm-Dropt-actin-Liner_1_1725117798.6344802</text:p>
          </table:table-cell>
          <table:table-cell office:value-type="float" office:value="368.416878332048">
            <text:p>368.4</text:p>
          </table:table-cell>
          <table:table-cell office:value-type="float" office:value="35784.5458228959">
            <text:p>35784.5</text:p>
          </table:table-cell>
          <table:table-cell office:value-type="float" office:value="0.357845458228959">
            <text:p>0.4</text:p>
          </table:table-cell>
          <table:table-cell office:value-type="float" office:value="35784.5458228959">
            <text:p>35784.5</text:p>
          </table:table-cell>
          <table:table-cell office:value-type="float" office:value="34277.2497486929">
            <text:p>34277.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table:style-name="ce15" office:value-type="float" office:value="33.8709677419355">
            <text:p>33.87</text:p>
          </table:table-cell>
          <table:table-cell office:value-type="float" office:value="4495.9841129005">
            <text:p>4495.9841129005</text:p>
          </table:table-cell>
          <table:table-cell office:value-type="float" office:value="28205.5852516527">
            <text:p>28205.5852516527</text:p>
          </table:table-cell>
          <table:table-cell office:value-type="float" office:value="126.914774332719">
            <text:p>126.9147743327</text:p>
          </table:table-cell>
          <table:table-cell office:value-type="float" office:value="-1430.02733043938">
            <text:p>-1430.0273304394</text:p>
          </table:table-cell>
          <table:table-cell office:value-type="float" office:value="-37.2673465452244">
            <text:p>-37.2673465452</text:p>
          </table:table-cell>
          <table:table-cell office:value-type="float" office:value="-3853.83016667102">
            <text:p>-3853.830166671</text:p>
          </table:table-cell>
          <table:table-cell office:value-type="float" office:value="577.170093917676">
            <text:p>577.1700939177</text:p>
          </table:table-cell>
          <table:table-cell office:value-type="float" office:value="-12542.0265723953">
            <text:p>-12542.0265723953</text:p>
          </table:table-cell>
          <table:table-cell office:value-type="float" office:value="12542026.5723953">
            <text:p>12542026.5723953</text:p>
          </table:table-cell>
          <table:table-cell office:value-type="float" office:value="62.5">
            <text:p>62.5</text:p>
          </table:table-cell>
          <table:table-cell office:value-type="float" office:value="14">
            <text:p>14</text:p>
          </table:table-cell>
          <table:table-cell office:value-type="float" office:value="-34650.5279232206">
            <text:p>-34650.527923220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38:.D47])/COUNT([.D38:.D47])" office:value-type="float" office:value="205.281551508347">
            <text:p>205.3</text:p>
          </table:table-cell>
          <table:table-cell table:style-name="ce8" table:formula="of:=SUM([.E38:.E47])/COUNT([.E38:.E47])" office:value-type="float" office:value="19683.086109596">
            <text:p>19683.1</text:p>
          </table:table-cell>
          <table:table-cell table:style-name="ce8" table:formula="of:=SUM([.F38:.F47])/COUNT([.F38:.F47])" office:value-type="float" office:value="0.19683086109596">
            <text:p>0.2</text:p>
          </table:table-cell>
          <table:table-cell table:style-name="ce8" table:formula="of:=SUM([.G38:.G47])/COUNT([.G38:.G47])" office:value-type="float" office:value="19683.086109596">
            <text:p>19683.1</text:p>
          </table:table-cell>
          <table:table-cell table:style-name="ce8" table:formula="of:=SUM([.H38:.H47])/COUNT([.H38:.H47])" office:value-type="float" office:value="17928.5999315791">
            <text:p>17928.6</text:p>
          </table:table-cell>
          <table:table-cell table:style-name="ce11" table:formula="of:=SUM([.I38:.I47])/COUNT([.I38:.I47])" office:value-type="float" office:value="18.5">
            <text:p>19</text:p>
          </table:table-cell>
          <table:table-cell table:style-name="ce11" table:formula="of:=SUM([.J38:.J47])/COUNT([.J38:.J47])" office:value-type="float" office:value="30.7">
            <text:p>31</text:p>
          </table:table-cell>
          <table:table-cell table:style-name="ce16" table:formula="of:=SUM([.K38:.K47])/COUNT([.K38:.K47])" office:value-type="float" office:value="29.0797288225372">
            <text:p>29.08</text:p>
          </table:table-cell>
          <table:table-cell table:style-name="ce22"/>
          <table:table-cell table:style-name="ce2" table:number-columns-repeated="1012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specm-actin-Dropt-Liner-actin-Liner-actin-specm-Dropt-actin-Liner_1_1725374331.688202</text:p>
          </table:table-cell>
          <table:table-cell office:value-type="float" office:value="4.0596713803654">
            <text:p>4.1</text:p>
          </table:table-cell>
          <table:table-cell table:number-columns-repeated="4" office:value-type="float" office:value="0">
            <text:p>0.0</text:p>
          </table:table-cell>
          <table:table-cell table:number-columns-repeated="2" office:value-type="float" office:value="0">
            <text:p>0</text:p>
          </table:table-cell>
          <table:table-cell table:style-name="ce15" office:value-type="float" office:value="0">
            <text:p>0.00</text:p>
          </table:table-cell>
          <table:table-cell table:number-columns-repeated="7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100000">
            <text:p>10000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specm-actin-Dropt-Liner-actin-Liner-actin-specm-Dropt-actin-Liner_1_1725376270.425545</text:p>
          </table:table-cell>
          <table:table-cell office:value-type="float" office:value="70.2846759972082">
            <text:p>70.3</text:p>
          </table:table-cell>
          <table:table-cell office:value-type="float" office:value="5989.91625649459">
            <text:p>5989.9</text:p>
          </table:table-cell>
          <table:table-cell office:value-type="float" office:value="0.0598991625649459">
            <text:p>0.1</text:p>
          </table:table-cell>
          <table:table-cell office:value-type="float" office:value="5989.91625649459">
            <text:p>5989.9</text:p>
          </table:table-cell>
          <table:table-cell office:value-type="float" office:value="2258.85463177991">
            <text:p>2258.9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table:style-name="ce15" office:value-type="float" office:value="38.8059701492537">
            <text:p>38.81</text:p>
          </table:table-cell>
          <table:table-cell office:value-type="float" office:value="2058.52565221521">
            <text:p>2058.5256522152</text:p>
          </table:table-cell>
          <table:table-cell office:value-type="float" office:value="11705.3568347716">
            <text:p>11705.3568347716</text:p>
          </table:table-cell>
          <table:table-cell office:value-type="float" office:value="4.59259721344279">
            <text:p>4.5925972134</text:p>
          </table:table-cell>
          <table:table-cell office:value-type="float" office:value="-1232.35875193532">
            <text:p>-1232.3587519353</text:p>
          </table:table-cell>
          <table:table-cell office:value-type="float" office:value="-0.90034461702453">
            <text:p>-0.900344617</text:p>
          </table:table-cell>
          <table:table-cell office:value-type="float" office:value="-3853.83016667102">
            <text:p>-3853.830166671</text:p>
          </table:table-cell>
          <table:table-cell office:value-type="float" office:value="44.7008675857805">
            <text:p>44.7008675858</text:p>
          </table:table-cell>
          <table:table-cell office:value-type="float" office:value="-26919.4093255821">
            <text:p>-26919.4093255821</text:p>
          </table:table-cell>
          <table:table-cell office:value-type="float" office:value="26919409.3255821">
            <text:p>26919409.3255821</text:p>
          </table:table-cell>
          <table:table-cell office:value-type="float" office:value="134.5">
            <text:p>134.5</text:p>
          </table:table-cell>
          <table:table-cell office:value-type="float" office:value="18">
            <text:p>18</text:p>
          </table:table-cell>
          <table:table-cell office:value-type="float" office:value="-44545.8831974055">
            <text:p>-44545.883197405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specm-actin-Dropt-Liner-actin-Liner-actin-specm-Dropt-actin-Liner_1_1725378143.177726</text:p>
          </table:table-cell>
          <table:table-cell office:value-type="float" office:value="-56.8579870998103">
            <text:p>-56.9</text:p>
          </table:table-cell>
          <table:table-cell office:value-type="float" office:value="-7261.04605432739">
            <text:p>-7261.0</text:p>
          </table:table-cell>
          <table:table-cell office:value-type="float" office:value="-0.0726104605432739">
            <text:p>-0.1</text:p>
          </table:table-cell>
          <table:table-cell office:value-type="float" office:value="-7261.04605432738">
            <text:p>-7261.0</text:p>
          </table:table-cell>
          <table:table-cell office:value-type="float" office:value="-10527.8394797133">
            <text:p>-10527.8</text:p>
          </table:table-cell>
          <table:table-cell office:value-type="float" office:value="70">
            <text:p>70</text:p>
          </table:table-cell>
          <table:table-cell office:value-type="float" office:value="114">
            <text:p>114</text:p>
          </table:table-cell>
          <table:table-cell table:style-name="ce15" office:value-type="float" office:value="38.0434782608696">
            <text:p>38.04</text:p>
          </table:table-cell>
          <table:table-cell office:value-type="float" office:value="1860.07401191534">
            <text:p>1860.0740119153</text:p>
          </table:table-cell>
          <table:table-cell office:value-type="float" office:value="10443.020358763">
            <text:p>10443.020358763</text:p>
          </table:table-cell>
          <table:table-cell office:value-type="float" office:value="15.7537589428539">
            <text:p>15.7537589429</text:p>
          </table:table-cell>
          <table:table-cell office:value-type="float" office:value="-1205.84409551229">
            <text:p>-1205.8440955123</text:p>
          </table:table-cell>
          <table:table-cell office:value-type="float" office:value="-30.6369093454414">
            <text:p>-30.6369093454</text:p>
          </table:table-cell>
          <table:table-cell office:value-type="float" office:value="-4054.0885519072">
            <text:p>-4054.0885519072</text:p>
          </table:table-cell>
          <table:table-cell office:value-type="float" office:value="-39.4622068169966">
            <text:p>-39.462206817</text:p>
          </table:table-cell>
          <table:table-cell office:value-type="float" office:value="-36911.1501040497">
            <text:p>-36911.1501040497</text:p>
          </table:table-cell>
          <table:table-cell office:value-type="float" office:value="36911150.1040497">
            <text:p>36911150.1040497</text:p>
          </table:table-cell>
          <table:table-cell office:value-type="float" office:value="184.5">
            <text:p>184.5</text:p>
          </table:table-cell>
          <table:table-cell office:value-type="float" office:value="5">
            <text:p>5</text:p>
          </table:table-cell>
          <table:table-cell office:value-type="float" office:value="-11823.8511581921">
            <text:p>-11823.851158192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specm-actin-Dropt-Liner-actin-Liner-actin-specm-Dropt-actin-Liner_1_1725380016.954216</text:p>
          </table:table-cell>
          <table:table-cell office:value-type="float" office:value="155.431504799657">
            <text:p>155.4</text:p>
          </table:table-cell>
          <table:table-cell office:value-type="float" office:value="14233.6912056956">
            <text:p>14233.7</text:p>
          </table:table-cell>
          <table:table-cell office:value-type="float" office:value="0.142336912056956">
            <text:p>0.1</text:p>
          </table:table-cell>
          <table:table-cell office:value-type="float" office:value="14233.6912056956">
            <text:p>14233.7</text:p>
          </table:table-cell>
          <table:table-cell office:value-type="float" office:value="11576.5508505993">
            <text:p>11576.6</text:p>
          </table:table-cell>
          <table:table-cell office:value-type="float" office:value="54">
            <text:p>54</text:p>
          </table:table-cell>
          <table:table-cell office:value-type="float" office:value="86">
            <text:p>86</text:p>
          </table:table-cell>
          <table:table-cell table:style-name="ce15" office:value-type="float" office:value="38.5714285714286">
            <text:p>38.57</text:p>
          </table:table-cell>
          <table:table-cell office:value-type="float" office:value="1908.52185957354">
            <text:p>1908.5218595735</text:p>
          </table:table-cell>
          <table:table-cell office:value-type="float" office:value="11374.7410410372">
            <text:p>11374.7410410372</text:p>
          </table:table-cell>
          <table:table-cell office:value-type="float" office:value="33.6634825635847">
            <text:p>33.6634825636</text:p>
          </table:table-cell>
          <table:table-cell office:value-type="float" office:value="-1032.86615361948">
            <text:p>-1032.8661536195</text:p>
          </table:table-cell>
          <table:table-cell office:value-type="float" office:value="-3.29933777822589">
            <text:p>-3.2993377782</text:p>
          </table:table-cell>
          <table:table-cell office:value-type="float" office:value="-2878.45539398567">
            <text:p>-2878.4553939857</text:p>
          </table:table-cell>
          <table:table-cell office:value-type="float" office:value="101.669222897826">
            <text:p>101.6692228978</text:p>
          </table:table-cell>
          <table:table-cell office:value-type="float" office:value="-28128.2619531589">
            <text:p>-28128.2619531589</text:p>
          </table:table-cell>
          <table:table-cell office:value-type="float" office:value="28128261.9531589">
            <text:p>28128261.9531589</text:p>
          </table:table-cell>
          <table:table-cell office:value-type="float" office:value="140.5">
            <text:p>140.5</text:p>
          </table:table-cell>
          <table:table-cell office:value-type="float" office:value="4">
            <text:p>4</text:p>
          </table:table-cell>
          <table:table-cell office:value-type="float" office:value="-9023.54458913732">
            <text:p>-9023.544589137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specm-actin-Dropt-Liner-actin-Liner-actin-specm-Dropt-actin-Liner_1_1725381920.562767</text:p>
          </table:table-cell>
          <table:table-cell office:value-type="float" office:value="93.05007737735">
            <text:p>93.1</text:p>
          </table:table-cell>
          <table:table-cell office:value-type="float" office:value="8159.45454023637">
            <text:p>8159.5</text:p>
          </table:table-cell>
          <table:table-cell office:value-type="float" office:value="0.0815945454023637">
            <text:p>0.1</text:p>
          </table:table-cell>
          <table:table-cell office:value-type="float" office:value="8159.45454023637">
            <text:p>8159.5</text:p>
          </table:table-cell>
          <table:table-cell office:value-type="float" office:value="4537.49987248582">
            <text:p>4537.5</text:p>
          </table:table-cell>
          <table:table-cell office:value-type="float" office:value="53">
            <text:p>53</text:p>
          </table:table-cell>
          <table:table-cell office:value-type="float" office:value="83">
            <text:p>83</text:p>
          </table:table-cell>
          <table:table-cell table:style-name="ce15" office:value-type="float" office:value="38.9705882352941">
            <text:p>38.97</text:p>
          </table:table-cell>
          <table:table-cell office:value-type="float" office:value="2233.14649370662">
            <text:p>2233.1464937066</text:p>
          </table:table-cell>
          <table:table-cell office:value-type="float" office:value="10058.2154590425">
            <text:p>10058.2154590425</text:p>
          </table:table-cell>
          <table:table-cell office:value-type="float" office:value="10.624618456699">
            <text:p>10.6246184567</text:p>
          </table:table-cell>
          <table:table-cell office:value-type="float" office:value="-1327.6784292315">
            <text:p>-1327.6784292315</text:p>
          </table:table-cell>
          <table:table-cell office:value-type="float" office:value="-2.91600855006254">
            <text:p>-2.9160085501</text:p>
          </table:table-cell>
          <table:table-cell office:value-type="float" office:value="-4219.75204090992">
            <text:p>-4219.7520409099</text:p>
          </table:table-cell>
          <table:table-cell office:value-type="float" office:value="59.9959892664439">
            <text:p>59.9959892664</text:p>
          </table:table-cell>
          <table:table-cell office:value-type="float" office:value="-27321.781235776">
            <text:p>-27321.781235776</text:p>
          </table:table-cell>
          <table:table-cell office:value-type="float" office:value="27321781.235776">
            <text:p>27321781.235776</text:p>
          </table:table-cell>
          <table:table-cell office:value-type="float" office:value="136.5">
            <text:p>136.5</text:p>
          </table:table-cell>
          <table:table-cell office:value-type="float" office:value="19">
            <text:p>19</text:p>
          </table:table-cell>
          <table:table-cell office:value-type="float" office:value="-47238.2180197982">
            <text:p>-47238.218019798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specm-actin-Dropt-Liner-actin-Liner-actin-specm-Dropt-actin-Liner_1_1725383824.082614</text:p>
          </table:table-cell>
          <table:table-cell office:value-type="float" office:value="32.3591019519363">
            <text:p>32.4</text:p>
          </table:table-cell>
          <table:table-cell office:value-type="float" office:value="2865.11115947991">
            <text:p>2865.1</text:p>
          </table:table-cell>
          <table:table-cell office:value-type="float" office:value="0.0286511115947992">
            <text:p>0.0</text:p>
          </table:table-cell>
          <table:table-cell office:value-type="float" office:value="2865.11115947991">
            <text:p>2865.1</text:p>
          </table:table-cell>
          <table:table-cell office:value-type="float" office:value="2859.42580649767">
            <text:p>2859.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5" office:value-type="float" office:value="69.2307692307692">
            <text:p>69.23</text:p>
          </table:table-cell>
          <table:table-cell office:value-type="float" office:value="604.907290638226">
            <text:p>604.9072906382</text:p>
          </table:table-cell>
          <table:table-cell office:value-type="float" office:value="2095.0402802825">
            <text:p>2095.0402802825</text:p>
          </table:table-cell>
          <table:table-cell office:value-type="float" office:value="100.381263810559">
            <text:p>100.3812638106</text:p>
          </table:table-cell>
          <table:table-cell office:value-type="float" office:value="-644.763614066029">
            <text:p>-644.763614066</text:p>
          </table:table-cell>
          <table:table-cell office:value-type="float" office:value="-43.4102373168716">
            <text:p>-43.4102373169</text:p>
          </table:table-cell>
          <table:table-cell office:value-type="float" office:value="-1317.8257557632">
            <text:p>-1317.8257557632</text:p>
          </table:table-cell>
          <table:table-cell office:value-type="float" office:value="220.39316611384">
            <text:p>220.3931661138</text:p>
          </table:table-cell>
          <table:table-cell office:value-type="float" office:value="-2704.16928043992">
            <text:p>-2704.1692804399</text:p>
          </table:table-cell>
          <table:table-cell office:value-type="float" office:value="2704169.28043992">
            <text:p>2704169.28043992</text:p>
          </table:table-cell>
          <table:table-cell office:value-type="float" office:value="13.5">
            <text:p>13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ata_2017_to_2023vs2024_1h_1d_only_price_percent_day_of_week_none_1h_1h|1d_32_1_1_0.004_20</text:p>
          </table:table-cell>
          <table:table-cell table:style-name="ce3" office:value-type="string">
            <text:p>trade_all_1.0_3_-0.1%_0_0.02</text:p>
          </table:table-cell>
          <table:table-cell table:style-name="ce3" office:value-type="string">
            <text:p>rl_duel-dqn-custom_combo_all_0.0001_20000_512_1000000_0.99_RMSprop_CELU_512|256|64|32_Batcd-specm-actin-Dropt-Liner-actin-Liner-actin-specm-Dropt-actin-Liner_1_1725385791.1795259</text:p>
          </table:table-cell>
          <table:table-cell table:style-name="ce9" office:value-type="float" office:value="560.851969671012">
            <text:p>560.9</text:p>
          </table:table-cell>
          <table:table-cell table:style-name="ce9" office:value-type="float" office:value="55111.0718613775">
            <text:p>55111.1</text:p>
          </table:table-cell>
          <table:table-cell table:style-name="ce9" office:value-type="float" office:value="0.551110718613775">
            <text:p>0.6</text:p>
          </table:table-cell>
          <table:table-cell table:style-name="ce9" office:value-type="float" office:value="55111.0718613775">
            <text:p>55111.1</text:p>
          </table:table-cell>
          <table:table-cell table:style-name="ce9" office:value-type="float" office:value="54441.1379787007">
            <text:p>54441.1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7">
            <text:p>27</text:p>
          </table:table-cell>
          <table:table-cell table:style-name="ce18" office:value-type="float" office:value="34.1463414634146">
            <text:p>34.15</text:p>
          </table:table-cell>
          <table:table-cell table:style-name="ce23" office:value-type="float" office:value="6370.83475047521">
            <text:p>6370.8347504752</text:p>
          </table:table-cell>
          <table:table-cell table:style-name="ce3" office:value-type="float" office:value="53583.7095134949">
            <text:p>53583.7095134949</text:p>
          </table:table-cell>
          <table:table-cell table:style-name="ce3" office:value-type="float" office:value="170.704632581444">
            <text:p>170.7046325814</text:p>
          </table:table-cell>
          <table:table-cell table:style-name="ce3" office:value-type="float" office:value="-1262.24498686205">
            <text:p>-1262.2449868621</text:p>
          </table:table-cell>
          <table:table-cell table:style-name="ce3" office:value-type="float" office:value="-17.0137739411584">
            <text:p>-17.0137739412</text:p>
          </table:table-cell>
          <table:table-cell table:style-name="ce3" office:value-type="float" office:value="-3379.37991424403">
            <text:p>-3379.379914244</text:p>
          </table:table-cell>
          <table:table-cell table:style-name="ce3" office:value-type="float" office:value="1344.17248442384">
            <text:p>1344.1724844238</text:p>
          </table:table-cell>
          <table:table-cell table:style-name="ce3" office:value-type="float" office:value="-8359.27034220358">
            <text:p>-8359.2703422036</text:p>
          </table:table-cell>
          <table:table-cell table:style-name="ce3" office:value-type="float" office:value="8359270.34220358">
            <text:p>8359270.34220358</text:p>
          </table:table-cell>
          <table:table-cell table:style-name="ce3" office:value-type="float" office:value="41.5">
            <text:p>41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5568.30840040113">
            <text:p>-5568.308400401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1">
            <text:p>0.1</text:p>
          </table:table-cell>
          <table:table-cell table:number-columns-repeated="2" table:style-name="ce3" office:value-type="float" office:value="1000">
            <text:p>10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specm-actin-Dropt-Liner-actin-Liner-actin-specm-Dropt-actin-Liner_1_1725387553.80028</text:p>
          </table:table-cell>
          <table:table-cell office:value-type="float" office:value="117.906759669654">
            <text:p>117.9</text:p>
          </table:table-cell>
          <table:table-cell office:value-type="float" office:value="10889.8331548158">
            <text:p>10889.8</text:p>
          </table:table-cell>
          <table:table-cell office:value-type="float" office:value="0.108898331548158">
            <text:p>0.1</text:p>
          </table:table-cell>
          <table:table-cell office:value-type="float" office:value="10889.8331548158">
            <text:p>10889.8</text:p>
          </table:table-cell>
          <table:table-cell office:value-type="float" office:value="4737.71278497555">
            <text:p>4737.7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table:style-name="ce15" office:value-type="float" office:value="40.4494382022472">
            <text:p>40.45</text:p>
          </table:table-cell>
          <table:table-cell office:value-type="float" office:value="2816.32670106977">
            <text:p>2816.3267010698</text:p>
          </table:table-cell>
          <table:table-cell office:value-type="float" office:value="25709.5862585209">
            <text:p>25709.5862585209</text:p>
          </table:table-cell>
          <table:table-cell office:value-type="float" office:value="10.593886578572">
            <text:p>10.5938865786</text:p>
          </table:table-cell>
          <table:table-cell office:value-type="float" office:value="-1707.50807705087">
            <text:p>-1707.5080770509</text:p>
          </table:table-cell>
          <table:table-cell office:value-type="float" office:value="-61.891578134615">
            <text:p>-61.8915781346</text:p>
          </table:table-cell>
          <table:table-cell office:value-type="float" office:value="-4309.06107087084">
            <text:p>-4309.0610708708</text:p>
          </table:table-cell>
          <table:table-cell office:value-type="float" office:value="122.357675896806">
            <text:p>122.3576758968</text:p>
          </table:table-cell>
          <table:table-cell office:value-type="float" office:value="-17919.8096427976">
            <text:p>-17919.8096427976</text:p>
          </table:table-cell>
          <table:table-cell office:value-type="float" office:value="17919809.6427976">
            <text:p>17919809.6427976</text:p>
          </table:table-cell>
          <table:table-cell office:value-type="float" office:value="89.5">
            <text:p>89.5</text:p>
          </table:table-cell>
          <table:table-cell office:value-type="float" office:value="20">
            <text:p>20</text:p>
          </table:table-cell>
          <table:table-cell office:value-type="float" office:value="-53299.7230119835">
            <text:p>-53299.723011983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specm-actin-Dropt-Liner-actin-Liner-actin-specm-Dropt-actin-Liner_1_1725389446.6785579</text:p>
          </table:table-cell>
          <table:table-cell office:value-type="float" office:value="247.129110502206">
            <text:p>247.1</text:p>
          </table:table-cell>
          <table:table-cell office:value-type="float" office:value="23727.1535274397">
            <text:p>23727.2</text:p>
          </table:table-cell>
          <table:table-cell office:value-type="float" office:value="0.237271535274397">
            <text:p>0.2</text:p>
          </table:table-cell>
          <table:table-cell office:value-type="float" office:value="23727.1535274397">
            <text:p>23727.2</text:p>
          </table:table-cell>
          <table:table-cell office:value-type="float" office:value="20046.0701499488">
            <text:p>20046.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table:style-name="ce15" office:value-type="float" office:value="38.0281690140845">
            <text:p>38.03</text:p>
          </table:table-cell>
          <table:table-cell office:value-type="float" office:value="3731.64778129956">
            <text:p>3731.6477812996</text:p>
          </table:table-cell>
          <table:table-cell office:value-type="float" office:value="21384.4002695399">
            <text:p>21384.4002695399</text:p>
          </table:table-cell>
          <table:table-cell office:value-type="float" office:value="101.34063867238">
            <text:p>101.3406386724</text:p>
          </table:table-cell>
          <table:table-cell office:value-type="float" office:value="-1750.62128562837">
            <text:p>-1750.6212856284</text:p>
          </table:table-cell>
          <table:table-cell office:value-type="float" office:value="-39.0901005775668">
            <text:p>-39.0901005776</text:p>
          </table:table-cell>
          <table:table-cell office:value-type="float" office:value="-3853.83016667102">
            <text:p>-3853.830166671</text:p>
          </table:table-cell>
          <table:table-cell office:value-type="float" office:value="334.185260949855">
            <text:p>334.1852609499</text:p>
          </table:table-cell>
          <table:table-cell office:value-type="float" office:value="-14330.858011539">
            <text:p>-14330.858011539</text:p>
          </table:table-cell>
          <table:table-cell office:value-type="float" office:value="14330858.011539">
            <text:p>14330858.011539</text:p>
          </table:table-cell>
          <table:table-cell office:value-type="float" office:value="71.5">
            <text:p>71.5</text:p>
          </table:table-cell>
          <table:table-cell office:value-type="float" office:value="16">
            <text:p>16</text:p>
          </table:table-cell>
          <table:table-cell office:value-type="float" office:value="-41170.8615612174">
            <text:p>-41170.861561217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specm-actin-Dropt-Liner-actin-Liner-actin-specm-Dropt-actin-Liner_1_1725391317.112632</text:p>
          </table:table-cell>
          <table:table-cell office:value-type="float" office:value="128.145602323659">
            <text:p>128.1</text:p>
          </table:table-cell>
          <table:table-cell office:value-type="float" office:value="12178.5643840398">
            <text:p>12178.6</text:p>
          </table:table-cell>
          <table:table-cell office:value-type="float" office:value="0.121785643840398">
            <text:p>0.1</text:p>
          </table:table-cell>
          <table:table-cell office:value-type="float" office:value="12178.5643840398">
            <text:p>12178.6</text:p>
          </table:table-cell>
          <table:table-cell office:value-type="float" office:value="11716.4575875599">
            <text:p>11716.5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table:style-name="ce15" office:value-type="float" office:value="44.4444444444444">
            <text:p>44.44</text:p>
          </table:table-cell>
          <table:table-cell office:value-type="float" office:value="1645.4997596158">
            <text:p>1645.4997596158</text:p>
          </table:table-cell>
          <table:table-cell office:value-type="float" office:value="5268.97713421744">
            <text:p>5268.9771342174</text:p>
          </table:table-cell>
          <table:table-cell office:value-type="float" office:value="94.7751662515366">
            <text:p>94.7751662515</text:p>
          </table:table-cell>
          <table:table-cell office:value-type="float" office:value="-1011.93569809164">
            <text:p>-1011.9356980916</text:p>
          </table:table-cell>
          <table:table-cell office:value-type="float" office:value="-41.5469783231238">
            <text:p>-41.5469783231</text:p>
          </table:table-cell>
          <table:table-cell office:value-type="float" office:value="-3914.47274451758">
            <text:p>-3914.4727445176</text:p>
          </table:table-cell>
          <table:table-cell office:value-type="float" office:value="169.146727556109">
            <text:p>169.1467275561</text:p>
          </table:table-cell>
          <table:table-cell office:value-type="float" office:value="-14419.3979623464">
            <text:p>-14419.3979623464</text:p>
          </table:table-cell>
          <table:table-cell office:value-type="float" office:value="14419397.9623464">
            <text:p>14419397.9623464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49:.D58])/COUNT([.D49:.D58])" office:value-type="float" office:value="135.236048657324">
            <text:p>135.2</text:p>
          </table:table-cell>
          <table:table-cell table:style-name="ce8" table:formula="of:=SUM([.E49:.E58])/COUNT([.E49:.E58])" office:value-type="float" office:value="12589.3750035252">
            <text:p>12589.4</text:p>
          </table:table-cell>
          <table:table-cell table:style-name="ce8" table:formula="of:=SUM([.F49:.F58])/COUNT([.F49:.F58])" office:value-type="float" office:value="0.125893750035252">
            <text:p>0.1</text:p>
          </table:table-cell>
          <table:table-cell table:style-name="ce8" table:formula="of:=SUM([.G49:.G58])/COUNT([.G49:.G58])" office:value-type="float" office:value="12589.3750035252">
            <text:p>12589.4</text:p>
          </table:table-cell>
          <table:table-cell table:style-name="ce8" table:formula="of:=SUM([.H49:.H58])/COUNT([.H49:.H58])" office:value-type="float" office:value="10164.5870182834">
            <text:p>10164.6</text:p>
          </table:table-cell>
          <table:table-cell table:style-name="ce11" table:formula="of:=SUM([.I49:.I58])/COUNT([.I49:.I58])" office:value-type="float" office:value="34.7">
            <text:p>35</text:p>
          </table:table-cell>
          <table:table-cell table:style-name="ce11" table:formula="of:=SUM([.J49:.J58])/COUNT([.J49:.J58])" office:value-type="float" office:value="53.3">
            <text:p>53</text:p>
          </table:table-cell>
          <table:table-cell table:style-name="ce16" table:formula="of:=SUM([.K49:.K58])/COUNT([.K49:.K58])" office:value-type="float" office:value="38.0690627571806">
            <text:p>38.07</text:p>
          </table:table-cell>
          <table:table-cell table:style-name="ce22"/>
          <table:table-cell table:style-name="ce2" table:number-columns-repeated="1012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-lstm_combo_all_0.0001_20000_512_1000000_0.99_RMSprop_CELU_512|256|64|32_Batcd-Liner-actin-Dropt-Noisr-actin-Noisr-actin-Noisr-Dropt-actin-Liner_1_1725521389.944997</text:p>
          </table:table-cell>
          <table:table-cell office:value-type="float" office:value="93.191790080954">
            <text:p>93.2</text:p>
          </table:table-cell>
          <table:table-cell office:value-type="float" office:value="8591.08164717174">
            <text:p>8591.1</text:p>
          </table:table-cell>
          <table:table-cell office:value-type="float" office:value="0.0859108164717174">
            <text:p>0.1</text:p>
          </table:table-cell>
          <table:table-cell office:value-type="float" office:value="8591.08164717174">
            <text:p>8591.1</text:p>
          </table:table-cell>
          <table:table-cell office:value-type="float" office:value="4756.61398707605">
            <text:p>4756.6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table:style-name="ce15" office:value-type="float" office:value="45">
            <text:p>45.00</text:p>
          </table:table-cell>
          <table:table-cell office:value-type="float" office:value="2146.36078270724">
            <text:p>2146.3607827072</text:p>
          </table:table-cell>
          <table:table-cell office:value-type="float" office:value="9769.55562380048">
            <text:p>9769.5556238005</text:p>
          </table:table-cell>
          <table:table-cell office:value-type="float" office:value="8.66869110199332">
            <text:p>8.668691102</text:p>
          </table:table-cell>
          <table:table-cell office:value-type="float" office:value="-1625.94546392453">
            <text:p>-1625.9454639245</text:p>
          </table:table-cell>
          <table:table-cell office:value-type="float" office:value="-89.9084545984952">
            <text:p>-89.9084545985</text:p>
          </table:table-cell>
          <table:table-cell office:value-type="float" office:value="-4312.93837601702">
            <text:p>-4312.938376017</text:p>
          </table:table-cell>
          <table:table-cell office:value-type="float" office:value="71.5923470597645">
            <text:p>71.5923470598</text:p>
          </table:table-cell>
          <table:table-cell office:value-type="float" office:value="-24120.6116933405">
            <text:p>-24120.6116933405</text:p>
          </table:table-cell>
          <table:table-cell office:value-type="float" office:value="24120611.6933405">
            <text:p>24120611.6933405</text:p>
          </table:table-cell>
          <table:table-cell office:value-type="float" office:value="120.5">
            <text:p>120.5</text:p>
          </table:table-cell>
          <table:table-cell office:value-type="float" office:value="30">
            <text:p>30</text:p>
          </table:table-cell>
          <table:table-cell office:value-type="float" office:value="-84388.8877713952">
            <text:p>-84388.887771395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-lstm_combo_all_0.0001_20000_512_1000000_0.99_RMSprop_CELU_512|256|64|32_Batcd-Liner-actin-Dropt-Noisr-actin-Noisr-actin-Noisr-Dropt-actin-Liner_1_1725525600.432982</text:p>
          </table:table-cell>
          <table:table-cell office:value-type="float" office:value="-36.1412533061401">
            <text:p>-36.1</text:p>
          </table:table-cell>
          <table:table-cell office:value-type="float" office:value="-4431.16861926217">
            <text:p>-4431.2</text:p>
          </table:table-cell>
          <table:table-cell office:value-type="float" office:value="-0.0443116861926217">
            <text:p>0.0</text:p>
          </table:table-cell>
          <table:table-cell office:value-type="float" office:value="-4431.16861926223">
            <text:p>-4431.2</text:p>
          </table:table-cell>
          <table:table-cell office:value-type="float" office:value="-7779.05602509262">
            <text:p>-7779.1</text:p>
          </table:table-cell>
          <table:table-cell office:value-type="float" office:value="119">
            <text:p>119</text:p>
          </table:table-cell>
          <table:table-cell office:value-type="float" office:value="127">
            <text:p>127</text:p>
          </table:table-cell>
          <table:table-cell table:style-name="ce15" office:value-type="float" office:value="48.3739837398374">
            <text:p>48.37</text:p>
          </table:table-cell>
          <table:table-cell office:value-type="float" office:value="1237.66568944686">
            <text:p>1237.6656894469</text:p>
          </table:table-cell>
          <table:table-cell office:value-type="float" office:value="7680.66905077911">
            <text:p>7680.6690507791</text:p>
          </table:table-cell>
          <table:table-cell office:value-type="float" office:value="2.37949681127793">
            <text:p>2.3794968113</text:p>
          </table:table-cell>
          <table:table-cell office:value-type="float" office:value="-1194.59358790109">
            <text:p>-1194.5935879011</text:p>
          </table:table-cell>
          <table:table-cell office:value-type="float" office:value="-16.4363588871929">
            <text:p>-16.4363588872</text:p>
          </table:table-cell>
          <table:table-cell office:value-type="float" office:value="-4309.06107087084">
            <text:p>-4309.0610708708</text:p>
          </table:table-cell>
          <table:table-cell office:value-type="float" office:value="-18.0128805661066">
            <text:p>-18.0128805661</text:p>
          </table:table-cell>
          <table:table-cell office:value-type="float" office:value="-49320.1890204011">
            <text:p>-49320.1890204011</text:p>
          </table:table-cell>
          <table:table-cell office:value-type="float" office:value="49320189.0204012">
            <text:p>49320189.0204012</text:p>
          </table:table-cell>
          <table:table-cell office:value-type="float" office:value="246.5">
            <text:p>246.5</text:p>
          </table:table-cell>
          <table:table-cell office:value-type="float" office:value="31">
            <text:p>31</text:p>
          </table:table-cell>
          <table:table-cell office:value-type="float" office:value="-83430.1897931015">
            <text:p>-83430.189793101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-lstm_combo_all_0.0001_20000_512_1000000_0.99_RMSprop_CELU_512|256|64|32_Batcd-Liner-actin-Dropt-Noisr-actin-Noisr-actin-Noisr-Dropt-actin-Liner_1_1725529584.4088352</text:p>
          </table:table-cell>
          <table:table-cell office:value-type="float" office:value="330.224454030474">
            <text:p>330.2</text:p>
          </table:table-cell>
          <table:table-cell office:value-type="float" office:value="32134.5894154706">
            <text:p>32134.6</text:p>
          </table:table-cell>
          <table:table-cell office:value-type="float" office:value="0.321345894154706">
            <text:p>0.3</text:p>
          </table:table-cell>
          <table:table-cell office:value-type="float" office:value="32134.5894154706">
            <text:p>32134.6</text:p>
          </table:table-cell>
          <table:table-cell office:value-type="float" office:value="32907.8845555089">
            <text:p>32907.9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table:style-name="ce15" office:value-type="float" office:value="48.421052631579">
            <text:p>48.42</text:p>
          </table:table-cell>
          <table:table-cell office:value-type="float" office:value="2625.28342641451">
            <text:p>2625.2834264145</text:p>
          </table:table-cell>
          <table:table-cell office:value-type="float" office:value="9219.82269700548">
            <text:p>9219.8226970055</text:p>
          </table:table-cell>
          <table:table-cell office:value-type="float" office:value="13.0376612766704">
            <text:p>13.0376612767</text:p>
          </table:table-cell>
          <table:table-cell office:value-type="float" office:value="-1808.7438408081">
            <text:p>-1808.7438408081</text:p>
          </table:table-cell>
          <table:table-cell office:value-type="float" office:value="-45.1814091978449">
            <text:p>-45.1814091978</text:p>
          </table:table-cell>
          <table:table-cell office:value-type="float" office:value="-3503.42961640192">
            <text:p>-3503.4296164019</text:p>
          </table:table-cell>
          <table:table-cell office:value-type="float" office:value="338.258835952322">
            <text:p>338.2588359523</text:p>
          </table:table-cell>
          <table:table-cell office:value-type="float" office:value="-19141.6762656812">
            <text:p>-19141.6762656812</text:p>
          </table:table-cell>
          <table:table-cell office:value-type="float" office:value="19141676.2656812">
            <text:p>19141676.2656812</text:p>
          </table:table-cell>
          <table:table-cell office:value-type="float" office:value="95.5">
            <text:p>95.5</text:p>
          </table:table-cell>
          <table:table-cell office:value-type="float" office:value="27">
            <text:p>27</text:p>
          </table:table-cell>
          <table:table-cell office:value-type="float" office:value="-71063.9402674536">
            <text:p>-71063.940267453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ata_2017_to_2023vs2024_1h_1d_only_price_percent_day_of_week_none_1h_1h|1d_32_1_1_0.004_20</text:p>
          </table:table-cell>
          <table:table-cell table:style-name="ce3" office:value-type="string">
            <text:p>trade_all_1.0_3_-0.1%_0_0.02</text:p>
          </table:table-cell>
          <table:table-cell table:style-name="ce3" office:value-type="string">
            <text:p>rl_duel-dqn-custom-lstm_combo_all_0.0001_20000_512_1000000_0.99_RMSprop_CELU_512|256|64|32_Batcd-Liner-actin-Dropt-Noisr-actin-Noisr-actin-Noisr-Dropt-actin-Liner_1_1725536222.1104991</text:p>
          </table:table-cell>
          <table:table-cell table:style-name="ce9" office:value-type="float" office:value="464.875737246641">
            <text:p>464.9</text:p>
          </table:table-cell>
          <table:table-cell table:style-name="ce9" office:value-type="float" office:value="45860.8606743122">
            <text:p>45860.9</text:p>
          </table:table-cell>
          <table:table-cell table:style-name="ce9" office:value-type="float" office:value="0.458608606743122">
            <text:p>0.5</text:p>
          </table:table-cell>
          <table:table-cell table:style-name="ce9" office:value-type="float" office:value="45860.8606743122">
            <text:p>45860.9</text:p>
          </table:table-cell>
          <table:table-cell table:style-name="ce9" office:value-type="float" office:value="51783.2233204712">
            <text:p>51783.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1">
            <text:p>21</text:p>
          </table:table-cell>
          <table:table-cell table:style-name="ce18" office:value-type="float" office:value="52.2727272727273">
            <text:p>52.27</text:p>
          </table:table-cell>
          <table:table-cell table:style-name="ce23" office:value-type="float" office:value="3582.905036321">
            <text:p>3582.905036321</text:p>
          </table:table-cell>
          <table:table-cell table:style-name="ce3" office:value-type="float" office:value="16932.4804329427">
            <text:p>16932.4804329427</text:p>
          </table:table-cell>
          <table:table-cell table:style-name="ce3" office:value-type="float" office:value="23.4204535833123">
            <text:p>23.4204535833</text:p>
          </table:table-cell>
          <table:table-cell table:style-name="ce3" office:value-type="float" office:value="-1740.28357909862">
            <text:p>-1740.2835790986</text:p>
          </table:table-cell>
          <table:table-cell table:style-name="ce3" office:value-type="float" office:value="-107.794352466168">
            <text:p>-107.7943524662</text:p>
          </table:table-cell>
          <table:table-cell table:style-name="ce3" office:value-type="float" office:value="-3662.31925014885">
            <text:p>-3662.3192501489</text:p>
          </table:table-cell>
          <table:table-cell table:style-name="ce3" office:value-type="float" office:value="1042.29228805255">
            <text:p>1042.2922880526</text:p>
          </table:table-cell>
          <table:table-cell table:style-name="ce3" office:value-type="float" office:value="-8950.31117184616">
            <text:p>-8950.3111718462</text:p>
          </table:table-cell>
          <table:table-cell table:style-name="ce3" office:value-type="float" office:value="8950311.17184616">
            <text:p>8950311.17184616</text:p>
          </table:table-cell>
          <table:table-cell table:style-name="ce3" office:value-type="float" office:value="44.5">
            <text:p>44.5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-32102.5957531925">
            <text:p>-32102.5957531925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1">
            <text:p>0.1</text:p>
          </table:table-cell>
          <table:table-cell table:number-columns-repeated="2" table:style-name="ce3" office:value-type="float" office:value="1000">
            <text:p>10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-lstm_combo_all_0.0001_20000_512_1000000_0.99_RMSprop_CELU_512|256|64|32_Batcd-Liner-actin-Dropt-Noisr-actin-Noisr-actin-Noisr-Dropt-actin-Liner_1_1725540329.5012631</text:p>
          </table:table-cell>
          <table:table-cell office:value-type="float" office:value="198.898710332859">
            <text:p>198.9</text:p>
          </table:table-cell>
          <table:table-cell office:value-type="float" office:value="18986.136421397">
            <text:p>18986.1</text:p>
          </table:table-cell>
          <table:table-cell office:value-type="float" office:value="0.18986136421397">
            <text:p>0.2</text:p>
          </table:table-cell>
          <table:table-cell office:value-type="float" office:value="18986.136421397">
            <text:p>18986.1</text:p>
          </table:table-cell>
          <table:table-cell office:value-type="float" office:value="16019.0145486755">
            <text:p>16019.0</text:p>
          </table:table-cell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  <table:table-cell table:style-name="ce15" office:value-type="float" office:value="45.0381679389313">
            <text:p>45.04</text:p>
          </table:table-cell>
          <table:table-cell office:value-type="float" office:value="2151.95503645483">
            <text:p>2151.9550364548</text:p>
          </table:table-cell>
          <table:table-cell office:value-type="float" office:value="9948.23048190557">
            <text:p>9948.2304819056</text:p>
          </table:table-cell>
          <table:table-cell office:value-type="float" office:value="24.2652980106504">
            <text:p>24.2652980107</text:p>
          </table:table-cell>
          <table:table-cell office:value-type="float" office:value="-1499.71126013108">
            <text:p>-1499.7112601311</text:p>
          </table:table-cell>
          <table:table-cell office:value-type="float" office:value="-2.74498526322714">
            <text:p>-2.7449852632</text:p>
          </table:table-cell>
          <table:table-cell office:value-type="float" office:value="-4777.98318543818">
            <text:p>-4777.9831854382</text:p>
          </table:table-cell>
          <table:table-cell office:value-type="float" office:value="144.932339094634">
            <text:p>144.9323390946</text:p>
          </table:table-cell>
          <table:table-cell office:value-type="float" office:value="-26332.1182546761">
            <text:p>-26332.1182546761</text:p>
          </table:table-cell>
          <table:table-cell office:value-type="float" office:value="26332118.2546761">
            <text:p>26332118.2546761</text:p>
          </table:table-cell>
          <table:table-cell office:value-type="float" office:value="131.5">
            <text:p>131.5</text:p>
          </table:table-cell>
          <table:table-cell office:value-type="float" office:value="28">
            <text:p>28</text:p>
          </table:table-cell>
          <table:table-cell office:value-type="float" office:value="-75277.8778861463">
            <text:p>-75277.877886146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-lstm_combo_all_0.0001_20000_512_1000000_0.99_RMSprop_CELU_512|256|64|32_Batcd-Liner-actin-Dropt-Noisr-actin-Noisr-actin-Noisr-Dropt-actin-Liner_1_1725544463.292763</text:p>
          </table:table-cell>
          <table:table-cell office:value-type="float" office:value="-0.379189444942679">
            <text:p>-0.4</text:p>
          </table:table-cell>
          <table:table-cell table:number-columns-repeated="4" office:value-type="float" office:value="0">
            <text:p>0.0</text:p>
          </table:table-cell>
          <table:table-cell table:number-columns-repeated="2" office:value-type="float" office:value="0">
            <text:p>0</text:p>
          </table:table-cell>
          <table:table-cell table:style-name="ce15" office:value-type="float" office:value="0">
            <text:p>0.00</text:p>
          </table:table-cell>
          <table:table-cell table:number-columns-repeated="1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-lstm_combo_all_0.0001_20000_512_1000000_0.99_RMSprop_CELU_512|256|64|32_Batcd-Liner-actin-Dropt-Noisr-actin-Noisr-actin-Noisr-Dropt-actin-Liner_1_1725548431.4711502</text:p>
          </table:table-cell>
          <table:table-cell office:value-type="float" office:value="-151.1385673192">
            <text:p>-151.1</text:p>
          </table:table-cell>
          <table:table-cell office:value-type="float" office:value="-15972.7799085998">
            <text:p>-15972.8</text:p>
          </table:table-cell>
          <table:table-cell office:value-type="float" office:value="-0.159727799085998">
            <text:p>-0.2</text:p>
          </table:table-cell>
          <table:table-cell office:value-type="float" office:value="-15972.7799085998">
            <text:p>-15972.8</text:p>
          </table:table-cell>
          <table:table-cell office:value-type="float" office:value="-17989.277054488">
            <text:p>-17989.3</text:p>
          </table:table-cell>
          <table:table-cell office:value-type="float" office:value="102">
            <text:p>102</text:p>
          </table:table-cell>
          <table:table-cell office:value-type="float" office:value="128">
            <text:p>128</text:p>
          </table:table-cell>
          <table:table-cell table:style-name="ce15" office:value-type="float" office:value="44.3478260869565">
            <text:p>44.35</text:p>
          </table:table-cell>
          <table:table-cell office:value-type="float" office:value="1372.19213056634">
            <text:p>1372.1921305663</text:p>
          </table:table-cell>
          <table:table-cell office:value-type="float" office:value="7951.8292269277">
            <text:p>7951.8292269277</text:p>
          </table:table-cell>
          <table:table-cell office:value-type="float" office:value="11.4836455286713">
            <text:p>11.4836455287</text:p>
          </table:table-cell>
          <table:table-cell office:value-type="float" office:value="-1218.25294708099">
            <text:p>-1218.252947081</text:p>
          </table:table-cell>
          <table:table-cell office:value-type="float" office:value="-11.8132766152703">
            <text:p>-11.8132766153</text:p>
          </table:table-cell>
          <table:table-cell office:value-type="float" office:value="-4219.75204090992">
            <text:p>-4219.7520409099</text:p>
          </table:table-cell>
          <table:table-cell office:value-type="float" office:value="-69.4468691678251">
            <text:p>-69.4468691678</text:p>
          </table:table-cell>
          <table:table-cell office:value-type="float" office:value="-46107.0342543457">
            <text:p>-46107.0342543457</text:p>
          </table:table-cell>
          <table:table-cell office:value-type="float" office:value="46107034.2543458">
            <text:p>46107034.2543458</text:p>
          </table:table-cell>
          <table:table-cell office:value-type="float" office:value="230.5">
            <text:p>230.5</text:p>
          </table:table-cell>
          <table:table-cell office:value-type="float" office:value="30">
            <text:p>30</text:p>
          </table:table-cell>
          <table:table-cell office:value-type="float" office:value="-83588.00565447">
            <text:p>-83588.0056544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-lstm_combo_all_0.0001_20000_512_1000000_0.99_RMSprop_CELU_512|256|64|32_Batcd-Liner-actin-Dropt-Noisr-actin-Noisr-actin-Noisr-Dropt-actin-Liner_1_1725552450.3751512</text:p>
          </table:table-cell>
          <table:table-cell office:value-type="float" office:value="205.03680103716">
            <text:p>205.0</text:p>
          </table:table-cell>
          <table:table-cell office:value-type="float" office:value="19649.8451973355">
            <text:p>19649.8</text:p>
          </table:table-cell>
          <table:table-cell office:value-type="float" office:value="0.196498451973355">
            <text:p>0.2</text:p>
          </table:table-cell>
          <table:table-cell office:value-type="float" office:value="19649.8451973355">
            <text:p>19649.8</text:p>
          </table:table-cell>
          <table:table-cell office:value-type="float" office:value="15096.9383311108">
            <text:p>15096.9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table:style-name="ce15" office:value-type="float" office:value="48.0314960629921">
            <text:p>48.03</text:p>
          </table:table-cell>
          <table:table-cell office:value-type="float" office:value="2163.70377436908">
            <text:p>2163.7037743691</text:p>
          </table:table-cell>
          <table:table-cell office:value-type="float" office:value="21789.9505742985">
            <text:p>21789.9505742985</text:p>
          </table:table-cell>
          <table:table-cell office:value-type="float" office:value="63.3990194945945">
            <text:p>63.3990194946</text:p>
          </table:table-cell>
          <table:table-cell office:value-type="float" office:value="-1702.061894533">
            <text:p>-1702.061894533</text:p>
          </table:table-cell>
          <table:table-cell office:value-type="float" office:value="-38.3461982758454">
            <text:p>-38.3461982758</text:p>
          </table:table-cell>
          <table:table-cell office:value-type="float" office:value="-4777.98318543818">
            <text:p>-4777.9831854382</text:p>
          </table:table-cell>
          <table:table-cell office:value-type="float" office:value="154.723190530201">
            <text:p>154.7231905302</text:p>
          </table:table-cell>
          <table:table-cell office:value-type="float" office:value="-25532.3822274248">
            <text:p>-25532.3822274248</text:p>
          </table:table-cell>
          <table:table-cell office:value-type="float" office:value="25532382.2274248">
            <text:p>25532382.2274248</text:p>
          </table:table-cell>
          <table:table-cell office:value-type="float" office:value="127.5">
            <text:p>127.5</text:p>
          </table:table-cell>
          <table:table-cell office:value-type="float" office:value="30">
            <text:p>30</text:p>
          </table:table-cell>
          <table:table-cell office:value-type="float" office:value="-83004.3520338344">
            <text:p>-83004.352033834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-lstm_combo_all_0.0001_20000_512_1000000_0.99_RMSprop_CELU_512|256|64|32_Batcd-Liner-actin-Dropt-Noisr-actin-Noisr-actin-Noisr-Dropt-actin-Liner_1_1725556365.798836</text:p>
          </table:table-cell>
          <table:table-cell office:value-type="float" office:value="-363.035538303083">
            <text:p>-363.0</text:p>
          </table:table-cell>
          <table:table-cell office:value-type="float" office:value="-36771.0010203036">
            <text:p>-36771.0</text:p>
          </table:table-cell>
          <table:table-cell office:value-type="float" office:value="-0.367710010203036">
            <text:p>-0.4</text:p>
          </table:table-cell>
          <table:table-cell office:value-type="float" office:value="-36771.0010203035">
            <text:p>-36771.0</text:p>
          </table:table-cell>
          <table:table-cell office:value-type="float" office:value="-33073.531937888">
            <text:p>-33073.5</text:p>
          </table:table-cell>
          <table:table-cell office:value-type="float" office:value="116">
            <text:p>116</text:p>
          </table:table-cell>
          <table:table-cell office:value-type="float" office:value="150">
            <text:p>150</text:p>
          </table:table-cell>
          <table:table-cell table:style-name="ce15" office:value-type="float" office:value="43.609022556391">
            <text:p>43.61</text:p>
          </table:table-cell>
          <table:table-cell office:value-type="float" office:value="1060.67139842781">
            <text:p>1060.6713984278</text:p>
          </table:table-cell>
          <table:table-cell office:value-type="float" office:value="8938.96663635415">
            <text:p>8938.9666363542</text:p>
          </table:table-cell>
          <table:table-cell office:value-type="float" office:value="4.24981331023446">
            <text:p>4.2498133102</text:p>
          </table:table-cell>
          <table:table-cell office:value-type="float" office:value="-1065.39255491953">
            <text:p>-1065.3925549195</text:p>
          </table:table-cell>
          <table:table-cell office:value-type="float" office:value="-10.0521055313293">
            <text:p>-10.0521055313</text:p>
          </table:table-cell>
          <table:table-cell office:value-type="float" office:value="-4309.06107087084">
            <text:p>-4309.0610708708</text:p>
          </table:table-cell>
          <table:table-cell office:value-type="float" office:value="-138.236845940991">
            <text:p>-138.236845941</text:p>
          </table:table-cell>
          <table:table-cell office:value-type="float" office:value="-53289.8188177975">
            <text:p>-53289.8188177975</text:p>
          </table:table-cell>
          <table:table-cell office:value-type="float" office:value="53289818.8177975">
            <text:p>53289818.8177975</text:p>
          </table:table-cell>
          <table:table-cell office:value-type="float" office:value="266.5">
            <text:p>266.5</text:p>
          </table:table-cell>
          <table:table-cell office:value-type="float" office:value="26">
            <text:p>26</text:p>
          </table:table-cell>
          <table:table-cell office:value-type="float" office:value="-71123.7430345939">
            <text:p>-71123.743034593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-lstm_combo_all_0.0001_20000_512_1000000_0.99_RMSprop_CELU_512|256|64|32_Batcd-Liner-actin-Dropt-Noisr-actin-Noisr-actin-Noisr-Dropt-actin-Liner_1_1725560207.401464</text:p>
          </table:table-cell>
          <table:table-cell office:value-type="float" office:value="116.075371049637">
            <text:p>116.1</text:p>
          </table:table-cell>
          <table:table-cell office:value-type="float" office:value="10750.1289435567">
            <text:p>10750.1</text:p>
          </table:table-cell>
          <table:table-cell office:value-type="float" office:value="0.107501289435567">
            <text:p>0.1</text:p>
          </table:table-cell>
          <table:table-cell office:value-type="float" office:value="10750.1289435567">
            <text:p>10750.1</text:p>
          </table:table-cell>
          <table:table-cell office:value-type="float" office:value="6945.64497488936">
            <text:p>6945.6</text:p>
          </table:table-cell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table:style-name="ce15" office:value-type="float" office:value="47.2222222222222">
            <text:p>47.22</text:p>
          </table:table-cell>
          <table:table-cell office:value-type="float" office:value="1825.21159469824">
            <text:p>1825.2115946982</text:p>
          </table:table-cell>
          <table:table-cell office:value-type="float" office:value="9810.43440924853">
            <text:p>9810.4344092485</text:p>
          </table:table-cell>
          <table:table-cell office:value-type="float" office:value="48.1842554538744">
            <text:p>48.1842554539</text:p>
          </table:table-cell>
          <table:table-cell office:value-type="float" office:value="-1491.63499336741">
            <text:p>-1491.6349933674</text:p>
          </table:table-cell>
          <table:table-cell office:value-type="float" office:value="-13.3374808712542">
            <text:p>-13.3374808713</text:p>
          </table:table-cell>
          <table:table-cell office:value-type="float" office:value="-4309.06107087084">
            <text:p>-4309.0610708708</text:p>
          </table:table-cell>
          <table:table-cell office:value-type="float" office:value="74.6536732191438">
            <text:p>74.6536732191</text:p>
          </table:table-cell>
          <table:table-cell office:value-type="float" office:value="-28925.1753042478">
            <text:p>-28925.1753042478</text:p>
          </table:table-cell>
          <table:table-cell office:value-type="float" office:value="28925175.3042478">
            <text:p>28925175.3042478</text:p>
          </table:table-cell>
          <table:table-cell office:value-type="float" office:value="144.5">
            <text:p>144.5</text:p>
          </table:table-cell>
          <table:table-cell office:value-type="float" office:value="35">
            <text:p>35</text:p>
          </table:table-cell>
          <table:table-cell office:value-type="float" office:value="-92710.768117991">
            <text:p>-92710.76811799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60:.D69])/COUNT([.D60:.D69])" office:value-type="float" office:value="85.7608315404359">
            <text:p>85.8</text:p>
          </table:table-cell>
          <table:table-cell table:style-name="ce8" table:formula="of:=SUM([.E60:.E69])/COUNT([.E60:.E69])" office:value-type="float" office:value="7879.76927510782">
            <text:p>7879.8</text:p>
          </table:table-cell>
          <table:table-cell table:style-name="ce8" table:formula="of:=SUM([.F60:.F69])/COUNT([.F60:.F69])" office:value-type="float" office:value="0.0787976927510782">
            <text:p>0.1</text:p>
          </table:table-cell>
          <table:table-cell table:style-name="ce8" table:formula="of:=SUM([.G60:.G69])/COUNT([.G60:.G69])" office:value-type="float" office:value="7879.76927510782">
            <text:p>7879.8</text:p>
          </table:table-cell>
          <table:table-cell table:style-name="ce8" table:formula="of:=SUM([.H60:.H69])/COUNT([.H60:.H69])" office:value-type="float" office:value="6866.74547002632">
            <text:p>6866.7</text:p>
          </table:table-cell>
          <table:table-cell table:style-name="ce11" table:formula="of:=SUM([.I60:.I69])/COUNT([.I60:.I69])" office:value-type="float" office:value="64.8">
            <text:p>65</text:p>
          </table:table-cell>
          <table:table-cell table:style-name="ce11" table:formula="of:=SUM([.J60:.J69])/COUNT([.J60:.J69])" office:value-type="float" office:value="75.5">
            <text:p>76</text:p>
          </table:table-cell>
          <table:table-cell table:style-name="ce16" table:formula="of:=SUM([.K60:.K69])/COUNT([.K60:.K69])" office:value-type="float" office:value="42.2316498511637">
            <text:p>42.23</text:p>
          </table:table-cell>
          <table:table-cell table:style-name="ce22"/>
          <table:table-cell table:style-name="ce2"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128|32_Batcd-Liner-actin-Dropt-Liner-actin-Liner-Resik-Dropt-actin-Liner_1_1725668709.2675111</text:p>
          </table:table-cell>
          <table:table-cell office:value-type="float" office:value="-63.533826903025">
            <text:p>-63.5</text:p>
          </table:table-cell>
          <table:table-cell office:value-type="float" office:value="-6233.97735907376">
            <text:p>-6234.0</text:p>
          </table:table-cell>
          <table:table-cell office:value-type="float" office:value="-0.0623397735907376">
            <text:p>-0.1</text:p>
          </table:table-cell>
          <table:table-cell office:value-type="float" office:value="-6233.97735907376">
            <text:p>-6234.0</text:p>
          </table:table-cell>
          <table:table-cell office:value-type="float" office:value="-6352.41970362662">
            <text:p>-6352.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style-name="ce15" office:value-type="float" office:value="78.5714285714286">
            <text:p>78.57</text:p>
          </table:table-cell>
          <table:table-cell office:value-type="float" office:value="484.859287988688">
            <text:p>484.8592879887</text:p>
          </table:table-cell>
          <table:table-cell office:value-type="float" office:value="957.773344851492">
            <text:p>957.7733448515</text:p>
          </table:table-cell>
          <table:table-cell office:value-type="float" office:value="11.0922347126907">
            <text:p>11.0922347127</text:p>
          </table:table-cell>
          <table:table-cell office:value-type="float" office:value="-2816.81361580415">
            <text:p>-2816.8136158042</text:p>
          </table:table-cell>
          <table:table-cell office:value-type="float" office:value="-1054.18572416229">
            <text:p>-1054.1857241623</text:p>
          </table:table-cell>
          <table:table-cell office:value-type="float" office:value="-4777.98318543818">
            <text:p>-4777.9831854382</text:p>
          </table:table-cell>
          <table:table-cell office:value-type="float" office:value="-222.642048538349">
            <text:p>-222.6420485383</text:p>
          </table:table-cell>
          <table:table-cell office:value-type="float" office:value="-5596.56258522615">
            <text:p>-5596.5625852262</text:p>
          </table:table-cell>
          <table:table-cell office:value-type="float" office:value="5596562.58522615">
            <text:p>5596562.58522615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-15846.6959706626">
            <text:p>-15846.695970662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128|32_Batcd-Liner-actin-Dropt-Liner-actin-Liner-Resik-Dropt-actin-Liner_1_1725670591.336144</text:p>
          </table:table-cell>
          <table:table-cell office:value-type="float" office:value="-247.411823050915">
            <text:p>-247.4</text:p>
          </table:table-cell>
          <table:table-cell office:value-type="float" office:value="-24042.4128948804">
            <text:p>-24042.4</text:p>
          </table:table-cell>
          <table:table-cell office:value-type="float" office:value="-0.240424128948804">
            <text:p>-0.2</text:p>
          </table:table-cell>
          <table:table-cell office:value-type="float" office:value="-24042.4128948804">
            <text:p>-24042.4</text:p>
          </table:table-cell>
          <table:table-cell office:value-type="float" office:value="-23426.4522215343">
            <text:p>-23426.5</text:p>
          </table:table-cell>
          <table:table-cell office:value-type="float" office:value="232">
            <text:p>232</text:p>
          </table:table-cell>
          <table:table-cell office:value-type="float" office:value="69">
            <text:p>69</text:p>
          </table:table-cell>
          <table:table-cell table:style-name="ce15" office:value-type="float" office:value="77.0764119601329">
            <text:p>77.08</text:p>
          </table:table-cell>
          <table:table-cell office:value-type="float" office:value="516.251036308592">
            <text:p>516.2510363086</text:p>
          </table:table-cell>
          <table:table-cell office:value-type="float" office:value="3292.30088902073">
            <text:p>3292.3008890207</text:p>
          </table:table-cell>
          <table:table-cell office:value-type="float" office:value="4.19475952492212">
            <text:p>4.1947595249</text:p>
          </table:table-cell>
          <table:table-cell office:value-type="float" office:value="-2084.24135244165">
            <text:p>-2084.2413524417</text:p>
          </table:table-cell>
          <table:table-cell office:value-type="float" office:value="-3.39653200811881">
            <text:p>-3.3965320081</text:p>
          </table:table-cell>
          <table:table-cell office:value-type="float" office:value="-4570.21268614092">
            <text:p>-4570.2126861409</text:p>
          </table:table-cell>
          <table:table-cell office:value-type="float" office:value="-79.8751258966126">
            <text:p>-79.8751258966</text:p>
          </table:table-cell>
          <table:table-cell office:value-type="float" office:value="-60306.0636507558">
            <text:p>-60306.0636507558</text:p>
          </table:table-cell>
          <table:table-cell office:value-type="float" office:value="60306063.6507559">
            <text:p>60306063.6507559</text:p>
          </table:table-cell>
          <table:table-cell office:value-type="float" office:value="301.5">
            <text:p>301.5</text:p>
          </table:table-cell>
          <table:table-cell office:value-type="float" office:value="48">
            <text:p>48</text:p>
          </table:table-cell>
          <table:table-cell office:value-type="float" office:value="-126306.819234473">
            <text:p>-126306.81923447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128|32_Batcd-Liner-actin-Dropt-Liner-actin-Liner-Resik-Dropt-actin-Liner_1_1725672455.395875</text:p>
          </table:table-cell>
          <table:table-cell office:value-type="float" office:value="280.294839081902">
            <text:p>280.3</text:p>
          </table:table-cell>
          <table:table-cell office:value-type="float" office:value="28042.8265223613">
            <text:p>28042.8</text:p>
          </table:table-cell>
          <table:table-cell office:value-type="float" office:value="0.280428265223613">
            <text:p>0.3</text:p>
          </table:table-cell>
          <table:table-cell office:value-type="float" office:value="28042.8265223613">
            <text:p>28042.8</text:p>
          </table:table-cell>
          <table:table-cell office:value-type="float" office:value="30210.8504633665">
            <text:p>30210.9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table:style-name="ce15" office:value-type="float" office:value="80.3921568627451">
            <text:p>80.39</text:p>
          </table:table-cell>
          <table:table-cell office:value-type="float" office:value="929.839875853927">
            <text:p>929.8398758539</text:p>
          </table:table-cell>
          <table:table-cell office:value-type="float" office:value="6947.23896356698">
            <text:p>6947.238963567</text:p>
          </table:table-cell>
          <table:table-cell office:value-type="float" office:value="5.85884144068405">
            <text:p>5.8588414407</text:p>
          </table:table-cell>
          <table:table-cell office:value-type="float" office:value="-2410.20216488304">
            <text:p>-2410.202164883</text:p>
          </table:table-cell>
          <table:table-cell office:value-type="float" office:value="-31.7834819373529">
            <text:p>-31.7834819374</text:p>
          </table:table-cell>
          <table:table-cell office:value-type="float" office:value="-4777.98318543818">
            <text:p>-4777.9831854382</text:p>
          </table:table-cell>
          <table:table-cell office:value-type="float" office:value="274.929671787856">
            <text:p>274.9296717879</text:p>
          </table:table-cell>
          <table:table-cell office:value-type="float" office:value="-20438.28110763">
            <text:p>-20438.28110763</text:p>
          </table:table-cell>
          <table:table-cell office:value-type="float" office:value="20438281.10763">
            <text:p>20438281.10763</text:p>
          </table:table-cell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office:value-type="float" office:value="-47815.9876094579">
            <text:p>-47815.987609457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128|32_Batcd-Liner-actin-Dropt-Liner-actin-Liner-Resik-Dropt-actin-Liner_1_1725674322.2328231</text:p>
          </table:table-cell>
          <table:table-cell office:value-type="float" office:value="-305.163401725511">
            <text:p>-305.2</text:p>
          </table:table-cell>
          <table:table-cell office:value-type="float" office:value="-29885.2716858002">
            <text:p>-29885.3</text:p>
          </table:table-cell>
          <table:table-cell office:value-type="float" office:value="-0.298852716858002">
            <text:p>-0.3</text:p>
          </table:table-cell>
          <table:table-cell office:value-type="float" office:value="-29885.2716858002">
            <text:p>-29885.3</text:p>
          </table:table-cell>
          <table:table-cell office:value-type="float" office:value="-27368.552374256">
            <text:p>-27368.6</text:p>
          </table:table-cell>
          <table:table-cell office:value-type="float" office:value="177">
            <text:p>177</text:p>
          </table:table-cell>
          <table:table-cell office:value-type="float" office:value="65">
            <text:p>65</text:p>
          </table:table-cell>
          <table:table-cell table:style-name="ce15" office:value-type="float" office:value="73.1404958677686">
            <text:p>73.14</text:p>
          </table:table-cell>
          <table:table-cell office:value-type="float" office:value="501.545795806079">
            <text:p>501.5457958061</text:p>
          </table:table-cell>
          <table:table-cell office:value-type="float" office:value="3292.30088902073">
            <text:p>3292.3008890207</text:p>
          </table:table-cell>
          <table:table-cell office:value-type="float" office:value="4.19475952492212">
            <text:p>4.1947595249</text:p>
          </table:table-cell>
          <table:table-cell office:value-type="float" office:value="-1825.52119297656">
            <text:p>-1825.5211929766</text:p>
          </table:table-cell>
          <table:table-cell office:value-type="float" office:value="-4.29004030882788">
            <text:p>-4.2900403088</text:p>
          </table:table-cell>
          <table:table-cell office:value-type="float" office:value="-4458.74642707902">
            <text:p>-4458.746427079</text:p>
          </table:table-cell>
          <table:table-cell office:value-type="float" office:value="-123.492858205786">
            <text:p>-123.4928582058</text:p>
          </table:table-cell>
          <table:table-cell office:value-type="float" office:value="-48394.3090373515">
            <text:p>-48394.3090373515</text:p>
          </table:table-cell>
          <table:table-cell office:value-type="float" office:value="48394309.0373515">
            <text:p>48394309.0373515</text:p>
          </table:table-cell>
          <table:table-cell office:value-type="float" office:value="242">
            <text:p>242</text:p>
          </table:table-cell>
          <table:table-cell office:value-type="float" office:value="36">
            <text:p>36</text:p>
          </table:table-cell>
          <table:table-cell office:value-type="float" office:value="-90935.3080356302">
            <text:p>-90935.308035630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128|32_Batcd-Liner-actin-Dropt-Liner-actin-Liner-Resik-Dropt-actin-Liner_1_1725676369.064024</text:p>
          </table:table-cell>
          <table:table-cell office:value-type="float" office:value="-290.086694925644">
            <text:p>-290.1</text:p>
          </table:table-cell>
          <table:table-cell office:value-type="float" office:value="-28315.0998882905">
            <text:p>-28315.1</text:p>
          </table:table-cell>
          <table:table-cell office:value-type="float" office:value="-0.283150998882905">
            <text:p>-0.3</text:p>
          </table:table-cell>
          <table:table-cell office:value-type="float" office:value="-28315.0998882905">
            <text:p>-28315.1</text:p>
          </table:table-cell>
          <table:table-cell office:value-type="float" office:value="-26660.4616160773">
            <text:p>-26660.5</text:p>
          </table:table-cell>
          <table:table-cell office:value-type="float" office:value="217">
            <text:p>217</text:p>
          </table:table-cell>
          <table:table-cell office:value-type="float" office:value="72">
            <text:p>72</text:p>
          </table:table-cell>
          <table:table-cell table:style-name="ce15" office:value-type="float" office:value="75.0865051903114">
            <text:p>75.09</text:p>
          </table:table-cell>
          <table:table-cell office:value-type="float" office:value="539.94058246077">
            <text:p>539.9405824608</text:p>
          </table:table-cell>
          <table:table-cell office:value-type="float" office:value="3292.30088902073">
            <text:p>3292.3008890207</text:p>
          </table:table-cell>
          <table:table-cell office:value-type="float" office:value="8.66869110199332">
            <text:p>8.668691102</text:p>
          </table:table-cell>
          <table:table-cell office:value-type="float" office:value="-2020.58619836497">
            <text:p>-2020.586198365</text:p>
          </table:table-cell>
          <table:table-cell office:value-type="float" office:value="-2.91600855006254">
            <text:p>-2.9160085501</text:p>
          </table:table-cell>
          <table:table-cell office:value-type="float" office:value="-4570.21268614092">
            <text:p>-4570.2126861409</text:p>
          </table:table-cell>
          <table:table-cell office:value-type="float" office:value="-97.9761241809359">
            <text:p>-97.9761241809</text:p>
          </table:table-cell>
          <table:table-cell office:value-type="float" office:value="-57900.5854855973">
            <text:p>-57900.5854855973</text:p>
          </table:table-cell>
          <table:table-cell office:value-type="float" office:value="57900585.4855973">
            <text:p>57900585.4855973</text:p>
          </table:table-cell>
          <table:table-cell office:value-type="float" office:value="289.5">
            <text:p>289.5</text:p>
          </table:table-cell>
          <table:table-cell office:value-type="float" office:value="53">
            <text:p>53</text:p>
          </table:table-cell>
          <table:table-cell office:value-type="float" office:value="-143263.717769244">
            <text:p>-143263.71776924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128|32_Batcd-Liner-actin-Dropt-Liner-actin-Liner-Resik-Dropt-actin-Liner_1_1725678360.03184</text:p>
          </table:table-cell>
          <table:table-cell office:value-type="float" office:value="-420.485172990021">
            <text:p>-420.5</text:p>
          </table:table-cell>
          <table:table-cell office:value-type="float" office:value="-41325.2479850117">
            <text:p>-41325.2</text:p>
          </table:table-cell>
          <table:table-cell office:value-type="float" office:value="-0.413252479850117">
            <text:p>-0.4</text:p>
          </table:table-cell>
          <table:table-cell office:value-type="float" office:value="-41325.2479850117">
            <text:p>-41325.2</text:p>
          </table:table-cell>
          <table:table-cell office:value-type="float" office:value="-35326.6163472243">
            <text:p>-35326.6</text:p>
          </table:table-cell>
          <table:table-cell office:value-type="float" office:value="196">
            <text:p>196</text:p>
          </table:table-cell>
          <table:table-cell office:value-type="float" office:value="67">
            <text:p>67</text:p>
          </table:table-cell>
          <table:table-cell table:style-name="ce15" office:value-type="float" office:value="74.5247148288973">
            <text:p>74.52</text:p>
          </table:table-cell>
          <table:table-cell office:value-type="float" office:value="446.741106211411">
            <text:p>446.7411062114</text:p>
          </table:table-cell>
          <table:table-cell office:value-type="float" office:value="3292.30088902073">
            <text:p>3292.3008890207</text:p>
          </table:table-cell>
          <table:table-cell office:value-type="float" office:value="12.9585370084969">
            <text:p>12.9585370085</text:p>
          </table:table-cell>
          <table:table-cell office:value-type="float" office:value="-1923.67917615594">
            <text:p>-1923.6791761559</text:p>
          </table:table-cell>
          <table:table-cell office:value-type="float" office:value="-2.91600855006254">
            <text:p>-2.9160085501</text:p>
          </table:table-cell>
          <table:table-cell office:value-type="float" office:value="-4777.98318543818">
            <text:p>-4777.9831854382</text:p>
          </table:table-cell>
          <table:table-cell office:value-type="float" office:value="-157.13022047533">
            <text:p>-157.1302204753</text:p>
          </table:table-cell>
          <table:table-cell office:value-type="float" office:value="-52684.9597117267">
            <text:p>-52684.9597117267</text:p>
          </table:table-cell>
          <table:table-cell office:value-type="float" office:value="52684959.7117267">
            <text:p>52684959.7117267</text:p>
          </table:table-cell>
          <table:table-cell office:value-type="float" office:value="263.5">
            <text:p>263.5</text:p>
          </table:table-cell>
          <table:table-cell office:value-type="float" office:value="44">
            <text:p>44</text:p>
          </table:table-cell>
          <table:table-cell office:value-type="float" office:value="-120489.206070433">
            <text:p>-120489.20607043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128|32_Batcd-Liner-actin-Dropt-Liner-actin-Liner-Resik-Dropt-actin-Liner_1_1725680186.481803</text:p>
          </table:table-cell>
          <table:table-cell office:value-type="float" office:value="-234.843841037254">
            <text:p>-234.8</text:p>
          </table:table-cell>
          <table:table-cell office:value-type="float" office:value="-22935.5707841225">
            <text:p>-22935.6</text:p>
          </table:table-cell>
          <table:table-cell office:value-type="float" office:value="-0.229355707841225">
            <text:p>-0.2</text:p>
          </table:table-cell>
          <table:table-cell office:value-type="float" office:value="-22935.5707841225">
            <text:p>-22935.6</text:p>
          </table:table-cell>
          <table:table-cell office:value-type="float" office:value="-22722.2183861883">
            <text:p>-22722.2</text:p>
          </table:table-cell>
          <table:table-cell office:value-type="float" office:value="214">
            <text:p>214</text:p>
          </table:table-cell>
          <table:table-cell office:value-type="float" office:value="60">
            <text:p>60</text:p>
          </table:table-cell>
          <table:table-cell table:style-name="ce15" office:value-type="float" office:value="78.1021897810219">
            <text:p>78.10</text:p>
          </table:table-cell>
          <table:table-cell office:value-type="float" office:value="590.048308165459">
            <text:p>590.0483081655</text:p>
          </table:table-cell>
          <table:table-cell office:value-type="float" office:value="3292.30088902073">
            <text:p>3292.3008890207</text:p>
          </table:table-cell>
          <table:table-cell office:value-type="float" office:value="18.3383054602891">
            <text:p>18.3383054603</text:p>
          </table:table-cell>
          <table:table-cell office:value-type="float" office:value="-2486.76514552551">
            <text:p>-2486.7651455255</text:p>
          </table:table-cell>
          <table:table-cell office:value-type="float" office:value="-2.91600855006254">
            <text:p>-2.9160085501</text:p>
          </table:table-cell>
          <table:table-cell office:value-type="float" office:value="-4570.21268614092">
            <text:p>-4570.2126861409</text:p>
          </table:table-cell>
          <table:table-cell office:value-type="float" office:value="-83.7064627157756">
            <text:p>-83.7064627158</text:p>
          </table:table-cell>
          <table:table-cell office:value-type="float" office:value="-54904.468898114">
            <text:p>-54904.468898114</text:p>
          </table:table-cell>
          <table:table-cell office:value-type="float" office:value="54904468.898114">
            <text:p>54904468.898114</text:p>
          </table:table-cell>
          <table:table-cell office:value-type="float" office:value="274.5">
            <text:p>274.5</text:p>
          </table:table-cell>
          <table:table-cell office:value-type="float" office:value="54">
            <text:p>54</text:p>
          </table:table-cell>
          <table:table-cell office:value-type="float" office:value="-144820.772018691">
            <text:p>-144820.77201869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128|32_Batcd-Liner-actin-Dropt-Liner-actin-Liner-Resik-Dropt-actin-Liner_1_1725682052.412323</text:p>
          </table:table-cell>
          <table:table-cell office:value-type="float" office:value="-223.881812081631">
            <text:p>-223.9</text:p>
          </table:table-cell>
          <table:table-cell office:value-type="float" office:value="-21811.8291028398">
            <text:p>-21811.8</text:p>
          </table:table-cell>
          <table:table-cell office:value-type="float" office:value="-0.218118291028398">
            <text:p>-0.2</text:p>
          </table:table-cell>
          <table:table-cell office:value-type="float" office:value="-21811.8291028398">
            <text:p>-21811.8</text:p>
          </table:table-cell>
          <table:table-cell office:value-type="float" office:value="-21816.5982717515">
            <text:p>-21816.6</text:p>
          </table:table-cell>
          <table:table-cell office:value-type="float" office:value="198">
            <text:p>198</text:p>
          </table:table-cell>
          <table:table-cell office:value-type="float" office:value="66">
            <text:p>66</text:p>
          </table:table-cell>
          <table:table-cell table:style-name="ce15" office:value-type="float" office:value="75">
            <text:p>75.00</text:p>
          </table:table-cell>
          <table:table-cell office:value-type="float" office:value="634.105458002037">
            <text:p>634.105458002</text:p>
          </table:table-cell>
          <table:table-cell office:value-type="float" office:value="3292.30088902073">
            <text:p>3292.3008890207</text:p>
          </table:table-cell>
          <table:table-cell office:value-type="float" office:value="11.0922347126907">
            <text:p>11.0922347127</text:p>
          </table:table-cell>
          <table:table-cell office:value-type="float" office:value="-2232.79863314005">
            <text:p>-2232.7986331401</text:p>
          </table:table-cell>
          <table:table-cell office:value-type="float" office:value="-26.1268619213952">
            <text:p>-26.1268619214</text:p>
          </table:table-cell>
          <table:table-cell office:value-type="float" office:value="-4570.21268614092">
            <text:p>-4570.2126861409</text:p>
          </table:table-cell>
          <table:table-cell office:value-type="float" office:value="-82.620564783484">
            <text:p>-82.6205647835</text:p>
          </table:table-cell>
          <table:table-cell office:value-type="float" office:value="-52904.5927636608">
            <text:p>-52904.5927636608</text:p>
          </table:table-cell>
          <table:table-cell office:value-type="float" office:value="52904592.7636608">
            <text:p>52904592.7636608</text:p>
          </table:table-cell>
          <table:table-cell office:value-type="float" office:value="264.5">
            <text:p>264.5</text:p>
          </table:table-cell>
          <table:table-cell office:value-type="float" office:value="45">
            <text:p>45</text:p>
          </table:table-cell>
          <table:table-cell office:value-type="float" office:value="-115020.050607477">
            <text:p>-115020.05060747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128|32_Batcd-Liner-actin-Dropt-Liner-actin-Liner-Resik-Dropt-actin-Liner_1_1725683882.688077</text:p>
          </table:table-cell>
          <table:table-cell office:value-type="float" office:value="-473.041129436767">
            <text:p>-473.0</text:p>
          </table:table-cell>
          <table:table-cell office:value-type="float" office:value="-46604.4690506198">
            <text:p>-46604.5</text:p>
          </table:table-cell>
          <table:table-cell office:value-type="float" office:value="-0.466044690506198">
            <text:p>-0.5</text:p>
          </table:table-cell>
          <table:table-cell office:value-type="float" office:value="-46604.4690506198">
            <text:p>-46604.5</text:p>
          </table:table-cell>
          <table:table-cell office:value-type="float" office:value="-38911.597064393">
            <text:p>-38911.6</text:p>
          </table:table-cell>
          <table:table-cell office:value-type="float" office:value="178">
            <text:p>178</text:p>
          </table:table-cell>
          <table:table-cell office:value-type="float" office:value="62">
            <text:p>62</text:p>
          </table:table-cell>
          <table:table-cell table:style-name="ce15" office:value-type="float" office:value="74.1666666666667">
            <text:p>74.17</text:p>
          </table:table-cell>
          <table:table-cell office:value-type="float" office:value="561.559894758855">
            <text:p>561.5598947589</text:p>
          </table:table-cell>
          <table:table-cell office:value-type="float" office:value="3292.30088902073">
            <text:p>3292.3008890207</text:p>
          </table:table-cell>
          <table:table-cell office:value-type="float" office:value="8.66869110199332">
            <text:p>8.668691102</text:p>
          </table:table-cell>
          <table:table-cell office:value-type="float" office:value="-2363.90532770478">
            <text:p>-2363.9053277048</text:p>
          </table:table-cell>
          <table:table-cell office:value-type="float" office:value="-6.20548937817512">
            <text:p>-6.2054893782</text:p>
          </table:table-cell>
          <table:table-cell office:value-type="float" office:value="-4570.21268614092">
            <text:p>-4570.2126861409</text:p>
          </table:table-cell>
          <table:table-cell office:value-type="float" office:value="-194.185287710916">
            <text:p>-194.1852877109</text:p>
          </table:table-cell>
          <table:table-cell office:value-type="float" office:value="-48077.3729038532">
            <text:p>-48077.3729038532</text:p>
          </table:table-cell>
          <table:table-cell office:value-type="float" office:value="48077372.9038532">
            <text:p>48077372.9038532</text:p>
          </table:table-cell>
          <table:table-cell office:value-type="float" office:value="240.5">
            <text:p>240.5</text:p>
          </table:table-cell>
          <table:table-cell office:value-type="float" office:value="53">
            <text:p>53</text:p>
          </table:table-cell>
          <table:table-cell office:value-type="float" office:value="-145997.18952548">
            <text:p>-145997.1895254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128|32_Batcd-Liner-actin-Dropt-Liner-actin-Liner-Resik-Dropt-actin-Liner_1_1725685491.932603</text:p>
          </table:table-cell>
          <table:table-cell office:value-type="float" office:value="-166.050046848216">
            <text:p>-166.1</text:p>
          </table:table-cell>
          <table:table-cell office:value-type="float" office:value="-16004.2829144467">
            <text:p>-16004.3</text:p>
          </table:table-cell>
          <table:table-cell office:value-type="float" office:value="-0.160042829144467">
            <text:p>-0.2</text:p>
          </table:table-cell>
          <table:table-cell office:value-type="float" office:value="-16004.2829144467">
            <text:p>-16004.3</text:p>
          </table:table-cell>
          <table:table-cell office:value-type="float" office:value="-16677.1027191769">
            <text:p>-16677.1</text:p>
          </table:table-cell>
          <table:table-cell office:value-type="float" office:value="167">
            <text:p>167</text:p>
          </table:table-cell>
          <table:table-cell office:value-type="float" office:value="61">
            <text:p>61</text:p>
          </table:table-cell>
          <table:table-cell table:style-name="ce15" office:value-type="float" office:value="73.2456140350877">
            <text:p>73.25</text:p>
          </table:table-cell>
          <table:table-cell office:value-type="float" office:value="618.123579671864">
            <text:p>618.1235796719</text:p>
          </table:table-cell>
          <table:table-cell office:value-type="float" office:value="3292.30088902073">
            <text:p>3292.3008890207</text:p>
          </table:table-cell>
          <table:table-cell office:value-type="float" office:value="11.0922347126907">
            <text:p>11.0922347127</text:p>
          </table:table-cell>
          <table:table-cell office:value-type="float" office:value="-1954.60525769915">
            <text:p>-1954.6052576992</text:p>
          </table:table-cell>
          <table:table-cell office:value-type="float" office:value="-4.6874502581486">
            <text:p>-4.6874502581</text:p>
          </table:table-cell>
          <table:table-cell office:value-type="float" office:value="-4570.21268614092">
            <text:p>-4570.2126861409</text:p>
          </table:table-cell>
          <table:table-cell office:value-type="float" office:value="-70.1942233089768">
            <text:p>-70.194223309</text:p>
          </table:table-cell>
          <table:table-cell office:value-type="float" office:value="-45606.8025196051">
            <text:p>-45606.8025196051</text:p>
          </table:table-cell>
          <table:table-cell office:value-type="float" office:value="45606802.5196051">
            <text:p>45606802.5196051</text:p>
          </table:table-cell>
          <table:table-cell office:value-type="float" office:value="228">
            <text:p>228</text:p>
          </table:table-cell>
          <table:table-cell office:value-type="float" office:value="42">
            <text:p>42</text:p>
          </table:table-cell>
          <table:table-cell office:value-type="float" office:value="-113501.042848125">
            <text:p>-113501.04284812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72:.D81])/COUNT([.D72:.D81])" office:value-type="float" office:value="-214.420290991708">
            <text:p>-214.4</text:p>
          </table:table-cell>
          <table:table-cell table:style-name="ce8" table:formula="of:=SUM([.E72:.E81])/COUNT([.E72:.E81])" office:value-type="float" office:value="-20911.5335142724">
            <text:p>-20911.5</text:p>
          </table:table-cell>
          <table:table-cell table:style-name="ce8" table:formula="of:=SUM([.F72:.F81])/COUNT([.F72:.F81])" office:value-type="float" office:value="-0.209115335142724">
            <text:p>-0.2</text:p>
          </table:table-cell>
          <table:table-cell table:style-name="ce8" table:formula="of:=SUM([.G72:.G81])/COUNT([.G72:.G81])" office:value-type="float" office:value="-20911.5335142724">
            <text:p>-20911.5</text:p>
          </table:table-cell>
          <table:table-cell table:style-name="ce8" table:formula="of:=SUM([.H72:.H81])/COUNT([.H72:.H81])" office:value-type="float" office:value="-18905.1168240862">
            <text:p>-18905.1</text:p>
          </table:table-cell>
          <table:table-cell table:style-name="ce11" table:formula="of:=SUM([.I72:.I81])/COUNT([.I72:.I81])" office:value-type="float" office:value="168.3">
            <text:p>168</text:p>
          </table:table-cell>
          <table:table-cell table:style-name="ce11" table:formula="of:=SUM([.J72:.J81])/COUNT([.J72:.J81])" office:value-type="float" office:value="54.8">
            <text:p>55</text:p>
          </table:table-cell>
          <table:table-cell table:style-name="ce16" table:formula="of:=SUM([.K72:.K81])/COUNT([.K72:.K81])" office:value-type="float" office:value="75.930618376406">
            <text:p>75.93</text:p>
          </table:table-cell>
          <table:table-cell table:style-name="ce22"/>
          <table:table-cell table:style-name="ce2"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15"/>
          <table:table-cell table:number-columns-repeated="1013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64_Batcd-Liner-actin-Dropt-Noisr-Dropt-actin-Liner_1_1726061344.5549178</text:p>
          </table:table-cell>
          <table:table-cell office:value-type="float" office:value="14.108153110607">
            <text:p>14.1</text:p>
          </table:table-cell>
          <table:table-cell office:value-type="float" office:value="1116.43164601589">
            <text:p>1116.4</text:p>
          </table:table-cell>
          <table:table-cell office:value-type="float" office:value="0.0111643164601589">
            <text:p>0.0</text:p>
          </table:table-cell>
          <table:table-cell office:value-type="float" office:value="1116.43164601589">
            <text:p>1116.4</text:p>
          </table:table-cell>
          <table:table-cell office:value-type="float" office:value="998.206803655188">
            <text:p>998.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style-name="ce15" office:value-type="float" office:value="18.75">
            <text:p>18.75</text:p>
          </table:table-cell>
          <table:table-cell office:value-type="float" office:value="1882.92327291271">
            <text:p>1882.9232729127</text:p>
          </table:table-cell>
          <table:table-cell office:value-type="float" office:value="4762.67713313345">
            <text:p>4762.6771331335</text:p>
          </table:table-cell>
          <table:table-cell office:value-type="float" office:value="357.592543907929">
            <text:p>357.5925439079</text:p>
          </table:table-cell>
          <table:table-cell office:value-type="float" office:value="-348.64139790171">
            <text:p>-348.6413979017</text:p>
          </table:table-cell>
          <table:table-cell office:value-type="float" office:value="-62.3018334062945">
            <text:p>-62.3018334063</text:p>
          </table:table-cell>
          <table:table-cell office:value-type="float" office:value="-742.543769244556">
            <text:p>-742.5437692446</text:p>
          </table:table-cell>
          <table:table-cell office:value-type="float" office:value="69.776977875993">
            <text:p>69.776977876</text:p>
          </table:table-cell>
          <table:table-cell office:value-type="float" office:value="-3302.71915079681">
            <text:p>-3302.7191507968</text:p>
          </table:table-cell>
          <table:table-cell office:value-type="float" office:value="3302719.15079681">
            <text:p>3302719.15079681</text:p>
          </table:table-cell>
          <table:table-cell office:value-type="float" office:value="16.5">
            <text:p>16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64_Batcd-Liner-actin-Dropt-Noisr-Dropt-actin-Liner_1_1726061511.398664</text:p>
          </table:table-cell>
          <table:table-cell office:value-type="float" office:value="85.5123800022625">
            <text:p>85.5</text:p>
          </table:table-cell>
          <table:table-cell office:value-type="float" office:value="8323.74429397548">
            <text:p>8323.7</text:p>
          </table:table-cell>
          <table:table-cell office:value-type="float" office:value="0.0832374429397549">
            <text:p>0.1</text:p>
          </table:table-cell>
          <table:table-cell office:value-type="float" office:value="8323.74429397548">
            <text:p>8323.7</text:p>
          </table:table-cell>
          <table:table-cell office:value-type="float" office:value="7160.70766411228">
            <text:p>7160.7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15" office:value-type="float" office:value="46.6666666666667">
            <text:p>46.67</text:p>
          </table:table-cell>
          <table:table-cell office:value-type="float" office:value="1751.51902162799">
            <text:p>1751.519021628</text:p>
          </table:table-cell>
          <table:table-cell office:value-type="float" office:value="8178.5128755413">
            <text:p>8178.5128755413</text:p>
          </table:table-cell>
          <table:table-cell office:value-type="float" office:value="90.6409896086261">
            <text:p>90.6409896086</text:p>
          </table:table-cell>
          <table:table-cell office:value-type="float" office:value="-1272.46213473776">
            <text:p>-1272.4621347378</text:p>
          </table:table-cell>
          <table:table-cell office:value-type="float" office:value="-10.2820101647812">
            <text:p>-10.2820101648</text:p>
          </table:table-cell>
          <table:table-cell office:value-type="float" office:value="-4189.44695546557">
            <text:p>-4189.4469554656</text:p>
          </table:table-cell>
          <table:table-cell office:value-type="float" office:value="138.729071566258">
            <text:p>138.7290715663</text:p>
          </table:table-cell>
          <table:table-cell office:value-type="float" office:value="-12114.3380823764">
            <text:p>-12114.3380823764</text:p>
          </table:table-cell>
          <table:table-cell office:value-type="float" office:value="12114338.0823764">
            <text:p>12114338.0823764</text:p>
          </table:table-cell>
          <table:table-cell office:value-type="float" office:value="60.5">
            <text:p>60.5</text:p>
          </table:table-cell>
          <table:table-cell office:value-type="float" office:value="10">
            <text:p>10</text:p>
          </table:table-cell>
          <table:table-cell office:value-type="float" office:value="-27807.1708104537">
            <text:p>-27807.170810453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64_Batcd-Liner-actin-Dropt-Noisr-Dropt-actin-Liner_1_1726061677.141386</text:p>
          </table:table-cell>
          <table:table-cell office:value-type="float" office:value="-20.6099610882242">
            <text:p>-20.6</text:p>
          </table:table-cell>
          <table:table-cell office:value-type="float" office:value="-2092.92258187704">
            <text:p>-2092.9</text:p>
          </table:table-cell>
          <table:table-cell office:value-type="float" office:value="-0.0209292258187704">
            <text:p>0.0</text:p>
          </table:table-cell>
          <table:table-cell office:value-type="float" office:value="-2092.92258187704">
            <text:p>-2092.9</text:p>
          </table:table-cell>
          <table:table-cell office:value-type="float" office:value="-2143.17289471921">
            <text:p>-2143.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5" office:value-type="float" office:value="46.6666666666667">
            <text:p>46.67</text:p>
          </table:table-cell>
          <table:table-cell office:value-type="float" office:value="667.017833394986">
            <text:p>667.017833395</text:p>
          </table:table-cell>
          <table:table-cell office:value-type="float" office:value="1507.05753055883">
            <text:p>1507.0575305588</text:p>
          </table:table-cell>
          <table:table-cell office:value-type="float" office:value="93.5831484891096">
            <text:p>93.5831484891</text:p>
          </table:table-cell>
          <table:table-cell office:value-type="float" office:value="-845.255926955242">
            <text:p>-845.2559269552</text:p>
          </table:table-cell>
          <table:table-cell office:value-type="float" office:value="-47.5337068094814">
            <text:p>-47.5337068095</text:p>
          </table:table-cell>
          <table:table-cell office:value-type="float" office:value="-2142.87208371852">
            <text:p>-2142.8720837185</text:p>
          </table:table-cell>
          <table:table-cell office:value-type="float" office:value="-139.528172125136">
            <text:p>-139.5281721251</text:p>
          </table:table-cell>
          <table:table-cell office:value-type="float" office:value="-3099.40648390203">
            <text:p>-3099.406483902</text:p>
          </table:table-cell>
          <table:table-cell office:value-type="float" office:value="3099406.48390203">
            <text:p>3099406.48390203</text:p>
          </table:table-cell>
          <table:table-cell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float" office:value="-2142.87208371852">
            <text:p>-2142.872083718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64_Batcd-Liner-actin-Dropt-Noisr-Dropt-actin-Liner_1_1726061884.634708</text:p>
          </table:table-cell>
          <table:table-cell office:value-type="float" office:value="168.80823371137">
            <text:p>168.8</text:p>
          </table:table-cell>
          <table:table-cell office:value-type="float" office:value="16225.8731782127">
            <text:p>16225.9</text:p>
          </table:table-cell>
          <table:table-cell office:value-type="float" office:value="0.162258731782127">
            <text:p>0.2</text:p>
          </table:table-cell>
          <table:table-cell office:value-type="float" office:value="16225.8731782127">
            <text:p>16225.9</text:p>
          </table:table-cell>
          <table:table-cell office:value-type="float" office:value="14190.9384232629">
            <text:p>14190.9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style-name="ce15" office:value-type="float" office:value="40">
            <text:p>40.00</text:p>
          </table:table-cell>
          <table:table-cell office:value-type="float" office:value="2305.73587340748">
            <text:p>2305.7358734075</text:p>
          </table:table-cell>
          <table:table-cell office:value-type="float" office:value="11292.0585095192">
            <text:p>11292.0585095192</text:p>
          </table:table-cell>
          <table:table-cell office:value-type="float" office:value="33.9644127167412">
            <text:p>33.9644127167</text:p>
          </table:table-cell>
          <table:table-cell office:value-type="float" office:value="-1266.72602930144">
            <text:p>-1266.7260293014</text:p>
          </table:table-cell>
          <table:table-cell office:value-type="float" office:value="-51.4478267427621">
            <text:p>-51.4478267428</text:p>
          </table:table-cell>
          <table:table-cell office:value-type="float" office:value="-4189.44695546557">
            <text:p>-4189.4469554656</text:p>
          </table:table-cell>
          <table:table-cell office:value-type="float" office:value="162.258731782127">
            <text:p>162.2587317821</text:p>
          </table:table-cell>
          <table:table-cell office:value-type="float" office:value="-20026.2521253035">
            <text:p>-20026.2521253035</text:p>
          </table:table-cell>
          <table:table-cell office:value-type="float" office:value="20026252.1253035">
            <text:p>20026252.1253035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-47295.6571454208">
            <text:p>-47295.657145420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64_Batcd-Liner-actin-Dropt-Noisr-Dropt-actin-Liner_1_1726062080.158974</text:p>
          </table:table-cell>
          <table:table-cell office:value-type="float" office:value="-182.415635560114">
            <text:p>-182.4</text:p>
          </table:table-cell>
          <table:table-cell office:value-type="float" office:value="-18446.4509776143">
            <text:p>-18446.5</text:p>
          </table:table-cell>
          <table:table-cell office:value-type="float" office:value="-0.184464509776143">
            <text:p>-0.2</text:p>
          </table:table-cell>
          <table:table-cell office:value-type="float" office:value="-18446.4509776143">
            <text:p>-18446.5</text:p>
          </table:table-cell>
          <table:table-cell office:value-type="float" office:value="-17902.0000561708">
            <text:p>-17902.0</text:p>
          </table:table-cell>
          <table:table-cell office:value-type="float" office:value="55">
            <text:p>55</text:p>
          </table:table-cell>
          <table:table-cell office:value-type="float" office:value="82">
            <text:p>82</text:p>
          </table:table-cell>
          <table:table-cell table:style-name="ce15" office:value-type="float" office:value="40.1459854014599">
            <text:p>40.15</text:p>
          </table:table-cell>
          <table:table-cell office:value-type="float" office:value="880.675975070691">
            <text:p>880.6759750707</text:p>
          </table:table-cell>
          <table:table-cell office:value-type="float" office:value="7204.43881528168">
            <text:p>7204.4388152817</text:p>
          </table:table-cell>
          <table:table-cell office:value-type="float" office:value="31.7293242372107">
            <text:p>31.7293242372</text:p>
          </table:table-cell>
          <table:table-cell office:value-type="float" office:value="-815.654019591492">
            <text:p>-815.6540195915</text:p>
          </table:table-cell>
          <table:table-cell office:value-type="float" office:value="-0.194382792993565">
            <text:p>-0.194382793</text:p>
          </table:table-cell>
          <table:table-cell office:value-type="float" office:value="-3571.53214014875">
            <text:p>-3571.5321401488</text:p>
          </table:table-cell>
          <table:table-cell office:value-type="float" office:value="-134.645627573827">
            <text:p>-134.6456275738</text:p>
          </table:table-cell>
          <table:table-cell office:value-type="float" office:value="-27395.2487978202">
            <text:p>-27395.2487978202</text:p>
          </table:table-cell>
          <table:table-cell office:value-type="float" office:value="27395248.7978202">
            <text:p>27395248.7978202</text:p>
          </table:table-cell>
          <table:table-cell office:value-type="float" office:value="137">
            <text:p>137</text:p>
          </table:table-cell>
          <table:table-cell office:value-type="float" office:value="11">
            <text:p>11</text:p>
          </table:table-cell>
          <table:table-cell office:value-type="float" office:value="-29917.7745429543">
            <text:p>-29917.774542954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64_Batcd-Liner-actin-Dropt-Noisr-Dropt-actin-Liner_1_1726062280.411585</text:p>
          </table:table-cell>
          <table:table-cell office:value-type="float" office:value="41.6141071642672">
            <text:p>41.6</text:p>
          </table:table-cell>
          <table:table-cell office:value-type="float" office:value="3682.74703671555">
            <text:p>3682.7</text:p>
          </table:table-cell>
          <table:table-cell office:value-type="float" office:value="0.0368274703671555">
            <text:p>0.0</text:p>
          </table:table-cell>
          <table:table-cell office:value-type="float" office:value="3682.74703671555">
            <text:p>3682.7</text:p>
          </table:table-cell>
          <table:table-cell office:value-type="float" office:value="1297.14969976498">
            <text:p>1297.1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table:style-name="ce15" office:value-type="float" office:value="47.3684210526316">
            <text:p>47.37</text:p>
          </table:table-cell>
          <table:table-cell office:value-type="float" office:value="1363.65397668361">
            <text:p>1363.6539766836</text:p>
          </table:table-cell>
          <table:table-cell office:value-type="float" office:value="9199.38801963234">
            <text:p>9199.3880196323</text:p>
          </table:table-cell>
          <table:table-cell office:value-type="float" office:value="26.8771222579817">
            <text:p>26.877122258</text:p>
          </table:table-cell>
          <table:table-cell office:value-type="float" office:value="-1174.67790706217">
            <text:p>-1174.6779070622</text:p>
          </table:table-cell>
          <table:table-cell office:value-type="float" office:value="-30.6735131275345">
            <text:p>-30.6735131275</text:p>
          </table:table-cell>
          <table:table-cell office:value-type="float" office:value="-4219.75204090992">
            <text:p>-4219.7520409099</text:p>
          </table:table-cell>
          <table:table-cell office:value-type="float" office:value="27.6898273437259">
            <text:p>27.6898273437</text:p>
          </table:table-cell>
          <table:table-cell office:value-type="float" office:value="-26616.9997467835">
            <text:p>-26616.9997467835</text:p>
          </table:table-cell>
          <table:table-cell office:value-type="float" office:value="26616999.7467835">
            <text:p>26616999.7467835</text:p>
          </table:table-cell>
          <table:table-cell office:value-type="float" office:value="133">
            <text:p>133</text:p>
          </table:table-cell>
          <table:table-cell office:value-type="float" office:value="13">
            <text:p>13</text:p>
          </table:table-cell>
          <table:table-cell office:value-type="float" office:value="-35431.5976841542">
            <text:p>-35431.597684154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64_Batcd-Liner-actin-Dropt-Noisr-Dropt-actin-Liner_1_1726062487.072732</text:p>
          </table:table-cell>
          <table:table-cell office:value-type="float" office:value="-365.191447500339">
            <text:p>-365.2</text:p>
          </table:table-cell>
          <table:table-cell office:value-type="float" office:value="-36440.8566243911">
            <text:p>-36440.9</text:p>
          </table:table-cell>
          <table:table-cell office:value-type="float" office:value="-0.364408566243911">
            <text:p>-0.4</text:p>
          </table:table-cell>
          <table:table-cell office:value-type="float" office:value="-36440.8566243911">
            <text:p>-36440.9</text:p>
          </table:table-cell>
          <table:table-cell office:value-type="float" office:value="-30922.0483940868">
            <text:p>-30922.0</text:p>
          </table:table-cell>
          <table:table-cell office:value-type="float" office:value="28">
            <text:p>28</text:p>
          </table:table-cell>
          <table:table-cell office:value-type="float" office:value="63">
            <text:p>63</text:p>
          </table:table-cell>
          <table:table-cell table:style-name="ce15" office:value-type="float" office:value="30.7692307692308">
            <text:p>30.77</text:p>
          </table:table-cell>
          <table:table-cell office:value-type="float" office:value="517.670693464596">
            <text:p>517.6706934646</text:p>
          </table:table-cell>
          <table:table-cell office:value-type="float" office:value="2418.01128178425">
            <text:p>2418.0112817843</text:p>
          </table:table-cell>
          <table:table-cell office:value-type="float" office:value="9.02144221264462">
            <text:p>9.0214422126</text:p>
          </table:table-cell>
          <table:table-cell office:value-type="float" office:value="-808.502159387299">
            <text:p>-808.5021593873</text:p>
          </table:table-cell>
          <table:table-cell office:value-type="float" office:value="-16.7553132873436">
            <text:p>-16.7553132873</text:p>
          </table:table-cell>
          <table:table-cell office:value-type="float" office:value="-3604.6456172482">
            <text:p>-3604.6456172482</text:p>
          </table:table-cell>
          <table:table-cell office:value-type="float" office:value="-400.448973894408">
            <text:p>-400.4489738944</text:p>
          </table:table-cell>
          <table:table-cell office:value-type="float" office:value="-18172.6317751508">
            <text:p>-18172.6317751508</text:p>
          </table:table-cell>
          <table:table-cell office:value-type="float" office:value="18172631.7751508">
            <text:p>18172631.7751508</text:p>
          </table:table-cell>
          <table:table-cell office:value-type="float" office:value="91">
            <text:p>91</text:p>
          </table:table-cell>
          <table:table-cell office:value-type="float" office:value="7">
            <text:p>7</text:p>
          </table:table-cell>
          <table:table-cell office:value-type="float" office:value="-16752.7677203413">
            <text:p>-16752.767720341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ata_2017_to_2023vs2024_1h_1d_only_price_percent_day_of_week_none_1h_1h|1d_32_1_1_0.004_20</text:p>
          </table:table-cell>
          <table:table-cell table:style-name="ce3" office:value-type="string">
            <text:p>trade_all_1.0_3_-0.1%_0_0.02</text:p>
          </table:table-cell>
          <table:table-cell table:style-name="ce3" office:value-type="string">
            <text:p>rl_trpo-custom_combo_all_0.0001_20000_512_1000000_0.99_RMSprop_CELU_512|64_Batcd-Liner-actin-Dropt-Noisr-Dropt-actin-Liner_1_1726062703.1857548</text:p>
          </table:table-cell>
          <table:table-cell table:style-name="ce9" office:value-type="float" office:value="580.050942887464">
            <text:p>580.1</text:p>
          </table:table-cell>
          <table:table-cell table:style-name="ce9" office:value-type="float" office:value="57328.0278432481">
            <text:p>57328.0</text:p>
          </table:table-cell>
          <table:table-cell table:style-name="ce9" office:value-type="float" office:value="0.573280278432481">
            <text:p>0.6</text:p>
          </table:table-cell>
          <table:table-cell table:style-name="ce9" office:value-type="float" office:value="57328.0278432481">
            <text:p>57328.0</text:p>
          </table:table-cell>
          <table:table-cell table:style-name="ce9" office:value-type="float" office:value="68798.3444831348">
            <text:p>68798.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1">
            <text:p>11</text:p>
          </table:table-cell>
          <table:table-cell table:style-name="ce18" office:value-type="float" office:value="56">
            <text:p>56.00</text:p>
          </table:table-cell>
          <table:table-cell table:style-name="ce23" office:value-type="float" office:value="5295.05095809479">
            <text:p>5295.0509580948</text:p>
          </table:table-cell>
          <table:table-cell table:style-name="ce3" office:value-type="float" office:value="26024.2997041444">
            <text:p>26024.2997041444</text:p>
          </table:table-cell>
          <table:table-cell table:style-name="ce3" office:value-type="float" office:value="23.3245380746957">
            <text:p>23.3245380747</text:p>
          </table:table-cell>
          <table:table-cell table:style-name="ce3" office:value-type="float" office:value="-1527.51687000717">
            <text:p>-1527.5168700072</text:p>
          </table:table-cell>
          <table:table-cell table:style-name="ce3" office:value-type="float" office:value="-40.7232001370576">
            <text:p>-40.7232001371</text:p>
          </table:table-cell>
          <table:table-cell table:style-name="ce3" office:value-type="float" office:value="-2988.83971544592">
            <text:p>-2988.8397154459</text:p>
          </table:table-cell>
          <table:table-cell table:style-name="ce3" office:value-type="float" office:value="2293.12111372993">
            <text:p>2293.1211137299</text:p>
          </table:table-cell>
          <table:table-cell table:style-name="ce3" office:value-type="float" office:value="-5059.88791575901">
            <text:p>-5059.887915759</text:p>
          </table:table-cell>
          <table:table-cell table:style-name="ce3" office:value-type="float" office:value="5059887.91575901">
            <text:p>5059887.9157590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-14446.7901369605">
            <text:p>-14446.7901369605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1">
            <text:p>0.1</text:p>
          </table:table-cell>
          <table:table-cell table:number-columns-repeated="2" table:style-name="ce3" office:value-type="float" office:value="1000">
            <text:p>10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64_Batcd-Liner-actin-Dropt-Noisr-Dropt-actin-Liner_1_1726062910.840215</text:p>
          </table:table-cell>
          <table:table-cell office:value-type="float" office:value="-343.295646473212">
            <text:p>-343.3</text:p>
          </table:table-cell>
          <table:table-cell office:value-type="float" office:value="-34299.4502192655">
            <text:p>-34299.5</text:p>
          </table:table-cell>
          <table:table-cell office:value-type="float" office:value="-0.342994502192655">
            <text:p>-0.3</text:p>
          </table:table-cell>
          <table:table-cell office:value-type="float" office:value="-34299.4502192655">
            <text:p>-34299.5</text:p>
          </table:table-cell>
          <table:table-cell office:value-type="float" office:value="-29344.5971731338">
            <text:p>-29344.6</text:p>
          </table:table-cell>
          <table:table-cell office:value-type="float" office:value="53">
            <text:p>53</text:p>
          </table:table-cell>
          <table:table-cell office:value-type="float" office:value="126">
            <text:p>126</text:p>
          </table:table-cell>
          <table:table-cell table:style-name="ce15" office:value-type="float" office:value="29.608938547486">
            <text:p>29.61</text:p>
          </table:table-cell>
          <table:table-cell office:value-type="float" office:value="497.491188985">
            <text:p>497.491188985</text:p>
          </table:table-cell>
          <table:table-cell office:value-type="float" office:value="1801.87722200682">
            <text:p>1801.8772220068</text:p>
          </table:table-cell>
          <table:table-cell office:value-type="float" office:value="26.0690941213688">
            <text:p>26.0690941214</text:p>
          </table:table-cell>
          <table:table-cell office:value-type="float" office:value="-481.480025678338">
            <text:p>-481.4800256783</text:p>
          </table:table-cell>
          <table:table-cell office:value-type="float" office:value="-7.91956537927035">
            <text:p>-7.9195653793</text:p>
          </table:table-cell>
          <table:table-cell office:value-type="float" office:value="-3423.34181681785">
            <text:p>-3423.3418168179</text:p>
          </table:table-cell>
          <table:table-cell office:value-type="float" office:value="-191.617040331092">
            <text:p>-191.6170403311</text:p>
          </table:table-cell>
          <table:table-cell office:value-type="float" office:value="-35783.5841339146">
            <text:p>-35783.5841339146</text:p>
          </table:table-cell>
          <table:table-cell office:value-type="float" office:value="35783584.1339147">
            <text:p>35783584.1339147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-2152.75575959658">
            <text:p>-2152.755759596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64_Batcd-Liner-actin-Dropt-Noisr-Dropt-actin-Liner_1_1726063100.555868</text:p>
          </table:table-cell>
          <table:table-cell office:value-type="float" office:value="-4.11509423277991">
            <text:p>-4.1</text:p>
          </table:table-cell>
          <table:table-cell office:value-type="float" office:value="-906.752650292066">
            <text:p>-906.8</text:p>
          </table:table-cell>
          <table:table-cell office:value-type="float" office:value="-0.00906752650292066">
            <text:p>0.0</text:p>
          </table:table-cell>
          <table:table-cell office:value-type="float" office:value="-906.752650292066">
            <text:p>-906.8</text:p>
          </table:table-cell>
          <table:table-cell office:value-type="float" office:value="-2869.64487092443">
            <text:p>-2869.6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table:style-name="ce15" office:value-type="float" office:value="38.2352941176471">
            <text:p>38.24</text:p>
          </table:table-cell>
          <table:table-cell office:value-type="float" office:value="1845.21927278558">
            <text:p>1845.2192727856</text:p>
          </table:table-cell>
          <table:table-cell office:value-type="float" office:value="5888.36975100475">
            <text:p>5888.3697510048</text:p>
          </table:table-cell>
          <table:table-cell office:value-type="float" office:value="34.7882314350863">
            <text:p>34.7882314351</text:p>
          </table:table-cell>
          <table:table-cell office:value-type="float" office:value="-1156.67149664968">
            <text:p>-1156.6714966497</text:p>
          </table:table-cell>
          <table:table-cell office:value-type="float" office:value="-4.29004030882788">
            <text:p>-4.2900403088</text:p>
          </table:table-cell>
          <table:table-cell office:value-type="float" office:value="-4219.75204090992">
            <text:p>-4219.7520409099</text:p>
          </table:table-cell>
          <table:table-cell office:value-type="float" office:value="-8.88973186560849">
            <text:p>-8.8897318656</text:p>
          </table:table-cell>
          <table:table-cell office:value-type="float" office:value="-20509.3025498996">
            <text:p>-20509.3025498996</text:p>
          </table:table-cell>
          <table:table-cell office:value-type="float" office:value="20509302.5498996">
            <text:p>20509302.5498996</text:p>
          </table:table-cell>
          <table:table-cell office:value-type="float" office:value="102.5">
            <text:p>102.5</text:p>
          </table:table-cell>
          <table:table-cell office:value-type="float" office:value="18">
            <text:p>18</text:p>
          </table:table-cell>
          <table:table-cell office:value-type="float" office:value="-49214.4422703719">
            <text:p>-49214.442270371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85:.D94])/COUNT([.D85:.D94])" office:value-type="float" office:value="-2.55339679786984">
            <text:p>-2.6</text:p>
          </table:table-cell>
          <table:table-cell table:style-name="ce8" table:formula="of:=SUM([.E85:.E94])/COUNT([.E85:.E94])" office:value-type="float" office:value="-550.960905527228">
            <text:p>-551.0</text:p>
          </table:table-cell>
          <table:table-cell table:style-name="ce8" table:formula="of:=SUM([.F85:.F94])/COUNT([.F85:.F94])" office:value-type="float" office:value="-0.00550960905527227">
            <text:p>0.0</text:p>
          </table:table-cell>
          <table:table-cell table:style-name="ce8" table:formula="of:=SUM([.G85:.G94])/COUNT([.G85:.G94])" office:value-type="float" office:value="-550.960905527228">
            <text:p>-551.0</text:p>
          </table:table-cell>
          <table:table-cell table:style-name="ce8" table:formula="of:=SUM([.H85:.H94])/COUNT([.H85:.H94])" office:value-type="float" office:value="926.388368489511">
            <text:p>926.4</text:p>
          </table:table-cell>
          <table:table-cell table:style-name="ce11" table:formula="of:=SUM([.I85:.I94])/COUNT([.I85:.I94])" office:value-type="float" office:value="33">
            <text:p>33</text:p>
          </table:table-cell>
          <table:table-cell table:style-name="ce11" table:formula="of:=SUM([.J85:.J94])/COUNT([.J85:.J94])" office:value-type="float" office:value="52.8">
            <text:p>53</text:p>
          </table:table-cell>
          <table:table-cell table:style-name="ce16" table:formula="of:=SUM([.K85:.K94])/COUNT([.K85:.K94])" office:value-type="float" office:value="39.4211203221789">
            <text:p>39.42</text:p>
          </table:table-cell>
          <table:table-cell table:style-name="ce22"/>
          <table:table-cell table:style-name="ce2" table:number-columns-repeated="1012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Liner-actin-Dropt-Noisr-Dropt-actin-Liner_1_1726069004.370042</text:p>
          </table:table-cell>
          <table:table-cell office:value-type="float" office:value="173.742595303186">
            <text:p>173.7</text:p>
          </table:table-cell>
          <table:table-cell office:value-type="float" office:value="16733.1948480365">
            <text:p>16733.2</text:p>
          </table:table-cell>
          <table:table-cell office:value-type="float" office:value="0.167331948480365">
            <text:p>0.2</text:p>
          </table:table-cell>
          <table:table-cell office:value-type="float" office:value="16733.1948480365">
            <text:p>16733.2</text:p>
          </table:table-cell>
          <table:table-cell office:value-type="float" office:value="11644.4178881627">
            <text:p>11644.4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style-name="ce15" office:value-type="float" office:value="34.8837209302326">
            <text:p>34.88</text:p>
          </table:table-cell>
          <table:table-cell office:value-type="float" office:value="5952.87605674192">
            <text:p>5952.8760567419</text:p>
          </table:table-cell>
          <table:table-cell office:value-type="float" office:value="22746.7245749804">
            <text:p>22746.7245749804</text:p>
          </table:table-cell>
          <table:table-cell office:value-type="float" office:value="256.822926684399">
            <text:p>256.8229266844</text:p>
          </table:table-cell>
          <table:table-cell office:value-type="float" office:value="-2591.42664296759">
            <text:p>-2591.4266429676</text:p>
          </table:table-cell>
          <table:table-cell office:value-type="float" office:value="-624.948066566489">
            <text:p>-624.9480665665</text:p>
          </table:table-cell>
          <table:table-cell office:value-type="float" office:value="-4309.06107087084">
            <text:p>-4309.0610708708</text:p>
          </table:table-cell>
          <table:table-cell office:value-type="float" office:value="389.144066233406">
            <text:p>389.1440662334</text:p>
          </table:table-cell>
          <table:table-cell office:value-type="float" office:value="-8721.05424909713">
            <text:p>-8721.0542490971</text:p>
          </table:table-cell>
          <table:table-cell office:value-type="float" office:value="8721054.24909713">
            <text:p>8721054.24909713</text:p>
          </table:table-cell>
          <table:table-cell office:value-type="float" office:value="43.5">
            <text:p>43.5</text:p>
          </table:table-cell>
          <table:table-cell office:value-type="float" office:value="27">
            <text:p>27</text:p>
          </table:table-cell>
          <table:table-cell office:value-type="float" office:value="-71934.9979365259">
            <text:p>-71934.997936525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ata_2017_to_2023vs2024_1h_1d_only_price_percent_day_of_week_none_1h_1h|1d_32_1_1_0.004_20</text:p>
          </table:table-cell>
          <table:table-cell table:style-name="ce3" office:value-type="string">
            <text:p>trade_all_1.0_3_-0.1%_0_0.02</text:p>
          </table:table-cell>
          <table:table-cell table:style-name="ce3" office:value-type="string">
            <text:p>rl_reppo-custom_combo_all_0.0001_20000_512_1000000_0.99_RMSprop_CELU_512|64_Batcd-Liner-actin-Dropt-Noisr-Dropt-actin-Liner_1_1726069347.224684</text:p>
          </table:table-cell>
          <table:table-cell table:style-name="ce9" office:value-type="float" office:value="427.155684790473">
            <text:p>427.2</text:p>
          </table:table-cell>
          <table:table-cell table:style-name="ce9" office:value-type="float" office:value="41787.4936512248">
            <text:p>41787.5</text:p>
          </table:table-cell>
          <table:table-cell table:style-name="ce9" office:value-type="float" office:value="0.417874936512248">
            <text:p>0.4</text:p>
          </table:table-cell>
          <table:table-cell table:style-name="ce9" office:value-type="float" office:value="41787.4936512248">
            <text:p>41787.5</text:p>
          </table:table-cell>
          <table:table-cell table:style-name="ce9" office:value-type="float" office:value="46445.4750251078">
            <text:p>46445.5</text:p>
          </table:table-cell>
          <table:table-cell table:number-columns-repeated="2" table:style-name="ce3" office:value-type="float" office:value="66">
            <text:p>66</text:p>
          </table:table-cell>
          <table:table-cell table:style-name="ce18" office:value-type="float" office:value="50">
            <text:p>50.00</text:p>
          </table:table-cell>
          <table:table-cell table:style-name="ce23" office:value-type="float" office:value="1917.44866621142">
            <text:p>1917.4486662114</text:p>
          </table:table-cell>
          <table:table-cell table:style-name="ce3" office:value-type="float" office:value="9734.16917424064">
            <text:p>9734.1691742406</text:p>
          </table:table-cell>
          <table:table-cell table:style-name="ce3" office:value-type="float" office:value="10.562748388038">
            <text:p>10.562748388</text:p>
          </table:table-cell>
          <table:table-cell table:style-name="ce3" office:value-type="float" office:value="-1284.30482301105">
            <text:p>-1284.3048230111</text:p>
          </table:table-cell>
          <table:table-cell table:style-name="ce3" office:value-type="float" office:value="-12.474599592344">
            <text:p>-12.4745995923</text:p>
          </table:table-cell>
          <table:table-cell table:style-name="ce3" office:value-type="float" office:value="-4458.74642707902">
            <text:p>-4458.746427079</text:p>
          </table:table-cell>
          <table:table-cell table:style-name="ce3" office:value-type="float" office:value="316.571921600188">
            <text:p>316.5719216002</text:p>
          </table:table-cell>
          <table:table-cell table:style-name="ce3" office:value-type="float" office:value="-26555.0425361874">
            <text:p>-26555.0425361874</text:p>
          </table:table-cell>
          <table:table-cell table:style-name="ce3" office:value-type="float" office:value="26555042.5361874">
            <text:p>26555042.5361874</text:p>
          </table:table-cell>
          <table:table-cell table:style-name="ce3" office:value-type="float" office:value="132.5">
            <text:p>132.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-51611.5760953164">
            <text:p>-51611.576095316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1">
            <text:p>0.1</text:p>
          </table:table-cell>
          <table:table-cell table:number-columns-repeated="2" table:style-name="ce3" office:value-type="float" office:value="1000">
            <text:p>10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Liner-actin-Dropt-Noisr-Dropt-actin-Liner_1_1726069697.200308</text:p>
          </table:table-cell>
          <table:table-cell office:value-type="float" office:value="-17.1229453228816">
            <text:p>-17.1</text:p>
          </table:table-cell>
          <table:table-cell office:value-type="float" office:value="-1676.84442525978">
            <text:p>-1676.8</text:p>
          </table:table-cell>
          <table:table-cell office:value-type="float" office:value="-0.0167684442525978">
            <text:p>0.0</text:p>
          </table:table-cell>
          <table:table-cell office:value-type="float" office:value="-1676.84442525978">
            <text:p>-1676.8</text:p>
          </table:table-cell>
          <table:table-cell office:value-type="float" office:value="-1691.21136813022">
            <text:p>-1691.2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50">
            <text:p>50.00</text:p>
          </table:table-cell>
          <table:table-cell table:number-columns-repeated="3" office:value-type="float" office:value="624.330703510146">
            <text:p>624.3307035101</text:p>
          </table:table-cell>
          <table:table-cell table:number-columns-repeated="3" office:value-type="float" office:value="-2301.17512876993">
            <text:p>-2301.1751287699</text:p>
          </table:table-cell>
          <table:table-cell office:value-type="float" office:value="-838.422212629892">
            <text:p>-838.4222126299</text:p>
          </table:table-cell>
          <table:table-cell office:value-type="float" office:value="-398.521677251992">
            <text:p>-398.521677252</text:p>
          </table:table-cell>
          <table:table-cell office:value-type="float" office:value="398521.677251992">
            <text:p>398521.6772519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301.17512876993">
            <text:p>-2301.175128769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Liner-actin-Dropt-Noisr-Dropt-actin-Liner_1_1726070035.7099452</text:p>
          </table:table-cell>
          <table:table-cell office:value-type="float" office:value="4.07154401340466">
            <text:p>4.1</text:p>
          </table:table-cell>
          <table:table-cell table:number-columns-repeated="4" office:value-type="float" office:value="0">
            <text:p>0.0</text:p>
          </table:table-cell>
          <table:table-cell table:number-columns-repeated="2" office:value-type="float" office:value="0">
            <text:p>0</text:p>
          </table:table-cell>
          <table:table-cell table:style-name="ce15" office:value-type="float" office:value="0">
            <text:p>0.00</text:p>
          </table:table-cell>
          <table:table-cell table:number-columns-repeated="7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100000">
            <text:p>10000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Liner-actin-Dropt-Noisr-Dropt-actin-Liner_1_1726070370.410846</text:p>
          </table:table-cell>
          <table:table-cell office:value-type="float" office:value="-0.379189444942679">
            <text:p>-0.4</text:p>
          </table:table-cell>
          <table:table-cell table:number-columns-repeated="4" office:value-type="float" office:value="0">
            <text:p>0.0</text:p>
          </table:table-cell>
          <table:table-cell table:number-columns-repeated="2" office:value-type="float" office:value="0">
            <text:p>0</text:p>
          </table:table-cell>
          <table:table-cell table:style-name="ce15" office:value-type="float" office:value="0">
            <text:p>0.00</text:p>
          </table:table-cell>
          <table:table-cell table:number-columns-repeated="1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Liner-actin-Dropt-Noisr-Dropt-actin-Liner_1_1726070702.189279</text:p>
          </table:table-cell>
          <table:table-cell office:value-type="float" office:value="377.443959264398">
            <text:p>377.4</text:p>
          </table:table-cell>
          <table:table-cell office:value-type="float" office:value="37336.4231590331">
            <text:p>37336.4</text:p>
          </table:table-cell>
          <table:table-cell office:value-type="float" office:value="0.373364231590331">
            <text:p>0.4</text:p>
          </table:table-cell>
          <table:table-cell office:value-type="float" office:value="37336.4231590331">
            <text:p>37336.4</text:p>
          </table:table-cell>
          <table:table-cell office:value-type="float" office:value="34463.0458588971">
            <text:p>34463.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5" office:value-type="float" office:value="25">
            <text:p>25.00</text:p>
          </table:table-cell>
          <table:table-cell table:number-columns-repeated="3" office:value-type="float" office:value="44343.1557338306">
            <text:p>44343.1557338306</text:p>
          </table:table-cell>
          <table:table-cell office:value-type="float" office:value="-2335.57752493252">
            <text:p>-2335.5775249325</text:p>
          </table:table-cell>
          <table:table-cell office:value-type="float" office:value="-2160.46244830589">
            <text:p>-2160.4624483059</text:p>
          </table:table-cell>
          <table:table-cell office:value-type="float" office:value="-2596.03035800408">
            <text:p>-2596.0303580041</text:p>
          </table:table-cell>
          <table:table-cell office:value-type="float" office:value="9334.10578975827">
            <text:p>9334.1057897583</text:p>
          </table:table-cell>
          <table:table-cell office:value-type="float" office:value="-837.77419735639">
            <text:p>-837.7741973564</text:p>
          </table:table-cell>
          <table:table-cell office:value-type="float" office:value="837774.19735639">
            <text:p>837774.1973563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-7006.73257479756">
            <text:p>-7006.732574797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Liner-actin-Dropt-Noisr-Dropt-actin-Liner_1_1726071051.3585548</text:p>
          </table:table-cell>
          <table:table-cell office:value-type="float" office:value="-0.379189444942679">
            <text:p>-0.4</text:p>
          </table:table-cell>
          <table:table-cell table:number-columns-repeated="4" office:value-type="float" office:value="0">
            <text:p>0.0</text:p>
          </table:table-cell>
          <table:table-cell table:number-columns-repeated="2" office:value-type="float" office:value="0">
            <text:p>0</text:p>
          </table:table-cell>
          <table:table-cell table:style-name="ce15" office:value-type="float" office:value="0">
            <text:p>0.00</text:p>
          </table:table-cell>
          <table:table-cell table:number-columns-repeated="1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Liner-actin-Dropt-Noisr-Dropt-actin-Liner_1_1726071417.548034</text:p>
          </table:table-cell>
          <table:table-cell office:value-type="float" office:value="240.429907062819">
            <text:p>240.4</text:p>
          </table:table-cell>
          <table:table-cell office:value-type="float" office:value="23444.1156781667">
            <text:p>23444.1</text:p>
          </table:table-cell>
          <table:table-cell office:value-type="float" office:value="0.234441156781667">
            <text:p>0.2</text:p>
          </table:table-cell>
          <table:table-cell office:value-type="float" office:value="23444.1156781667">
            <text:p>23444.1</text:p>
          </table:table-cell>
          <table:table-cell office:value-type="float" office:value="22014.6276227472">
            <text:p>22014.6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style-name="ce15" office:value-type="float" office:value="31.7073170731707">
            <text:p>31.71</text:p>
          </table:table-cell>
          <table:table-cell office:value-type="float" office:value="5734.47682684002">
            <text:p>5734.47682684</text:p>
          </table:table-cell>
          <table:table-cell office:value-type="float" office:value="11498.8786295258">
            <text:p>11498.8786295258</text:p>
          </table:table-cell>
          <table:table-cell office:value-type="float" office:value="351.921450091584">
            <text:p>351.9214500916</text:p>
          </table:table-cell>
          <table:table-cell office:value-type="float" office:value="-1825.14582395549">
            <text:p>-1825.1458239555</text:p>
          </table:table-cell>
          <table:table-cell office:value-type="float" office:value="-59.9855456939695">
            <text:p>-59.985545694</text:p>
          </table:table-cell>
          <table:table-cell office:value-type="float" office:value="-3581.46557326886">
            <text:p>-3581.4655732689</text:p>
          </table:table-cell>
          <table:table-cell office:value-type="float" office:value="571.80769946748">
            <text:p>571.8076994675</text:p>
          </table:table-cell>
          <table:table-cell office:value-type="float" office:value="-8327.57168736553">
            <text:p>-8327.5716873655</text:p>
          </table:table-cell>
          <table:table-cell office:value-type="float" office:value="8327571.68736553">
            <text:p>8327571.68736553</text:p>
          </table:table-cell>
          <table:table-cell office:value-type="float" office:value="41.5">
            <text:p>41.5</text:p>
          </table:table-cell>
          <table:table-cell office:value-type="float" office:value="18">
            <text:p>18</text:p>
          </table:table-cell>
          <table:table-cell office:value-type="float" office:value="-46535.4366462613">
            <text:p>-46535.436646261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Liner-actin-Dropt-Noisr-Dropt-actin-Liner_1_1726071782.585985</text:p>
          </table:table-cell>
          <table:table-cell office:value-type="float" office:value="-159.520988466015">
            <text:p>-159.5</text:p>
          </table:table-cell>
          <table:table-cell office:value-type="float" office:value="-15978.7922098719">
            <text:p>-15978.8</text:p>
          </table:table-cell>
          <table:table-cell office:value-type="float" office:value="-0.159787922098719">
            <text:p>-0.2</text:p>
          </table:table-cell>
          <table:table-cell office:value-type="float" office:value="-15978.7922098719">
            <text:p>-15978.8</text:p>
          </table:table-cell>
          <table:table-cell office:value-type="float" office:value="-15335.394733922">
            <text:p>-15335.4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table:style-name="ce15" office:value-type="float" office:value="32.1428571428571">
            <text:p>32.14</text:p>
          </table:table-cell>
          <table:table-cell office:value-type="float" office:value="1241.5182674779">
            <text:p>1241.5182674779</text:p>
          </table:table-cell>
          <table:table-cell office:value-type="float" office:value="5602.31528123532">
            <text:p>5602.3152812353</text:p>
          </table:table-cell>
          <table:table-cell office:value-type="float" office:value="107.690672314653">
            <text:p>107.6906723147</text:p>
          </table:table-cell>
          <table:table-cell office:value-type="float" office:value="-1008.582132223">
            <text:p>-1008.582132223</text:p>
          </table:table-cell>
          <table:table-cell office:value-type="float" office:value="-34.4970788666833">
            <text:p>-34.4970788667</text:p>
          </table:table-cell>
          <table:table-cell office:value-type="float" office:value="-4080.83632982198">
            <text:p>-4080.836329822</text:p>
          </table:table-cell>
          <table:table-cell office:value-type="float" office:value="-285.335575176283">
            <text:p>-285.3355751763</text:p>
          </table:table-cell>
          <table:table-cell office:value-type="float" office:value="-11289.6108186087">
            <text:p>-11289.6108186087</text:p>
          </table:table-cell>
          <table:table-cell office:value-type="float" office:value="11289610.8186087">
            <text:p>11289610.8186087</text:p>
          </table:table-cell>
          <table:table-cell office:value-type="float" office:value="56.5">
            <text:p>56.5</text:p>
          </table:table-cell>
          <table:table-cell office:value-type="float" office:value="3">
            <text:p>3</text:p>
          </table:table-cell>
          <table:table-cell office:value-type="float" office:value="-9251.76547146549">
            <text:p>-9251.765471465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Liner-actin-Dropt-Noisr-Dropt-actin-Liner_1_1726072139.5162098</text:p>
          </table:table-cell>
          <table:table-cell office:value-type="float" office:value="-0.379189444942679">
            <text:p>-0.4</text:p>
          </table:table-cell>
          <table:table-cell table:number-columns-repeated="4" office:value-type="float" office:value="0">
            <text:p>0.0</text:p>
          </table:table-cell>
          <table:table-cell table:number-columns-repeated="2" office:value-type="float" office:value="0">
            <text:p>0</text:p>
          </table:table-cell>
          <table:table-cell table:style-name="ce15" office:value-type="float" office:value="0">
            <text:p>0.00</text:p>
          </table:table-cell>
          <table:table-cell table:number-columns-repeated="1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96:.D105])/COUNT([.D96:.D105])" office:value-type="float" office:value="104.506218831056">
            <text:p>104.5</text:p>
          </table:table-cell>
          <table:table-cell table:style-name="ce8" table:formula="of:=SUM([.E96:.E105])/COUNT([.E96:.E105])" office:value-type="float" office:value="10164.5590701329">
            <text:p>10164.6</text:p>
          </table:table-cell>
          <table:table-cell table:style-name="ce8" table:formula="of:=SUM([.F96:.F105])/COUNT([.F96:.F105])" office:value-type="float" office:value="0.101645590701329">
            <text:p>0.1</text:p>
          </table:table-cell>
          <table:table-cell table:style-name="ce8" table:formula="of:=SUM([.G96:.G105])/COUNT([.G96:.G105])" office:value-type="float" office:value="10164.5590701329">
            <text:p>10164.6</text:p>
          </table:table-cell>
          <table:table-cell table:style-name="ce8" table:formula="of:=SUM([.H96:.H105])/COUNT([.H96:.H105])" office:value-type="float" office:value="9754.09602928626">
            <text:p>9754.1</text:p>
          </table:table-cell>
          <table:table-cell table:style-name="ce11" table:formula="of:=SUM([.I96:.I105])/COUNT([.I96:.I105])" office:value-type="float" office:value="11.4">
            <text:p>11</text:p>
          </table:table-cell>
          <table:table-cell table:style-name="ce11" table:formula="of:=SUM([.J96:.J105])/COUNT([.J96:.J105])" office:value-type="float" office:value="16.4">
            <text:p>16</text:p>
          </table:table-cell>
          <table:table-cell table:style-name="ce16" table:formula="of:=SUM([.K96:.K105])/COUNT([.K96:.K105])" office:value-type="float" office:value="22.373389514626">
            <text:p>22.37</text:p>
          </table:table-cell>
          <table:table-cell table:style-name="ce22"/>
          <table:table-cell table:style-name="ce2" table:number-columns-repeated="1012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specm-actin-Dropt-specm-Dropt-actin-Liner_1_1726097613.836176</text:p>
          </table:table-cell>
          <table:table-cell office:value-type="float" office:value="-180.885242511719">
            <text:p>-180.9</text:p>
          </table:table-cell>
          <table:table-cell office:value-type="float" office:value="-18313.1845508331">
            <text:p>-18313.2</text:p>
          </table:table-cell>
          <table:table-cell office:value-type="float" office:value="-0.183131845508331">
            <text:p>-0.2</text:p>
          </table:table-cell>
          <table:table-cell office:value-type="float" office:value="-18313.1845508331">
            <text:p>-18313.2</text:p>
          </table:table-cell>
          <table:table-cell office:value-type="float" office:value="-18131.2882470517">
            <text:p>-18131.3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style-name="ce15" office:value-type="float" office:value="48.4375">
            <text:p>48.44</text:p>
          </table:table-cell>
          <table:table-cell office:value-type="float" office:value="1721.1009992096">
            <text:p>1721.1009992096</text:p>
          </table:table-cell>
          <table:table-cell office:value-type="float" office:value="5120.90074192056">
            <text:p>5120.9007419206</text:p>
          </table:table-cell>
          <table:table-cell office:value-type="float" office:value="34.1603757249832">
            <text:p>34.160375725</text:p>
          </table:table-cell>
          <table:table-cell office:value-type="float" office:value="-2171.73683413123">
            <text:p>-2171.7368341312</text:p>
          </table:table-cell>
          <table:table-cell office:value-type="float" office:value="-95.7542499999981">
            <text:p>-95.75425</text:p>
          </table:table-cell>
          <table:table-cell office:value-type="float" office:value="-4113.56034496488">
            <text:p>-4113.5603449649</text:p>
          </table:table-cell>
          <table:table-cell office:value-type="float" office:value="-286.143508606767">
            <text:p>-286.1435086068</text:p>
          </table:table-cell>
          <table:table-cell office:value-type="float" office:value="-12888.0748903395">
            <text:p>-12888.0748903395</text:p>
          </table:table-cell>
          <table:table-cell office:value-type="float" office:value="12888074.8903395">
            <text:p>12888074.8903395</text:p>
          </table:table-cell>
          <table:table-cell office:value-type="float" office:value="64.5">
            <text:p>64.5</text:p>
          </table:table-cell>
          <table:table-cell office:value-type="float" office:value="25">
            <text:p>25</text:p>
          </table:table-cell>
          <table:table-cell office:value-type="float" office:value="-64662.628641693">
            <text:p>-64662.62864169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specm-actin-Dropt-specm-Dropt-actin-Liner_1_1726098345.743359</text:p>
          </table:table-cell>
          <table:table-cell office:value-type="float" office:value="445.341026173185">
            <text:p>445.3</text:p>
          </table:table-cell>
          <table:table-cell office:value-type="float" office:value="43900.5206023029">
            <text:p>43900.5</text:p>
          </table:table-cell>
          <table:table-cell office:value-type="float" office:value="0.439005206023029">
            <text:p>0.4</text:p>
          </table:table-cell>
          <table:table-cell office:value-type="float" office:value="43900.5206023029">
            <text:p>43900.5</text:p>
          </table:table-cell>
          <table:table-cell office:value-type="float" office:value="33682.6007757805">
            <text:p>33682.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15" office:value-type="float" office:value="20">
            <text:p>20.00</text:p>
          </table:table-cell>
          <table:table-cell office:value-type="float" office:value="33985.5635662072">
            <text:p>33985.5635662072</text:p>
          </table:table-cell>
          <table:table-cell office:value-type="float" office:value="63514.617544694">
            <text:p>63514.617544694</text:p>
          </table:table-cell>
          <table:table-cell office:value-type="float" office:value="4456.50958772043">
            <text:p>4456.5095877204</text:p>
          </table:table-cell>
          <table:table-cell office:value-type="float" office:value="-3008.82581626394">
            <text:p>-3008.8258162639</text:p>
          </table:table-cell>
          <table:table-cell office:value-type="float" office:value="-1187.74904314881">
            <text:p>-1187.7490431488</text:p>
          </table:table-cell>
          <table:table-cell office:value-type="float" office:value="-5414.78503987784">
            <text:p>-5414.7850398778</text:p>
          </table:table-cell>
          <table:table-cell office:value-type="float" office:value="4390.05206023029">
            <text:p>4390.0520602303</text:p>
          </table:table-cell>
          <table:table-cell office:value-type="float" office:value="-2144.94546606837">
            <text:p>-2144.9454660684</text:p>
          </table:table-cell>
          <table:table-cell office:value-type="float" office:value="2144945.46606837">
            <text:p>2144945.46606837</text:p>
          </table:table-cell>
          <table:table-cell office:value-type="float" office:value="10.5">
            <text:p>10.5</text:p>
          </table:table-cell>
          <table:table-cell office:value-type="float" office:value="6">
            <text:p>6</text:p>
          </table:table-cell>
          <table:table-cell office:value-type="float" office:value="-18769.8752179098">
            <text:p>-18769.875217909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specm-actin-Dropt-specm-Dropt-actin-Liner_1_1726099111.073875</text:p>
          </table:table-cell>
          <table:table-cell office:value-type="float" office:value="-7.44845400901609">
            <text:p>-7.4</text:p>
          </table:table-cell>
          <table:table-cell office:value-type="float" office:value="-687.588337681256">
            <text:p>-687.6</text:p>
          </table:table-cell>
          <table:table-cell office:value-type="float" office:value="-0.00687588337681256">
            <text:p>0.0</text:p>
          </table:table-cell>
          <table:table-cell office:value-type="float" office:value="-687.588337681256">
            <text:p>-687.6</text:p>
          </table:table-cell>
          <table:table-cell office:value-type="float" office:value="-693.403016199279">
            <text:p>-693.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15" office:value-type="float" office:value="28.5714285714286">
            <text:p>28.57</text:p>
          </table:table-cell>
          <table:table-cell office:value-type="float" office:value="497.046152185314">
            <text:p>497.0461521853</text:p>
          </table:table-cell>
          <table:table-cell office:value-type="float" office:value="915.830927253934">
            <text:p>915.8309272539</text:p>
          </table:table-cell>
          <table:table-cell office:value-type="float" office:value="78.2613771166943">
            <text:p>78.2613771167</text:p>
          </table:table-cell>
          <table:table-cell office:value-type="float" office:value="-336.336128410377">
            <text:p>-336.3361284104</text:p>
          </table:table-cell>
          <table:table-cell office:value-type="float" office:value="-78.8125535390427">
            <text:p>-78.812553539</text:p>
          </table:table-cell>
          <table:table-cell office:value-type="float" office:value="-698.508578197056">
            <text:p>-698.5085781971</text:p>
          </table:table-cell>
          <table:table-cell office:value-type="float" office:value="-98.2269053830366">
            <text:p>-98.226905383</text:p>
          </table:table-cell>
          <table:table-cell office:value-type="float" office:value="-1400.01242408641">
            <text:p>-1400.0124240864</text:p>
          </table:table-cell>
          <table:table-cell office:value-type="float" office:value="1400012.42408641">
            <text:p>1400012.4240864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specm-actin-Dropt-specm-Dropt-actin-Liner_1_1726099861.734081</text:p>
          </table:table-cell>
          <table:table-cell office:value-type="float" office:value="95.4254219441453">
            <text:p>95.4</text:p>
          </table:table-cell>
          <table:table-cell office:value-type="float" office:value="9416.00379904354">
            <text:p>9416.0</text:p>
          </table:table-cell>
          <table:table-cell office:value-type="float" office:value="0.0941600379904354">
            <text:p>0.1</text:p>
          </table:table-cell>
          <table:table-cell office:value-type="float" office:value="9416.00379904354">
            <text:p>9416.0</text:p>
          </table:table-cell>
          <table:table-cell office:value-type="float" office:value="9391.25761291788">
            <text:p>9391.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15" office:value-type="float" office:value="66.6666666666667">
            <text:p>66.67</text:p>
          </table:table-cell>
          <table:table-cell office:value-type="float" office:value="2752.77463607013">
            <text:p>2752.7746360701</text:p>
          </table:table-cell>
          <table:table-cell office:value-type="float" office:value="6009.06040511829">
            <text:p>6009.0604051183</text:p>
          </table:table-cell>
          <table:table-cell office:value-type="float" office:value="628.645367514968">
            <text:p>628.645367515</text:p>
          </table:table-cell>
          <table:table-cell office:value-type="float" office:value="-2366.88133912574">
            <text:p>-2366.8813391257</text:p>
          </table:table-cell>
          <table:table-cell office:value-type="float" office:value="-2183.26246742712">
            <text:p>-2183.2624674271</text:p>
          </table:table-cell>
          <table:table-cell office:value-type="float" office:value="-2612.0294259576">
            <text:p>-2612.0294259576</text:p>
          </table:table-cell>
          <table:table-cell office:value-type="float" office:value="1046.22264433817">
            <text:p>1046.2226443382</text:p>
          </table:table-cell>
          <table:table-cell office:value-type="float" office:value="-1810.32633012917">
            <text:p>-1810.3263301292</text:p>
          </table:table-cell>
          <table:table-cell office:value-type="float" office:value="1810326.33012917">
            <text:p>1810326.3301291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-4795.29189338473">
            <text:p>-4795.291893384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ata_2017_to_2023vs2024_1h_1d_only_price_percent_day_of_week_none_1h_1h|1d_32_1_1_0.004_20</text:p>
          </table:table-cell>
          <table:table-cell table:style-name="ce3" office:value-type="string">
            <text:p>trade_all_1.0_3_-0.1%_0_0.02</text:p>
          </table:table-cell>
          <table:table-cell table:style-name="ce3" office:value-type="string">
            <text:p>rl_reppo-custom_combo_all_0.0001_20000_512_1000000_0.99_RMSprop_CELU_512|64_Batcd-specm-actin-Dropt-specm-Dropt-actin-Liner_1_1726100586.8970199</text:p>
          </table:table-cell>
          <table:table-cell table:style-name="ce9" office:value-type="float" office:value="447.082608746023">
            <text:p>447.1</text:p>
          </table:table-cell>
          <table:table-cell table:style-name="ce9" office:value-type="float" office:value="44120.0781426058">
            <text:p>44120.1</text:p>
          </table:table-cell>
          <table:table-cell table:style-name="ce9" office:value-type="float" office:value="0.441200781426058">
            <text:p>0.4</text:p>
          </table:table-cell>
          <table:table-cell table:style-name="ce9" office:value-type="float" office:value="44120.0781426058">
            <text:p>44120.1</text:p>
          </table:table-cell>
          <table:table-cell table:style-name="ce9" office:value-type="float" office:value="51829.623119098">
            <text:p>51829.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1">
            <text:p>11</text:p>
          </table:table-cell>
          <table:table-cell table:style-name="ce18" office:value-type="float" office:value="60.7142857142857">
            <text:p>60.71</text:p>
          </table:table-cell>
          <table:table-cell table:style-name="ce23" office:value-type="float" office:value="3966.5009818629">
            <text:p>3966.5009818629</text:p>
          </table:table-cell>
          <table:table-cell table:style-name="ce3" office:value-type="float" office:value="9826.91074136562">
            <text:p>9826.9107413656</text:p>
          </table:table-cell>
          <table:table-cell table:style-name="ce3" office:value-type="float" office:value="343.639484342028">
            <text:p>343.639484342</text:p>
          </table:table-cell>
          <table:table-cell table:style-name="ce3" office:value-type="float" office:value="-2119.13077718759">
            <text:p>-2119.1307771876</text:p>
          </table:table-cell>
          <table:table-cell table:style-name="ce3" office:value-type="float" office:value="-117.994647659376">
            <text:p>-117.9946476594</text:p>
          </table:table-cell>
          <table:table-cell table:style-name="ce3" office:value-type="float" office:value="-4112.98226905296">
            <text:p>-4112.982269053</text:p>
          </table:table-cell>
          <table:table-cell table:style-name="ce3" office:value-type="float" office:value="1575.71707652164">
            <text:p>1575.7170765216</text:p>
          </table:table-cell>
          <table:table-cell table:style-name="ce3" office:value-type="float" office:value="-5646.96704518779">
            <text:p>-5646.9670451878</text:p>
          </table:table-cell>
          <table:table-cell table:style-name="ce3" office:value-type="float" office:value="5646967.04518779">
            <text:p>5646967.04518779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-20139.3157716608">
            <text:p>-20139.3157716608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1">
            <text:p>0.1</text:p>
          </table:table-cell>
          <table:table-cell table:number-columns-repeated="2" table:style-name="ce3" office:value-type="float" office:value="1000">
            <text:p>10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specm-actin-Dropt-specm-Dropt-actin-Liner_1_1726101340.039995</text:p>
          </table:table-cell>
          <table:table-cell office:value-type="float" office:value="91.0238828912414">
            <text:p>91.0</text:p>
          </table:table-cell>
          <table:table-cell office:value-type="float" office:value="9047.68153631914">
            <text:p>9047.7</text:p>
          </table:table-cell>
          <table:table-cell office:value-type="float" office:value="0.0904768153631914">
            <text:p>0.1</text:p>
          </table:table-cell>
          <table:table-cell office:value-type="float" office:value="9047.68153631914">
            <text:p>9047.7</text:p>
          </table:table-cell>
          <table:table-cell office:value-type="float" office:value="9133.76048194749">
            <text:p>9133.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5" office:value-type="float" office:value="66.6666666666667">
            <text:p>66.67</text:p>
          </table:table-cell>
          <table:table-cell office:value-type="float" office:value="5204.18116613998">
            <text:p>5204.18116614</text:p>
          </table:table-cell>
          <table:table-cell office:value-type="float" office:value="7203.94177738957">
            <text:p>7203.9417773896</text:p>
          </table:table-cell>
          <table:table-cell office:value-type="float" office:value="3204.42055489038">
            <text:p>3204.4205548904</text:p>
          </table:table-cell>
          <table:table-cell table:number-columns-repeated="3" office:value-type="float" office:value="-1360.68079596081">
            <text:p>-1360.6807959608</text:p>
          </table:table-cell>
          <table:table-cell office:value-type="float" office:value="3015.89384543971">
            <text:p>3015.8938454397</text:p>
          </table:table-cell>
          <table:table-cell office:value-type="float" office:value="-609.357038574894">
            <text:p>-609.3570385749</text:p>
          </table:table-cell>
          <table:table-cell office:value-type="float" office:value="609357.038574894">
            <text:p>609357.03857489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specm-actin-Dropt-specm-Dropt-actin-Liner_1_1726102122.436901</text:p>
          </table:table-cell>
          <table:table-cell office:value-type="float" office:value="165.748953060769">
            <text:p>165.7</text:p>
          </table:table-cell>
          <table:table-cell office:value-type="float" office:value="16345.1898484186">
            <text:p>16345.2</text:p>
          </table:table-cell>
          <table:table-cell office:value-type="float" office:value="0.163451898484186">
            <text:p>0.2</text:p>
          </table:table-cell>
          <table:table-cell office:value-type="float" office:value="16345.1898484186">
            <text:p>16345.2</text:p>
          </table:table-cell>
          <table:table-cell office:value-type="float" office:value="16475.3866286325">
            <text:p>16475.4</text:p>
          </table:table-cell>
          <table:table-cell table:number-columns-repeated="2" office:value-type="float" office:value="8">
            <text:p>8</text:p>
          </table:table-cell>
          <table:table-cell table:style-name="ce15" office:value-type="float" office:value="50">
            <text:p>50.00</text:p>
          </table:table-cell>
          <table:table-cell office:value-type="float" office:value="4133.86577657669">
            <text:p>4133.8657765767</text:p>
          </table:table-cell>
          <table:table-cell office:value-type="float" office:value="8978.85165482185">
            <text:p>8978.8516548219</text:p>
          </table:table-cell>
          <table:table-cell office:value-type="float" office:value="1553.69936685152">
            <text:p>1553.6993668515</text:p>
          </table:table-cell>
          <table:table-cell office:value-type="float" office:value="-2090.71704552436">
            <text:p>-2090.7170455244</text:p>
          </table:table-cell>
          <table:table-cell office:value-type="float" office:value="-175.916203567307">
            <text:p>-175.9162035673</text:p>
          </table:table-cell>
          <table:table-cell office:value-type="float" office:value="-3662.31925014885">
            <text:p>-3662.3192501489</text:p>
          </table:table-cell>
          <table:table-cell office:value-type="float" office:value="1021.57436552616">
            <text:p>1021.5743655262</text:p>
          </table:table-cell>
          <table:table-cell office:value-type="float" office:value="-3217.96315300142">
            <text:p>-3217.9631530014</text:p>
          </table:table-cell>
          <table:table-cell office:value-type="float" office:value="3217963.15300142">
            <text:p>3217963.1530014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-13971.0961127968">
            <text:p>-13971.096112796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specm-actin-Dropt-specm-Dropt-actin-Liner_1_1726102868.5783098</text:p>
          </table:table-cell>
          <table:table-cell office:value-type="float" office:value="-6.26687163001831">
            <text:p>-6.3</text:p>
          </table:table-cell>
          <table:table-cell office:value-type="float" office:value="-585.630885981009">
            <text:p>-585.6</text:p>
          </table:table-cell>
          <table:table-cell office:value-type="float" office:value="-0.00585630885981009">
            <text:p>0.0</text:p>
          </table:table-cell>
          <table:table-cell office:value-type="float" office:value="-585.630885981009">
            <text:p>-585.6</text:p>
          </table:table-cell>
          <table:table-cell office:value-type="float" office:value="-585.630885981003">
            <text:p>-585.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0">
            <text:p>0.00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-585.630885981009">
            <text:p>-585.630885981</text:p>
          </table:table-cell>
          <table:table-cell office:value-type="float" office:value="-199.513882997016">
            <text:p>-199.513882997</text:p>
          </table:table-cell>
          <table:table-cell office:value-type="float" office:value="199513.882997016">
            <text:p>199513.8829970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specm-actin-Dropt-specm-Dropt-actin-Liner_1_1726103642.971755</text:p>
          </table:table-cell>
          <table:table-cell office:value-type="float" office:value="85.1516679486313">
            <text:p>85.2</text:p>
          </table:table-cell>
          <table:table-cell office:value-type="float" office:value="8436.82457618916">
            <text:p>8436.8</text:p>
          </table:table-cell>
          <table:table-cell office:value-type="float" office:value="0.0843682457618916">
            <text:p>0.1</text:p>
          </table:table-cell>
          <table:table-cell office:value-type="float" office:value="8436.82457618916">
            <text:p>8436.8</text:p>
          </table:table-cell>
          <table:table-cell office:value-type="float" office:value="8077.92079897713">
            <text:p>8077.9</text:p>
          </table:table-cell>
          <table:table-cell table:number-columns-repeated="2" office:value-type="float" office:value="2">
            <text:p>2</text:p>
          </table:table-cell>
          <table:table-cell table:style-name="ce15" office:value-type="float" office:value="50">
            <text:p>50.00</text:p>
          </table:table-cell>
          <table:table-cell office:value-type="float" office:value="5986.46494674063">
            <text:p>5986.4649467406</text:p>
          </table:table-cell>
          <table:table-cell office:value-type="float" office:value="11660.4164827059">
            <text:p>11660.4164827059</text:p>
          </table:table-cell>
          <table:table-cell office:value-type="float" office:value="312.513410775355">
            <text:p>312.5134107754</text:p>
          </table:table-cell>
          <table:table-cell office:value-type="float" office:value="-1768.05265864605">
            <text:p>-1768.0526586461</text:p>
          </table:table-cell>
          <table:table-cell office:value-type="float" office:value="-1055.04035891601">
            <text:p>-1055.040358916</text:p>
          </table:table-cell>
          <table:table-cell office:value-type="float" office:value="-2481.06495837608">
            <text:p>-2481.0649583761</text:p>
          </table:table-cell>
          <table:table-cell office:value-type="float" office:value="2109.20614404729">
            <text:p>2109.2061440473</text:p>
          </table:table-cell>
          <table:table-cell office:value-type="float" office:value="-808.845670246436">
            <text:p>-808.8456702464</text:p>
          </table:table-cell>
          <table:table-cell office:value-type="float" office:value="808845.670246436">
            <text:p>808845.6702464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2481.06495837608">
            <text:p>-2481.064958376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specm-actin-Dropt-specm-Dropt-actin-Liner_1_1726104399.9721391</text:p>
          </table:table-cell>
          <table:table-cell office:value-type="float" office:value="-0.379189444942679">
            <text:p>-0.4</text:p>
          </table:table-cell>
          <table:table-cell table:number-columns-repeated="4" office:value-type="float" office:value="0">
            <text:p>0.0</text:p>
          </table:table-cell>
          <table:table-cell table:number-columns-repeated="2" office:value-type="float" office:value="0">
            <text:p>0</text:p>
          </table:table-cell>
          <table:table-cell table:style-name="ce15" office:value-type="float" office:value="0">
            <text:p>0.00</text:p>
          </table:table-cell>
          <table:table-cell table:number-columns-repeated="1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107:.D116])/COUNT([.D107:.D116])" office:value-type="float" office:value="113.47938031683">
            <text:p>113.5</text:p>
          </table:table-cell>
          <table:table-cell table:style-name="ce8" table:formula="of:=SUM([.E107:.E116])/COUNT([.E107:.E116])" office:value-type="float" office:value="11167.9894730384">
            <text:p>11168.0</text:p>
          </table:table-cell>
          <table:table-cell table:style-name="ce8" table:formula="of:=SUM([.F107:.F116])/COUNT([.F107:.F116])" office:value-type="float" office:value="0.111679894730384">
            <text:p>0.1</text:p>
          </table:table-cell>
          <table:table-cell table:style-name="ce8" table:formula="of:=SUM([.G107:.G116])/COUNT([.G107:.G116])" office:value-type="float" office:value="11167.9894730384">
            <text:p>11168.0</text:p>
          </table:table-cell>
          <table:table-cell table:style-name="ce8" table:formula="of:=SUM([.H107:.H116])/COUNT([.H107:.H116])" office:value-type="float" office:value="10918.0227268121">
            <text:p>10918.0</text:p>
          </table:table-cell>
          <table:table-cell table:style-name="ce11" table:formula="of:=SUM([.I107:.I116])/COUNT([.I107:.I116])" office:value-type="float" office:value="7">
            <text:p>7</text:p>
          </table:table-cell>
          <table:table-cell table:style-name="ce11" table:formula="of:=SUM([.J107:.J116])/COUNT([.J107:.J116])" office:value-type="float" office:value="7.2">
            <text:p>7</text:p>
          </table:table-cell>
          <table:table-cell table:style-name="ce16" table:formula="of:=SUM([.K107:.K116])/COUNT([.K107:.K116])" office:value-type="float" office:value="39.1056547619048">
            <text:p>39.11</text:p>
          </table:table-cell>
          <table:table-cell table:style-name="ce22"/>
          <table:table-cell table:style-name="ce2" table:number-columns-repeated="1012"/>
        </table:table-row>
        <table:table-row table:style-name="ro2">
          <table:table-cell table:style-name="ce4" table:number-columns-repeated="3"/>
          <table:table-cell table:style-name="ce10" table:number-columns-repeated="5"/>
          <table:table-cell table:style-name="ce12" table:number-columns-repeated="2"/>
          <table:table-cell table:style-name="ce19"/>
          <table:table-cell table:style-name="ce24"/>
          <table:table-cell table:style-name="ce4"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15"/>
          <table:table-cell table:number-columns-repeated="1013"/>
        </table:table-row>
        <table:table-row table:style-name="ro1">
          <table:table-cell table:style-name="ce3" office:value-type="string">
            <text:p>data_2017_to_2023vs2024_1h_1d_only_price_percent_day_of_week_none_1h_1h|1d_32_1_1_0.004_20</text:p>
          </table:table-cell>
          <table:table-cell table:style-name="ce3" office:value-type="string">
            <text:p>trade_all_1.0_3_-0.1%_0_0.02</text:p>
          </table:table-cell>
          <table:table-cell table:style-name="ce3" office:value-type="string">
            <text:p>rl_trpo-custom_combo_all_0.0001_20000_512_1000000_0.99_RMSprop_CELU_512|128|32_Liner-actin-Liner-actin-Liner-actin-Liner_1_1726092696.058785</text:p>
          </table:table-cell>
          <table:table-cell table:style-name="ce9" office:value-type="float" office:value="506.597781505449">
            <text:p>506.6</text:p>
          </table:table-cell>
          <table:table-cell table:style-name="ce9" office:value-type="float" office:value="49798.6200420033">
            <text:p>49798.6</text:p>
          </table:table-cell>
          <table:table-cell table:style-name="ce9" office:value-type="float" office:value="0.497986200420033">
            <text:p>0.5</text:p>
          </table:table-cell>
          <table:table-cell table:style-name="ce9" office:value-type="float" office:value="49798.6200420033">
            <text:p>49798.6</text:p>
          </table:table-cell>
          <table:table-cell table:style-name="ce9" office:value-type="float" office:value="59103.7134329704">
            <text:p>59103.7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30">
            <text:p>30</text:p>
          </table:table-cell>
          <table:table-cell table:style-name="ce18" office:value-type="float" office:value="58.9041095890411">
            <text:p>58.90</text:p>
          </table:table-cell>
          <table:table-cell table:style-name="ce23" office:value-type="float" office:value="2357.94001078548">
            <text:p>2357.9400107855</text:p>
          </table:table-cell>
          <table:table-cell table:style-name="ce3" office:value-type="float" office:value="9756.35913775725">
            <text:p>9756.3591377573</text:p>
          </table:table-cell>
          <table:table-cell table:style-name="ce3" office:value-type="float" office:value="11.4106345452601">
            <text:p>11.4106345453</text:p>
          </table:table-cell>
          <table:table-cell table:style-name="ce3" office:value-type="float" office:value="-1719.76001405907">
            <text:p>-1719.7600140591</text:p>
          </table:table-cell>
          <table:table-cell table:style-name="ce3" office:value-type="float" office:value="-42.3544405411812">
            <text:p>-42.3544405412</text:p>
          </table:table-cell>
          <table:table-cell table:style-name="ce3" office:value-type="float" office:value="-4107.70149305371">
            <text:p>-4107.7014930537</text:p>
          </table:table-cell>
          <table:table-cell table:style-name="ce3" office:value-type="float" office:value="682.172877287716">
            <text:p>682.1728772877</text:p>
          </table:table-cell>
          <table:table-cell table:style-name="ce3" office:value-type="float" office:value="-14657.1557758178">
            <text:p>-14657.1557758178</text:p>
          </table:table-cell>
          <table:table-cell table:style-name="ce3" office:value-type="float" office:value="14657155.7758178">
            <text:p>14657155.7758178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-33499.7874720225">
            <text:p>-33499.7874720225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1">
            <text:p>0.1</text:p>
          </table:table-cell>
          <table:table-cell table:number-columns-repeated="2" table:style-name="ce3" office:value-type="float" office:value="1000">
            <text:p>10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128|32_Liner-actin-Liner-actin-Liner-actin-Liner_1_1726092846.87693</text:p>
          </table:table-cell>
          <table:table-cell office:value-type="float" office:value="-27.9667593204581">
            <text:p>-28.0</text:p>
          </table:table-cell>
          <table:table-cell office:value-type="float" office:value="-2906.10509954029">
            <text:p>-2906.1</text:p>
          </table:table-cell>
          <table:table-cell office:value-type="float" office:value="-0.0290610509954029">
            <text:p>0.0</text:p>
          </table:table-cell>
          <table:table-cell office:value-type="float" office:value="-2906.10509954029">
            <text:p>-2906.1</text:p>
          </table:table-cell>
          <table:table-cell office:value-type="float" office:value="-3689.50572856619">
            <text:p>-3689.5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table:style-name="ce15" office:value-type="float" office:value="44.4444444444444">
            <text:p>44.44</text:p>
          </table:table-cell>
          <table:table-cell office:value-type="float" office:value="897.374825288108">
            <text:p>897.3748252881</text:p>
          </table:table-cell>
          <table:table-cell office:value-type="float" office:value="6819.85021119365">
            <text:p>6819.8502111937</text:p>
          </table:table-cell>
          <table:table-cell office:value-type="float" office:value="3.18194492328621">
            <text:p>3.1819449233</text:p>
          </table:table-cell>
          <table:table-cell office:value-type="float" office:value="-762.609169454183">
            <text:p>-762.6091694542</text:p>
          </table:table-cell>
          <table:table-cell office:value-type="float" office:value="-2.29925094023929">
            <text:p>-2.2992509402</text:p>
          </table:table-cell>
          <table:table-cell office:value-type="float" office:value="-2666.11651936229">
            <text:p>-2666.1165193623</text:p>
          </table:table-cell>
          <table:table-cell office:value-type="float" office:value="-24.838505124276">
            <text:p>-24.8385051243</text:p>
          </table:table-cell>
          <table:table-cell office:value-type="float" office:value="-23408.8026975981">
            <text:p>-23408.8026975981</text:p>
          </table:table-cell>
          <table:table-cell office:value-type="float" office:value="23408802.6975981">
            <text:p>23408802.6975981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-7140.00843265634">
            <text:p>-7140.008432656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128|32_Liner-actin-Liner-actin-Liner-actin-Liner_1_1726092996.283575</text:p>
          </table:table-cell>
          <table:table-cell office:value-type="float" office:value="133.519268995301">
            <text:p>133.5</text:p>
          </table:table-cell>
          <table:table-cell office:value-type="float" office:value="12950.7901438618">
            <text:p>12950.8</text:p>
          </table:table-cell>
          <table:table-cell office:value-type="float" office:value="0.129507901438618">
            <text:p>0.1</text:p>
          </table:table-cell>
          <table:table-cell office:value-type="float" office:value="12950.7901438618">
            <text:p>12950.8</text:p>
          </table:table-cell>
          <table:table-cell office:value-type="float" office:value="10481.7457286287">
            <text:p>10481.7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15" office:value-type="float" office:value="46.551724137931">
            <text:p>46.55</text:p>
          </table:table-cell>
          <table:table-cell office:value-type="float" office:value="2258.54750721979">
            <text:p>2258.5475072198</text:p>
          </table:table-cell>
          <table:table-cell office:value-type="float" office:value="18829.5948729124">
            <text:p>18829.5948729124</text:p>
          </table:table-cell>
          <table:table-cell office:value-type="float" office:value="2.78586541376717">
            <text:p>2.7858654138</text:p>
          </table:table-cell>
          <table:table-cell office:value-type="float" office:value="-1549.35459842169">
            <text:p>-1549.3545984217</text:p>
          </table:table-cell>
          <table:table-cell office:value-type="float" office:value="-23.8131606908864">
            <text:p>-23.8131606909</text:p>
          </table:table-cell>
          <table:table-cell office:value-type="float" office:value="-4458.74642707902">
            <text:p>-4458.746427079</text:p>
          </table:table-cell>
          <table:table-cell office:value-type="float" office:value="223.289485238996">
            <text:p>223.289485239</text:p>
          </table:table-cell>
          <table:table-cell office:value-type="float" office:value="-11618.7695597036">
            <text:p>-11618.7695597036</text:p>
          </table:table-cell>
          <table:table-cell office:value-type="float" office:value="11618769.5597036">
            <text:p>11618769.5597036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-34875.1158448591">
            <text:p>-34875.115844859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128|32_Liner-actin-Liner-actin-Liner-actin-Liner_1_1726093151.5638</text:p>
          </table:table-cell>
          <table:table-cell office:value-type="float" office:value="-12.9702867898339">
            <text:p>-13.0</text:p>
          </table:table-cell>
          <table:table-cell office:value-type="float" office:value="-1452.07096295754">
            <text:p>-1452.1</text:p>
          </table:table-cell>
          <table:table-cell office:value-type="float" office:value="-0.0145207096295754">
            <text:p>0.0</text:p>
          </table:table-cell>
          <table:table-cell office:value-type="float" office:value="-1452.07096295754">
            <text:p>-1452.1</text:p>
          </table:table-cell>
          <table:table-cell office:value-type="float" office:value="-2914.64740178566">
            <text:p>-2914.6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style-name="ce15" office:value-type="float" office:value="40">
            <text:p>40.00</text:p>
          </table:table-cell>
          <table:table-cell office:value-type="float" office:value="1945.21582043491">
            <text:p>1945.2158204349</text:p>
          </table:table-cell>
          <table:table-cell office:value-type="float" office:value="9869.23369960762">
            <text:p>9869.2336996076</text:p>
          </table:table-cell>
          <table:table-cell office:value-type="float" office:value="49.2967174174992">
            <text:p>49.2967174175</text:p>
          </table:table-cell>
          <table:table-cell office:value-type="float" office:value="-1337.1458514832">
            <text:p>-1337.1458514832</text:p>
          </table:table-cell>
          <table:table-cell office:value-type="float" office:value="-27.2902996408811">
            <text:p>-27.2902996409</text:p>
          </table:table-cell>
          <table:table-cell office:value-type="float" office:value="-4092.49792200471">
            <text:p>-4092.4979220047</text:p>
          </table:table-cell>
          <table:table-cell office:value-type="float" office:value="-24.2011827159591">
            <text:p>-24.201182716</text:p>
          </table:table-cell>
          <table:table-cell office:value-type="float" office:value="-12004.5524815186">
            <text:p>-12004.5524815186</text:p>
          </table:table-cell>
          <table:table-cell office:value-type="float" office:value="12004552.4815186">
            <text:p>12004552.4815186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-28719.0539358978">
            <text:p>-28719.053935897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128|32_Liner-actin-Liner-actin-Liner-actin-Liner_1_1726093304.69436</text:p>
          </table:table-cell>
          <table:table-cell office:value-type="float" office:value="-4.79213443954518">
            <text:p>-4.8</text:p>
          </table:table-cell>
          <table:table-cell office:value-type="float" office:value="-657.468869393473">
            <text:p>-657.5</text:p>
          </table:table-cell>
          <table:table-cell office:value-type="float" office:value="-0.00657468869393473">
            <text:p>0.0</text:p>
          </table:table-cell>
          <table:table-cell office:value-type="float" office:value="-657.468869393473">
            <text:p>-657.5</text:p>
          </table:table-cell>
          <table:table-cell office:value-type="float" office:value="-1921.82193592948">
            <text:p>-1921.8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style-name="ce15" office:value-type="float" office:value="41.0714285714286">
            <text:p>41.07</text:p>
          </table:table-cell>
          <table:table-cell office:value-type="float" office:value="1647.23735670468">
            <text:p>1647.2373567047</text:p>
          </table:table-cell>
          <table:table-cell office:value-type="float" office:value="9833.29148270175">
            <text:p>9833.2914827018</text:p>
          </table:table-cell>
          <table:table-cell office:value-type="float" office:value="47.1458553709235">
            <text:p>47.1458553709</text:p>
          </table:table-cell>
          <table:table-cell office:value-type="float" office:value="-1167.99782041216">
            <text:p>-1167.9978204122</text:p>
          </table:table-cell>
          <table:table-cell office:value-type="float" office:value="-31.7834819373529">
            <text:p>-31.7834819374</text:p>
          </table:table-cell>
          <table:table-cell office:value-type="float" office:value="-4049.25120308658">
            <text:p>-4049.2512030866</text:p>
          </table:table-cell>
          <table:table-cell office:value-type="float" office:value="-11.7405155248834">
            <text:p>-11.7405155249</text:p>
          </table:table-cell>
          <table:table-cell office:value-type="float" office:value="-11204.9474786092">
            <text:p>-11204.9474786092</text:p>
          </table:table-cell>
          <table:table-cell office:value-type="float" office:value="11204947.4786092">
            <text:p>11204947.4786092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-29267.5193085833">
            <text:p>-29267.519308583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128|32_Liner-actin-Liner-actin-Liner-actin-Liner_1_1726093456.269334</text:p>
          </table:table-cell>
          <table:table-cell office:value-type="float" office:value="-163.788602635373">
            <text:p>-163.8</text:p>
          </table:table-cell>
          <table:table-cell office:value-type="float" office:value="-16382.910591042">
            <text:p>-16382.9</text:p>
          </table:table-cell>
          <table:table-cell office:value-type="float" office:value="-0.16382910591042">
            <text:p>-0.2</text:p>
          </table:table-cell>
          <table:table-cell office:value-type="float" office:value="-16382.910591042">
            <text:p>-16382.9</text:p>
          </table:table-cell>
          <table:table-cell office:value-type="float" office:value="-15762.910092948">
            <text:p>-15762.9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table:style-name="ce15" office:value-type="float" office:value="41.6666666666667">
            <text:p>41.67</text:p>
          </table:table-cell>
          <table:table-cell office:value-type="float" office:value="841.609735480497">
            <text:p>841.6097354805</text:p>
          </table:table-cell>
          <table:table-cell office:value-type="float" office:value="4397.23675974685">
            <text:p>4397.2367597469</text:p>
          </table:table-cell>
          <table:table-cell office:value-type="float" office:value="8.00081952101027">
            <text:p>8.000819521</text:p>
          </table:table-cell>
          <table:table-cell office:value-type="float" office:value="-893.701785897534">
            <text:p>-893.7017858975</text:p>
          </table:table-cell>
          <table:table-cell office:value-type="float" office:value="-11.922682179269">
            <text:p>-11.9226821793</text:p>
          </table:table-cell>
          <table:table-cell office:value-type="float" office:value="-3604.6456172482">
            <text:p>-3604.6456172482</text:p>
          </table:table-cell>
          <table:table-cell office:value-type="float" office:value="-170.655318656688">
            <text:p>-170.6553186567</text:p>
          </table:table-cell>
          <table:table-cell office:value-type="float" office:value="-19193.2102997087">
            <text:p>-19193.2102997087</text:p>
          </table:table-cell>
          <table:table-cell office:value-type="float" office:value="19193210.2997087">
            <text:p>19193210.2997087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-16331.0926420449">
            <text:p>-16331.092642044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128|32_Liner-actin-Liner-actin-Liner-actin-Liner_1_1726093605.354128</text:p>
          </table:table-cell>
          <table:table-cell office:value-type="float" office:value="39.6219050923275">
            <text:p>39.6</text:p>
          </table:table-cell>
          <table:table-cell office:value-type="float" office:value="3837.1997984911">
            <text:p>3837.2</text:p>
          </table:table-cell>
          <table:table-cell office:value-type="float" office:value="0.038371997984911">
            <text:p>0.0</text:p>
          </table:table-cell>
          <table:table-cell office:value-type="float" office:value="3837.1997984911">
            <text:p>3837.2</text:p>
          </table:table-cell>
          <table:table-cell office:value-type="float" office:value="3265.05727092308">
            <text:p>3265.1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style-name="ce15" office:value-type="float" office:value="43.5483870967742">
            <text:p>43.55</text:p>
          </table:table-cell>
          <table:table-cell office:value-type="float" office:value="1119.76461572401">
            <text:p>1119.764615724</text:p>
          </table:table-cell>
          <table:table-cell office:value-type="float" office:value="5414.27082965204">
            <text:p>5414.270829652</text:p>
          </table:table-cell>
          <table:table-cell office:value-type="float" office:value="6.65147774542857">
            <text:p>6.6514777454</text:p>
          </table:table-cell>
          <table:table-cell office:value-type="float" office:value="-754.184137887348">
            <text:p>-754.1841378873</text:p>
          </table:table-cell>
          <table:table-cell office:value-type="float" office:value="-64.9944559572032">
            <text:p>-64.9944559572</text:p>
          </table:table-cell>
          <table:table-cell office:value-type="float" office:value="-2422.2879600037">
            <text:p>-2422.2879600037</text:p>
          </table:table-cell>
          <table:table-cell office:value-type="float" office:value="61.8903193305016">
            <text:p>61.8903193305</text:p>
          </table:table-cell>
          <table:table-cell office:value-type="float" office:value="-12410.0472470455">
            <text:p>-12410.0472470455</text:p>
          </table:table-cell>
          <table:table-cell office:value-type="float" office:value="12410047.2470455">
            <text:p>12410047.2470455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-4691.77574610797">
            <text:p>-4691.77574610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128|32_Liner-actin-Liner-actin-Liner-actin-Liner_1_1726093767.840673</text:p>
          </table:table-cell>
          <table:table-cell office:value-type="float" office:value="-133.793821373701">
            <text:p>-133.8</text:p>
          </table:table-cell>
          <table:table-cell office:value-type="float" office:value="-13396.4610756596">
            <text:p>-13396.5</text:p>
          </table:table-cell>
          <table:table-cell office:value-type="float" office:value="-0.133964610756596">
            <text:p>-0.1</text:p>
          </table:table-cell>
          <table:table-cell office:value-type="float" office:value="-13396.4610756596">
            <text:p>-13396.5</text:p>
          </table:table-cell>
          <table:table-cell office:value-type="float" office:value="-13330.3637676172">
            <text:p>-13330.4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style-name="ce15" office:value-type="float" office:value="40">
            <text:p>40.00</text:p>
          </table:table-cell>
          <table:table-cell office:value-type="float" office:value="1089.00631799435">
            <text:p>1089.0063179944</text:p>
          </table:table-cell>
          <table:table-cell office:value-type="float" office:value="6484.720575051">
            <text:p>6484.720575051</text:p>
          </table:table-cell>
          <table:table-cell office:value-type="float" office:value="19.5796381955151">
            <text:p>19.5796381955</text:p>
          </table:table-cell>
          <table:table-cell office:value-type="float" office:value="-1098.12813076455">
            <text:p>-1098.1281307646</text:p>
          </table:table-cell>
          <table:table-cell office:value-type="float" office:value="-65.4773955930432">
            <text:p>-65.477395593</text:p>
          </table:table-cell>
          <table:table-cell office:value-type="float" office:value="-5889.53107550707">
            <text:p>-5889.5310755071</text:p>
          </table:table-cell>
          <table:table-cell office:value-type="float" office:value="-223.274351260993">
            <text:p>-223.274351261</text:p>
          </table:table-cell>
          <table:table-cell office:value-type="float" office:value="-11992.5961350594">
            <text:p>-11992.5961350594</text:p>
          </table:table-cell>
          <table:table-cell office:value-type="float" office:value="11992596.1350594">
            <text:p>11992596.1350594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-13723.8105808107">
            <text:p>-13723.810580810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128|32_Liner-actin-Liner-actin-Liner-actin-Liner_1_1726093931.6984398</text:p>
          </table:table-cell>
          <table:table-cell office:value-type="float" office:value="248.02490734059">
            <text:p>248.0</text:p>
          </table:table-cell>
          <table:table-cell office:value-type="float" office:value="24151.7545661494">
            <text:p>24151.8</text:p>
          </table:table-cell>
          <table:table-cell office:value-type="float" office:value="0.241517545661494">
            <text:p>0.2</text:p>
          </table:table-cell>
          <table:table-cell office:value-type="float" office:value="24151.7545661494">
            <text:p>24151.8</text:p>
          </table:table-cell>
          <table:table-cell office:value-type="float" office:value="23016.7824827895">
            <text:p>23016.8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style-name="ce15" office:value-type="float" office:value="41.3793103448276">
            <text:p>41.38</text:p>
          </table:table-cell>
          <table:table-cell office:value-type="float" office:value="3465.3533162808">
            <text:p>3465.3533162808</text:p>
          </table:table-cell>
          <table:table-cell office:value-type="float" office:value="11415.3360958879">
            <text:p>11415.3360958879</text:p>
          </table:table-cell>
          <table:table-cell office:value-type="float" office:value="86.5002501573617">
            <text:p>86.5002501574</text:p>
          </table:table-cell>
          <table:table-cell office:value-type="float" office:value="-1735.78603013499">
            <text:p>-1735.786030135</text:p>
          </table:table-cell>
          <table:table-cell office:value-type="float" office:value="-54.0374445893831">
            <text:p>-54.0374445894</text:p>
          </table:table-cell>
          <table:table-cell office:value-type="float" office:value="-4010.54220901128">
            <text:p>-4010.5422090113</text:p>
          </table:table-cell>
          <table:table-cell office:value-type="float" office:value="416.409561485334">
            <text:p>416.4095614853</text:p>
          </table:table-cell>
          <table:table-cell office:value-type="float" office:value="-11729.9817363025">
            <text:p>-11729.9817363025</text:p>
          </table:table-cell>
          <table:table-cell office:value-type="float" office:value="11729981.7363025">
            <text:p>11729981.7363025</text:p>
          </table:table-cell>
          <table:table-cell office:value-type="float" office:value="58.5">
            <text:p>58.5</text:p>
          </table:table-cell>
          <table:table-cell office:value-type="float" office:value="18">
            <text:p>18</text:p>
          </table:table-cell>
          <table:table-cell office:value-type="float" office:value="-48114.1872558996">
            <text:p>-48114.187255899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128|32_Liner-actin-Liner-actin-Liner-actin-Liner_1_1726094097.426794</text:p>
          </table:table-cell>
          <table:table-cell office:value-type="float" office:value="-264.637287852121">
            <text:p>-264.6</text:p>
          </table:table-cell>
          <table:table-cell office:value-type="float" office:value="-26636.5974864428">
            <text:p>-26636.6</text:p>
          </table:table-cell>
          <table:table-cell office:value-type="float" office:value="-0.266365974864428">
            <text:p>-0.3</text:p>
          </table:table-cell>
          <table:table-cell office:value-type="float" office:value="-26636.5974864428">
            <text:p>-26636.6</text:p>
          </table:table-cell>
          <table:table-cell office:value-type="float" office:value="-24373.5326641559">
            <text:p>-24373.5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table:style-name="ce15" office:value-type="float" office:value="43.5028248587571">
            <text:p>43.50</text:p>
          </table:table-cell>
          <table:table-cell office:value-type="float" office:value="778.61928124175">
            <text:p>778.6192812418</text:p>
          </table:table-cell>
          <table:table-cell office:value-type="float" office:value="4568.78338450842">
            <text:p>4568.7833845084</text:p>
          </table:table-cell>
          <table:table-cell office:value-type="float" office:value="0.42851736836019">
            <text:p>0.4285173684</text:p>
          </table:table-cell>
          <table:table-cell office:value-type="float" office:value="-865.902821420575">
            <text:p>-865.9028214206</text:p>
          </table:table-cell>
          <table:table-cell office:value-type="float" office:value="-6.47845417134522">
            <text:p>-6.4784541713</text:p>
          </table:table-cell>
          <table:table-cell office:value-type="float" office:value="-3914.47274451758">
            <text:p>-3914.4727445176</text:p>
          </table:table-cell>
          <table:table-cell office:value-type="float" office:value="-150.489251335835">
            <text:p>-150.4892513358</text:p>
          </table:table-cell>
          <table:table-cell office:value-type="float" office:value="-35391.0544569705">
            <text:p>-35391.0544569705</text:p>
          </table:table-cell>
          <table:table-cell office:value-type="float" office:value="35391054.4569705">
            <text:p>35391054.4569705</text:p>
          </table:table-cell>
          <table:table-cell office:value-type="float" office:value="177">
            <text:p>177</text:p>
          </table:table-cell>
          <table:table-cell office:value-type="float" office:value="7">
            <text:p>7</text:p>
          </table:table-cell>
          <table:table-cell office:value-type="float" office:value="-18416.1743533915">
            <text:p>-18416.174353391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121:.D130])/COUNT([.D121:.D130])" office:value-type="float" office:value="31.9814970522635">
            <text:p>32.0</text:p>
          </table:table-cell>
          <table:table-cell table:style-name="ce8" table:formula="of:=SUM([.E121:.E130])/COUNT([.E121:.E130])" office:value-type="float" office:value="2930.67504654699">
            <text:p>2930.7</text:p>
          </table:table-cell>
          <table:table-cell table:style-name="ce8" table:formula="of:=SUM([.F121:.F130])/COUNT([.F121:.F130])" office:value-type="float" office:value="0.0293067504654699">
            <text:p>0.0</text:p>
          </table:table-cell>
          <table:table-cell table:style-name="ce8" table:formula="of:=SUM([.G121:.G130])/COUNT([.G121:.G130])" office:value-type="float" office:value="2930.67504654699">
            <text:p>2930.7</text:p>
          </table:table-cell>
          <table:table-cell table:style-name="ce8" table:formula="of:=SUM([.H121:.H130])/COUNT([.H121:.H130])" office:value-type="float" office:value="3387.45173243092">
            <text:p>3387.5</text:p>
          </table:table-cell>
          <table:table-cell table:style-name="ce11" table:formula="of:=SUM([.I121:.I130])/COUNT([.I121:.I130])" office:value-type="float" office:value="36.1">
            <text:p>36</text:p>
          </table:table-cell>
          <table:table-cell table:style-name="ce11" table:formula="of:=SUM([.J121:.J130])/COUNT([.J121:.J130])" office:value-type="float" office:value="45.6">
            <text:p>46</text:p>
          </table:table-cell>
          <table:table-cell table:style-name="ce16" table:formula="of:=SUM([.K121:.K130])/COUNT([.K121:.K130])" office:value-type="float" office:value="44.1068895709871">
            <text:p>44.11</text:p>
          </table:table-cell>
          <table:table-cell table:style-name="ce22"/>
          <table:table-cell table:style-name="ce2" table:number-columns-repeated="1012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10"/>
          <table:table-cell table:style-name="ce15"/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10" table:number-columns-repeated="5"/>
          <table:table-cell table:style-name="ce12" table:number-columns-repeated="2"/>
          <table:table-cell table:style-name="ce19"/>
          <table:table-cell table:style-name="ce24"/>
          <table:table-cell table:style-name="ce4"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"/>
          <table:table-cell table:style-name="ce1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04297.3492968</text:p>
          </table:table-cell>
          <table:table-cell office:value-type="float" office:value="-227.306773000256">
            <text:p>-227.3</text:p>
          </table:table-cell>
          <table:table-cell office:value-type="float" office:value="-22061.6698448962">
            <text:p>-22061.7</text:p>
          </table:table-cell>
          <table:table-cell office:value-type="float" office:value="-0.220616698448962">
            <text:p>-0.2</text:p>
          </table:table-cell>
          <table:table-cell office:value-type="float" office:value="-22061.6698448962">
            <text:p>-22061.7</text:p>
          </table:table-cell>
          <table:table-cell office:value-type="float" office:value="-21909.617908985">
            <text:p>-21909.6</text:p>
          </table:table-cell>
          <table:table-cell office:value-type="float" office:value="228">
            <text:p>228</text:p>
          </table:table-cell>
          <table:table-cell office:value-type="float" office:value="63">
            <text:p>63</text:p>
          </table:table-cell>
          <table:table-cell table:style-name="ce15" office:value-type="float" office:value="78.3505154639175">
            <text:p>78.35</text:p>
          </table:table-cell>
          <table:table-cell office:value-type="float" office:value="544.298217073978">
            <text:p>544.298217074</text:p>
          </table:table-cell>
          <table:table-cell office:value-type="float" office:value="3292.30088902073">
            <text:p>3292.3008890207</text:p>
          </table:table-cell>
          <table:table-cell office:value-type="float" office:value="8.00081952101027">
            <text:p>8.000819521</text:p>
          </table:table-cell>
          <table:table-cell office:value-type="float" office:value="-2320.02640218672">
            <text:p>-2320.0264021867</text:p>
          </table:table-cell>
          <table:table-cell office:value-type="float" office:value="-3.39653200811881">
            <text:p>-3.3965320081</text:p>
          </table:table-cell>
          <table:table-cell office:value-type="float" office:value="-4570.21268614092">
            <text:p>-4570.2126861409</text:p>
          </table:table-cell>
          <table:table-cell office:value-type="float" office:value="-75.8132984360694">
            <text:p>-75.8132984361</text:p>
          </table:table-cell>
          <table:table-cell office:value-type="float" office:value="-58307.0453755306">
            <text:p>-58307.0453755306</text:p>
          </table:table-cell>
          <table:table-cell office:value-type="float" office:value="58307045.3755307">
            <text:p>58307045.3755307</text:p>
          </table:table-cell>
          <table:table-cell office:value-type="float" office:value="291.5">
            <text:p>291.5</text:p>
          </table:table-cell>
          <table:table-cell office:value-type="float" office:value="43">
            <text:p>43</text:p>
          </table:table-cell>
          <table:table-cell office:value-type="float" office:value="-111839.103162392">
            <text:p>-111839.10316239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05997.313138</text:p>
          </table:table-cell>
          <table:table-cell office:value-type="float" office:value="-149.334076132881">
            <text:p>-149.3</text:p>
          </table:table-cell>
          <table:table-cell office:value-type="float" office:value="-14391.899796863">
            <text:p>-14391.9</text:p>
          </table:table-cell>
          <table:table-cell office:value-type="float" office:value="-0.14391899796863">
            <text:p>-0.1</text:p>
          </table:table-cell>
          <table:table-cell office:value-type="float" office:value="-14391.899796863">
            <text:p>-14391.9</text:p>
          </table:table-cell>
          <table:table-cell office:value-type="float" office:value="-15742.3818395101">
            <text:p>-15742.4</text:p>
          </table:table-cell>
          <table:table-cell office:value-type="float" office:value="193">
            <text:p>193</text:p>
          </table:table-cell>
          <table:table-cell office:value-type="float" office:value="57">
            <text:p>57</text:p>
          </table:table-cell>
          <table:table-cell table:style-name="ce15" office:value-type="float" office:value="77.2">
            <text:p>77.20</text:p>
          </table:table-cell>
          <table:table-cell office:value-type="float" office:value="649.091621808858">
            <text:p>649.0916218089</text:p>
          </table:table-cell>
          <table:table-cell office:value-type="float" office:value="3292.30088902073">
            <text:p>3292.3008890207</text:p>
          </table:table-cell>
          <table:table-cell office:value-type="float" office:value="8.66869110199332">
            <text:p>8.668691102</text:p>
          </table:table-cell>
          <table:table-cell office:value-type="float" office:value="-2450.29092642057">
            <text:p>-2450.2909264206</text:p>
          </table:table-cell>
          <table:table-cell office:value-type="float" office:value="-6.20548937817512">
            <text:p>-6.2054893782</text:p>
          </table:table-cell>
          <table:table-cell office:value-type="float" office:value="-4570.21268614092">
            <text:p>-4570.2126861409</text:p>
          </table:table-cell>
          <table:table-cell office:value-type="float" office:value="-57.5675991874521">
            <text:p>-57.5675991875</text:p>
          </table:table-cell>
          <table:table-cell office:value-type="float" office:value="-50110.618718922">
            <text:p>-50110.618718922</text:p>
          </table:table-cell>
          <table:table-cell office:value-type="float" office:value="50110618.7189221">
            <text:p>50110618.7189221</text:p>
          </table:table-cell>
          <table:table-cell office:value-type="float" office:value="250.5">
            <text:p>250.5</text:p>
          </table:table-cell>
          <table:table-cell office:value-type="float" office:value="50">
            <text:p>50</text:p>
          </table:table-cell>
          <table:table-cell office:value-type="float" office:value="-135160.352804831">
            <text:p>-135160.35280483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07696.7184</text:p>
          </table:table-cell>
          <table:table-cell office:value-type="float" office:value="-333.25173484359">
            <text:p>-333.3</text:p>
          </table:table-cell>
          <table:table-cell office:value-type="float" office:value="-32547.8279375303">
            <text:p>-32547.8</text:p>
          </table:table-cell>
          <table:table-cell office:value-type="float" office:value="-0.325478279375303">
            <text:p>-0.3</text:p>
          </table:table-cell>
          <table:table-cell office:value-type="float" office:value="-32547.8279375303">
            <text:p>-32547.8</text:p>
          </table:table-cell>
          <table:table-cell office:value-type="float" office:value="-29734.2163250552">
            <text:p>-29734.2</text:p>
          </table:table-cell>
          <table:table-cell office:value-type="float" office:value="237">
            <text:p>237</text:p>
          </table:table-cell>
          <table:table-cell office:value-type="float" office:value="79">
            <text:p>79</text:p>
          </table:table-cell>
          <table:table-cell table:style-name="ce15" office:value-type="float" office:value="75">
            <text:p>75.00</text:p>
          </table:table-cell>
          <table:table-cell office:value-type="float" office:value="505.417590505839">
            <text:p>505.4175905058</text:p>
          </table:table-cell>
          <table:table-cell office:value-type="float" office:value="3292.30088902073">
            <text:p>3292.3008890207</text:p>
          </table:table-cell>
          <table:table-cell office:value-type="float" office:value="3.23391228741093">
            <text:p>3.2339122874</text:p>
          </table:table-cell>
          <table:table-cell office:value-type="float" office:value="-1928.25059351157">
            <text:p>-1928.2505935116</text:p>
          </table:table-cell>
          <table:table-cell office:value-type="float" office:value="-2.91600855006254">
            <text:p>-2.9160085501</text:p>
          </table:table-cell>
          <table:table-cell office:value-type="float" office:value="-4570.21268614092">
            <text:p>-4570.2126861409</text:p>
          </table:table-cell>
          <table:table-cell office:value-type="float" office:value="-102.999455498514">
            <text:p>-102.9994554985</text:p>
          </table:table-cell>
          <table:table-cell office:value-type="float" office:value="-63299.0512232858">
            <text:p>-63299.0512232858</text:p>
          </table:table-cell>
          <table:table-cell office:value-type="float" office:value="63299051.2232858">
            <text:p>63299051.2232858</text:p>
          </table:table-cell>
          <table:table-cell office:value-type="float" office:value="316.5">
            <text:p>316.5</text:p>
          </table:table-cell>
          <table:table-cell office:value-type="float" office:value="54">
            <text:p>54</text:p>
          </table:table-cell>
          <table:table-cell office:value-type="float" office:value="-145513.214175834">
            <text:p>-145513.21417583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09391.739297</text:p>
          </table:table-cell>
          <table:table-cell office:value-type="float" office:value="16.978637327309">
            <text:p>17.0</text:p>
          </table:table-cell>
          <table:table-cell office:value-type="float" office:value="2076.48597015139">
            <text:p>2076.5</text:p>
          </table:table-cell>
          <table:table-cell office:value-type="float" office:value="0.0207648597015139">
            <text:p>0.0</text:p>
          </table:table-cell>
          <table:table-cell office:value-type="float" office:value="2076.48597015141">
            <text:p>2076.5</text:p>
          </table:table-cell>
          <table:table-cell office:value-type="float" office:value="-825.251470097899">
            <text:p>-825.3</text:p>
          </table:table-cell>
          <table:table-cell office:value-type="float" office:value="198">
            <text:p>198</text:p>
          </table:table-cell>
          <table:table-cell office:value-type="float" office:value="54">
            <text:p>54</text:p>
          </table:table-cell>
          <table:table-cell table:style-name="ce15" office:value-type="float" office:value="78.5714285714286">
            <text:p>78.57</text:p>
          </table:table-cell>
          <table:table-cell office:value-type="float" office:value="693.218169259218">
            <text:p>693.2181692592</text:p>
          </table:table-cell>
          <table:table-cell office:value-type="float" office:value="3931.7135189229">
            <text:p>3931.7135189229</text:p>
          </table:table-cell>
          <table:table-cell office:value-type="float" office:value="11.0922347126907">
            <text:p>11.0922347127</text:p>
          </table:table-cell>
          <table:table-cell office:value-type="float" office:value="-2503.34651005877">
            <text:p>-2503.3465100588</text:p>
          </table:table-cell>
          <table:table-cell office:value-type="float" office:value="-4.6874502581486">
            <text:p>-4.6874502581</text:p>
          </table:table-cell>
          <table:table-cell office:value-type="float" office:value="-4777.98318543818">
            <text:p>-4777.9831854382</text:p>
          </table:table-cell>
          <table:table-cell office:value-type="float" office:value="8.24002369107701">
            <text:p>8.2400236911</text:p>
          </table:table-cell>
          <table:table-cell office:value-type="float" office:value="-50527.3037897599">
            <text:p>-50527.3037897599</text:p>
          </table:table-cell>
          <table:table-cell office:value-type="float" office:value="50527303.7897599">
            <text:p>50527303.7897599</text:p>
          </table:table-cell>
          <table:table-cell office:value-type="float" office:value="252.5">
            <text:p>252.5</text:p>
          </table:table-cell>
          <table:table-cell office:value-type="float" office:value="44">
            <text:p>44</text:p>
          </table:table-cell>
          <table:table-cell office:value-type="float" office:value="-116414.371822675">
            <text:p>-116414.37182267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11158.0844018</text:p>
          </table:table-cell>
          <table:table-cell office:value-type="float" office:value="-88.7996940146048">
            <text:p>-88.8</text:p>
          </table:table-cell>
          <table:table-cell office:value-type="float" office:value="-8405.29822259431">
            <text:p>-8405.3</text:p>
          </table:table-cell>
          <table:table-cell office:value-type="float" office:value="-0.0840529822259431">
            <text:p>-0.1</text:p>
          </table:table-cell>
          <table:table-cell office:value-type="float" office:value="-8405.29822259431">
            <text:p>-8405.3</text:p>
          </table:table-cell>
          <table:table-cell office:value-type="float" office:value="-10522.6499724412">
            <text:p>-10522.6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  <table:table-cell table:style-name="ce15" office:value-type="float" office:value="78.2258064516129">
            <text:p>78.23</text:p>
          </table:table-cell>
          <table:table-cell office:value-type="float" office:value="673.076524116983">
            <text:p>673.076524117</text:p>
          </table:table-cell>
          <table:table-cell office:value-type="float" office:value="3931.7135189229">
            <text:p>3931.7135189229</text:p>
          </table:table-cell>
          <table:table-cell office:value-type="float" office:value="15.2828940635518">
            <text:p>15.2828940636</text:p>
          </table:table-cell>
          <table:table-cell office:value-type="float" office:value="-2573.74340557942">
            <text:p>-2573.7434055794</text:p>
          </table:table-cell>
          <table:table-cell office:value-type="float" office:value="-6.97826526417339">
            <text:p>-6.9782652642</text:p>
          </table:table-cell>
          <table:table-cell office:value-type="float" office:value="-4309.06107087084">
            <text:p>-4309.0610708708</text:p>
          </table:table-cell>
          <table:table-cell office:value-type="float" office:value="-33.892331542719">
            <text:p>-33.8923315427</text:p>
          </table:table-cell>
          <table:table-cell office:value-type="float" office:value="-49716.4111128903">
            <text:p>-49716.4111128903</text:p>
          </table:table-cell>
          <table:table-cell office:value-type="float" office:value="49716411.1128903">
            <text:p>49716411.1128903</text:p>
          </table:table-cell>
          <table:table-cell office:value-type="float" office:value="248.5">
            <text:p>248.5</text:p>
          </table:table-cell>
          <table:table-cell office:value-type="float" office:value="48">
            <text:p>48</text:p>
          </table:table-cell>
          <table:table-cell office:value-type="float" office:value="-126723.917922751">
            <text:p>-126723.91792275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13002.567904</text:p>
          </table:table-cell>
          <table:table-cell office:value-type="float" office:value="-68.5989926038254">
            <text:p>-68.6</text:p>
          </table:table-cell>
          <table:table-cell office:value-type="float" office:value="-6548.33892028757">
            <text:p>-6548.3</text:p>
          </table:table-cell>
          <table:table-cell office:value-type="float" office:value="-0.0654833892028757">
            <text:p>-0.1</text:p>
          </table:table-cell>
          <table:table-cell office:value-type="float" office:value="-6548.33892028758">
            <text:p>-6548.3</text:p>
          </table:table-cell>
          <table:table-cell office:value-type="float" office:value="-8937.78600808881">
            <text:p>-8937.8</text:p>
          </table:table-cell>
          <table:table-cell office:value-type="float" office:value="187">
            <text:p>187</text:p>
          </table:table-cell>
          <table:table-cell office:value-type="float" office:value="66">
            <text:p>66</text:p>
          </table:table-cell>
          <table:table-cell table:style-name="ce15" office:value-type="float" office:value="73.9130434782609">
            <text:p>73.91</text:p>
          </table:table-cell>
          <table:table-cell office:value-type="float" office:value="712.057198677672">
            <text:p>712.0571986777</text:p>
          </table:table-cell>
          <table:table-cell office:value-type="float" office:value="4145.65575172259">
            <text:p>4145.6557517226</text:p>
          </table:table-cell>
          <table:table-cell office:value-type="float" office:value="3.53660085788579">
            <text:p>3.5366008579</text:p>
          </table:table-cell>
          <table:table-cell office:value-type="float" office:value="-2116.7126526214">
            <text:p>-2116.7126526214</text:p>
          </table:table-cell>
          <table:table-cell office:value-type="float" office:value="-5.99743384940666">
            <text:p>-5.9974338494</text:p>
          </table:table-cell>
          <table:table-cell office:value-type="float" office:value="-4309.06107087084">
            <text:p>-4309.0610708708</text:p>
          </table:table-cell>
          <table:table-cell office:value-type="float" office:value="-25.882762530781">
            <text:p>-25.8827625308</text:p>
          </table:table-cell>
          <table:table-cell office:value-type="float" office:value="-50718.7704315112">
            <text:p>-50718.7704315112</text:p>
          </table:table-cell>
          <table:table-cell office:value-type="float" office:value="50718770.4315112">
            <text:p>50718770.4315112</text:p>
          </table:table-cell>
          <table:table-cell office:value-type="float" office:value="253.5">
            <text:p>253.5</text:p>
          </table:table-cell>
          <table:table-cell office:value-type="float" office:value="46">
            <text:p>46</text:p>
          </table:table-cell>
          <table:table-cell office:value-type="float" office:value="-120181.289175777">
            <text:p>-120181.28917577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14873.522551</text:p>
          </table:table-cell>
          <table:table-cell office:value-type="float" office:value="-231.893817444665">
            <text:p>-231.9</text:p>
          </table:table-cell>
          <table:table-cell office:value-type="float" office:value="-22459.1948083653">
            <text:p>-22459.2</text:p>
          </table:table-cell>
          <table:table-cell office:value-type="float" office:value="-0.224591948083653">
            <text:p>-0.2</text:p>
          </table:table-cell>
          <table:table-cell office:value-type="float" office:value="-22459.1948083653">
            <text:p>-22459.2</text:p>
          </table:table-cell>
          <table:table-cell office:value-type="float" office:value="-22269.0133488288">
            <text:p>-22269.0</text:p>
          </table:table-cell>
          <table:table-cell office:value-type="float" office:value="234">
            <text:p>234</text:p>
          </table:table-cell>
          <table:table-cell office:value-type="float" office:value="69">
            <text:p>69</text:p>
          </table:table-cell>
          <table:table-cell table:style-name="ce15" office:value-type="float" office:value="77.2277227722772">
            <text:p>77.23</text:p>
          </table:table-cell>
          <table:table-cell office:value-type="float" office:value="536.896360945725">
            <text:p>536.8963609457</text:p>
          </table:table-cell>
          <table:table-cell office:value-type="float" office:value="3292.30088902073">
            <text:p>3292.3008890207</text:p>
          </table:table-cell>
          <table:table-cell office:value-type="float" office:value="5.33398785439204">
            <text:p>5.3339878544</text:p>
          </table:table-cell>
          <table:table-cell office:value-type="float" office:value="-2146.27454014007">
            <text:p>-2146.2745401401</text:p>
          </table:table-cell>
          <table:table-cell office:value-type="float" office:value="-4.6874502581486">
            <text:p>-4.6874502581</text:p>
          </table:table-cell>
          <table:table-cell office:value-type="float" office:value="-4570.21268614092">
            <text:p>-4570.2126861409</text:p>
          </table:table-cell>
          <table:table-cell office:value-type="float" office:value="-74.1227551431198">
            <text:p>-74.1227551431</text:p>
          </table:table-cell>
          <table:table-cell office:value-type="float" office:value="-60707.8486538455">
            <text:p>-60707.8486538455</text:p>
          </table:table-cell>
          <table:table-cell office:value-type="float" office:value="60707848.6538455">
            <text:p>60707848.6538455</text:p>
          </table:table-cell>
          <table:table-cell office:value-type="float" office:value="303.5">
            <text:p>303.5</text:p>
          </table:table-cell>
          <table:table-cell office:value-type="float" office:value="47">
            <text:p>47</text:p>
          </table:table-cell>
          <table:table-cell office:value-type="float" office:value="-126192.157705974">
            <text:p>-126192.15770597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16671.701634</text:p>
          </table:table-cell>
          <table:table-cell office:value-type="float" office:value="-279.689713548626">
            <text:p>-279.7</text:p>
          </table:table-cell>
          <table:table-cell office:value-type="float" office:value="-27352.6618639474">
            <text:p>-27352.7</text:p>
          </table:table-cell>
          <table:table-cell office:value-type="float" office:value="-0.273526618639474">
            <text:p>-0.3</text:p>
          </table:table-cell>
          <table:table-cell office:value-type="float" office:value="-27352.6618639474">
            <text:p>-27352.7</text:p>
          </table:table-cell>
          <table:table-cell office:value-type="float" office:value="-25984.2422533827">
            <text:p>-25984.2</text:p>
          </table:table-cell>
          <table:table-cell office:value-type="float" office:value="220">
            <text:p>220</text:p>
          </table:table-cell>
          <table:table-cell office:value-type="float" office:value="58">
            <text:p>58</text:p>
          </table:table-cell>
          <table:table-cell table:style-name="ce15" office:value-type="float" office:value="79.136690647482">
            <text:p>79.14</text:p>
          </table:table-cell>
          <table:table-cell office:value-type="float" office:value="544.898594319868">
            <text:p>544.8985943199</text:p>
          </table:table-cell>
          <table:table-cell office:value-type="float" office:value="3168.92432526276">
            <text:p>3168.9243252628</text:p>
          </table:table-cell>
          <table:table-cell office:value-type="float" office:value="11.0922347126907">
            <text:p>11.0922347127</text:p>
          </table:table-cell>
          <table:table-cell office:value-type="float" office:value="-2538.45435541928">
            <text:p>-2538.4543554193</text:p>
          </table:table-cell>
          <table:table-cell office:value-type="float" office:value="-12.474599592344">
            <text:p>-12.4745995923</text:p>
          </table:table-cell>
          <table:table-cell office:value-type="float" office:value="-4570.21268614092">
            <text:p>-4570.2126861409</text:p>
          </table:table-cell>
          <table:table-cell office:value-type="float" office:value="-98.3908700141991">
            <text:p>-98.3908700142</text:p>
          </table:table-cell>
          <table:table-cell office:value-type="float" office:value="-55700.447785922">
            <text:p>-55700.447785922</text:p>
          </table:table-cell>
          <table:table-cell office:value-type="float" office:value="55700447.785922">
            <text:p>55700447.785922</text:p>
          </table:table-cell>
          <table:table-cell office:value-type="float" office:value="278.5">
            <text:p>278.5</text:p>
          </table:table-cell>
          <table:table-cell office:value-type="float" office:value="44">
            <text:p>44</text:p>
          </table:table-cell>
          <table:table-cell office:value-type="float" office:value="-113047.423872665">
            <text:p>-113047.42387266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18454.6908338</text:p>
          </table:table-cell>
          <table:table-cell office:value-type="float" office:value="-202.751835402466">
            <text:p>-202.8</text:p>
          </table:table-cell>
          <table:table-cell office:value-type="float" office:value="-19625.305805473">
            <text:p>-19625.3</text:p>
          </table:table-cell>
          <table:table-cell office:value-type="float" office:value="-0.19625305805473">
            <text:p>-0.2</text:p>
          </table:table-cell>
          <table:table-cell office:value-type="float" office:value="-19625.3058054729">
            <text:p>-19625.3</text:p>
          </table:table-cell>
          <table:table-cell office:value-type="float" office:value="-20043.7581934366">
            <text:p>-20043.8</text:p>
          </table:table-cell>
          <table:table-cell office:value-type="float" office:value="217">
            <text:p>217</text:p>
          </table:table-cell>
          <table:table-cell office:value-type="float" office:value="62">
            <text:p>62</text:p>
          </table:table-cell>
          <table:table-cell table:style-name="ce15" office:value-type="float" office:value="77.7777777777778">
            <text:p>77.78</text:p>
          </table:table-cell>
          <table:table-cell office:value-type="float" office:value="582.677817028748">
            <text:p>582.6778170287</text:p>
          </table:table-cell>
          <table:table-cell office:value-type="float" office:value="3292.30088902073">
            <text:p>3292.3008890207</text:p>
          </table:table-cell>
          <table:table-cell office:value-type="float" office:value="15.2828940635518">
            <text:p>15.2828940636</text:p>
          </table:table-cell>
          <table:table-cell office:value-type="float" office:value="-2355.90955001147">
            <text:p>-2355.9095500115</text:p>
          </table:table-cell>
          <table:table-cell office:value-type="float" office:value="-6.20548937817512">
            <text:p>-6.2054893782</text:p>
          </table:table-cell>
          <table:table-cell office:value-type="float" office:value="-4570.21268614092">
            <text:p>-4570.2126861409</text:p>
          </table:table-cell>
          <table:table-cell office:value-type="float" office:value="-70.3415978690786">
            <text:p>-70.3415978691</text:p>
          </table:table-cell>
          <table:table-cell office:value-type="float" office:value="-55908.2829771717">
            <text:p>-55908.2829771717</text:p>
          </table:table-cell>
          <table:table-cell office:value-type="float" office:value="55908282.9771717">
            <text:p>55908282.9771717</text:p>
          </table:table-cell>
          <table:table-cell office:value-type="float" office:value="279.5">
            <text:p>279.5</text:p>
          </table:table-cell>
          <table:table-cell office:value-type="float" office:value="47">
            <text:p>47</text:p>
          </table:table-cell>
          <table:table-cell office:value-type="float" office:value="-120139.919479744">
            <text:p>-120139.91947974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20288.184374</text:p>
          </table:table-cell>
          <table:table-cell office:value-type="float" office:value="-210.255063596106">
            <text:p>-210.3</text:p>
          </table:table-cell>
          <table:table-cell office:value-type="float" office:value="-20398.9290263733">
            <text:p>-20398.9</text:p>
          </table:table-cell>
          <table:table-cell office:value-type="float" office:value="-0.203989290263733">
            <text:p>-0.2</text:p>
          </table:table-cell>
          <table:table-cell office:value-type="float" office:value="-20398.9290263733">
            <text:p>-20398.9</text:p>
          </table:table-cell>
          <table:table-cell office:value-type="float" office:value="-20663.4552703565">
            <text:p>-20663.5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  <table:table-cell table:style-name="ce15" office:value-type="float" office:value="78.3393501805054">
            <text:p>78.34</text:p>
          </table:table-cell>
          <table:table-cell office:value-type="float" office:value="566.764466458312">
            <text:p>566.7644664583</text:p>
          </table:table-cell>
          <table:table-cell office:value-type="float" office:value="3292.30088902073">
            <text:p>3292.3008890207</text:p>
          </table:table-cell>
          <table:table-cell office:value-type="float" office:value="11.0922347126907">
            <text:p>11.0922347127</text:p>
          </table:table-cell>
          <table:table-cell office:value-type="float" office:value="-2389.78030413045">
            <text:p>-2389.7803041305</text:p>
          </table:table-cell>
          <table:table-cell office:value-type="float" office:value="-4.6874502581486">
            <text:p>-4.6874502581</text:p>
          </table:table-cell>
          <table:table-cell office:value-type="float" office:value="-4570.21268614092">
            <text:p>-4570.2126861409</text:p>
          </table:table-cell>
          <table:table-cell office:value-type="float" office:value="-73.6423430554992">
            <text:p>-73.6423430555</text:p>
          </table:table-cell>
          <table:table-cell office:value-type="float" office:value="-55507.308379353">
            <text:p>-55507.308379353</text:p>
          </table:table-cell>
          <table:table-cell office:value-type="float" office:value="55507308.379353">
            <text:p>55507308.379353</text:p>
          </table:table-cell>
          <table:table-cell office:value-type="float" office:value="277.5">
            <text:p>277.5</text:p>
          </table:table-cell>
          <table:table-cell office:value-type="float" office:value="52">
            <text:p>52</text:p>
          </table:table-cell>
          <table:table-cell office:value-type="float" office:value="-142582.805525689">
            <text:p>-142582.80552568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144:.D153])/COUNT([.D144:.D153])" office:value-type="float" office:value="-177.490306325971">
            <text:p>-177.5</text:p>
          </table:table-cell>
          <table:table-cell table:style-name="ce8" table:formula="of:=SUM([.E144:.E153])/COUNT([.E144:.E153])" office:value-type="float" office:value="-17171.4640256179">
            <text:p>-17171.5</text:p>
          </table:table-cell>
          <table:table-cell table:style-name="ce8" table:formula="of:=SUM([.F144:.F153])/COUNT([.F144:.F153])" office:value-type="float" office:value="-0.171714640256179">
            <text:p>-0.2</text:p>
          </table:table-cell>
          <table:table-cell table:style-name="ce8" table:formula="of:=SUM([.G144:.G153])/COUNT([.G144:.G153])" office:value-type="float" office:value="-17171.4640256179">
            <text:p>-17171.5</text:p>
          </table:table-cell>
          <table:table-cell table:style-name="ce8" table:formula="of:=SUM([.H144:.H153])/COUNT([.H144:.H153])" office:value-type="float" office:value="-17663.2372590183">
            <text:p>-17663.2</text:p>
          </table:table-cell>
          <table:table-cell table:style-name="ce11" table:formula="of:=SUM([.I144:.I153])/COUNT([.I144:.I153])" office:value-type="float" office:value="212.5">
            <text:p>213</text:p>
          </table:table-cell>
          <table:table-cell table:style-name="ce11" table:formula="of:=SUM([.J144:.J153])/COUNT([.J144:.J153])" office:value-type="float" office:value="62.2">
            <text:p>62</text:p>
          </table:table-cell>
          <table:table-cell table:style-name="ce16" table:formula="of:=SUM([.K144:.K153])/COUNT([.K144:.K153])" office:value-type="float" office:value="77.3742335343262">
            <text:p>77.37</text:p>
          </table:table-cell>
          <table:table-cell table:style-name="ce22"/>
          <table:table-cell table:style-name="ce2"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"/>
          <table:table-cell table:style-name="ce15"/>
          <table:table-cell table:number-columns-repeated="1013"/>
        </table:table-row>
        <table:table-row table:style-name="ro1">
          <table:table-cell office:value-type="string">
            <text:p>2017vs2024_1m_1h_1d_only_price_percent_only_price_percent_day_of_week_none_1m|1h_1h|1d_1m|1h_1h|1d_1_0.004_20</text:p>
          </table:table-cell>
          <table:table-cell office:value-type="string">
            <text:p>trade_all_1.0_3_-0.1%_TP0.02_TR0_SL0.02</text:p>
          </table:table-cell>
          <table:table-cell office:value-type="string">
            <text:p>hodl</text:p>
          </table:table-cell>
          <table:table-cell office:value-type="float" office:value="807.711792269998">
            <text:p>807.7</text:p>
          </table:table-cell>
          <table:table-cell office:value-type="float" office:value="37055.9833044927">
            <text:p>37056.0</text:p>
          </table:table-cell>
          <table:table-cell office:value-type="float" office:value="0.370559833044927">
            <text:p>0.4</text:p>
          </table:table-cell>
          <table:table-cell table:number-columns-repeated="2" office:value-type="float" office:value="37055.9833044927">
            <text:p>37056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00">
            <text:p>100.00</text:p>
          </table:table-cell>
          <table:table-cell table:number-columns-repeated="3" office:value-type="float" office:value="37055.9833044927">
            <text:p>37055.9833044927</text:p>
          </table:table-cell>
          <table:table-cell table:number-columns-repeated="3" office:value-type="float" office:value="0">
            <text:p>0</text:p>
          </table:table-cell>
          <table:table-cell office:value-type="float" office:value="37055.9833044927">
            <text:p>37055.9833044927</text:p>
          </table:table-cell>
          <table:table-cell office:value-type="float" office:value="-237.193176480974">
            <text:p>-237.193176481</text:p>
          </table:table-cell>
          <table:table-cell office:value-type="float" office:value="237193.176480974">
            <text:p>237193.17648097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2017vs2024_1m_1h_1d_only_price_percent_only_price_percent_day_of_week_none_1m|1h_1h|1d_1m|1h_1h|1d_1_0.004_20</text:p>
          </table:table-cell>
          <table:table-cell office:value-type="string">
            <text:p>trade_all_1.0_3_-0.1%_TP0.02_TR0_SL0.02</text:p>
          </table:table-cell>
          <table:table-cell office:value-type="string">
            <text:p>rl_reppo-custom_combo_all_0.0001_20000_512_1000000_0.99_RMSprop_CELU_512|64_Batcd-weigm-actin-Dropt-weigm-Dropt-actin-weigm_1_1729629476.3439062</text:p>
          </table:table-cell>
          <table:table-cell office:value-type="float" office:value="328.662219042153">
            <text:p>328.7</text:p>
          </table:table-cell>
          <table:table-cell office:value-type="float" office:value="32444.3093978199">
            <text:p>32444.3</text:p>
          </table:table-cell>
          <table:table-cell office:value-type="float" office:value="0.324443093978199">
            <text:p>0.3</text:p>
          </table:table-cell>
          <table:table-cell office:value-type="float" office:value="32444.3093978199">
            <text:p>32444.3</text:p>
          </table:table-cell>
          <table:table-cell office:value-type="float" office:value="32520.1678935249">
            <text:p>32520.2</text:p>
          </table:table-cell>
          <table:table-cell office:value-type="float" office:value="67">
            <text:p>67</text:p>
          </table:table-cell>
          <table:table-cell office:value-type="float" office:value="51">
            <text:p>51</text:p>
          </table:table-cell>
          <table:table-cell table:style-name="ce15" office:value-type="float" office:value="56.7796610169492">
            <text:p>56.78</text:p>
          </table:table-cell>
          <table:table-cell office:value-type="float" office:value="2552.36300555682">
            <text:p>2552.3630055568</text:p>
          </table:table-cell>
          <table:table-cell office:value-type="float" office:value="5110.21406008647">
            <text:p>5110.2140600865</text:p>
          </table:table-cell>
          <table:table-cell office:value-type="float" office:value="1903.06626628897">
            <text:p>1903.066266289</text:p>
          </table:table-cell>
          <table:table-cell office:value-type="float" office:value="-2716.94141126445">
            <text:p>-2716.9414112645</text:p>
          </table:table-cell>
          <table:table-cell office:value-type="float" office:value="-2105.9696549871">
            <text:p>-2105.9696549871</text:p>
          </table:table-cell>
          <table:table-cell office:value-type="float" office:value="-4309.06107087084">
            <text:p>-4309.0610708708</text:p>
          </table:table-cell>
          <table:table-cell office:value-type="float" office:value="274.951774557796">
            <text:p>274.9517745578</text:p>
          </table:table-cell>
          <table:table-cell office:value-type="float" office:value="-23744.2885979958">
            <text:p>-23744.2885979958</text:p>
          </table:table-cell>
          <table:table-cell office:value-type="float" office:value="23744288.5979958">
            <text:p>23744288.5979958</text:p>
          </table:table-cell>
          <table:table-cell office:value-type="float" office:value="118.5">
            <text:p>118.5</text:p>
          </table:table-cell>
          <table:table-cell office:value-type="float" office:value="51">
            <text:p>51</text:p>
          </table:table-cell>
          <table:table-cell office:value-type="float" office:value="-138564.011974487">
            <text:p>-138564.01197448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17vs2024_1m_1h_1d_only_price_percent_only_price_percent_day_of_week_none_1m|1h_1h|1d_1m|1h_1h|1d_1_0.004_20</text:p>
          </table:table-cell>
          <table:table-cell office:value-type="string">
            <text:p>trade_all_1.0_3_-0.1%_TP0.02_TR0_SL0.02</text:p>
          </table:table-cell>
          <table:table-cell office:value-type="string">
            <text:p>rl_reppo-custom_combo_all_0.0001_20000_512_1000000_0.99_RMSprop_CELU_512|64_Batcd-weigm-actin-Dropt-weigm-Dropt-actin-weigm_1_1729629867.314878</text:p>
          </table:table-cell>
          <table:table-cell office:value-type="float" office:value="513.312347091517">
            <text:p>513.3</text:p>
          </table:table-cell>
          <table:table-cell office:value-type="float" office:value="50880.0870270972">
            <text:p>50880.1</text:p>
          </table:table-cell>
          <table:table-cell office:value-type="float" office:value="0.508800870270972">
            <text:p>0.5</text:p>
          </table:table-cell>
          <table:table-cell office:value-type="float" office:value="50880.0870270972">
            <text:p>50880.1</text:p>
          </table:table-cell>
          <table:table-cell office:value-type="float" office:value="61830.0790917581">
            <text:p>61830.1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table:style-name="ce15" office:value-type="float" office:value="67.1232876712329">
            <text:p>67.12</text:p>
          </table:table-cell>
          <table:table-cell office:value-type="float" office:value="2509.73285303895">
            <text:p>2509.732853039</text:p>
          </table:table-cell>
          <table:table-cell office:value-type="float" office:value="3926.63627693044">
            <text:p>3926.6362769304</text:p>
          </table:table-cell>
          <table:table-cell office:value-type="float" office:value="1912.70321635426">
            <text:p>1912.7032163543</text:p>
          </table:table-cell>
          <table:table-cell office:value-type="float" office:value="-3004.03428215881">
            <text:p>-3004.0342821588</text:p>
          </table:table-cell>
          <table:table-cell office:value-type="float" office:value="-2156.82098994669">
            <text:p>-2156.8209899467</text:p>
          </table:table-cell>
          <table:table-cell office:value-type="float" office:value="-4189.44695546557">
            <text:p>-4189.4469554656</text:p>
          </table:table-cell>
          <table:table-cell office:value-type="float" office:value="696.98749352188">
            <text:p>696.9874935219</text:p>
          </table:table-cell>
          <table:table-cell office:value-type="float" office:value="-14658.2383253524">
            <text:p>-14658.2383253524</text:p>
          </table:table-cell>
          <table:table-cell office:value-type="float" office:value="14658238.3253524">
            <text:p>14658238.3253524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office:value-type="float" office:value="-72096.8227718114">
            <text:p>-72096.822771811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17vs2024_1m_1h_1d_only_price_percent_only_price_percent_day_of_week_none_1m|1h_1h|1d_1m|1h_1h|1d_1_0.004_20</text:p>
          </table:table-cell>
          <table:table-cell office:value-type="string">
            <text:p>trade_all_1.0_3_-0.1%_TP0.02_TR0_SL0.02</text:p>
          </table:table-cell>
          <table:table-cell office:value-type="string">
            <text:p>rl_reppo-custom_combo_all_0.0001_20000_512_1000000_0.99_RMSprop_CELU_512|64_Batcd-weigm-actin-Dropt-weigm-Dropt-actin-weigm_1_1729630299.013014</text:p>
          </table:table-cell>
          <table:table-cell office:value-type="float" office:value="328.662219042153">
            <text:p>328.7</text:p>
          </table:table-cell>
          <table:table-cell office:value-type="float" office:value="32444.3093978199">
            <text:p>32444.3</text:p>
          </table:table-cell>
          <table:table-cell office:value-type="float" office:value="0.324443093978199">
            <text:p>0.3</text:p>
          </table:table-cell>
          <table:table-cell office:value-type="float" office:value="32444.3093978199">
            <text:p>32444.3</text:p>
          </table:table-cell>
          <table:table-cell office:value-type="float" office:value="32520.1678935249">
            <text:p>32520.2</text:p>
          </table:table-cell>
          <table:table-cell office:value-type="float" office:value="67">
            <text:p>67</text:p>
          </table:table-cell>
          <table:table-cell office:value-type="float" office:value="51">
            <text:p>51</text:p>
          </table:table-cell>
          <table:table-cell table:style-name="ce15" office:value-type="float" office:value="56.7796610169492">
            <text:p>56.78</text:p>
          </table:table-cell>
          <table:table-cell office:value-type="float" office:value="2552.36300555682">
            <text:p>2552.3630055568</text:p>
          </table:table-cell>
          <table:table-cell office:value-type="float" office:value="5110.21406008647">
            <text:p>5110.2140600865</text:p>
          </table:table-cell>
          <table:table-cell office:value-type="float" office:value="1903.06626628897">
            <text:p>1903.066266289</text:p>
          </table:table-cell>
          <table:table-cell office:value-type="float" office:value="-2716.94141126445">
            <text:p>-2716.9414112645</text:p>
          </table:table-cell>
          <table:table-cell office:value-type="float" office:value="-2105.9696549871">
            <text:p>-2105.9696549871</text:p>
          </table:table-cell>
          <table:table-cell office:value-type="float" office:value="-4309.06107087084">
            <text:p>-4309.0610708708</text:p>
          </table:table-cell>
          <table:table-cell office:value-type="float" office:value="274.951774557796">
            <text:p>274.9517745578</text:p>
          </table:table-cell>
          <table:table-cell office:value-type="float" office:value="-23744.2885979958">
            <text:p>-23744.2885979958</text:p>
          </table:table-cell>
          <table:table-cell office:value-type="float" office:value="23744288.5979958">
            <text:p>23744288.5979958</text:p>
          </table:table-cell>
          <table:table-cell office:value-type="float" office:value="118.5">
            <text:p>118.5</text:p>
          </table:table-cell>
          <table:table-cell office:value-type="float" office:value="51">
            <text:p>51</text:p>
          </table:table-cell>
          <table:table-cell office:value-type="float" office:value="-138564.011974487">
            <text:p>-138564.01197448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17vs2024_1m_1h_1d_only_price_percent_only_price_percent_day_of_week_none_1m|1h_1h|1d_1m|1h_1h|1d_1_0.004_20</text:p>
          </table:table-cell>
          <table:table-cell office:value-type="string">
            <text:p>trade_all_1.0_3_-0.1%_TP0.02_TR0_SL0.02</text:p>
          </table:table-cell>
          <table:table-cell office:value-type="string">
            <text:p>rl_reppo-custom_combo_all_0.0001_20000_512_1000000_0.99_RMSprop_CELU_512|64_Batcd-weigm-actin-Dropt-weigm-Dropt-actin-weigm_1_1729630714.552955</text:p>
          </table:table-cell>
          <table:table-cell office:value-type="float" office:value="126.269747675407">
            <text:p>126.3</text:p>
          </table:table-cell>
          <table:table-cell office:value-type="float" office:value="12318.6535928665">
            <text:p>12318.7</text:p>
          </table:table-cell>
          <table:table-cell office:value-type="float" office:value="0.123186535928665">
            <text:p>0.1</text:p>
          </table:table-cell>
          <table:table-cell office:value-type="float" office:value="12318.6535928665">
            <text:p>12318.7</text:p>
          </table:table-cell>
          <table:table-cell office:value-type="float" office:value="9291.7017597749">
            <text:p>9291.7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style-name="ce15" office:value-type="float" office:value="53.4653465346535">
            <text:p>53.47</text:p>
          </table:table-cell>
          <table:table-cell office:value-type="float" office:value="2492.78582448767">
            <text:p>2492.7858244877</text:p>
          </table:table-cell>
          <table:table-cell office:value-type="float" office:value="4536.52049031839">
            <text:p>4536.5204903184</text:p>
          </table:table-cell>
          <table:table-cell office:value-type="float" office:value="1901.58809772298">
            <text:p>1901.588097723</text:p>
          </table:table-cell>
          <table:table-cell office:value-type="float" office:value="-2601.95278573335">
            <text:p>-2601.9527857334</text:p>
          </table:table-cell>
          <table:table-cell office:value-type="float" office:value="-2104.89639382805">
            <text:p>-2104.8963938281</text:p>
          </table:table-cell>
          <table:table-cell office:value-type="float" office:value="-4092.49792200471">
            <text:p>-4092.4979220047</text:p>
          </table:table-cell>
          <table:table-cell office:value-type="float" office:value="121.966867256104">
            <text:p>121.9668672561</text:p>
          </table:table-cell>
          <table:table-cell office:value-type="float" office:value="-20322.4410946876">
            <text:p>-20322.4410946876</text:p>
          </table:table-cell>
          <table:table-cell office:value-type="float" office:value="20322441.0946876">
            <text:p>20322441.0946876</text:p>
          </table:table-cell>
          <table:table-cell office:value-type="float" office:value="101.5">
            <text:p>101.5</text:p>
          </table:table-cell>
          <table:table-cell office:value-type="float" office:value="47">
            <text:p>47</text:p>
          </table:table-cell>
          <table:table-cell office:value-type="float" office:value="-122291.780929468">
            <text:p>-122291.78092946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17vs2024_1m_1h_1d_only_price_percent_only_price_percent_day_of_week_none_1m|1h_1h|1d_1m|1h_1h|1d_1_0.004_20</text:p>
          </table:table-cell>
          <table:table-cell office:value-type="string">
            <text:p>trade_all_1.0_3_-0.1%_TP0.02_TR0_SL0.02</text:p>
          </table:table-cell>
          <table:table-cell office:value-type="string">
            <text:p>rl_reppo-custom_combo_all_0.0001_20000_512_1000000_0.99_RMSprop_CELU_512|64_Batcd-weigm-actin-Dropt-weigm-Dropt-actin-weigm_1_1729631123.058326</text:p>
          </table:table-cell>
          <table:table-cell office:value-type="float" office:value="179.595969244003">
            <text:p>179.6</text:p>
          </table:table-cell>
          <table:table-cell office:value-type="float" office:value="17760.792969226">
            <text:p>17760.8</text:p>
          </table:table-cell>
          <table:table-cell office:value-type="float" office:value="0.17760792969226">
            <text:p>0.2</text:p>
          </table:table-cell>
          <table:table-cell office:value-type="float" office:value="17760.792969226">
            <text:p>17760.8</text:p>
          </table:table-cell>
          <table:table-cell office:value-type="float" office:value="17725.0287883178">
            <text:p>17725.0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style-name="ce15" office:value-type="float" office:value="60">
            <text:p>60.00</text:p>
          </table:table-cell>
          <table:table-cell office:value-type="float" office:value="2400.21676805971">
            <text:p>2400.2167680597</text:p>
          </table:table-cell>
          <table:table-cell office:value-type="float" office:value="3812.3987865352">
            <text:p>3812.3987865352</text:p>
          </table:table-cell>
          <table:table-cell office:value-type="float" office:value="1899.97616029029">
            <text:p>1899.9761602903</text:p>
          </table:table-cell>
          <table:table-cell office:value-type="float" office:value="-2613.61443157701">
            <text:p>-2613.614431577</text:p>
          </table:table-cell>
          <table:table-cell office:value-type="float" office:value="-2177.64954031336">
            <text:p>-2177.6495403134</text:p>
          </table:table-cell>
          <table:table-cell office:value-type="float" office:value="-3719.34181572324">
            <text:p>-3719.3418157232</text:p>
          </table:table-cell>
          <table:table-cell office:value-type="float" office:value="394.684288205021">
            <text:p>394.684288205</text:p>
          </table:table-cell>
          <table:table-cell office:value-type="float" office:value="-9022.28307604527">
            <text:p>-9022.2830760453</text:p>
          </table:table-cell>
          <table:table-cell office:value-type="float" office:value="9022283.07604527">
            <text:p>9022283.07604527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-47045.0597683862">
            <text:p>-47045.059768386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17vs2024_1m_1h_1d_only_price_percent_only_price_percent_day_of_week_none_1m|1h_1h|1d_1m|1h_1h|1d_1_0.004_20</text:p>
          </table:table-cell>
          <table:table-cell office:value-type="string">
            <text:p>trade_all_1.0_3_-0.1%_TP0.02_TR0_SL0.02</text:p>
          </table:table-cell>
          <table:table-cell office:value-type="string">
            <text:p>rl_reppo-custom_combo_all_0.0001_20000_512_1000000_0.99_RMSprop_CELU_512|64_Batcd-weigm-actin-Dropt-weigm-Dropt-actin-weigm_1_1729631553.377837</text:p>
          </table:table-cell>
          <table:table-cell office:value-type="float" office:value="237.957061071302">
            <text:p>238.0</text:p>
          </table:table-cell>
          <table:table-cell office:value-type="float" office:value="23443.6090658715">
            <text:p>23443.6</text:p>
          </table:table-cell>
          <table:table-cell office:value-type="float" office:value="0.234436090658715">
            <text:p>0.2</text:p>
          </table:table-cell>
          <table:table-cell office:value-type="float" office:value="23443.6090658715">
            <text:p>23443.6</text:p>
          </table:table-cell>
          <table:table-cell office:value-type="float" office:value="22430.5500281024">
            <text:p>22430.6</text:p>
          </table:table-cell>
          <table:table-cell office:value-type="float" office:value="55">
            <text:p>55</text:p>
          </table:table-cell>
          <table:table-cell office:value-type="float" office:value="41">
            <text:p>41</text:p>
          </table:table-cell>
          <table:table-cell table:style-name="ce15" office:value-type="float" office:value="57.2916666666667">
            <text:p>57.29</text:p>
          </table:table-cell>
          <table:table-cell office:value-type="float" office:value="2417.71647475038">
            <text:p>2417.7164747504</text:p>
          </table:table-cell>
          <table:table-cell office:value-type="float" office:value="5110.21406008647">
            <text:p>5110.2140600865</text:p>
          </table:table-cell>
          <table:table-cell office:value-type="float" office:value="1903.06626628897">
            <text:p>1903.066266289</text:p>
          </table:table-cell>
          <table:table-cell office:value-type="float" office:value="-2671.48285476584">
            <text:p>-2671.4828547658</text:p>
          </table:table-cell>
          <table:table-cell office:value-type="float" office:value="-2113.01046418029">
            <text:p>-2113.0104641803</text:p>
          </table:table-cell>
          <table:table-cell office:value-type="float" office:value="-4309.06107087084">
            <text:p>-4309.0610708708</text:p>
          </table:table-cell>
          <table:table-cell office:value-type="float" office:value="244.204261102828">
            <text:p>244.2042611028</text:p>
          </table:table-cell>
          <table:table-cell office:value-type="float" office:value="-19233.0766857516">
            <text:p>-19233.0766857516</text:p>
          </table:table-cell>
          <table:table-cell office:value-type="float" office:value="19233076.6857516">
            <text:p>19233076.6857516</text:p>
          </table:table-cell>
          <table:table-cell office:value-type="float" office:value="96">
            <text:p>96</text:p>
          </table:table-cell>
          <table:table-cell office:value-type="float" office:value="41">
            <text:p>41</text:p>
          </table:table-cell>
          <table:table-cell office:value-type="float" office:value="-109530.7970454">
            <text:p>-109530.797045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17vs2024_1m_1h_1d_only_price_percent_only_price_percent_day_of_week_none_1m|1h_1h|1d_1m|1h_1h|1d_1_0.004_20</text:p>
          </table:table-cell>
          <table:table-cell office:value-type="string">
            <text:p>trade_all_1.0_3_-0.1%_TP0.02_TR0_SL0.02</text:p>
          </table:table-cell>
          <table:table-cell office:value-type="string">
            <text:p>rl_reppo-custom_combo_all_0.0001_20000_512_1000000_0.99_RMSprop_CELU_512|64_Batcd-weigm-actin-Dropt-weigm-Dropt-actin-weigm_1_1729632037.749464</text:p>
          </table:table-cell>
          <table:table-cell office:value-type="float" office:value="218.409275670131">
            <text:p>218.4</text:p>
          </table:table-cell>
          <table:table-cell office:value-type="float" office:value="21396.1434141842">
            <text:p>21396.1</text:p>
          </table:table-cell>
          <table:table-cell office:value-type="float" office:value="0.213961434141842">
            <text:p>0.2</text:p>
          </table:table-cell>
          <table:table-cell office:value-type="float" office:value="21396.1434141842">
            <text:p>21396.1</text:p>
          </table:table-cell>
          <table:table-cell office:value-type="float" office:value="18716.2412221325">
            <text:p>18716.2</text:p>
          </table:table-cell>
          <table:table-cell office:value-type="float" office:value="68">
            <text:p>68</text:p>
          </table:table-cell>
          <table:table-cell office:value-type="float" office:value="54">
            <text:p>54</text:p>
          </table:table-cell>
          <table:table-cell table:style-name="ce15" office:value-type="float" office:value="55.7377049180328">
            <text:p>55.74</text:p>
          </table:table-cell>
          <table:table-cell office:value-type="float" office:value="2457.79375360558">
            <text:p>2457.7937536056</text:p>
          </table:table-cell>
          <table:table-cell office:value-type="float" office:value="5110.21406008647">
            <text:p>5110.2140600865</text:p>
          </table:table-cell>
          <table:table-cell office:value-type="float" office:value="1912.28152016927">
            <text:p>1912.2815201693</text:p>
          </table:table-cell>
          <table:table-cell office:value-type="float" office:value="-2698.77466353695">
            <text:p>-2698.774663537</text:p>
          </table:table-cell>
          <table:table-cell office:value-type="float" office:value="-2108.62984994694">
            <text:p>-2108.6298499469</text:p>
          </table:table-cell>
          <table:table-cell office:value-type="float" office:value="-4570.21268614092">
            <text:p>-4570.2126861409</text:p>
          </table:table-cell>
          <table:table-cell office:value-type="float" office:value="175.378224706428">
            <text:p>175.3782247064</text:p>
          </table:table-cell>
          <table:table-cell office:value-type="float" office:value="-24533.6297731874">
            <text:p>-24533.6297731874</text:p>
          </table:table-cell>
          <table:table-cell office:value-type="float" office:value="24533629.7731874">
            <text:p>24533629.7731874</text:p>
          </table:table-cell>
          <table:table-cell office:value-type="float" office:value="122.5">
            <text:p>122.5</text:p>
          </table:table-cell>
          <table:table-cell office:value-type="float" office:value="54">
            <text:p>54</text:p>
          </table:table-cell>
          <table:table-cell office:value-type="float" office:value="-145733.831830995">
            <text:p>-145733.83183099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17vs2024_1m_1h_1d_only_price_percent_only_price_percent_day_of_week_none_1m|1h_1h|1d_1m|1h_1h|1d_1_0.004_20</text:p>
          </table:table-cell>
          <table:table-cell office:value-type="string">
            <text:p>trade_all_1.0_3_-0.1%_TP0.02_TR0_SL0.02</text:p>
          </table:table-cell>
          <table:table-cell office:value-type="string">
            <text:p>rl_reppo-custom_combo_all_0.0001_20000_512_1000000_0.99_RMSprop_CELU_512|64_Batcd-weigm-actin-Dropt-weigm-Dropt-actin-weigm_1_1729632542.50295</text:p>
          </table:table-cell>
          <table:table-cell office:value-type="float" office:value="91.5660274382527">
            <text:p>91.6</text:p>
          </table:table-cell>
          <table:table-cell office:value-type="float" office:value="8957.48940736496">
            <text:p>8957.5</text:p>
          </table:table-cell>
          <table:table-cell office:value-type="float" office:value="0.0895748940736496">
            <text:p>0.1</text:p>
          </table:table-cell>
          <table:table-cell office:value-type="float" office:value="8957.48940736496">
            <text:p>8957.5</text:p>
          </table:table-cell>
          <table:table-cell office:value-type="float" office:value="6687.13668912266">
            <text:p>6687.1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table:style-name="ce15" office:value-type="float" office:value="52.0547945205479">
            <text:p>52.05</text:p>
          </table:table-cell>
          <table:table-cell office:value-type="float" office:value="2560.70037220828">
            <text:p>2560.7003722083</text:p>
          </table:table-cell>
          <table:table-cell office:value-type="float" office:value="4536.52049031839">
            <text:p>4536.5204903184</text:p>
          </table:table-cell>
          <table:table-cell office:value-type="float" office:value="1901.58809772298">
            <text:p>1901.588097723</text:p>
          </table:table-cell>
          <table:table-cell office:value-type="float" office:value="-2524.26070675856">
            <text:p>-2524.2607067586</text:p>
          </table:table-cell>
          <table:table-cell office:value-type="float" office:value="-2104.89639382805">
            <text:p>-2104.8963938281</text:p>
          </table:table-cell>
          <table:table-cell office:value-type="float" office:value="-3935.61319278857">
            <text:p>-3935.6131927886</text:p>
          </table:table-cell>
          <table:table-cell office:value-type="float" office:value="122.705334347465">
            <text:p>122.7053343475</text:p>
          </table:table-cell>
          <table:table-cell office:value-type="float" office:value="-14716.2737631705">
            <text:p>-14716.2737631705</text:p>
          </table:table-cell>
          <table:table-cell office:value-type="float" office:value="14716273.7631705">
            <text:p>14716273.7631705</text:p>
          </table:table-cell>
          <table:table-cell office:value-type="float" office:value="73.5">
            <text:p>73.5</text:p>
          </table:table-cell>
          <table:table-cell office:value-type="float" office:value="35">
            <text:p>35</text:p>
          </table:table-cell>
          <table:table-cell office:value-type="float" office:value="-88349.1247365496">
            <text:p>-88349.124736549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17vs2024_1m_1h_1d_only_price_percent_only_price_percent_day_of_week_none_1m|1h_1h|1d_1m|1h_1h|1d_1_0.004_20</text:p>
          </table:table-cell>
          <table:table-cell office:value-type="string">
            <text:p>trade_all_1.0_3_-0.1%_TP0.02_TR0_SL0.02</text:p>
          </table:table-cell>
          <table:table-cell office:value-type="string">
            <text:p>rl_reppo-custom_combo_all_0.0001_20000_512_1000000_0.99_RMSprop_CELU_512|64_Batcd-weigm-actin-Dropt-weigm-Dropt-actin-weigm_1_1729632992.99254</text:p>
          </table:table-cell>
          <table:table-cell office:value-type="float" office:value="251.005974379232">
            <text:p>251.0</text:p>
          </table:table-cell>
          <table:table-cell office:value-type="float" office:value="24648.5074276547">
            <text:p>24648.5</text:p>
          </table:table-cell>
          <table:table-cell office:value-type="float" office:value="0.246485074276547">
            <text:p>0.2</text:p>
          </table:table-cell>
          <table:table-cell office:value-type="float" office:value="24648.5074276548">
            <text:p>24648.5</text:p>
          </table:table-cell>
          <table:table-cell office:value-type="float" office:value="22418.446592692">
            <text:p>22418.4</text:p>
          </table:table-cell>
          <table:table-cell office:value-type="float" office:value="71">
            <text:p>71</text:p>
          </table:table-cell>
          <table:table-cell office:value-type="float" office:value="57">
            <text:p>57</text:p>
          </table:table-cell>
          <table:table-cell table:style-name="ce15" office:value-type="float" office:value="55.46875">
            <text:p>55.47</text:p>
          </table:table-cell>
          <table:table-cell office:value-type="float" office:value="2482.63860100517">
            <text:p>2482.6386010052</text:p>
          </table:table-cell>
          <table:table-cell office:value-type="float" office:value="5110.21406008647">
            <text:p>5110.2140600865</text:p>
          </table:table-cell>
          <table:table-cell office:value-type="float" office:value="1908.69743969946">
            <text:p>1908.6974396995</text:p>
          </table:table-cell>
          <table:table-cell office:value-type="float" office:value="-2659.97953059144">
            <text:p>-2659.9795305914</text:p>
          </table:table-cell>
          <table:table-cell office:value-type="float" office:value="-2104.89639382805">
            <text:p>-2104.8963938281</text:p>
          </table:table-cell>
          <table:table-cell office:value-type="float" office:value="-4092.49792200471">
            <text:p>-4092.4979220047</text:p>
          </table:table-cell>
          <table:table-cell office:value-type="float" office:value="192.566464278553">
            <text:p>192.5664642786</text:p>
          </table:table-cell>
          <table:table-cell office:value-type="float" office:value="-25737.4859934211">
            <text:p>-25737.4859934211</text:p>
          </table:table-cell>
          <table:table-cell office:value-type="float" office:value="25737485.9934211">
            <text:p>25737485.9934211</text:p>
          </table:table-cell>
          <table:table-cell office:value-type="float" office:value="128.5">
            <text:p>128.5</text:p>
          </table:table-cell>
          <table:table-cell office:value-type="float" office:value="57">
            <text:p>57</text:p>
          </table:table-cell>
          <table:table-cell office:value-type="float" office:value="-151618.833243712">
            <text:p>-151618.8332437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17vs2024_1m_1h_1d_only_price_percent_only_price_percent_day_of_week_none_1m|1h_1h|1d_1m|1h_1h|1d_1_0.004_20</text:p>
          </table:table-cell>
          <table:table-cell office:value-type="string">
            <text:p>trade_all_1.0_3_-0.1%_TP0.02_TR0_SL0.02</text:p>
          </table:table-cell>
          <table:table-cell office:value-type="string">
            <text:p>rl_reppo-custom_combo_all_0.0001_20000_512_1000000_0.99_RMSprop_CELU_512|64_Batcd-weigm-actin-Dropt-weigm-Dropt-actin-weigm_1_1729633513.625437</text:p>
          </table:table-cell>
          <table:table-cell office:value-type="float" office:value="227.649257530365">
            <text:p>227.6</text:p>
          </table:table-cell>
          <table:table-cell office:value-type="float" office:value="22372.606641771">
            <text:p>22372.6</text:p>
          </table:table-cell>
          <table:table-cell office:value-type="float" office:value="0.22372606641771">
            <text:p>0.2</text:p>
          </table:table-cell>
          <table:table-cell office:value-type="float" office:value="22372.606641771">
            <text:p>22372.6</text:p>
          </table:table-cell>
          <table:table-cell office:value-type="float" office:value="19982.7781222862">
            <text:p>19982.8</text:p>
          </table:table-cell>
          <table:table-cell office:value-type="float" office:value="66">
            <text:p>66</text:p>
          </table:table-cell>
          <table:table-cell office:value-type="float" office:value="53">
            <text:p>53</text:p>
          </table:table-cell>
          <table:table-cell table:style-name="ce15" office:value-type="float" office:value="55.4621848739496">
            <text:p>55.46</text:p>
          </table:table-cell>
          <table:table-cell office:value-type="float" office:value="2495.38628689638">
            <text:p>2495.3862868964</text:p>
          </table:table-cell>
          <table:table-cell office:value-type="float" office:value="4536.52049031839">
            <text:p>4536.5204903184</text:p>
          </table:table-cell>
          <table:table-cell office:value-type="float" office:value="1908.69743969946">
            <text:p>1908.6974396995</text:p>
          </table:table-cell>
          <table:table-cell office:value-type="float" office:value="-2685.33751496963">
            <text:p>-2685.3375149696</text:p>
          </table:table-cell>
          <table:table-cell office:value-type="float" office:value="-2104.89639382805">
            <text:p>-2104.8963938281</text:p>
          </table:table-cell>
          <table:table-cell office:value-type="float" office:value="-3935.61319278857">
            <text:p>-3935.6131927886</text:p>
          </table:table-cell>
          <table:table-cell office:value-type="float" office:value="188.005097830008">
            <text:p>188.00509783</text:p>
          </table:table-cell>
          <table:table-cell office:value-type="float" office:value="-23934.3069135553">
            <text:p>-23934.3069135553</text:p>
          </table:table-cell>
          <table:table-cell office:value-type="float" office:value="23934306.9135553">
            <text:p>23934306.9135553</text:p>
          </table:table-cell>
          <table:table-cell office:value-type="float" office:value="119.5">
            <text:p>119.5</text:p>
          </table:table-cell>
          <table:table-cell office:value-type="float" office:value="53">
            <text:p>53</text:p>
          </table:table-cell>
          <table:table-cell office:value-type="float" office:value="-142322.88829339">
            <text:p>-142322.8882933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0.01|0.02|0.001 WORKS WELL</text:p>
          </table:table-cell>
          <table:table-cell table:number-columns-repeated="1021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2_TR0.001_SL0.02</text:p>
          </table:table-cell>
          <table:table-cell office:value-type="string">
            <text:p>rl_reppo-custom_combo_all_0.0001_20000_512_1000000_0.99_RMSprop_CELU_512|64_Batcd-weigm-actin-Dropt-weigm-Dropt-actin-weigm_1_1729800794.002219</text:p>
          </table:table-cell>
          <table:table-cell office:value-type="float" office:value="269.274853130468">
            <text:p>269.3</text:p>
          </table:table-cell>
          <table:table-cell office:value-type="float" office:value="26459.5682223392">
            <text:p>26459.6</text:p>
          </table:table-cell>
          <table:table-cell office:value-type="float" office:value="0.264595682223392">
            <text:p>0.3</text:p>
          </table:table-cell>
          <table:table-cell office:value-type="float" office:value="26459.5682223392">
            <text:p>26459.6</text:p>
          </table:table-cell>
          <table:table-cell office:value-type="float" office:value="28026.2326468934">
            <text:p>28026.2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table:style-name="ce15" office:value-type="float" office:value="61.9047619047619">
            <text:p>61.90</text:p>
          </table:table-cell>
          <table:table-cell table:style-name="Default" office:value-type="float" office:value="1891.50937581142">
            <text:p>1891.5093758114</text:p>
          </table:table-cell>
          <table:table-cell office:value-type="float" office:value="2320.87054174769">
            <text:p>2320.8705417477</text:p>
          </table:table-cell>
          <table:table-cell office:value-type="float" office:value="1284.90732791193">
            <text:p>1284.9073279119</text:p>
          </table:table-cell>
          <table:table-cell office:value-type="float" office:value="-2246.84122874545">
            <text:p>-2246.8412287455</text:p>
          </table:table-cell>
          <table:table-cell office:value-type="float" office:value="-2106.50154478976">
            <text:p>-2106.5015447898</text:p>
          </table:table-cell>
          <table:table-cell office:value-type="float" office:value="-3024.3218588241">
            <text:p>-3024.3218588241</text:p>
          </table:table-cell>
          <table:table-cell office:value-type="float" office:value="314.994859789753">
            <text:p>314.9948597898</text:p>
          </table:table-cell>
          <table:table-cell office:value-type="float" office:value="-16834.894462685">
            <text:p>-16834.894462685</text:p>
          </table:table-cell>
          <table:table-cell office:value-type="float" office:value="16834894.462685">
            <text:p>16834894.46268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-71898.9193198544">
            <text:p>-71898.919319854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10"/>
          <table:table-cell table:style-name="ce15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Noisr-Dropt-actin-Liner_1_1730125794.242599</text:p>
          </table:table-cell>
          <table:table-cell office:value-type="float" office:value="78.8282074994616">
            <text:p>78.8</text:p>
          </table:table-cell>
          <table:table-cell office:value-type="float" office:value="7588.84978527426">
            <text:p>7588.8</text:p>
          </table:table-cell>
          <table:table-cell office:value-type="float" office:value="0.0758884978527426">
            <text:p>0.1</text:p>
          </table:table-cell>
          <table:table-cell office:value-type="float" office:value="7588.84978527426">
            <text:p>7588.8</text:p>
          </table:table-cell>
          <table:table-cell office:value-type="float" office:value="6546.50460987867">
            <text:p>6546.5</text:p>
          </table:table-cell>
          <table:table-cell office:value-type="float" office:value="95">
            <text:p>95</text:p>
          </table:table-cell>
          <table:table-cell office:value-type="float" office:value="35">
            <text:p>35</text:p>
          </table:table-cell>
          <table:table-cell table:style-name="ce15" office:value-type="float" office:value="73.0769230769231">
            <text:p>73.08</text:p>
          </table:table-cell>
          <table:table-cell table:style-name="Default" office:value-type="float" office:value="875.982058097763">
            <text:p>875.9820580978</text:p>
          </table:table-cell>
          <table:table-cell office:value-type="float" office:value="1421.04753757113">
            <text:p>1421.0475375711</text:p>
          </table:table-cell>
          <table:table-cell office:value-type="float" office:value="191.287540510122">
            <text:p>191.2875405101</text:p>
          </table:table-cell>
          <table:table-cell office:value-type="float" office:value="-2160.84130668609">
            <text:p>-2160.8413066861</text:p>
          </table:table-cell>
          <table:table-cell office:value-type="float" office:value="-248.361171245284">
            <text:p>-248.3611712453</text:p>
          </table:table-cell>
          <table:table-cell office:value-type="float" office:value="-2595.78801002016">
            <text:p>-2595.7880100202</text:p>
          </table:table-cell>
          <table:table-cell office:value-type="float" office:value="58.3757675790328">
            <text:p>58.375767579</text:p>
          </table:table-cell>
          <table:table-cell office:value-type="float" office:value="-26020.6094592445">
            <text:p>-26020.6094592445</text:p>
          </table:table-cell>
          <table:table-cell office:value-type="float" office:value="26020609.4592445">
            <text:p>26020609.4592445</text:p>
          </table:table-cell>
          <table:table-cell office:value-type="float" office:value="130">
            <text:p>130</text:p>
          </table:table-cell>
          <table:table-cell office:value-type="float" office:value="34">
            <text:p>34</text:p>
          </table:table-cell>
          <table:table-cell office:value-type="float" office:value="-75381.0845627679">
            <text:p>-75381.084562767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Noisr-Dropt-actin-Liner_1_1730133977.425466</text:p>
          </table:table-cell>
          <table:table-cell office:value-type="float" office:value="-468.275399096275">
            <text:p>-468.3</text:p>
          </table:table-cell>
          <table:table-cell office:value-type="float" office:value="-47091.7211253837">
            <text:p>-47091.7</text:p>
          </table:table-cell>
          <table:table-cell office:value-type="float" office:value="-0.470917211253837">
            <text:p>-0.5</text:p>
          </table:table-cell>
          <table:table-cell office:value-type="float" office:value="-47091.721125384">
            <text:p>-47091.7</text:p>
          </table:table-cell>
          <table:table-cell office:value-type="float" office:value="-40273.9849183041">
            <text:p>-40274.0</text:p>
          </table:table-cell>
          <table:table-cell office:value-type="float" office:value="262">
            <text:p>262</text:p>
          </table:table-cell>
          <table:table-cell office:value-type="float" office:value="128">
            <text:p>128</text:p>
          </table:table-cell>
          <table:table-cell table:style-name="ce15" office:value-type="float" office:value="67.1794871794872">
            <text:p>67.18</text:p>
          </table:table-cell>
          <table:table-cell table:style-name="Default" office:value-type="float" office:value="913.634962672287">
            <text:p>913.6349626723</text:p>
          </table:table-cell>
          <table:table-cell office:value-type="float" office:value="1421.04753757113">
            <text:p>1421.0475375711</text:p>
          </table:table-cell>
          <table:table-cell office:value-type="float" office:value="206.322249995414">
            <text:p>206.3222499954</text:p>
          </table:table-cell>
          <table:table-cell office:value-type="float" office:value="-2238.0006355119">
            <text:p>-2238.0006355119</text:p>
          </table:table-cell>
          <table:table-cell office:value-type="float" office:value="-2098.13482543231">
            <text:p>-2098.1348254323</text:p>
          </table:table-cell>
          <table:table-cell office:value-type="float" office:value="-3877.32233981573">
            <text:p>-3877.3223398157</text:p>
          </table:table-cell>
          <table:table-cell office:value-type="float" office:value="-120.7480028856">
            <text:p>-120.7480028856</text:p>
          </table:table-cell>
          <table:table-cell office:value-type="float" office:value="-78091.9001790536">
            <text:p>-78091.9001790536</text:p>
          </table:table-cell>
          <table:table-cell office:value-type="float" office:value="78091900.1790537">
            <text:p>78091900.1790537</text:p>
          </table:table-cell>
          <table:table-cell office:value-type="float" office:value="390.5">
            <text:p>390.5</text:p>
          </table:table-cell>
          <table:table-cell office:value-type="float" office:value="128">
            <text:p>128</text:p>
          </table:table-cell>
          <table:table-cell office:value-type="float" office:value="-286464.081345523">
            <text:p>-286464.08134552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180:.D181])/COUNT([.D180:.D181])" office:value-type="float" office:value="-194.723595798407">
            <text:p>-194.7</text:p>
          </table:table-cell>
          <table:table-cell table:style-name="ce8" table:formula="of:=SUM([.E180:.E181])/COUNT([.E180:.E181])" office:value-type="float" office:value="-19751.4356700547">
            <text:p>-19751.4</text:p>
          </table:table-cell>
          <table:table-cell table:style-name="ce8" table:formula="of:=SUM([.F180:.F181])/COUNT([.F180:.F181])" office:value-type="float" office:value="-0.197514356700547">
            <text:p>-0.2</text:p>
          </table:table-cell>
          <table:table-cell table:style-name="ce8" table:formula="of:=SUM([.G180:.G181])/COUNT([.G180:.G181])" office:value-type="float" office:value="-19751.4356700549">
            <text:p>-19751.4</text:p>
          </table:table-cell>
          <table:table-cell table:style-name="ce8" table:formula="of:=SUM([.H180:.H181])/COUNT([.H180:.H181])" office:value-type="float" office:value="-16863.7401542127">
            <text:p>-16863.7</text:p>
          </table:table-cell>
          <table:table-cell table:style-name="ce11" table:formula="of:=SUM([.I180:.I181])/COUNT([.I180:.I181])" office:value-type="float" office:value="178.5">
            <text:p>179</text:p>
          </table:table-cell>
          <table:table-cell table:style-name="ce11" table:formula="of:=SUM([.J180:.J181])/COUNT([.J180:.J181])" office:value-type="float" office:value="81.5">
            <text:p>82</text:p>
          </table:table-cell>
          <table:table-cell table:style-name="ce16" table:formula="of:=SUM([.K180:.K181])/COUNT([.K180:.K181])" office:value-type="float" office:value="70.1282051282051">
            <text:p>70.13</text:p>
          </table:table-cell>
          <table:table-cell table:style-name="ce22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spec2-Dropt-actin-Liner_1_1730142351.723236</text:p>
          </table:table-cell>
          <table:table-cell office:value-type="float" office:value="-164.353585556305">
            <text:p>-164.4</text:p>
          </table:table-cell>
          <table:table-cell office:value-type="float" office:value="-16878.0503299058">
            <text:p>-16878.1</text:p>
          </table:table-cell>
          <table:table-cell office:value-type="float" office:value="-0.168780503299058">
            <text:p>-0.2</text:p>
          </table:table-cell>
          <table:table-cell office:value-type="float" office:value="-16878.050329906">
            <text:p>-16878.1</text:p>
          </table:table-cell>
          <table:table-cell office:value-type="float" office:value="-18546.053700207">
            <text:p>-18546.1</text:p>
          </table:table-cell>
          <table:table-cell office:value-type="float" office:value="233">
            <text:p>233</text:p>
          </table:table-cell>
          <table:table-cell office:value-type="float" office:value="103">
            <text:p>103</text:p>
          </table:table-cell>
          <table:table-cell table:style-name="ce15" office:value-type="float" office:value="69.3452380952381">
            <text:p>69.35</text:p>
          </table:table-cell>
          <table:table-cell table:style-name="Default" office:value-type="float" office:value="909.614066388878">
            <text:p>909.6140663889</text:p>
          </table:table-cell>
          <table:table-cell office:value-type="float" office:value="1562.97927220401">
            <text:p>1562.979272204</text:p>
          </table:table-cell>
          <table:table-cell office:value-type="float" office:value="26.4991596534528">
            <text:p>26.4991596535</text:p>
          </table:table-cell>
          <table:table-cell office:value-type="float" office:value="-2221.5352213448">
            <text:p>-2221.5352213448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50.2322926485297">
            <text:p>-50.2322926485</text:p>
          </table:table-cell>
          <table:table-cell office:value-type="float" office:value="-67316.7386883584">
            <text:p>-67316.7386883584</text:p>
          </table:table-cell>
          <table:table-cell office:value-type="float" office:value="67316738.6883585">
            <text:p>67316738.6883585</text:p>
          </table:table-cell>
          <table:table-cell office:value-type="float" office:value="336.5">
            <text:p>336.5</text:p>
          </table:table-cell>
          <table:table-cell office:value-type="float" office:value="103">
            <text:p>103</text:p>
          </table:table-cell>
          <table:table-cell office:value-type="float" office:value="-228818.127798514">
            <text:p>-228818.12779851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spec2-Dropt-actin-Liner_1_1730143662.2651489</text:p>
          </table:table-cell>
          <table:table-cell office:value-type="float" office:value="-412.091442427431">
            <text:p>-412.1</text:p>
          </table:table-cell>
          <table:table-cell office:value-type="float" office:value="-41518.9421582722">
            <text:p>-41518.9</text:p>
          </table:table-cell>
          <table:table-cell office:value-type="float" office:value="-0.415189421582722">
            <text:p>-0.4</text:p>
          </table:table-cell>
          <table:table-cell office:value-type="float" office:value="-41518.9421582724">
            <text:p>-41518.9</text:p>
          </table:table-cell>
          <table:table-cell office:value-type="float" office:value="-36817.2168610168">
            <text:p>-36817.2</text:p>
          </table:table-cell>
          <table:table-cell office:value-type="float" office:value="264">
            <text:p>264</text:p>
          </table:table-cell>
          <table:table-cell office:value-type="float" office:value="126">
            <text:p>126</text:p>
          </table:table-cell>
          <table:table-cell table:style-name="ce15" office:value-type="float" office:value="67.6923076923077">
            <text:p>67.69</text:p>
          </table:table-cell>
          <table:table-cell table:style-name="Default" office:value-type="float" office:value="909.65677792447">
            <text:p>909.6567779245</text:p>
          </table:table-cell>
          <table:table-cell office:value-type="float" office:value="1562.97927220401">
            <text:p>1562.979272204</text:p>
          </table:table-cell>
          <table:table-cell office:value-type="float" office:value="203.377518811438">
            <text:p>203.3775188114</text:p>
          </table:table-cell>
          <table:table-cell office:value-type="float" office:value="-2235.46294865343">
            <text:p>-2235.4629486534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06.458826046852">
            <text:p>-106.4588260469</text:p>
          </table:table-cell>
          <table:table-cell office:value-type="float" office:value="-78097.478536378">
            <text:p>-78097.478536378</text:p>
          </table:table-cell>
          <table:table-cell office:value-type="float" office:value="78097478.5363781">
            <text:p>78097478.5363781</text:p>
          </table:table-cell>
          <table:table-cell office:value-type="float" office:value="390.5">
            <text:p>390.5</text:p>
          </table:table-cell>
          <table:table-cell office:value-type="float" office:value="126">
            <text:p>126</text:p>
          </table:table-cell>
          <table:table-cell office:value-type="float" office:value="-281668.331530332">
            <text:p>-281668.33153033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183:.D184])/COUNT([.D183:.D184])" office:value-type="float" office:value="-288.222513991868">
            <text:p>-288.2</text:p>
          </table:table-cell>
          <table:table-cell table:style-name="ce8" table:formula="of:=SUM([.E183:.E184])/COUNT([.E183:.E184])" office:value-type="float" office:value="-29198.496244089">
            <text:p>-29198.5</text:p>
          </table:table-cell>
          <table:table-cell table:style-name="ce8" table:formula="of:=SUM([.F183:.F184])/COUNT([.F183:.F184])" office:value-type="float" office:value="-0.29198496244089">
            <text:p>-0.3</text:p>
          </table:table-cell>
          <table:table-cell table:style-name="ce8" table:formula="of:=SUM([.G183:.G184])/COUNT([.G183:.G184])" office:value-type="float" office:value="-29198.4962440892">
            <text:p>-29198.5</text:p>
          </table:table-cell>
          <table:table-cell table:style-name="ce8" table:formula="of:=SUM([.H183:.H184])/COUNT([.H183:.H184])" office:value-type="float" office:value="-27681.6352806119">
            <text:p>-27681.6</text:p>
          </table:table-cell>
          <table:table-cell table:style-name="ce11" table:formula="of:=SUM([.I183:.I184])/COUNT([.I183:.I184])" office:value-type="float" office:value="248.5">
            <text:p>249</text:p>
          </table:table-cell>
          <table:table-cell table:style-name="ce11" table:formula="of:=SUM([.J183:.J184])/COUNT([.J183:.J184])" office:value-type="float" office:value="114.5">
            <text:p>115</text:p>
          </table:table-cell>
          <table:table-cell table:style-name="ce16" table:formula="of:=SUM([.K183:.K184])/COUNT([.K183:.K184])" office:value-type="float" office:value="68.5187728937729">
            <text:p>68.52</text:p>
          </table:table-cell>
          <table:table-cell table:style-name="ce22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weigm-Dropt-actin-Liner_1_1730161310.292149</text:p>
          </table:table-cell>
          <table:table-cell office:value-type="float" office:value="-431.353072463621">
            <text:p>-431.4</text:p>
          </table:table-cell>
          <table:table-cell office:value-type="float" office:value="-43403.3195281581">
            <text:p>-43403.3</text:p>
          </table:table-cell>
          <table:table-cell office:value-type="float" office:value="-0.434033195281581">
            <text:p>-0.4</text:p>
          </table:table-cell>
          <table:table-cell office:value-type="float" office:value="-43403.3195281583">
            <text:p>-43403.3</text:p>
          </table:table-cell>
          <table:table-cell office:value-type="float" office:value="-37958.670190233">
            <text:p>-37958.7</text:p>
          </table:table-cell>
          <table:table-cell office:value-type="float" office:value="258">
            <text:p>258</text:p>
          </table:table-cell>
          <table:table-cell office:value-type="float" office:value="125">
            <text:p>125</text:p>
          </table:table-cell>
          <table:table-cell table:style-name="ce15" office:value-type="float" office:value="67.3629242819843">
            <text:p>67.36</text:p>
          </table:table-cell>
          <table:table-cell table:style-name="Default" office:value-type="float" office:value="912.916662983669">
            <text:p>912.9166629837</text:p>
          </table:table-cell>
          <table:table-cell office:value-type="float" office:value="1394.17298469004">
            <text:p>1394.17298469</text:p>
          </table:table-cell>
          <table:table-cell office:value-type="float" office:value="142.171133810698">
            <text:p>142.1711338107</text:p>
          </table:table-cell>
          <table:table-cell office:value-type="float" office:value="-2231.48654862356">
            <text:p>-2231.4865486236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13.324594068298">
            <text:p>-113.3245940683</text:p>
          </table:table-cell>
          <table:table-cell office:value-type="float" office:value="-76694.8915720438">
            <text:p>-76694.8915720438</text:p>
          </table:table-cell>
          <table:table-cell office:value-type="float" office:value="76694891.5720439">
            <text:p>76694891.5720439</text:p>
          </table:table-cell>
          <table:table-cell office:value-type="float" office:value="383.5">
            <text:p>383.5</text:p>
          </table:table-cell>
          <table:table-cell office:value-type="float" office:value="125">
            <text:p>125</text:p>
          </table:table-cell>
          <table:table-cell office:value-type="float" office:value="-278935.818577945">
            <text:p>-278935.81857794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186:.D186])/COUNT([.D186:.D186])" office:value-type="float" office:value="-431.353072463621">
            <text:p>-431.4</text:p>
          </table:table-cell>
          <table:table-cell table:style-name="ce8" table:formula="of:=SUM([.E186:.E186])/COUNT([.E186:.E186])" office:value-type="float" office:value="-43403.3195281581">
            <text:p>-43403.3</text:p>
          </table:table-cell>
          <table:table-cell table:style-name="ce8" table:formula="of:=SUM([.F186:.F186])/COUNT([.F186:.F186])" office:value-type="float" office:value="-0.434033195281581">
            <text:p>-0.4</text:p>
          </table:table-cell>
          <table:table-cell table:style-name="ce8" table:formula="of:=SUM([.G186:.G186])/COUNT([.G186:.G186])" office:value-type="float" office:value="-43403.3195281583">
            <text:p>-43403.3</text:p>
          </table:table-cell>
          <table:table-cell table:style-name="ce8" table:formula="of:=SUM([.H186:.H186])/COUNT([.H186:.H186])" office:value-type="float" office:value="-37958.670190233">
            <text:p>-37958.7</text:p>
          </table:table-cell>
          <table:table-cell table:style-name="ce11" table:formula="of:=SUM([.I186:.I186])/COUNT([.I186:.I186])" office:value-type="float" office:value="258">
            <text:p>258</text:p>
          </table:table-cell>
          <table:table-cell table:style-name="ce11" table:formula="of:=SUM([.J186:.J186])/COUNT([.J186:.J186])" office:value-type="float" office:value="125">
            <text:p>125</text:p>
          </table:table-cell>
          <table:table-cell table:style-name="ce16" table:formula="of:=SUM([.K186:.K186])/COUNT([.K186:.K186])" office:value-type="float" office:value="67.3629242819843">
            <text:p>67.36</text:p>
          </table:table-cell>
          <table:table-cell table:style-name="ce22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specm-actin-Dropt-specm-Dropt-actin-Liner_1_1730194423.1860108</text:p>
          </table:table-cell>
          <table:table-cell office:value-type="float" office:value="111.731159525335">
            <text:p>111.7</text:p>
          </table:table-cell>
          <table:table-cell office:value-type="float" office:value="10875.2672131845">
            <text:p>10875.3</text:p>
          </table:table-cell>
          <table:table-cell office:value-type="float" office:value="0.108752672131845">
            <text:p>0.1</text:p>
          </table:table-cell>
          <table:table-cell office:value-type="float" office:value="10875.2672131845">
            <text:p>10875.3</text:p>
          </table:table-cell>
          <table:table-cell office:value-type="float" office:value="10127.1818558899">
            <text:p>10127.2</text:p>
          </table:table-cell>
          <table:table-cell office:value-type="float" office:value="96">
            <text:p>96</text:p>
          </table:table-cell>
          <table:table-cell office:value-type="float" office:value="34">
            <text:p>34</text:p>
          </table:table-cell>
          <table:table-cell table:style-name="ce15" office:value-type="float" office:value="73.8461538461539">
            <text:p>73.85</text:p>
          </table:table-cell>
          <table:table-cell table:style-name="Default" office:value-type="float" office:value="885.493714679663">
            <text:p>885.4937146797</text:p>
          </table:table-cell>
          <table:table-cell office:value-type="float" office:value="1556.89010681941">
            <text:p>1556.8901068194</text:p>
          </table:table-cell>
          <table:table-cell office:value-type="float" office:value="169.44187589096">
            <text:p>169.441875891</text:p>
          </table:table-cell>
          <table:table-cell office:value-type="float" office:value="-2180.35674694303">
            <text:p>-2180.356746943</text:p>
          </table:table-cell>
          <table:table-cell office:value-type="float" office:value="-2098.72009701202">
            <text:p>-2098.720097012</text:p>
          </table:table-cell>
          <table:table-cell office:value-type="float" office:value="-2380.68370622175">
            <text:p>-2380.6837062218</text:p>
          </table:table-cell>
          <table:table-cell office:value-type="float" office:value="83.655901639881">
            <text:p>83.6559016399</text:p>
          </table:table-cell>
          <table:table-cell office:value-type="float" office:value="-26023.8991663796">
            <text:p>-26023.8991663796</text:p>
          </table:table-cell>
          <table:table-cell office:value-type="float" office:value="26023899.1663796">
            <text:p>26023899.1663796</text:p>
          </table:table-cell>
          <table:table-cell office:value-type="float" office:value="130">
            <text:p>130</text:p>
          </table:table-cell>
          <table:table-cell office:value-type="float" office:value="34">
            <text:p>34</text:p>
          </table:table-cell>
          <table:table-cell office:value-type="float" office:value="-74132.1293960631">
            <text:p>-74132.129396063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specm-actin-Dropt-specm-Dropt-actin-Liner_1_1730220996.09314</text:p>
          </table:table-cell>
          <table:table-cell office:value-type="float" office:value="-480.506838901549">
            <text:p>-480.5</text:p>
          </table:table-cell>
          <table:table-cell office:value-type="float" office:value="-48302.5663114055">
            <text:p>-48302.6</text:p>
          </table:table-cell>
          <table:table-cell office:value-type="float" office:value="-0.483025663114055">
            <text:p>-0.5</text:p>
          </table:table-cell>
          <table:table-cell office:value-type="float" office:value="-48302.5663114058">
            <text:p>-48302.6</text:p>
          </table:table-cell>
          <table:table-cell office:value-type="float" office:value="-40965.8872664161">
            <text:p>-40965.9</text:p>
          </table:table-cell>
          <table:table-cell office:value-type="float" office:value="261">
            <text:p>261</text:p>
          </table:table-cell>
          <table:table-cell office:value-type="float" office:value="127">
            <text:p>127</text:p>
          </table:table-cell>
          <table:table-cell table:style-name="ce15" office:value-type="float" office:value="67.2680412371134">
            <text:p>67.27</text:p>
          </table:table-cell>
          <table:table-cell table:style-name="Default" office:value-type="float" office:value="903.843995446969">
            <text:p>903.843995447</text:p>
          </table:table-cell>
          <table:table-cell office:value-type="float" office:value="1556.89010681941">
            <text:p>1556.8901068194</text:p>
          </table:table-cell>
          <table:table-cell office:value-type="float" office:value="197.399045941565">
            <text:p>197.3990459416</text:p>
          </table:table-cell>
          <table:table-cell office:value-type="float" office:value="-2237.84133167768">
            <text:p>-2237.8413316777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24.491150287128">
            <text:p>-124.4911502871</text:p>
          </table:table-cell>
          <table:table-cell office:value-type="float" office:value="-77690.4879216101">
            <text:p>-77690.4879216101</text:p>
          </table:table-cell>
          <table:table-cell office:value-type="float" office:value="77690487.9216102">
            <text:p>77690487.9216102</text:p>
          </table:table-cell>
          <table:table-cell office:value-type="float" office:value="388.5">
            <text:p>388.5</text:p>
          </table:table-cell>
          <table:table-cell office:value-type="float" office:value="127">
            <text:p>127</text:p>
          </table:table-cell>
          <table:table-cell office:value-type="float" office:value="-284205.849123065">
            <text:p>-284205.84912306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188:.D189])/COUNT([.D188:.D189])" office:value-type="float" office:value="-184.387839688107">
            <text:p>-184.4</text:p>
          </table:table-cell>
          <table:table-cell table:style-name="ce8" table:formula="of:=SUM([.E188:.E189])/COUNT([.E188:.E189])" office:value-type="float" office:value="-18713.6495491105">
            <text:p>-18713.6</text:p>
          </table:table-cell>
          <table:table-cell table:style-name="ce8" table:formula="of:=SUM([.F188:.F189])/COUNT([.F188:.F189])" office:value-type="float" office:value="-0.187136495491105">
            <text:p>-0.2</text:p>
          </table:table-cell>
          <table:table-cell table:style-name="ce8" table:formula="of:=SUM([.G188:.G189])/COUNT([.G188:.G189])" office:value-type="float" office:value="-18713.6495491106">
            <text:p>-18713.6</text:p>
          </table:table-cell>
          <table:table-cell table:style-name="ce8" table:formula="of:=SUM([.H188:.H189])/COUNT([.H188:.H189])" office:value-type="float" office:value="-15419.3527052631">
            <text:p>-15419.4</text:p>
          </table:table-cell>
          <table:table-cell table:style-name="ce11" table:formula="of:=SUM([.I188:.I189])/COUNT([.I188:.I189])" office:value-type="float" office:value="178.5">
            <text:p>179</text:p>
          </table:table-cell>
          <table:table-cell table:style-name="ce11" table:formula="of:=SUM([.J188:.J189])/COUNT([.J188:.J189])" office:value-type="float" office:value="80.5">
            <text:p>81</text:p>
          </table:table-cell>
          <table:table-cell table:style-name="ce16" table:formula="of:=SUM([.K188:.K189])/COUNT([.K188:.K189])" office:value-type="float" office:value="70.5570975416337">
            <text:p>70.56</text:p>
          </table:table-cell>
          <table:table-cell table:style-name="ce22"/>
          <table:table-cell table:style-name="ce2" table:number-columns-repeated="1012"/>
        </table:table-row>
        <table:table-row table:style-name="ro2">
          <table:table-cell table:number-columns-repeated="10"/>
          <table:table-cell table:style-name="ce15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weigm-actin-Dropt-weigm-Dropt-actin-weigm_1_1730263608.619638</text:p>
          </table:table-cell>
          <table:table-cell office:value-type="float" office:value="-312.743054158883">
            <text:p>-312.7</text:p>
          </table:table-cell>
          <table:table-cell office:value-type="float" office:value="-31837.4611135196">
            <text:p>-31837.5</text:p>
          </table:table-cell>
          <table:table-cell office:value-type="float" office:value="-0.318374611135196">
            <text:p>-0.3</text:p>
          </table:table-cell>
          <table:table-cell office:value-type="float" office:value="-31837.4611135195">
            <text:p>-31837.5</text:p>
          </table:table-cell>
          <table:table-cell office:value-type="float" office:value="-30256.1551909303">
            <text:p>-30256.2</text:p>
          </table:table-cell>
          <table:table-cell office:value-type="float" office:value="261">
            <text:p>261</text:p>
          </table:table-cell>
          <table:table-cell office:value-type="float" office:value="118">
            <text:p>118</text:p>
          </table:table-cell>
          <table:table-cell table:style-name="ce15" office:value-type="float" office:value="68.8654353562005">
            <text:p>68.87</text:p>
          </table:table-cell>
          <table:table-cell table:style-name="Default" office:value-type="float" office:value="899.831565972936">
            <text:p>899.8315659729</text:p>
          </table:table-cell>
          <table:table-cell office:value-type="float" office:value="1698.00830788974">
            <text:p>1698.0083078897</text:p>
          </table:table-cell>
          <table:table-cell office:value-type="float" office:value="285.19793788559">
            <text:p>285.1979378856</text:p>
          </table:table-cell>
          <table:table-cell office:value-type="float" office:value="-2260.1144053598">
            <text:p>-2260.1144053598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84.0038551807903">
            <text:p>-84.0038551808</text:p>
          </table:table-cell>
          <table:table-cell office:value-type="float" office:value="-75906.0686074939">
            <text:p>-75906.0686074939</text:p>
          </table:table-cell>
          <table:table-cell office:value-type="float" office:value="75906068.607494">
            <text:p>75906068.607494</text:p>
          </table:table-cell>
          <table:table-cell office:value-type="float" office:value="379.5">
            <text:p>379.5</text:p>
          </table:table-cell>
          <table:table-cell office:value-type="float" office:value="118">
            <text:p>118</text:p>
          </table:table-cell>
          <table:table-cell office:value-type="float" office:value="-266693.499832456">
            <text:p>-266693.49983245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192:.D192])/COUNT([.D192:.D192])" office:value-type="float" office:value="-312.743054158883">
            <text:p>-312.7</text:p>
          </table:table-cell>
          <table:table-cell table:style-name="ce8" table:formula="of:=SUM([.E192:.E192])/COUNT([.E192:.E192])" office:value-type="float" office:value="-31837.4611135196">
            <text:p>-31837.5</text:p>
          </table:table-cell>
          <table:table-cell table:style-name="ce8" table:formula="of:=SUM([.F192:.F192])/COUNT([.F192:.F192])" office:value-type="float" office:value="-0.318374611135196">
            <text:p>-0.3</text:p>
          </table:table-cell>
          <table:table-cell table:style-name="ce8" table:formula="of:=SUM([.G192:.G192])/COUNT([.G192:.G192])" office:value-type="float" office:value="-31837.4611135195">
            <text:p>-31837.5</text:p>
          </table:table-cell>
          <table:table-cell table:style-name="ce8" table:formula="of:=SUM([.H192:.H192])/COUNT([.H192:.H192])" office:value-type="float" office:value="-30256.1551909303">
            <text:p>-30256.2</text:p>
          </table:table-cell>
          <table:table-cell table:style-name="ce11" table:formula="of:=SUM([.I192:.I192])/COUNT([.I192:.I192])" office:value-type="float" office:value="261">
            <text:p>261</text:p>
          </table:table-cell>
          <table:table-cell table:style-name="ce11" table:formula="of:=SUM([.J192:.J192])/COUNT([.J192:.J192])" office:value-type="float" office:value="118">
            <text:p>118</text:p>
          </table:table-cell>
          <table:table-cell table:style-name="ce16" table:formula="of:=SUM([.K192:.K192])/COUNT([.K192:.K192])" office:value-type="float" office:value="68.8654353562005">
            <text:p>68.87</text:p>
          </table:table-cell>
          <table:table-cell table:style-name="ce22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Noisr-Dropt-actin-Liner_1_1730285700.226413</text:p>
          </table:table-cell>
          <table:table-cell office:value-type="float" office:value="-463.845126516731">
            <text:p>-463.8</text:p>
          </table:table-cell>
          <table:table-cell office:value-type="float" office:value="-46800.0478644539">
            <text:p>-46800.0</text:p>
          </table:table-cell>
          <table:table-cell office:value-type="float" office:value="-0.468000478644539">
            <text:p>-0.5</text:p>
          </table:table-cell>
          <table:table-cell office:value-type="float" office:value="-46800.0478644539">
            <text:p>-46800.0</text:p>
          </table:table-cell>
          <table:table-cell office:value-type="float" office:value="-40198.1929709728">
            <text:p>-40198.2</text:p>
          </table:table-cell>
          <table:table-cell office:value-type="float" office:value="275">
            <text:p>275</text:p>
          </table:table-cell>
          <table:table-cell office:value-type="float" office:value="133">
            <text:p>133</text:p>
          </table:table-cell>
          <table:table-cell table:style-name="ce15" office:value-type="float" office:value="67.4019607843137">
            <text:p>67.40</text:p>
          </table:table-cell>
          <table:table-cell table:style-name="Default" office:value-type="float" office:value="912.269506265142">
            <text:p>912.2695062651</text:p>
          </table:table-cell>
          <table:table-cell office:value-type="float" office:value="1656.08880913541">
            <text:p>1656.0888091354</text:p>
          </table:table-cell>
          <table:table-cell office:value-type="float" office:value="285.19793788559">
            <text:p>285.1979378856</text:p>
          </table:table-cell>
          <table:table-cell office:value-type="float" office:value="-2238.15159464186">
            <text:p>-2238.1515946419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14.705999667779">
            <text:p>-114.7059996678</text:p>
          </table:table-cell>
          <table:table-cell office:value-type="float" office:value="-81693.9939460816">
            <text:p>-81693.9939460816</text:p>
          </table:table-cell>
          <table:table-cell office:value-type="float" office:value="81693993.9460816">
            <text:p>81693993.9460816</text:p>
          </table:table-cell>
          <table:table-cell office:value-type="float" office:value="408.5">
            <text:p>408.5</text:p>
          </table:table-cell>
          <table:table-cell office:value-type="float" office:value="133">
            <text:p>133</text:p>
          </table:table-cell>
          <table:table-cell office:value-type="float" office:value="-297674.162087368">
            <text:p>-297674.16208736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194:.D194])/COUNT([.D194:.D194])" office:value-type="float" office:value="-463.845126516731">
            <text:p>-463.8</text:p>
          </table:table-cell>
          <table:table-cell table:style-name="ce8" table:formula="of:=SUM([.E194:.E194])/COUNT([.E194:.E194])" office:value-type="float" office:value="-46800.0478644539">
            <text:p>-46800.0</text:p>
          </table:table-cell>
          <table:table-cell table:style-name="ce8" table:formula="of:=SUM([.F194:.F194])/COUNT([.F194:.F194])" office:value-type="float" office:value="-0.468000478644539">
            <text:p>-0.5</text:p>
          </table:table-cell>
          <table:table-cell table:style-name="ce8" table:formula="of:=SUM([.G194:.G194])/COUNT([.G194:.G194])" office:value-type="float" office:value="-46800.0478644539">
            <text:p>-46800.0</text:p>
          </table:table-cell>
          <table:table-cell table:style-name="ce8" table:formula="of:=SUM([.H194:.H194])/COUNT([.H194:.H194])" office:value-type="float" office:value="-40198.1929709728">
            <text:p>-40198.2</text:p>
          </table:table-cell>
          <table:table-cell table:style-name="ce11" table:formula="of:=SUM([.I194:.I194])/COUNT([.I194:.I194])" office:value-type="float" office:value="275">
            <text:p>275</text:p>
          </table:table-cell>
          <table:table-cell table:style-name="ce11" table:formula="of:=SUM([.J194:.J194])/COUNT([.J194:.J194])" office:value-type="float" office:value="133">
            <text:p>133</text:p>
          </table:table-cell>
          <table:table-cell table:style-name="ce16" table:formula="of:=SUM([.K194:.K194])/COUNT([.K194:.K194])" office:value-type="float" office:value="67.4019607843137">
            <text:p>67.40</text:p>
          </table:table-cell>
          <table:table-cell table:style-name="ce22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spec2-Dropt-actin-Liner_1_1730299075.045484</text:p>
          </table:table-cell>
          <table:table-cell office:value-type="float" office:value="29.4815329940711">
            <text:p>29.5</text:p>
          </table:table-cell>
          <table:table-cell office:value-type="float" office:value="2498.66542198708">
            <text:p>2498.7</text:p>
          </table:table-cell>
          <table:table-cell office:value-type="float" office:value="0.0249866542198708">
            <text:p>0.0</text:p>
          </table:table-cell>
          <table:table-cell office:value-type="float" office:value="2498.66542198707">
            <text:p>2498.7</text:p>
          </table:table-cell>
          <table:table-cell office:value-type="float" office:value="291.625368239612">
            <text:p>291.6</text:p>
          </table:table-cell>
          <table:table-cell office:value-type="float" office:value="158">
            <text:p>158</text:p>
          </table:table-cell>
          <table:table-cell office:value-type="float" office:value="63">
            <text:p>63</text:p>
          </table:table-cell>
          <table:table-cell table:style-name="ce15" office:value-type="float" office:value="71.4932126696833">
            <text:p>71.49</text:p>
          </table:table-cell>
          <table:table-cell table:style-name="Default" office:value-type="float" office:value="894.933465181084">
            <text:p>894.9334651811</text:p>
          </table:table-cell>
          <table:table-cell office:value-type="float" office:value="1562.97927220401">
            <text:p>1562.979272204</text:p>
          </table:table-cell>
          <table:table-cell office:value-type="float" office:value="465.088069962978">
            <text:p>465.088069963</text:p>
          </table:table-cell>
          <table:table-cell office:value-type="float" office:value="-2204.77495359721">
            <text:p>-2204.7749535972</text:p>
          </table:table-cell>
          <table:table-cell office:value-type="float" office:value="-2099.46262451063">
            <text:p>-2099.4626245106</text:p>
          </table:table-cell>
          <table:table-cell office:value-type="float" office:value="-2699.15971718176">
            <text:p>-2699.1597171818</text:p>
          </table:table-cell>
          <table:table-cell office:value-type="float" office:value="11.306178380032">
            <text:p>11.30617838</text:p>
          </table:table-cell>
          <table:table-cell office:value-type="float" office:value="-44324.6232887107">
            <text:p>-44324.6232887107</text:p>
          </table:table-cell>
          <table:table-cell office:value-type="float" office:value="44324623.2887107">
            <text:p>44324623.2887107</text:p>
          </table:table-cell>
          <table:table-cell office:value-type="float" office:value="221.5">
            <text:p>221.5</text:p>
          </table:table-cell>
          <table:table-cell office:value-type="float" office:value="63">
            <text:p>63</text:p>
          </table:table-cell>
          <table:table-cell office:value-type="float" office:value="-138900.822076624">
            <text:p>-138900.82207662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196:.D196])/COUNT([.D196:.D196])" office:value-type="float" office:value="29.4815329940711">
            <text:p>29.5</text:p>
          </table:table-cell>
          <table:table-cell table:style-name="ce8" table:formula="of:=SUM([.E196:.E196])/COUNT([.E196:.E196])" office:value-type="float" office:value="2498.66542198708">
            <text:p>2498.7</text:p>
          </table:table-cell>
          <table:table-cell table:style-name="ce8" table:formula="of:=SUM([.F196:.F196])/COUNT([.F196:.F196])" office:value-type="float" office:value="0.0249866542198708">
            <text:p>0.0</text:p>
          </table:table-cell>
          <table:table-cell table:style-name="ce8" table:formula="of:=SUM([.G196:.G196])/COUNT([.G196:.G196])" office:value-type="float" office:value="2498.66542198707">
            <text:p>2498.7</text:p>
          </table:table-cell>
          <table:table-cell table:style-name="ce8" table:formula="of:=SUM([.H196:.H196])/COUNT([.H196:.H196])" office:value-type="float" office:value="291.625368239612">
            <text:p>291.6</text:p>
          </table:table-cell>
          <table:table-cell table:style-name="ce11" table:formula="of:=SUM([.I196:.I196])/COUNT([.I196:.I196])" office:value-type="float" office:value="158">
            <text:p>158</text:p>
          </table:table-cell>
          <table:table-cell table:style-name="ce11" table:formula="of:=SUM([.J196:.J196])/COUNT([.J196:.J196])" office:value-type="float" office:value="63">
            <text:p>63</text:p>
          </table:table-cell>
          <table:table-cell table:style-name="ce16" table:formula="of:=SUM([.K196:.K196])/COUNT([.K196:.K196])" office:value-type="float" office:value="71.4932126696833">
            <text:p>71.49</text:p>
          </table:table-cell>
          <table:table-cell table:style-name="ce22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weigm-Dropt-actin-Liner_1_1730332770.248703</text:p>
          </table:table-cell>
          <table:table-cell office:value-type="float" office:value="-38.7095853309752">
            <text:p>-38.7</text:p>
          </table:table-cell>
          <table:table-cell office:value-type="float" office:value="-4203.87832093987">
            <text:p>-4203.9</text:p>
          </table:table-cell>
          <table:table-cell office:value-type="float" office:value="-0.0420387832093987">
            <text:p>0.0</text:p>
          </table:table-cell>
          <table:table-cell office:value-type="float" office:value="-4203.87832093987">
            <text:p>-4203.9</text:p>
          </table:table-cell>
          <table:table-cell office:value-type="float" office:value="-5770.38380539453">
            <text:p>-5770.4</text:p>
          </table:table-cell>
          <table:table-cell office:value-type="float" office:value="118">
            <text:p>118</text:p>
          </table:table-cell>
          <table:table-cell office:value-type="float" office:value="49">
            <text:p>49</text:p>
          </table:table-cell>
          <table:table-cell table:style-name="ce15" office:value-type="float" office:value="70.6586826347305">
            <text:p>70.66</text:p>
          </table:table-cell>
          <table:table-cell table:style-name="Default" office:value-type="float" office:value="892.649321760633">
            <text:p>892.6493217606</text:p>
          </table:table-cell>
          <table:table-cell office:value-type="float" office:value="1656.08880913541">
            <text:p>1656.0888091354</text:p>
          </table:table-cell>
          <table:table-cell office:value-type="float" office:value="444.583551874544">
            <text:p>444.5835518745</text:p>
          </table:table-cell>
          <table:table-cell office:value-type="float" office:value="-2235.4387405856">
            <text:p>-2235.4387405856</text:p>
          </table:table-cell>
          <table:table-cell office:value-type="float" office:value="-2099.08271719284">
            <text:p>-2099.0827171928</text:p>
          </table:table-cell>
          <table:table-cell office:value-type="float" office:value="-3256.38690740695">
            <text:p>-3256.386907407</text:p>
          </table:table-cell>
          <table:table-cell office:value-type="float" office:value="-25.1729240774842">
            <text:p>-25.1729240775</text:p>
          </table:table-cell>
          <table:table-cell office:value-type="float" office:value="-33412.5086303094">
            <text:p>-33412.5086303094</text:p>
          </table:table-cell>
          <table:table-cell office:value-type="float" office:value="33412508.6303094">
            <text:p>33412508.6303094</text:p>
          </table:table-cell>
          <table:table-cell office:value-type="float" office:value="167">
            <text:p>167</text:p>
          </table:table-cell>
          <table:table-cell office:value-type="float" office:value="49">
            <text:p>49</text:p>
          </table:table-cell>
          <table:table-cell office:value-type="float" office:value="-109536.498288695">
            <text:p>-109536.49828869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198:.D198])/COUNT([.D198:.D198])" office:value-type="float" office:value="-38.7095853309752">
            <text:p>-38.7</text:p>
          </table:table-cell>
          <table:table-cell table:style-name="ce8" table:formula="of:=SUM([.E198:.E198])/COUNT([.E198:.E198])" office:value-type="float" office:value="-4203.87832093987">
            <text:p>-4203.9</text:p>
          </table:table-cell>
          <table:table-cell table:style-name="ce8" table:formula="of:=SUM([.F198:.F198])/COUNT([.F198:.F198])" office:value-type="float" office:value="-0.0420387832093987">
            <text:p>0.0</text:p>
          </table:table-cell>
          <table:table-cell table:style-name="ce8" table:formula="of:=SUM([.G198:.G198])/COUNT([.G198:.G198])" office:value-type="float" office:value="-4203.87832093987">
            <text:p>-4203.9</text:p>
          </table:table-cell>
          <table:table-cell table:style-name="ce8" table:formula="of:=SUM([.H198:.H198])/COUNT([.H198:.H198])" office:value-type="float" office:value="-5770.38380539453">
            <text:p>-5770.4</text:p>
          </table:table-cell>
          <table:table-cell table:style-name="ce11" table:formula="of:=SUM([.I198:.I198])/COUNT([.I198:.I198])" office:value-type="float" office:value="118">
            <text:p>118</text:p>
          </table:table-cell>
          <table:table-cell table:style-name="ce11" table:formula="of:=SUM([.J198:.J198])/COUNT([.J198:.J198])" office:value-type="float" office:value="49">
            <text:p>49</text:p>
          </table:table-cell>
          <table:table-cell table:style-name="ce16" table:formula="of:=SUM([.K198:.K198])/COUNT([.K198:.K198])" office:value-type="float" office:value="70.6586826347305">
            <text:p>70.66</text:p>
          </table:table-cell>
          <table:table-cell table:style-name="ce22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specm-actin-Dropt-specm-Dropt-actin-Liner_1_1730385949.772097</text:p>
          </table:table-cell>
          <table:table-cell office:value-type="float" office:value="-489.257205909908">
            <text:p>-489.3</text:p>
          </table:table-cell>
          <table:table-cell office:value-type="float" office:value="-49407.5415268439">
            <text:p>-49407.5</text:p>
          </table:table-cell>
          <table:table-cell office:value-type="float" office:value="-0.494075415268439">
            <text:p>-0.5</text:p>
          </table:table-cell>
          <table:table-cell office:value-type="float" office:value="-49407.5415268438">
            <text:p>-49407.5</text:p>
          </table:table-cell>
          <table:table-cell office:value-type="float" office:value="-41790.6715238264">
            <text:p>-41790.7</text:p>
          </table:table-cell>
          <table:table-cell office:value-type="float" office:value="286">
            <text:p>286</text:p>
          </table:table-cell>
          <table:table-cell office:value-type="float" office:value="135">
            <text:p>135</text:p>
          </table:table-cell>
          <table:table-cell table:style-name="ce15" office:value-type="float" office:value="67.9334916864608">
            <text:p>67.93</text:p>
          </table:table-cell>
          <table:table-cell table:style-name="Default" office:value-type="float" office:value="891.443333888296">
            <text:p>891.4433338883</text:p>
          </table:table-cell>
          <table:table-cell office:value-type="float" office:value="1698.00830788974">
            <text:p>1698.0083078897</text:p>
          </table:table-cell>
          <table:table-cell office:value-type="float" office:value="285.19793788559">
            <text:p>285.1979378856</text:p>
          </table:table-cell>
          <table:table-cell office:value-type="float" office:value="-2254.52100013997">
            <text:p>-2254.52100014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17.357580823857">
            <text:p>-117.3575808239</text:p>
          </table:table-cell>
          <table:table-cell office:value-type="float" office:value="-84292.6851436167">
            <text:p>-84292.6851436167</text:p>
          </table:table-cell>
          <table:table-cell office:value-type="float" office:value="84292685.1436167">
            <text:p>84292685.1436167</text:p>
          </table:table-cell>
          <table:table-cell office:value-type="float" office:value="421.5">
            <text:p>421.5</text:p>
          </table:table-cell>
          <table:table-cell office:value-type="float" office:value="135">
            <text:p>135</text:p>
          </table:table-cell>
          <table:table-cell office:value-type="float" office:value="-304360.335018896">
            <text:p>-304360.33501889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200:.D200])/COUNT([.D200:.D200])" office:value-type="float" office:value="-489.257205909908">
            <text:p>-489.3</text:p>
          </table:table-cell>
          <table:table-cell table:style-name="ce8" table:formula="of:=SUM([.E200:.E200])/COUNT([.E200:.E200])" office:value-type="float" office:value="-49407.5415268439">
            <text:p>-49407.5</text:p>
          </table:table-cell>
          <table:table-cell table:style-name="ce8" table:formula="of:=SUM([.F200:.F200])/COUNT([.F200:.F200])" office:value-type="float" office:value="-0.494075415268439">
            <text:p>-0.5</text:p>
          </table:table-cell>
          <table:table-cell table:style-name="ce8" table:formula="of:=SUM([.G200:.G200])/COUNT([.G200:.G200])" office:value-type="float" office:value="-49407.5415268438">
            <text:p>-49407.5</text:p>
          </table:table-cell>
          <table:table-cell table:style-name="ce8" table:formula="of:=SUM([.H200:.H200])/COUNT([.H200:.H200])" office:value-type="float" office:value="-41790.6715238264">
            <text:p>-41790.7</text:p>
          </table:table-cell>
          <table:table-cell table:style-name="ce11" table:formula="of:=SUM([.I200:.I200])/COUNT([.I200:.I200])" office:value-type="float" office:value="286">
            <text:p>286</text:p>
          </table:table-cell>
          <table:table-cell table:style-name="ce11" table:formula="of:=SUM([.J200:.J200])/COUNT([.J200:.J200])" office:value-type="float" office:value="135">
            <text:p>135</text:p>
          </table:table-cell>
          <table:table-cell table:style-name="ce16" table:formula="of:=SUM([.K200:.K200])/COUNT([.K200:.K200])" office:value-type="float" office:value="67.9334916864608">
            <text:p>67.93</text:p>
          </table:table-cell>
          <table:table-cell table:style-name="ce22"/>
          <table:table-cell table:style-name="ce2" table:number-columns-repeated="1012"/>
        </table:table-row>
        <table:table-row table:style-name="ro2">
          <table:table-cell table:style-name="ce4" table:number-columns-repeated="3"/>
          <table:table-cell table:style-name="ce10" table:number-columns-repeated="5"/>
          <table:table-cell table:style-name="ce12" table:number-columns-repeated="2"/>
          <table:table-cell table:style-name="ce19"/>
          <table:table-cell table:style-name="ce24"/>
          <table:table-cell table:style-name="ce4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weigm-actin-Dropt-weigm-Dropt-actin-weigm_1_1730389722.1097002</text:p>
          </table:table-cell>
          <table:table-cell office:value-type="float" office:value="-1118.59797511309">
            <text:p>-1118.6</text:p>
          </table:table-cell>
          <table:table-cell office:value-type="float" office:value="-112103.588322919">
            <text:p>-112103.6</text:p>
          </table:table-cell>
          <table:table-cell office:value-type="float" office:value="-1.12103588322919">
            <text:p>-1.1</text:p>
          </table:table-cell>
          <table:table-cell office:value-type="float" office:value="-112103.588322919">
            <text:p>-112103.6</text:p>
          </table:table-cell>
          <table:table-cell office:value-type="float" office:value="-68817.0638518824">
            <text:p>-68817.1</text:p>
          </table:table-cell>
          <table:table-cell office:value-type="float" office:value="576">
            <text:p>576</text:p>
          </table:table-cell>
          <table:table-cell office:value-type="float" office:value="155">
            <text:p>155</text:p>
          </table:table-cell>
          <table:table-cell table:style-name="ce15" office:value-type="float" office:value="78.796169630643">
            <text:p>78.80</text:p>
          </table:table-cell>
          <table:table-cell table:style-name="Default" office:value-type="float" office:value="389.238620908894">
            <text:p>389.2386209089</text:p>
          </table:table-cell>
          <table:table-cell office:value-type="float" office:value="1698.00830788974">
            <text:p>1698.0083078897</text:p>
          </table:table-cell>
          <table:table-cell office:value-type="float" office:value="1.12183084250137">
            <text:p>1.1218308425</text:p>
          </table:table-cell>
          <table:table-cell office:value-type="float" office:value="-2169.70989655769">
            <text:p>-2169.7098965577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53.356481973898">
            <text:p>-153.3564819739</text:p>
          </table:table-cell>
          <table:table-cell office:value-type="float" office:value="-146260.957369046">
            <text:p>-146260.957369046</text:p>
          </table:table-cell>
          <table:table-cell office:value-type="float" office:value="146260957.369046">
            <text:p>146260957.369046</text:p>
          </table:table-cell>
          <table:table-cell office:value-type="float" office:value="731.5">
            <text:p>731.5</text:p>
          </table:table-cell>
          <table:table-cell office:value-type="float" office:value="149">
            <text:p>149</text:p>
          </table:table-cell>
          <table:table-cell office:value-type="float" office:value="-336141.976180538">
            <text:p>-336141.97618053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weigm-actin-Dropt-weigm-Dropt-actin-weigm_1_1730394156.87536</text:p>
          </table:table-cell>
          <table:table-cell office:value-type="float" office:value="-9.59946264327718">
            <text:p>-9.6</text:p>
          </table:table-cell>
          <table:table-cell office:value-type="float" office:value="-992.754142117963">
            <text:p>-992.8</text:p>
          </table:table-cell>
          <table:table-cell office:value-type="float" office:value="-0.00992754142117963">
            <text:p>0.0</text:p>
          </table:table-cell>
          <table:table-cell office:value-type="float" office:value="-992.754142117963">
            <text:p>-992.8</text:p>
          </table:table-cell>
          <table:table-cell office:value-type="float" office:value="-1214.88861484551">
            <text:p>-1214.9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table:style-name="ce15" office:value-type="float" office:value="84">
            <text:p>84.00</text:p>
          </table:table-cell>
          <table:table-cell table:style-name="Default" office:value-type="float" office:value="387.722172702236">
            <text:p>387.7221727022</text:p>
          </table:table-cell>
          <table:table-cell office:value-type="float" office:value="1154.50904228461">
            <text:p>1154.5090422846</text:p>
          </table:table-cell>
          <table:table-cell office:value-type="float" office:value="104.594273613926">
            <text:p>104.5942736139</text:p>
          </table:table-cell>
          <table:table-cell office:value-type="float" office:value="-2159.63567445148">
            <text:p>-2159.6356744515</text:p>
          </table:table-cell>
          <table:table-cell office:value-type="float" office:value="-2100.4937599939">
            <text:p>-2100.4937599939</text:p>
          </table:table-cell>
          <table:table-cell office:value-type="float" office:value="-2326.08486604432">
            <text:p>-2326.0848660443</text:p>
          </table:table-cell>
          <table:table-cell office:value-type="float" office:value="-19.8550828423593">
            <text:p>-19.8550828424</text:p>
          </table:table-cell>
          <table:table-cell office:value-type="float" office:value="-10004.011257115">
            <text:p>-10004.011257115</text:p>
          </table:table-cell>
          <table:table-cell office:value-type="float" office:value="10004011.257115">
            <text:p>10004011.25711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-17277.0853956119">
            <text:p>-17277.085395611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weigm-actin-Dropt-weigm-Dropt-actin-weigm_1_1730403646.412042</text:p>
          </table:table-cell>
          <table:table-cell office:value-type="float" office:value="-837.232171791339">
            <text:p>-837.2</text:p>
          </table:table-cell>
          <table:table-cell office:value-type="float" office:value="-83938.6595020326">
            <text:p>-83938.7</text:p>
          </table:table-cell>
          <table:table-cell office:value-type="float" office:value="-0.839386595020326">
            <text:p>-0.8</text:p>
          </table:table-cell>
          <table:table-cell office:value-type="float" office:value="-83938.6595020326">
            <text:p>-83938.7</text:p>
          </table:table-cell>
          <table:table-cell office:value-type="float" office:value="-58327.1302928981">
            <text:p>-58327.1</text:p>
          </table:table-cell>
          <table:table-cell office:value-type="float" office:value="476">
            <text:p>476</text:p>
          </table:table-cell>
          <table:table-cell office:value-type="float" office:value="130">
            <text:p>130</text:p>
          </table:table-cell>
          <table:table-cell table:style-name="ce15" office:value-type="float" office:value="78.5478547854786">
            <text:p>78.55</text:p>
          </table:table-cell>
          <table:table-cell table:style-name="Default" office:value-type="float" office:value="403.584107720744">
            <text:p>403.5841077207</text:p>
          </table:table-cell>
          <table:table-cell office:value-type="float" office:value="1698.00830788974">
            <text:p>1698.0083078897</text:p>
          </table:table-cell>
          <table:table-cell office:value-type="float" office:value="1.12183084250137">
            <text:p>1.1218308425</text:p>
          </table:table-cell>
          <table:table-cell office:value-type="float" office:value="-2123.42072905467">
            <text:p>-2123.4207290547</text:p>
          </table:table-cell>
          <table:table-cell office:value-type="float" office:value="-9.97069895574532">
            <text:p>-9.9706989557</text:p>
          </table:table-cell>
          <table:table-cell office:value-type="float" office:value="-2850.14636071766">
            <text:p>-2850.1463607177</text:p>
          </table:table-cell>
          <table:table-cell office:value-type="float" office:value="-138.512639442298">
            <text:p>-138.5126394423</text:p>
          </table:table-cell>
          <table:table-cell office:value-type="float" office:value="-121276.637978476">
            <text:p>-121276.637978476</text:p>
          </table:table-cell>
          <table:table-cell office:value-type="float" office:value="121276637.978476">
            <text:p>121276637.978476</text:p>
          </table:table-cell>
          <table:table-cell office:value-type="float" office:value="606.5">
            <text:p>606.5</text:p>
          </table:table-cell>
          <table:table-cell office:value-type="float" office:value="123">
            <text:p>123</text:p>
          </table:table-cell>
          <table:table-cell office:value-type="float" office:value="-275240.184330591">
            <text:p>-275240.18433059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weigm-actin-Dropt-weigm-Dropt-actin-weigm_1_1730408052.2644072</text:p>
          </table:table-cell>
          <table:table-cell office:value-type="float" office:value="-52.8479347413259">
            <text:p>-52.8</text:p>
          </table:table-cell>
          <table:table-cell office:value-type="float" office:value="-5438.12838397684">
            <text:p>-5438.1</text:p>
          </table:table-cell>
          <table:table-cell office:value-type="float" office:value="-0.0543812838397684">
            <text:p>-0.1</text:p>
          </table:table-cell>
          <table:table-cell office:value-type="float" office:value="-5438.12838397684">
            <text:p>-5438.1</text:p>
          </table:table-cell>
          <table:table-cell office:value-type="float" office:value="-5859.62432052208">
            <text:p>-5859.6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table:style-name="ce15" office:value-type="float" office:value="84.1269841269841">
            <text:p>84.13</text:p>
          </table:table-cell>
          <table:table-cell table:style-name="Default" office:value-type="float" office:value="371.134524111367">
            <text:p>371.1345241114</text:p>
          </table:table-cell>
          <table:table-cell office:value-type="float" office:value="1001.49221916824">
            <text:p>1001.4922191682</text:p>
          </table:table-cell>
          <table:table-cell office:value-type="float" office:value="49.4445991913526">
            <text:p>49.4445991914</text:p>
          </table:table-cell>
          <table:table-cell office:value-type="float" office:value="-2238.91939698909">
            <text:p>-2238.9193969891</text:p>
          </table:table-cell>
          <table:table-cell office:value-type="float" office:value="-2099.35670162902">
            <text:p>-2099.356701629</text:p>
          </table:table-cell>
          <table:table-cell office:value-type="float" office:value="-2775.78562387952">
            <text:p>-2775.7856238795</text:p>
          </table:table-cell>
          <table:table-cell office:value-type="float" office:value="-43.1597490791813">
            <text:p>-43.1597490792</text:p>
          </table:table-cell>
          <table:table-cell office:value-type="float" office:value="-25207.1690406567">
            <text:p>-25207.1690406567</text:p>
          </table:table-cell>
          <table:table-cell office:value-type="float" office:value="25207169.0406567">
            <text:p>25207169.0406567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-44778.3879397818">
            <text:p>-44778.387939781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weigm-actin-Dropt-weigm-Dropt-actin-weigm_1_1730422262.449793</text:p>
          </table:table-cell>
          <table:table-cell office:value-type="float" office:value="-156.710433373151">
            <text:p>-156.7</text:p>
          </table:table-cell>
          <table:table-cell office:value-type="float" office:value="-15819.7257948528">
            <text:p>-15819.7</text:p>
          </table:table-cell>
          <table:table-cell office:value-type="float" office:value="-0.158197257948528">
            <text:p>-0.2</text:p>
          </table:table-cell>
          <table:table-cell office:value-type="float" office:value="-15819.7257948528">
            <text:p>-15819.7</text:p>
          </table:table-cell>
          <table:table-cell office:value-type="float" office:value="-15478.5351715937">
            <text:p>-15478.5</text:p>
          </table:table-cell>
          <table:table-cell office:value-type="float" office:value="149">
            <text:p>149</text:p>
          </table:table-cell>
          <table:table-cell office:value-type="float" office:value="33">
            <text:p>33</text:p>
          </table:table-cell>
          <table:table-cell table:style-name="ce15" office:value-type="float" office:value="81.8681318681319">
            <text:p>81.87</text:p>
          </table:table-cell>
          <table:table-cell table:style-name="Default" office:value-type="float" office:value="385.837752973919">
            <text:p>385.8377529739</text:p>
          </table:table-cell>
          <table:table-cell office:value-type="float" office:value="930.661832617509">
            <text:p>930.6618326175</text:p>
          </table:table-cell>
          <table:table-cell office:value-type="float" office:value="48.369693593515">
            <text:p>48.3696935935</text:p>
          </table:table-cell>
          <table:table-cell office:value-type="float" office:value="-2221.5015450899">
            <text:p>-2221.5015450899</text:p>
          </table:table-cell>
          <table:table-cell office:value-type="float" office:value="-79.5579011039663">
            <text:p>-79.557901104</text:p>
          </table:table-cell>
          <table:table-cell office:value-type="float" office:value="-3865.84249645093">
            <text:p>-3865.8424964509</text:p>
          </table:table-cell>
          <table:table-cell office:value-type="float" office:value="-86.9215703013892">
            <text:p>-86.9215703014</text:p>
          </table:table-cell>
          <table:table-cell office:value-type="float" office:value="-36402.382656862">
            <text:p>-36402.382656862</text:p>
          </table:table-cell>
          <table:table-cell office:value-type="float" office:value="36402382.656862">
            <text:p>36402382.656862</text:p>
          </table:table-cell>
          <table:table-cell office:value-type="float" office:value="182">
            <text:p>182</text:p>
          </table:table-cell>
          <table:table-cell office:value-type="float" office:value="32">
            <text:p>32</text:p>
          </table:table-cell>
          <table:table-cell office:value-type="float" office:value="-73229.9930868627">
            <text:p>-73229.993086862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weigm-actin-Dropt-weigm-Dropt-actin-weigm_1_1730427119.852212</text:p>
          </table:table-cell>
          <table:table-cell office:value-type="float" office:value="-992.574462964431">
            <text:p>-992.6</text:p>
          </table:table-cell>
          <table:table-cell office:value-type="float" office:value="-99524.3651661106">
            <text:p>-99524.4</text:p>
          </table:table-cell>
          <table:table-cell office:value-type="float" office:value="-0.995243651661106">
            <text:p>-1.0</text:p>
          </table:table-cell>
          <table:table-cell office:value-type="float" office:value="-99524.3651661107">
            <text:p>-99524.4</text:p>
          </table:table-cell>
          <table:table-cell office:value-type="float" office:value="-64555.7296461324">
            <text:p>-64555.7</text:p>
          </table:table-cell>
          <table:table-cell office:value-type="float" office:value="556">
            <text:p>556</text:p>
          </table:table-cell>
          <table:table-cell office:value-type="float" office:value="149">
            <text:p>149</text:p>
          </table:table-cell>
          <table:table-cell table:style-name="ce15" office:value-type="float" office:value="78.8652482269504">
            <text:p>78.87</text:p>
          </table:table-cell>
          <table:table-cell table:style-name="Default" office:value-type="float" office:value="398.000219586971">
            <text:p>398.000219587</text:p>
          </table:table-cell>
          <table:table-cell office:value-type="float" office:value="1698.00830788974">
            <text:p>1698.0083078897</text:p>
          </table:table-cell>
          <table:table-cell office:value-type="float" office:value="1.12183084250137">
            <text:p>1.1218308425</text:p>
          </table:table-cell>
          <table:table-cell office:value-type="float" office:value="-2153.10394131857">
            <text:p>-2153.1039413186</text:p>
          </table:table-cell>
          <table:table-cell office:value-type="float" office:value="-4.2257095730165">
            <text:p>-4.225709573</text:p>
          </table:table-cell>
          <table:table-cell office:value-type="float" office:value="-2912.30694572597">
            <text:p>-2912.306945726</text:p>
          </table:table-cell>
          <table:table-cell office:value-type="float" office:value="-141.169312292356">
            <text:p>-141.1693122924</text:p>
          </table:table-cell>
          <table:table-cell office:value-type="float" office:value="-141070.946581415">
            <text:p>-141070.946581415</text:p>
          </table:table-cell>
          <table:table-cell office:value-type="float" office:value="141070946.581415">
            <text:p>141070946.581415</text:p>
          </table:table-cell>
          <table:table-cell office:value-type="float" office:value="705.5">
            <text:p>705.5</text:p>
          </table:table-cell>
          <table:table-cell office:value-type="float" office:value="143">
            <text:p>143</text:p>
          </table:table-cell>
          <table:table-cell office:value-type="float" office:value="-320667.27335665">
            <text:p>-320667.2733566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weigm-actin-Dropt-weigm-Dropt-actin-weigm_1_1730431883.065554</text:p>
          </table:table-cell>
          <table:table-cell office:value-type="float" office:value="-59.8850537593146">
            <text:p>-59.9</text:p>
          </table:table-cell>
          <table:table-cell office:value-type="float" office:value="-6075.6255899211">
            <text:p>-6075.6</text:p>
          </table:table-cell>
          <table:table-cell office:value-type="float" office:value="-0.060756255899211">
            <text:p>-0.1</text:p>
          </table:table-cell>
          <table:table-cell office:value-type="float" office:value="-6075.6255899211">
            <text:p>-6075.6</text:p>
          </table:table-cell>
          <table:table-cell office:value-type="float" office:value="-6365.65313935218">
            <text:p>-6365.7</text:p>
          </table:table-cell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style-name="ce15" office:value-type="float" office:value="83.1683168316832">
            <text:p>83.17</text:p>
          </table:table-cell>
          <table:table-cell table:style-name="Default" office:value-type="float" office:value="378.277894512581">
            <text:p>378.2778945126</text:p>
          </table:table-cell>
          <table:table-cell office:value-type="float" office:value="1154.90316130537">
            <text:p>1154.9031613054</text:p>
          </table:table-cell>
          <table:table-cell office:value-type="float" office:value="67.7833073834918">
            <text:p>67.7833073835</text:p>
          </table:table-cell>
          <table:table-cell office:value-type="float" office:value="-2226.52757229282">
            <text:p>-2226.5275722928</text:p>
          </table:table-cell>
          <table:table-cell office:value-type="float" office:value="-2098.44286469101">
            <text:p>-2098.442864691</text:p>
          </table:table-cell>
          <table:table-cell office:value-type="float" office:value="-2380.26073478929">
            <text:p>-2380.2607347893</text:p>
          </table:table-cell>
          <table:table-cell office:value-type="float" office:value="-60.1547088111">
            <text:p>-60.1547088111</text:p>
          </table:table-cell>
          <table:table-cell office:value-type="float" office:value="-20204.0284028129">
            <text:p>-20204.0284028129</text:p>
          </table:table-cell>
          <table:table-cell office:value-type="float" office:value="20204028.4028129">
            <text:p>20204028.4028129</text:p>
          </table:table-cell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office:value-type="float" office:value="-37850.9687289779">
            <text:p>-37850.968728977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203:.D209])/COUNT([.D203:.D209])" office:value-type="float" office:value="-461.063927769419">
            <text:p>-461.1</text:p>
          </table:table-cell>
          <table:table-cell table:style-name="ce8" table:formula="of:=SUM([.E203:.E209])/COUNT([.E203:.E209])" office:value-type="float" office:value="-46270.4067002758">
            <text:p>-46270.4</text:p>
          </table:table-cell>
          <table:table-cell table:style-name="ce8" table:formula="of:=SUM([.F203:.F209])/COUNT([.F203:.F209])" office:value-type="float" office:value="-0.462704067002758">
            <text:p>-0.5</text:p>
          </table:table-cell>
          <table:table-cell table:style-name="ce8" table:formula="of:=SUM([.G203:.G209])/COUNT([.G203:.G209])" office:value-type="float" office:value="-46270.4067002759">
            <text:p>-46270.4</text:p>
          </table:table-cell>
          <table:table-cell table:style-name="ce8" table:formula="of:=SUM([.H203:.H209])/COUNT([.H203:.H209])" office:value-type="float" office:value="-31516.9464338895">
            <text:p>-31516.9</text:p>
          </table:table-cell>
          <table:table-cell table:style-name="ce11" table:formula="of:=SUM([.I203:.I209])/COUNT([.I203:.I209])" office:value-type="float" office:value="284.142857142857">
            <text:p>284</text:p>
          </table:table-cell>
          <table:table-cell table:style-name="ce11" table:formula="of:=SUM([.J203:.J209])/COUNT([.J203:.J209])" office:value-type="float" office:value="73.1428571428571">
            <text:p>73</text:p>
          </table:table-cell>
          <table:table-cell table:style-name="ce16" table:formula="of:=SUM([.K203:.K209])/COUNT([.K203:.K209])" office:value-type="float" office:value="81.3389579242673">
            <text:p>81.34</text:p>
          </table:table-cell>
          <table:table-cell table:style-name="ce22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Noisr-Dropt-actin-Liner_1_1730436724.555558</text:p>
          </table:table-cell>
          <table:table-cell office:value-type="float" office:value="-1113.65978941382">
            <text:p>-1113.7</text:p>
          </table:table-cell>
          <table:table-cell office:value-type="float" office:value="-111603.282501657">
            <text:p>-111603.3</text:p>
          </table:table-cell>
          <table:table-cell office:value-type="float" office:value="-1.11603282501657">
            <text:p>-1.1</text:p>
          </table:table-cell>
          <table:table-cell office:value-type="float" office:value="-111603.282501657">
            <text:p>-111603.3</text:p>
          </table:table-cell>
          <table:table-cell office:value-type="float" office:value="-68678.1987410929">
            <text:p>-68678.2</text:p>
          </table:table-cell>
          <table:table-cell office:value-type="float" office:value="577">
            <text:p>577</text:p>
          </table:table-cell>
          <table:table-cell office:value-type="float" office:value="156">
            <text:p>156</text:p>
          </table:table-cell>
          <table:table-cell table:style-name="ce15" office:value-type="float" office:value="78.7175989085948">
            <text:p>78.72</text:p>
          </table:table-cell>
          <table:table-cell table:style-name="Default" office:value-type="float" office:value="394.450723911379">
            <text:p>394.4507239114</text:p>
          </table:table-cell>
          <table:table-cell office:value-type="float" office:value="1698.00830788974">
            <text:p>1698.0083078897</text:p>
          </table:table-cell>
          <table:table-cell office:value-type="float" office:value="1.12183084250137">
            <text:p>1.1218308425</text:p>
          </table:table-cell>
          <table:table-cell office:value-type="float" office:value="-2174.36762947771">
            <text:p>-2174.3676294777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52.255501366517">
            <text:p>-152.2555013665</text:p>
          </table:table-cell>
          <table:table-cell office:value-type="float" office:value="-146661.658375874">
            <text:p>-146661.658375874</text:p>
          </table:table-cell>
          <table:table-cell office:value-type="float" office:value="146661658.375874">
            <text:p>146661658.375874</text:p>
          </table:table-cell>
          <table:table-cell office:value-type="float" office:value="733.5">
            <text:p>733.5</text:p>
          </table:table-cell>
          <table:table-cell office:value-type="float" office:value="150">
            <text:p>150</text:p>
          </table:table-cell>
          <table:table-cell office:value-type="float" office:value="-339038.292412618">
            <text:p>-339038.29241261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Noisr-Dropt-actin-Liner_1_1730442703.24303</text:p>
          </table:table-cell>
          <table:table-cell office:value-type="float" office:value="-1083.62996145611">
            <text:p>-1083.6</text:p>
          </table:table-cell>
          <table:table-cell office:value-type="float" office:value="-108666.912893826">
            <text:p>-108666.9</text:p>
          </table:table-cell>
          <table:table-cell office:value-type="float" office:value="-1.08666912893826">
            <text:p>-1.1</text:p>
          </table:table-cell>
          <table:table-cell office:value-type="float" office:value="-108666.912893826">
            <text:p>-108666.9</text:p>
          </table:table-cell>
          <table:table-cell office:value-type="float" office:value="-67666.5405600986">
            <text:p>-67666.5</text:p>
          </table:table-cell>
          <table:table-cell office:value-type="float" office:value="560">
            <text:p>560</text:p>
          </table:table-cell>
          <table:table-cell office:value-type="float" office:value="149">
            <text:p>149</text:p>
          </table:table-cell>
          <table:table-cell table:style-name="ce15" office:value-type="float" office:value="78.984485190409">
            <text:p>78.98</text:p>
          </table:table-cell>
          <table:table-cell table:style-name="Default" office:value-type="float" office:value="380.697696659424">
            <text:p>380.6976966594</text:p>
          </table:table-cell>
          <table:table-cell office:value-type="float" office:value="1698.00830788974">
            <text:p>1698.0083078897</text:p>
          </table:table-cell>
          <table:table-cell office:value-type="float" office:value="1.12183084250137">
            <text:p>1.1218308425</text:p>
          </table:table-cell>
          <table:table-cell office:value-type="float" office:value="-2160.11827532284">
            <text:p>-2160.1182753228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53.267860216962">
            <text:p>-153.267860217</text:p>
          </table:table-cell>
          <table:table-cell office:value-type="float" office:value="-141862.195282389">
            <text:p>-141862.195282389</text:p>
          </table:table-cell>
          <table:table-cell office:value-type="float" office:value="141862195.282389">
            <text:p>141862195.282389</text:p>
          </table:table-cell>
          <table:table-cell office:value-type="float" office:value="709.5">
            <text:p>709.5</text:p>
          </table:table-cell>
          <table:table-cell office:value-type="float" office:value="142">
            <text:p>142</text:p>
          </table:table-cell>
          <table:table-cell office:value-type="float" office:value="-321637.116717468">
            <text:p>-321637.11671746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Noisr-Dropt-actin-Liner_1_1730446247.323545</text:p>
          </table:table-cell>
          <table:table-cell office:value-type="float" office:value="-317.37530359374">
            <text:p>-317.4</text:p>
          </table:table-cell>
          <table:table-cell office:value-type="float" office:value="-32030.2851131349">
            <text:p>-32030.3</text:p>
          </table:table-cell>
          <table:table-cell office:value-type="float" office:value="-0.320302851131349">
            <text:p>-0.3</text:p>
          </table:table-cell>
          <table:table-cell office:value-type="float" office:value="-32030.2851131349">
            <text:p>-32030.3</text:p>
          </table:table-cell>
          <table:table-cell office:value-type="float" office:value="-28732.4393666362">
            <text:p>-28732.4</text:p>
          </table:table-cell>
          <table:table-cell office:value-type="float" office:value="285">
            <text:p>285</text:p>
          </table:table-cell>
          <table:table-cell office:value-type="float" office:value="67">
            <text:p>67</text:p>
          </table:table-cell>
          <table:table-cell table:style-name="ce15" office:value-type="float" office:value="80.9659090909091">
            <text:p>80.97</text:p>
          </table:table-cell>
          <table:table-cell table:style-name="Default" office:value-type="float" office:value="389.007478786666">
            <text:p>389.0074787867</text:p>
          </table:table-cell>
          <table:table-cell office:value-type="float" office:value="917.627523644085">
            <text:p>917.6275236441</text:p>
          </table:table-cell>
          <table:table-cell office:value-type="float" office:value="25.8289620833239">
            <text:p>25.8289620833</text:p>
          </table:table-cell>
          <table:table-cell office:value-type="float" office:value="-2132.79726219902">
            <text:p>-2132.797262199</text:p>
          </table:table-cell>
          <table:table-cell office:value-type="float" office:value="-63.5781026472105">
            <text:p>-63.5781026472</text:p>
          </table:table-cell>
          <table:table-cell office:value-type="float" office:value="-2524.85364413697">
            <text:p>-2524.853644137</text:p>
          </table:table-cell>
          <table:table-cell office:value-type="float" office:value="-90.995128162315">
            <text:p>-90.9951281623</text:p>
          </table:table-cell>
          <table:table-cell office:value-type="float" office:value="-70403.1728877746">
            <text:p>-70403.1728877746</text:p>
          </table:table-cell>
          <table:table-cell office:value-type="float" office:value="70403172.8877747">
            <text:p>70403172.8877747</text:p>
          </table:table-cell>
          <table:table-cell office:value-type="float" office:value="352">
            <text:p>352</text:p>
          </table:table-cell>
          <table:table-cell office:value-type="float" office:value="65">
            <text:p>65</text:p>
          </table:table-cell>
          <table:table-cell office:value-type="float" office:value="-142750.526709233">
            <text:p>-142750.52670923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Noisr-Dropt-actin-Liner_1_1730447662.492437</text:p>
          </table:table-cell>
          <table:table-cell office:value-type="float" office:value="-1113.62253383922">
            <text:p>-1113.6</text:p>
          </table:table-cell>
          <table:table-cell office:value-type="float" office:value="-111598.602551842">
            <text:p>-111598.6</text:p>
          </table:table-cell>
          <table:table-cell office:value-type="float" office:value="-1.11598602551842">
            <text:p>-1.1</text:p>
          </table:table-cell>
          <table:table-cell office:value-type="float" office:value="-111598.602551842">
            <text:p>-111598.6</text:p>
          </table:table-cell>
          <table:table-cell office:value-type="float" office:value="-68679.57217607">
            <text:p>-68679.6</text:p>
          </table:table-cell>
          <table:table-cell office:value-type="float" office:value="577">
            <text:p>577</text:p>
          </table:table-cell>
          <table:table-cell office:value-type="float" office:value="156">
            <text:p>156</text:p>
          </table:table-cell>
          <table:table-cell table:style-name="ce15" office:value-type="float" office:value="78.7175989085948">
            <text:p>78.72</text:p>
          </table:table-cell>
          <table:table-cell table:style-name="Default" office:value-type="float" office:value="395.075002149392">
            <text:p>395.0750021494</text:p>
          </table:table-cell>
          <table:table-cell office:value-type="float" office:value="1698.00830788974">
            <text:p>1698.0083078897</text:p>
          </table:table-cell>
          <table:table-cell office:value-type="float" office:value="1.12183084250137">
            <text:p>1.1218308425</text:p>
          </table:table-cell>
          <table:table-cell office:value-type="float" office:value="-2176.64665892334">
            <text:p>-2176.6466589233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52.249116714655">
            <text:p>-152.2491167147</text:p>
          </table:table-cell>
          <table:table-cell office:value-type="float" office:value="-146661.663060509">
            <text:p>-146661.663060509</text:p>
          </table:table-cell>
          <table:table-cell office:value-type="float" office:value="146661663.060509">
            <text:p>146661663.060509</text:p>
          </table:table-cell>
          <table:table-cell office:value-type="float" office:value="733.5">
            <text:p>733.5</text:p>
          </table:table-cell>
          <table:table-cell office:value-type="float" office:value="150">
            <text:p>150</text:p>
          </table:table-cell>
          <table:table-cell office:value-type="float" office:value="-339393.821006137">
            <text:p>-339393.82100613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Noisr-Dropt-actin-Liner_1_1730448996.811178</text:p>
          </table:table-cell>
          <table:table-cell office:value-type="float" office:value="39.3527286767329">
            <text:p>39.4</text:p>
          </table:table-cell>
          <table:table-cell office:value-type="float" office:value="3928.73300175338">
            <text:p>3928.7</text:p>
          </table:table-cell>
          <table:table-cell office:value-type="float" office:value="0.0392873300175338">
            <text:p>0.0</text:p>
          </table:table-cell>
          <table:table-cell office:value-type="float" office:value="3928.73300175338">
            <text:p>3928.7</text:p>
          </table:table-cell>
          <table:table-cell office:value-type="float" office:value="3997.77828182286">
            <text:p>3997.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5" office:value-type="float" office:value="100">
            <text:p>100.00</text:p>
          </table:table-cell>
          <table:table-cell table:style-name="Default" office:value-type="float" office:value="436.525889083709">
            <text:p>436.5258890837</text:p>
          </table:table-cell>
          <table:table-cell office:value-type="float" office:value="549.279566929748">
            <text:p>549.2795669297</text:p>
          </table:table-cell>
          <table:table-cell office:value-type="float" office:value="258.452265975095">
            <text:p>258.4522659751</text:p>
          </table:table-cell>
          <table:table-cell table:number-columns-repeated="3" office:value-type="float" office:value="0">
            <text:p>0</text:p>
          </table:table-cell>
          <table:table-cell office:value-type="float" office:value="436.525889083709">
            <text:p>436.5258890837</text:p>
          </table:table-cell>
          <table:table-cell office:value-type="float" office:value="-1804.83356656832">
            <text:p>-1804.8335665683</text:p>
          </table:table-cell>
          <table:table-cell office:value-type="float" office:value="1804833.56656832">
            <text:p>1804833.5665683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Noisr-Dropt-actin-Liner_1_1730450377.4683971</text:p>
          </table:table-cell>
          <table:table-cell office:value-type="float" office:value="-76.7144240915585">
            <text:p>-76.7</text:p>
          </table:table-cell>
          <table:table-cell office:value-type="float" office:value="-7954.80448095757">
            <text:p>-7954.8</text:p>
          </table:table-cell>
          <table:table-cell office:value-type="float" office:value="-0.0795480448095757">
            <text:p>-0.1</text:p>
          </table:table-cell>
          <table:table-cell office:value-type="float" office:value="-7954.80448095757">
            <text:p>-7954.8</text:p>
          </table:table-cell>
          <table:table-cell office:value-type="float" office:value="-8659.95579880993">
            <text:p>-8660.0</text:p>
          </table:table-cell>
          <table:table-cell office:value-type="float" office:value="183">
            <text:p>183</text:p>
          </table:table-cell>
          <table:table-cell office:value-type="float" office:value="37">
            <text:p>37</text:p>
          </table:table-cell>
          <table:table-cell table:style-name="ce15" office:value-type="float" office:value="83.1818181818182">
            <text:p>83.18</text:p>
          </table:table-cell>
          <table:table-cell table:style-name="Default" office:value-type="float" office:value="398.978058093709">
            <text:p>398.9780580937</text:p>
          </table:table-cell>
          <table:table-cell office:value-type="float" office:value="1094.24357137621">
            <text:p>1094.2435713762</text:p>
          </table:table-cell>
          <table:table-cell office:value-type="float" office:value="43.9269481489609">
            <text:p>43.926948149</text:p>
          </table:table-cell>
          <table:table-cell office:value-type="float" office:value="-2188.31862465152">
            <text:p>-2188.3186246515</text:p>
          </table:table-cell>
          <table:table-cell office:value-type="float" office:value="-57.4485197306931">
            <text:p>-57.4485197307</text:p>
          </table:table-cell>
          <table:table-cell office:value-type="float" office:value="-3047.71907368653">
            <text:p>-3047.7190736865</text:p>
          </table:table-cell>
          <table:table-cell office:value-type="float" office:value="-36.1582021861708">
            <text:p>-36.1582021862</text:p>
          </table:table-cell>
          <table:table-cell office:value-type="float" office:value="-44014.0592547738">
            <text:p>-44014.0592547738</text:p>
          </table:table-cell>
          <table:table-cell office:value-type="float" office:value="44014059.2547738">
            <text:p>44014059.2547738</text:p>
          </table:table-cell>
          <table:table-cell office:value-type="float" office:value="220">
            <text:p>220</text:p>
          </table:table-cell>
          <table:table-cell office:value-type="float" office:value="36">
            <text:p>36</text:p>
          </table:table-cell>
          <table:table-cell office:value-type="float" office:value="-80910.3405923757">
            <text:p>-80910.340592375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Noisr-Dropt-actin-Liner_1_1730451835.7177038</text:p>
          </table:table-cell>
          <table:table-cell office:value-type="float" office:value="-597.686774717452">
            <text:p>-597.7</text:p>
          </table:table-cell>
          <table:table-cell office:value-type="float" office:value="-59933.8391448239">
            <text:p>-59933.8</text:p>
          </table:table-cell>
          <table:table-cell office:value-type="float" office:value="-0.599338391448239">
            <text:p>-0.6</text:p>
          </table:table-cell>
          <table:table-cell office:value-type="float" office:value="-59933.8391448239">
            <text:p>-59933.8</text:p>
          </table:table-cell>
          <table:table-cell office:value-type="float" office:value="-46591.27824921">
            <text:p>-46591.3</text:p>
          </table:table-cell>
          <table:table-cell office:value-type="float" office:value="371">
            <text:p>371</text:p>
          </table:table-cell>
          <table:table-cell office:value-type="float" office:value="96">
            <text:p>96</text:p>
          </table:table-cell>
          <table:table-cell table:style-name="ce15" office:value-type="float" office:value="79.4432548179872">
            <text:p>79.44</text:p>
          </table:table-cell>
          <table:table-cell table:style-name="Default" office:value-type="float" office:value="399.956383373037">
            <text:p>399.956383373</text:p>
          </table:table-cell>
          <table:table-cell office:value-type="float" office:value="1698.00830788974">
            <text:p>1698.0083078897</text:p>
          </table:table-cell>
          <table:table-cell office:value-type="float" office:value="10.2286451348773">
            <text:p>10.2286451349</text:p>
          </table:table-cell>
          <table:table-cell office:value-type="float" office:value="-2169.97559766897">
            <text:p>-2169.975597669</text:p>
          </table:table-cell>
          <table:table-cell office:value-type="float" office:value="-3.75495174853131">
            <text:p>-3.7549517485</text:p>
          </table:table-cell>
          <table:table-cell office:value-type="float" office:value="-4494.89423373045">
            <text:p>-4494.8942337305</text:p>
          </table:table-cell>
          <table:table-cell office:value-type="float" office:value="-128.337985320822">
            <text:p>-128.3379853208</text:p>
          </table:table-cell>
          <table:table-cell office:value-type="float" office:value="-93486.7529137688">
            <text:p>-93486.7529137688</text:p>
          </table:table-cell>
          <table:table-cell office:value-type="float" office:value="93486752.9137689">
            <text:p>93486752.9137689</text:p>
          </table:table-cell>
          <table:table-cell office:value-type="float" office:value="467.5">
            <text:p>467.5</text:p>
          </table:table-cell>
          <table:table-cell office:value-type="float" office:value="92">
            <text:p>92</text:p>
          </table:table-cell>
          <table:table-cell office:value-type="float" office:value="-208202.569008704">
            <text:p>-208202.56900870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211:.D217])/COUNT([.D211:.D217])" office:value-type="float" office:value="-609.048008347881">
            <text:p>-609.0</text:p>
          </table:table-cell>
          <table:table-cell table:style-name="ce8" table:formula="of:=SUM([.E211:.E217])/COUNT([.E211:.E217])" office:value-type="float" office:value="-61122.7133834983">
            <text:p>-61122.7</text:p>
          </table:table-cell>
          <table:table-cell table:style-name="ce8" table:formula="of:=SUM([.F211:.F217])/COUNT([.F211:.F217])" office:value-type="float" office:value="-0.611227133834983">
            <text:p>-0.6</text:p>
          </table:table-cell>
          <table:table-cell table:style-name="ce8" table:formula="of:=SUM([.G211:.G217])/COUNT([.G211:.G217])" office:value-type="float" office:value="-61122.7133834983">
            <text:p>-61122.7</text:p>
          </table:table-cell>
          <table:table-cell table:style-name="ce8" table:formula="of:=SUM([.H211:.H217])/COUNT([.H211:.H217])" office:value-type="float" office:value="-40715.7438014421">
            <text:p>-40715.7</text:p>
          </table:table-cell>
          <table:table-cell table:style-name="ce11" table:formula="of:=SUM([.I211:.I217])/COUNT([.I211:.I217])" office:value-type="float" office:value="366">
            <text:p>366</text:p>
          </table:table-cell>
          <table:table-cell table:style-name="ce11" table:formula="of:=SUM([.J211:.J217])/COUNT([.J211:.J217])" office:value-type="float" office:value="94.4285714285714">
            <text:p>94</text:p>
          </table:table-cell>
          <table:table-cell table:style-name="ce16" table:formula="of:=SUM([.K211:.K217])/COUNT([.K211:.K217])" office:value-type="float" office:value="82.8586664426162">
            <text:p>82.86</text:p>
          </table:table-cell>
          <table:table-cell table:style-name="ce22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spec2-Dropt-actin-Liner_1_1730453370.482037</text:p>
          </table:table-cell>
          <table:table-cell office:value-type="float" office:value="-1141.49950586969">
            <text:p>-1141.5</text:p>
          </table:table-cell>
          <table:table-cell office:value-type="float" office:value="-114369.965911859">
            <text:p>-114370.0</text:p>
          </table:table-cell>
          <table:table-cell office:value-type="float" office:value="-1.14369965911859">
            <text:p>-1.1</text:p>
          </table:table-cell>
          <table:table-cell office:value-type="float" office:value="-114369.965911859">
            <text:p>-114370.0</text:p>
          </table:table-cell>
          <table:table-cell office:value-type="float" office:value="-69532.5300841694">
            <text:p>-69532.5</text:p>
          </table:table-cell>
          <table:table-cell office:value-type="float" office:value="578">
            <text:p>578</text:p>
          </table:table-cell>
          <table:table-cell office:value-type="float" office:value="155">
            <text:p>155</text:p>
          </table:table-cell>
          <table:table-cell table:style-name="ce15" office:value-type="float" office:value="78.8540245566166">
            <text:p>78.85</text:p>
          </table:table-cell>
          <table:table-cell table:style-name="Default" office:value-type="float" office:value="389.746337161445">
            <text:p>389.7463371614</text:p>
          </table:table-cell>
          <table:table-cell office:value-type="float" office:value="1698.00830788974">
            <text:p>1698.0083078897</text:p>
          </table:table-cell>
          <table:table-cell office:value-type="float" office:value="1.12183084250137">
            <text:p>1.1218308425</text:p>
          </table:table-cell>
          <table:table-cell office:value-type="float" office:value="-2191.24741155596">
            <text:p>-2191.247411556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56.029967137598">
            <text:p>-156.0299671376</text:p>
          </table:table-cell>
          <table:table-cell office:value-type="float" office:value="-146658.888923011">
            <text:p>-146658.888923011</text:p>
          </table:table-cell>
          <table:table-cell office:value-type="float" office:value="146658888.923011">
            <text:p>146658888.923011</text:p>
          </table:table-cell>
          <table:table-cell office:value-type="float" office:value="733.5">
            <text:p>733.5</text:p>
          </table:table-cell>
          <table:table-cell office:value-type="float" office:value="150">
            <text:p>150</text:p>
          </table:table-cell>
          <table:table-cell office:value-type="float" office:value="-339472.345783361">
            <text:p>-339472.34578336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spec2-Dropt-actin-Liner_1_1730457550.686753</text:p>
          </table:table-cell>
          <table:table-cell office:value-type="float" office:value="-1145.99749546078">
            <text:p>-1146.0</text:p>
          </table:table-cell>
          <table:table-cell office:value-type="float" office:value="-114885.402966049">
            <text:p>-114885.4</text:p>
          </table:table-cell>
          <table:table-cell office:value-type="float" office:value="-1.14885402966049">
            <text:p>-1.1</text:p>
          </table:table-cell>
          <table:table-cell office:value-type="float" office:value="-114885.402966049">
            <text:p>-114885.4</text:p>
          </table:table-cell>
          <table:table-cell office:value-type="float" office:value="-69705.7397700906">
            <text:p>-69705.7</text:p>
          </table:table-cell>
          <table:table-cell office:value-type="float" office:value="590">
            <text:p>590</text:p>
          </table:table-cell>
          <table:table-cell office:value-type="float" office:value="159">
            <text:p>159</text:p>
          </table:table-cell>
          <table:table-cell table:style-name="ce15" office:value-type="float" office:value="78.7716955941255">
            <text:p>78.77</text:p>
          </table:table-cell>
          <table:table-cell table:style-name="Default" office:value-type="float" office:value="388.503213194371">
            <text:p>388.5032131944</text:p>
          </table:table-cell>
          <table:table-cell office:value-type="float" office:value="1698.00830788974">
            <text:p>1698.0083078897</text:p>
          </table:table-cell>
          <table:table-cell office:value-type="float" office:value="1.12183084250137">
            <text:p>1.1218308425</text:p>
          </table:table-cell>
          <table:table-cell office:value-type="float" office:value="-2164.16540094798">
            <text:p>-2164.165400948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53.385050688984">
            <text:p>-153.385050689</text:p>
          </table:table-cell>
          <table:table-cell office:value-type="float" office:value="-149859.974571606">
            <text:p>-149859.974571606</text:p>
          </table:table-cell>
          <table:table-cell office:value-type="float" office:value="149859974.571606">
            <text:p>149859974.571606</text:p>
          </table:table-cell>
          <table:table-cell office:value-type="float" office:value="749.5">
            <text:p>749.5</text:p>
          </table:table-cell>
          <table:table-cell office:value-type="float" office:value="152">
            <text:p>152</text:p>
          </table:table-cell>
          <table:table-cell office:value-type="float" office:value="-343893.569576653">
            <text:p>-343893.56957665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spec2-Dropt-actin-Liner_1_1730458919.270134</text:p>
          </table:table-cell>
          <table:table-cell office:value-type="float" office:value="84.42623866218">
            <text:p>84.4</text:p>
          </table:table-cell>
          <table:table-cell office:value-type="float" office:value="8263.83878458329">
            <text:p>8263.8</text:p>
          </table:table-cell>
          <table:table-cell office:value-type="float" office:value="0.0826383878458329">
            <text:p>0.1</text:p>
          </table:table-cell>
          <table:table-cell office:value-type="float" office:value="8263.83878458329">
            <text:p>8263.8</text:p>
          </table:table-cell>
          <table:table-cell office:value-type="float" office:value="8337.06880629528">
            <text:p>8337.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table:style-name="ce15" office:value-type="float" office:value="88.3116883116883">
            <text:p>88.31</text:p>
          </table:table-cell>
          <table:table-cell table:style-name="Default" office:value-type="float" office:value="381.859232221789">
            <text:p>381.8592322218</text:p>
          </table:table-cell>
          <table:table-cell office:value-type="float" office:value="886.218792243628">
            <text:p>886.2187922436</text:p>
          </table:table-cell>
          <table:table-cell office:value-type="float" office:value="33.1661646277353">
            <text:p>33.1661646277</text:p>
          </table:table-cell>
          <table:table-cell office:value-type="float" office:value="-1966.95433405537">
            <text:p>-1966.9543340554</text:p>
          </table:table-cell>
          <table:table-cell office:value-type="float" office:value="-40.2958492155158">
            <text:p>-40.2958492155</text:p>
          </table:table-cell>
          <table:table-cell office:value-type="float" office:value="-2349.24405900062">
            <text:p>-2349.2440590006</text:p>
          </table:table-cell>
          <table:table-cell office:value-type="float" office:value="107.322581617965">
            <text:p>107.322581618</text:p>
          </table:table-cell>
          <table:table-cell office:value-type="float" office:value="-15415.9798186032">
            <text:p>-15415.9798186032</text:p>
          </table:table-cell>
          <table:table-cell office:value-type="float" office:value="15415979.8186032">
            <text:p>15415979.8186032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-17662.2931572828">
            <text:p>-17662.293157282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spec2-Dropt-actin-Liner_1_1730461972.928586</text:p>
          </table:table-cell>
          <table:table-cell office:value-type="float" office:value="-832.606416430306">
            <text:p>-832.6</text:p>
          </table:table-cell>
          <table:table-cell office:value-type="float" office:value="-83485.0629269036">
            <text:p>-83485.1</text:p>
          </table:table-cell>
          <table:table-cell office:value-type="float" office:value="-0.834850629269036">
            <text:p>-0.8</text:p>
          </table:table-cell>
          <table:table-cell office:value-type="float" office:value="-83485.0629269035">
            <text:p>-83485.1</text:p>
          </table:table-cell>
          <table:table-cell office:value-type="float" office:value="-58189.9213693384">
            <text:p>-58189.9</text:p>
          </table:table-cell>
          <table:table-cell office:value-type="float" office:value="486">
            <text:p>486</text:p>
          </table:table-cell>
          <table:table-cell office:value-type="float" office:value="127">
            <text:p>127</text:p>
          </table:table-cell>
          <table:table-cell table:style-name="ce15" office:value-type="float" office:value="79.2822185970636">
            <text:p>79.28</text:p>
          </table:table-cell>
          <table:table-cell table:style-name="Default" office:value-type="float" office:value="399.493177343137">
            <text:p>399.4931773431</text:p>
          </table:table-cell>
          <table:table-cell office:value-type="float" office:value="1698.00830788974">
            <text:p>1698.0083078897</text:p>
          </table:table-cell>
          <table:table-cell office:value-type="float" office:value="18.8498894029908">
            <text:p>18.849889403</text:p>
          </table:table-cell>
          <table:table-cell office:value-type="float" office:value="-2186.13186705251">
            <text:p>-2186.1318670525</text:p>
          </table:table-cell>
          <table:table-cell office:value-type="float" office:value="-15.2183163166628">
            <text:p>-15.2183163167</text:p>
          </table:table-cell>
          <table:table-cell office:value-type="float" office:value="-4494.89423373045">
            <text:p>-4494.8942337305</text:p>
          </table:table-cell>
          <table:table-cell office:value-type="float" office:value="-136.190967254329">
            <text:p>-136.1909672543</text:p>
          </table:table-cell>
          <table:table-cell office:value-type="float" office:value="-122677.792729803">
            <text:p>-122677.792729803</text:p>
          </table:table-cell>
          <table:table-cell office:value-type="float" office:value="122677792.729803">
            <text:p>122677792.729803</text:p>
          </table:table-cell>
          <table:table-cell office:value-type="float" office:value="613.5">
            <text:p>613.5</text:p>
          </table:table-cell>
          <table:table-cell office:value-type="float" office:value="122">
            <text:p>122</text:p>
          </table:table-cell>
          <table:table-cell office:value-type="float" office:value="-277249.912028336">
            <text:p>-277249.91202833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spec2-Dropt-actin-Liner_1_1730463370.056181</text:p>
          </table:table-cell>
          <table:table-cell office:value-type="float" office:value="-80.2530055792017">
            <text:p>-80.3</text:p>
          </table:table-cell>
          <table:table-cell office:value-type="float" office:value="-8204.206861543">
            <text:p>-8204.2</text:p>
          </table:table-cell>
          <table:table-cell office:value-type="float" office:value="-0.0820420686154301">
            <text:p>-0.1</text:p>
          </table:table-cell>
          <table:table-cell office:value-type="float" office:value="-8204.206861543">
            <text:p>-8204.2</text:p>
          </table:table-cell>
          <table:table-cell office:value-type="float" office:value="-8586.81357425401">
            <text:p>-8586.8</text:p>
          </table:table-cell>
          <table:table-cell office:value-type="float" office:value="136">
            <text:p>136</text:p>
          </table:table-cell>
          <table:table-cell office:value-type="float" office:value="28">
            <text:p>28</text:p>
          </table:table-cell>
          <table:table-cell table:style-name="ce15" office:value-type="float" office:value="82.9268292682927">
            <text:p>82.93</text:p>
          </table:table-cell>
          <table:table-cell table:style-name="Default" office:value-type="float" office:value="375.502899990349">
            <text:p>375.5028999903</text:p>
          </table:table-cell>
          <table:table-cell office:value-type="float" office:value="858.363642017706">
            <text:p>858.3636420177</text:p>
          </table:table-cell>
          <table:table-cell office:value-type="float" office:value="32.5487046136113">
            <text:p>32.5487046136</text:p>
          </table:table-cell>
          <table:table-cell office:value-type="float" office:value="-2116.8786164368">
            <text:p>-2116.8786164368</text:p>
          </table:table-cell>
          <table:table-cell office:value-type="float" office:value="-25.0547620612633">
            <text:p>-25.0547620613</text:p>
          </table:table-cell>
          <table:table-cell office:value-type="float" office:value="-2531.09826783478">
            <text:p>-2531.0982678348</text:p>
          </table:table-cell>
          <table:table-cell office:value-type="float" office:value="-50.0256515947744">
            <text:p>-50.0256515948</text:p>
          </table:table-cell>
          <table:table-cell office:value-type="float" office:value="-32808.2039971356">
            <text:p>-32808.2039971356</text:p>
          </table:table-cell>
          <table:table-cell office:value-type="float" office:value="32808203.9971356">
            <text:p>32808203.9971356</text:p>
          </table:table-cell>
          <table:table-cell office:value-type="float" office:value="164">
            <text:p>164</text:p>
          </table:table-cell>
          <table:table-cell office:value-type="float" office:value="27">
            <text:p>27</text:p>
          </table:table-cell>
          <table:table-cell office:value-type="float" office:value="-59247.5464981692">
            <text:p>-59247.546498169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spec2-Dropt-actin-Liner_1_1730464876.1152508</text:p>
          </table:table-cell>
          <table:table-cell office:value-type="float" office:value="-377.222234066526">
            <text:p>-377.2</text:p>
          </table:table-cell>
          <table:table-cell office:value-type="float" office:value="-37836.6370591823">
            <text:p>-37836.6</text:p>
          </table:table-cell>
          <table:table-cell office:value-type="float" office:value="-0.378366370591823">
            <text:p>-0.4</text:p>
          </table:table-cell>
          <table:table-cell office:value-type="float" office:value="-37836.6370591823">
            <text:p>-37836.6</text:p>
          </table:table-cell>
          <table:table-cell office:value-type="float" office:value="-32688.2150125781">
            <text:p>-32688.2</text:p>
          </table:table-cell>
          <table:table-cell office:value-type="float" office:value="245">
            <text:p>245</text:p>
          </table:table-cell>
          <table:table-cell office:value-type="float" office:value="61">
            <text:p>61</text:p>
          </table:table-cell>
          <table:table-cell table:style-name="ce15" office:value-type="float" office:value="80.0653594771242">
            <text:p>80.07</text:p>
          </table:table-cell>
          <table:table-cell table:style-name="Default" office:value-type="float" office:value="391.564564297235">
            <text:p>391.5645642972</text:p>
          </table:table-cell>
          <table:table-cell office:value-type="float" office:value="1167.05929993249">
            <text:p>1167.0592999325</text:p>
          </table:table-cell>
          <table:table-cell office:value-type="float" office:value="13.0876460341096">
            <text:p>13.0876460341</text:p>
          </table:table-cell>
          <table:table-cell office:value-type="float" office:value="-2192.95008708205">
            <text:p>-2192.9500870821</text:p>
          </table:table-cell>
          <table:table-cell office:value-type="float" office:value="-116.305478443785">
            <text:p>-116.3054784438</text:p>
          </table:table-cell>
          <table:table-cell office:value-type="float" office:value="-3568.21657478629">
            <text:p>-3568.2165747863</text:p>
          </table:table-cell>
          <table:table-cell office:value-type="float" office:value="-123.649140716282">
            <text:p>-123.6491407163</text:p>
          </table:table-cell>
          <table:table-cell office:value-type="float" office:value="-61192.7561190599">
            <text:p>-61192.7561190599</text:p>
          </table:table-cell>
          <table:table-cell office:value-type="float" office:value="61192756.1190599">
            <text:p>61192756.1190599</text:p>
          </table:table-cell>
          <table:table-cell office:value-type="float" office:value="306">
            <text:p>306</text:p>
          </table:table-cell>
          <table:table-cell office:value-type="float" office:value="60">
            <text:p>60</text:p>
          </table:table-cell>
          <table:table-cell office:value-type="float" office:value="-133653.649833561">
            <text:p>-133653.64983356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spec2-Dropt-actin-Liner_1_1730466405.380346</text:p>
          </table:table-cell>
          <table:table-cell office:value-type="float" office:value="-286.546645072915">
            <text:p>-286.5</text:p>
          </table:table-cell>
          <table:table-cell office:value-type="float" office:value="-28851.0716193508">
            <text:p>-28851.1</text:p>
          </table:table-cell>
          <table:table-cell office:value-type="float" office:value="-0.288510716193508">
            <text:p>-0.3</text:p>
          </table:table-cell>
          <table:table-cell office:value-type="float" office:value="-28851.0716193508">
            <text:p>-28851.1</text:p>
          </table:table-cell>
          <table:table-cell office:value-type="float" office:value="-26269.1859505594">
            <text:p>-26269.2</text:p>
          </table:table-cell>
          <table:table-cell office:value-type="float" office:value="236">
            <text:p>236</text:p>
          </table:table-cell>
          <table:table-cell office:value-type="float" office:value="55">
            <text:p>55</text:p>
          </table:table-cell>
          <table:table-cell table:style-name="ce15" office:value-type="float" office:value="81.0996563573883">
            <text:p>81.10</text:p>
          </table:table-cell>
          <table:table-cell table:style-name="Default" office:value-type="float" office:value="398.549630404419">
            <text:p>398.5496304044</text:p>
          </table:table-cell>
          <table:table-cell office:value-type="float" office:value="1167.05929993249">
            <text:p>1167.0592999325</text:p>
          </table:table-cell>
          <table:table-cell office:value-type="float" office:value="44.3800915994943">
            <text:p>44.3800915995</text:p>
          </table:table-cell>
          <table:table-cell office:value-type="float" office:value="-2234.70517081443">
            <text:p>-2234.7051708144</text:p>
          </table:table-cell>
          <table:table-cell office:value-type="float" office:value="-2099.05074176243">
            <text:p>-2099.0507417624</text:p>
          </table:table-cell>
          <table:table-cell office:value-type="float" office:value="-3047.71907368653">
            <text:p>-3047.7190736865</text:p>
          </table:table-cell>
          <table:table-cell office:value-type="float" office:value="-99.1445760115149">
            <text:p>-99.1445760115</text:p>
          </table:table-cell>
          <table:table-cell office:value-type="float" office:value="-58200.2491775582">
            <text:p>-58200.2491775582</text:p>
          </table:table-cell>
          <table:table-cell office:value-type="float" office:value="58200249.1775582">
            <text:p>58200249.1775582</text:p>
          </table:table-cell>
          <table:table-cell office:value-type="float" office:value="291">
            <text:p>291</text:p>
          </table:table-cell>
          <table:table-cell office:value-type="float" office:value="55">
            <text:p>55</text:p>
          </table:table-cell>
          <table:table-cell office:value-type="float" office:value="-122908.784394794">
            <text:p>-122908.78439479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219:.D225])/COUNT([.D219:.D225])" office:value-type="float" office:value="-539.957009116749">
            <text:p>-540.0</text:p>
          </table:table-cell>
          <table:table-cell table:style-name="ce8" table:formula="of:=SUM([.E219:.E225])/COUNT([.E219:.E225])" office:value-type="float" office:value="-54195.5012229006">
            <text:p>-54195.5</text:p>
          </table:table-cell>
          <table:table-cell table:style-name="ce8" table:formula="of:=SUM([.F219:.F225])/COUNT([.F219:.F225])" office:value-type="float" office:value="-0.541955012229006">
            <text:p>-0.5</text:p>
          </table:table-cell>
          <table:table-cell table:style-name="ce8" table:formula="of:=SUM([.G219:.G225])/COUNT([.G219:.G225])" office:value-type="float" office:value="-54195.5012229006">
            <text:p>-54195.5</text:p>
          </table:table-cell>
          <table:table-cell table:style-name="ce8" table:formula="of:=SUM([.H219:.H225])/COUNT([.H219:.H225])" office:value-type="float" office:value="-36662.1909935278">
            <text:p>-36662.2</text:p>
          </table:table-cell>
          <table:table-cell table:style-name="ce11" table:formula="of:=SUM([.I219:.I225])/COUNT([.I219:.I225])" office:value-type="float" office:value="334.142857142857">
            <text:p>334</text:p>
          </table:table-cell>
          <table:table-cell table:style-name="ce11" table:formula="of:=SUM([.J219:.J225])/COUNT([.J219:.J225])" office:value-type="float" office:value="84.8571428571429">
            <text:p>85</text:p>
          </table:table-cell>
          <table:table-cell table:style-name="ce16" table:formula="of:=SUM([.K219:.K225])/COUNT([.K219:.K225])" office:value-type="float" office:value="81.3302103088999">
            <text:p>81.33</text:p>
          </table:table-cell>
          <table:table-cell table:style-name="ce22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weigm-Dropt-actin-Liner_1_1730484466.395676</text:p>
          </table:table-cell>
          <table:table-cell office:value-type="float" office:value="-747.177204189976">
            <text:p>-747.2</text:p>
          </table:table-cell>
          <table:table-cell office:value-type="float" office:value="-75049.7036551681">
            <text:p>-75049.7</text:p>
          </table:table-cell>
          <table:table-cell office:value-type="float" office:value="-0.750497036551681">
            <text:p>-0.8</text:p>
          </table:table-cell>
          <table:table-cell office:value-type="float" office:value="-75049.7036551682">
            <text:p>-75049.7</text:p>
          </table:table-cell>
          <table:table-cell office:value-type="float" office:value="-54369.4886160133">
            <text:p>-54369.5</text:p>
          </table:table-cell>
          <table:table-cell office:value-type="float" office:value="464">
            <text:p>464</text:p>
          </table:table-cell>
          <table:table-cell office:value-type="float" office:value="119">
            <text:p>119</text:p>
          </table:table-cell>
          <table:table-cell table:style-name="ce15" office:value-type="float" office:value="79.5883361921098">
            <text:p>79.59</text:p>
          </table:table-cell>
          <table:table-cell table:style-name="Default" office:value-type="float" office:value="387.842655694469">
            <text:p>387.8426556945</text:p>
          </table:table-cell>
          <table:table-cell office:value-type="float" office:value="1698.00830788974">
            <text:p>1698.0083078897</text:p>
          </table:table-cell>
          <table:table-cell office:value-type="float" office:value="1.12183084250137">
            <text:p>1.1218308425</text:p>
          </table:table-cell>
          <table:table-cell office:value-type="float" office:value="-2142.93021762523">
            <text:p>-2142.9302176252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28.730194948831">
            <text:p>-128.7301949488</text:p>
          </table:table-cell>
          <table:table-cell office:value-type="float" office:value="-116683.233529875">
            <text:p>-116683.233529875</text:p>
          </table:table-cell>
          <table:table-cell office:value-type="float" office:value="116683233.529875">
            <text:p>116683233.529875</text:p>
          </table:table-cell>
          <table:table-cell office:value-type="float" office:value="583.5">
            <text:p>583.5</text:p>
          </table:table-cell>
          <table:table-cell office:value-type="float" office:value="112">
            <text:p>112</text:p>
          </table:table-cell>
          <table:table-cell office:value-type="float" office:value="-254728.37778072">
            <text:p>-254728.3777807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weigm-Dropt-actin-Liner_1_1730500453.918338</text:p>
          </table:table-cell>
          <table:table-cell office:value-type="float" office:value="44.4251160493759">
            <text:p>44.4</text:p>
          </table:table-cell>
          <table:table-cell office:value-type="float" office:value="4228.96399302983">
            <text:p>4229.0</text:p>
          </table:table-cell>
          <table:table-cell office:value-type="float" office:value="0.0422896399302983">
            <text:p>0.0</text:p>
          </table:table-cell>
          <table:table-cell office:value-type="float" office:value="4228.96399302983">
            <text:p>4229.0</text:p>
          </table:table-cell>
          <table:table-cell office:value-type="float" office:value="3797.86420035626">
            <text:p>3797.9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table:style-name="ce15" office:value-type="float" office:value="86.6666666666667">
            <text:p>86.67</text:p>
          </table:table-cell>
          <table:table-cell table:style-name="Default" office:value-type="float" office:value="385.595881189375">
            <text:p>385.5958811894</text:p>
          </table:table-cell>
          <table:table-cell office:value-type="float" office:value="915.789214046832">
            <text:p>915.7892140468</text:p>
          </table:table-cell>
          <table:table-cell office:value-type="float" office:value="6.22803843693691">
            <text:p>6.2280384369</text:p>
          </table:table-cell>
          <table:table-cell office:value-type="float" office:value="-2242.06297816657">
            <text:p>-2242.0629781666</text:p>
          </table:table-cell>
          <table:table-cell office:value-type="float" office:value="-2100.19232495288">
            <text:p>-2100.1923249529</text:p>
          </table:table-cell>
          <table:table-cell office:value-type="float" office:value="-2543.4077535914">
            <text:p>-2543.4077535914</text:p>
          </table:table-cell>
          <table:table-cell office:value-type="float" office:value="35.2413666085819">
            <text:p>35.2413666086</text:p>
          </table:table-cell>
          <table:table-cell office:value-type="float" office:value="-24016.2452092022">
            <text:p>-24016.2452092022</text:p>
          </table:table-cell>
          <table:table-cell office:value-type="float" office:value="24016245.2092022">
            <text:p>24016245.2092022</text:p>
          </table:table-cell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office:value-type="float" office:value="-35873.0076506652">
            <text:p>-35873.007650665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weigm-Dropt-actin-Liner_1_1730504889.927298</text:p>
          </table:table-cell>
          <table:table-cell office:value-type="float" office:value="-1171.94051045322">
            <text:p>-1171.9</text:p>
          </table:table-cell>
          <table:table-cell office:value-type="float" office:value="-117406.285339299">
            <text:p>-117406.3</text:p>
          </table:table-cell>
          <table:table-cell office:value-type="float" office:value="-1.17406285339299">
            <text:p>-1.2</text:p>
          </table:table-cell>
          <table:table-cell office:value-type="float" office:value="-117406.285339299">
            <text:p>-117406.3</text:p>
          </table:table-cell>
          <table:table-cell office:value-type="float" office:value="-70457.1894982821">
            <text:p>-70457.2</text:p>
          </table:table-cell>
          <table:table-cell office:value-type="float" office:value="580">
            <text:p>580</text:p>
          </table:table-cell>
          <table:table-cell office:value-type="float" office:value="156">
            <text:p>156</text:p>
          </table:table-cell>
          <table:table-cell table:style-name="ce15" office:value-type="float" office:value="78.804347826087">
            <text:p>78.80</text:p>
          </table:table-cell>
          <table:table-cell table:style-name="Default" office:value-type="float" office:value="388.832089028537">
            <text:p>388.8320890285</text:p>
          </table:table-cell>
          <table:table-cell office:value-type="float" office:value="1698.00830788974">
            <text:p>1698.0083078897</text:p>
          </table:table-cell>
          <table:table-cell office:value-type="float" office:value="23.2641680355882">
            <text:p>23.2641680356</text:p>
          </table:table-cell>
          <table:table-cell office:value-type="float" office:value="-2198.26216010161">
            <text:p>-2198.2621601016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59.519409428396">
            <text:p>-159.5194094284</text:p>
          </table:table-cell>
          <table:table-cell office:value-type="float" office:value="-147256.149864525">
            <text:p>-147256.149864525</text:p>
          </table:table-cell>
          <table:table-cell office:value-type="float" office:value="147256149.864525">
            <text:p>147256149.864525</text:p>
          </table:table-cell>
          <table:table-cell office:value-type="float" office:value="736.5">
            <text:p>736.5</text:p>
          </table:table-cell>
          <table:table-cell office:value-type="float" office:value="151">
            <text:p>151</text:p>
          </table:table-cell>
          <table:table-cell office:value-type="float" office:value="-342507.398623055">
            <text:p>-342507.39862305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227:.D229])/COUNT([.D227:.D229])" office:value-type="float" office:value="-624.897532864607">
            <text:p>-624.9</text:p>
          </table:table-cell>
          <table:table-cell table:style-name="ce8" table:formula="of:=SUM([.E227:.E229])/COUNT([.E227:.E229])" office:value-type="float" office:value="-62742.3416671458">
            <text:p>-62742.3</text:p>
          </table:table-cell>
          <table:table-cell table:style-name="ce8" table:formula="of:=SUM([.F227:.F229])/COUNT([.F227:.F229])" office:value-type="float" office:value="-0.627423416671458">
            <text:p>-0.6</text:p>
          </table:table-cell>
          <table:table-cell table:style-name="ce8" table:formula="of:=SUM([.G227:.G229])/COUNT([.G227:.G229])" office:value-type="float" office:value="-62742.3416671458">
            <text:p>-62742.3</text:p>
          </table:table-cell>
          <table:table-cell table:style-name="ce8" table:formula="of:=SUM([.H227:.H229])/COUNT([.H227:.H229])" office:value-type="float" office:value="-40342.9379713131">
            <text:p>-40342.9</text:p>
          </table:table-cell>
          <table:table-cell table:style-name="ce11" table:formula="of:=SUM([.I227:.I229])/COUNT([.I227:.I229])" office:value-type="float" office:value="382.666666666667">
            <text:p>383</text:p>
          </table:table-cell>
          <table:table-cell table:style-name="ce11" table:formula="of:=SUM([.J227:.J229])/COUNT([.J227:.J229])" office:value-type="float" office:value="97">
            <text:p>97</text:p>
          </table:table-cell>
          <table:table-cell table:style-name="ce16" table:formula="of:=SUM([.K227:.K229])/COUNT([.K227:.K229])" office:value-type="float" office:value="81.6864502282878">
            <text:p>81.69</text:p>
          </table:table-cell>
          <table:table-cell table:style-name="ce22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specm-actin-Dropt-specm-Dropt-actin-Liner_1_1730517821.9382458</text:p>
          </table:table-cell>
          <table:table-cell office:value-type="float" office:value="-939.396084883625">
            <text:p>-939.4</text:p>
          </table:table-cell>
          <table:table-cell office:value-type="float" office:value="-94229.8241817406">
            <text:p>-94229.8</text:p>
          </table:table-cell>
          <table:table-cell office:value-type="float" office:value="-0.942298241817406">
            <text:p>-0.9</text:p>
          </table:table-cell>
          <table:table-cell office:value-type="float" office:value="-94229.8241817407">
            <text:p>-94229.8</text:p>
          </table:table-cell>
          <table:table-cell office:value-type="float" office:value="-62620.0289136703">
            <text:p>-62620.0</text:p>
          </table:table-cell>
          <table:table-cell office:value-type="float" office:value="558">
            <text:p>558</text:p>
          </table:table-cell>
          <table:table-cell office:value-type="float" office:value="147">
            <text:p>147</text:p>
          </table:table-cell>
          <table:table-cell table:style-name="ce15" office:value-type="float" office:value="79.1489361702128">
            <text:p>79.15</text:p>
          </table:table-cell>
          <table:table-cell table:style-name="Default" office:value-type="float" office:value="399.197682533686">
            <text:p>399.1976825337</text:p>
          </table:table-cell>
          <table:table-cell office:value-type="float" office:value="1698.00830788974">
            <text:p>1698.0083078897</text:p>
          </table:table-cell>
          <table:table-cell office:value-type="float" office:value="6.22803843693691">
            <text:p>6.2280384369</text:p>
          </table:table-cell>
          <table:table-cell office:value-type="float" office:value="-2156.34102745264">
            <text:p>-2156.3410274526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33.659325080483">
            <text:p>-133.6593250805</text:p>
          </table:table-cell>
          <table:table-cell office:value-type="float" office:value="-141076.246422241">
            <text:p>-141076.246422241</text:p>
          </table:table-cell>
          <table:table-cell office:value-type="float" office:value="141076246.42224">
            <text:p>141076246.42224</text:p>
          </table:table-cell>
          <table:table-cell office:value-type="float" office:value="705.5">
            <text:p>705.5</text:p>
          </table:table-cell>
          <table:table-cell office:value-type="float" office:value="141">
            <text:p>141</text:p>
          </table:table-cell>
          <table:table-cell office:value-type="float" office:value="-316787.911362581">
            <text:p>-316787.91136258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specm-actin-Dropt-specm-Dropt-actin-Liner_1_1730527683.8336792</text:p>
          </table:table-cell>
          <table:table-cell office:value-type="float" office:value="43.4956166324169">
            <text:p>43.5</text:p>
          </table:table-cell>
          <table:table-cell office:value-type="float" office:value="4283.67424658849">
            <text:p>4283.7</text:p>
          </table:table-cell>
          <table:table-cell office:value-type="float" office:value="0.0428367424658849">
            <text:p>0.0</text:p>
          </table:table-cell>
          <table:table-cell office:value-type="float" office:value="4283.67424658849">
            <text:p>4283.7</text:p>
          </table:table-cell>
          <table:table-cell office:value-type="float" office:value="4201.750083182">
            <text:p>4201.8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style-name="ce15" office:value-type="float" office:value="88.0952380952381">
            <text:p>88.10</text:p>
          </table:table-cell>
          <table:table-cell table:style-name="Default" office:value-type="float" office:value="419.172310456339">
            <text:p>419.1723104563</text:p>
          </table:table-cell>
          <table:table-cell office:value-type="float" office:value="1167.05929993249">
            <text:p>1167.0592999325</text:p>
          </table:table-cell>
          <table:table-cell office:value-type="float" office:value="53.0863372826425">
            <text:p>53.0863372826</text:p>
          </table:table-cell>
          <table:table-cell office:value-type="float" office:value="-2245.14024805921">
            <text:p>-2245.1402480592</text:p>
          </table:table-cell>
          <table:table-cell office:value-type="float" office:value="-2158.61566953012">
            <text:p>-2158.6156695301</text:p>
          </table:table-cell>
          <table:table-cell office:value-type="float" office:value="-2348.0964905266">
            <text:p>-2348.0964905266</text:p>
          </table:table-cell>
          <table:table-cell office:value-type="float" office:value="101.992243966393">
            <text:p>101.9922439664</text:p>
          </table:table-cell>
          <table:table-cell office:value-type="float" office:value="-8408.492166413">
            <text:p>-8408.492166413</text:p>
          </table:table-cell>
          <table:table-cell office:value-type="float" office:value="8408492.166413">
            <text:p>8408492.166413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-11225.7012402961">
            <text:p>-11225.701240296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specm-actin-Dropt-specm-Dropt-actin-Liner_1_1730532000.098706</text:p>
          </table:table-cell>
          <table:table-cell office:value-type="float" office:value="59.6488798416813">
            <text:p>59.6</text:p>
          </table:table-cell>
          <table:table-cell office:value-type="float" office:value="5843.98652018418">
            <text:p>5844.0</text:p>
          </table:table-cell>
          <table:table-cell office:value-type="float" office:value="0.0584398652018418">
            <text:p>0.1</text:p>
          </table:table-cell>
          <table:table-cell office:value-type="float" office:value="5843.98652018418">
            <text:p>5844.0</text:p>
          </table:table-cell>
          <table:table-cell office:value-type="float" office:value="5847.45646566669">
            <text:p>5847.5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table:style-name="ce15" office:value-type="float" office:value="88.2352941176471">
            <text:p>88.24</text:p>
          </table:table-cell>
          <table:table-cell table:style-name="Default" office:value-type="float" office:value="376.202359160669">
            <text:p>376.2023591607</text:p>
          </table:table-cell>
          <table:table-cell office:value-type="float" office:value="794.17080844834">
            <text:p>794.1708084483</text:p>
          </table:table-cell>
          <table:table-cell office:value-type="float" office:value="110.371508215787">
            <text:p>110.3715082158</text:p>
          </table:table-cell>
          <table:table-cell office:value-type="float" office:value="-1847.51994034099">
            <text:p>-1847.519940341</text:p>
          </table:table-cell>
          <table:table-cell office:value-type="float" office:value="-43.356212566825">
            <text:p>-43.3562125668</text:p>
          </table:table-cell>
          <table:table-cell office:value-type="float" office:value="-2369.38503244267">
            <text:p>-2369.3850324427</text:p>
          </table:table-cell>
          <table:table-cell office:value-type="float" office:value="114.587970984003">
            <text:p>114.587970984</text:p>
          </table:table-cell>
          <table:table-cell office:value-type="float" office:value="-10210.9549414616">
            <text:p>-10210.9549414616</text:p>
          </table:table-cell>
          <table:table-cell office:value-type="float" office:value="10210954.9414616">
            <text:p>10210954.9414616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-11041.7634294791">
            <text:p>-11041.763429479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specm-actin-Dropt-specm-Dropt-actin-Liner_1_1730536721.778147</text:p>
          </table:table-cell>
          <table:table-cell office:value-type="float" office:value="-36.7755741582382">
            <text:p>-36.8</text:p>
          </table:table-cell>
          <table:table-cell office:value-type="float" office:value="-3694.28752833762">
            <text:p>-3694.3</text:p>
          </table:table-cell>
          <table:table-cell office:value-type="float" office:value="-0.0369428752833762">
            <text:p>0.0</text:p>
          </table:table-cell>
          <table:table-cell office:value-type="float" office:value="-3694.28752833762">
            <text:p>-3694.3</text:p>
          </table:table-cell>
          <table:table-cell office:value-type="float" office:value="-3851.61820447272">
            <text:p>-3851.6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style-name="ce15" office:value-type="float" office:value="83.7837837837838">
            <text:p>83.78</text:p>
          </table:table-cell>
          <table:table-cell table:style-name="Default" office:value-type="float" office:value="371.85539506314">
            <text:p>371.8553950631</text:p>
          </table:table-cell>
          <table:table-cell office:value-type="float" office:value="916.287690149955">
            <text:p>916.28769015</text:p>
          </table:table-cell>
          <table:table-cell office:value-type="float" office:value="98.345860608184">
            <text:p>98.3458606082</text:p>
          </table:table-cell>
          <table:table-cell office:value-type="float" office:value="-2536.96746254916">
            <text:p>-2536.9674625492</text:p>
          </table:table-cell>
          <table:table-cell office:value-type="float" office:value="-2150.0437961737">
            <text:p>-2150.0437961737</text:p>
          </table:table-cell>
          <table:table-cell office:value-type="float" office:value="-3865.84249645093">
            <text:p>-3865.8424964509</text:p>
          </table:table-cell>
          <table:table-cell office:value-type="float" office:value="-99.8456088739897">
            <text:p>-99.845608874</text:p>
          </table:table-cell>
          <table:table-cell office:value-type="float" office:value="-7400.00571818985">
            <text:p>-7400.0057181899</text:p>
          </table:table-cell>
          <table:table-cell office:value-type="float" office:value="7400005.71818985">
            <text:p>7400005.71818985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-15221.804775295">
            <text:p>-15221.80477529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specm-actin-Dropt-specm-Dropt-actin-Liner_1_1730559098.582125</text:p>
          </table:table-cell>
          <table:table-cell office:value-type="float" office:value="-157.277089361038">
            <text:p>-157.3</text:p>
          </table:table-cell>
          <table:table-cell office:value-type="float" office:value="-15809.1050531982">
            <text:p>-15809.1</text:p>
          </table:table-cell>
          <table:table-cell office:value-type="float" office:value="-0.158091050531982">
            <text:p>-0.2</text:p>
          </table:table-cell>
          <table:table-cell office:value-type="float" office:value="-15809.1050531982">
            <text:p>-15809.1</text:p>
          </table:table-cell>
          <table:table-cell office:value-type="float" office:value="-15384.3141041497">
            <text:p>-15384.3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table:style-name="ce15" office:value-type="float" office:value="81.0126582278481">
            <text:p>81.01</text:p>
          </table:table-cell>
          <table:table-cell table:style-name="Default" office:value-type="float" office:value="403.414094658386">
            <text:p>403.4140946584</text:p>
          </table:table-cell>
          <table:table-cell office:value-type="float" office:value="865.218986828564">
            <text:p>865.2189868286</text:p>
          </table:table-cell>
          <table:table-cell office:value-type="float" office:value="46.7918562931591">
            <text:p>46.7918562932</text:p>
          </table:table-cell>
          <table:table-cell office:value-type="float" office:value="-2248.20363898239">
            <text:p>-2248.2036389824</text:p>
          </table:table-cell>
          <table:table-cell office:value-type="float" office:value="-2100.51543199958">
            <text:p>-2100.5154319996</text:p>
          </table:table-cell>
          <table:table-cell office:value-type="float" office:value="-2850.14636071766">
            <text:p>-2850.1463607177</text:p>
          </table:table-cell>
          <table:table-cell office:value-type="float" office:value="-100.057626918976">
            <text:p>-100.057626919</text:p>
          </table:table-cell>
          <table:table-cell office:value-type="float" office:value="-31599.9908858326">
            <text:p>-31599.9908858326</text:p>
          </table:table-cell>
          <table:table-cell office:value-type="float" office:value="31599990.8858326">
            <text:p>31599990.8858326</text:p>
          </table:table-cell>
          <table:table-cell office:value-type="float" office:value="158">
            <text:p>158</text:p>
          </table:table-cell>
          <table:table-cell office:value-type="float" office:value="30">
            <text:p>30</text:p>
          </table:table-cell>
          <table:table-cell office:value-type="float" office:value="-67446.1091694717">
            <text:p>-67446.109169471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specm-actin-Dropt-specm-Dropt-actin-Liner_1_1730568027.9567208</text:p>
          </table:table-cell>
          <table:table-cell office:value-type="float" office:value="-1111.66832362703">
            <text:p>-1111.7</text:p>
          </table:table-cell>
          <table:table-cell office:value-type="float" office:value="-111404.275519157">
            <text:p>-111404.3</text:p>
          </table:table-cell>
          <table:table-cell office:value-type="float" office:value="-1.11404275519157">
            <text:p>-1.1</text:p>
          </table:table-cell>
          <table:table-cell office:value-type="float" office:value="-111404.275519157">
            <text:p>-111404.3</text:p>
          </table:table-cell>
          <table:table-cell office:value-type="float" office:value="-68618.0980185446">
            <text:p>-68618.1</text:p>
          </table:table-cell>
          <table:table-cell office:value-type="float" office:value="578">
            <text:p>578</text:p>
          </table:table-cell>
          <table:table-cell office:value-type="float" office:value="156">
            <text:p>156</text:p>
          </table:table-cell>
          <table:table-cell table:style-name="ce15" office:value-type="float" office:value="78.7465940054496">
            <text:p>78.75</text:p>
          </table:table-cell>
          <table:table-cell table:style-name="Default" office:value-type="float" office:value="394.727687323329">
            <text:p>394.7276873233</text:p>
          </table:table-cell>
          <table:table-cell office:value-type="float" office:value="1698.00830788974">
            <text:p>1698.0083078897</text:p>
          </table:table-cell>
          <table:table-cell office:value-type="float" office:value="1.12183084250137">
            <text:p>1.1218308425</text:p>
          </table:table-cell>
          <table:table-cell office:value-type="float" office:value="-2176.64665892334">
            <text:p>-2176.6466589233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51.776942124192">
            <text:p>-151.7769421242</text:p>
          </table:table-cell>
          <table:table-cell office:value-type="float" office:value="-146861.957682163">
            <text:p>-146861.957682163</text:p>
          </table:table-cell>
          <table:table-cell office:value-type="float" office:value="146861957.682163">
            <text:p>146861957.682163</text:p>
          </table:table-cell>
          <table:table-cell office:value-type="float" office:value="734.5">
            <text:p>734.5</text:p>
          </table:table-cell>
          <table:table-cell office:value-type="float" office:value="150">
            <text:p>150</text:p>
          </table:table-cell>
          <table:table-cell office:value-type="float" office:value="-339393.821006137">
            <text:p>-339393.82100613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231:.D236])/COUNT([.D231:.D236])" office:value-type="float" office:value="-356.995429259305">
            <text:p>-357.0</text:p>
          </table:table-cell>
          <table:table-cell table:style-name="ce8" table:formula="of:=SUM([.E231:.E236])/COUNT([.E231:.E236])" office:value-type="float" office:value="-35834.9719192768">
            <text:p>-35835.0</text:p>
          </table:table-cell>
          <table:table-cell table:style-name="ce8" table:formula="of:=SUM([.F231:.F236])/COUNT([.F231:.F236])" office:value-type="float" office:value="-0.358349719192768">
            <text:p>-0.4</text:p>
          </table:table-cell>
          <table:table-cell table:style-name="ce8" table:formula="of:=SUM([.G231:.G236])/COUNT([.G231:.G236])" office:value-type="float" office:value="-35834.9719192768">
            <text:p>-35835.0</text:p>
          </table:table-cell>
          <table:table-cell table:style-name="ce8" table:formula="of:=SUM([.H231:.H236])/COUNT([.H231:.H236])" office:value-type="float" office:value="-23404.1421153314">
            <text:p>-23404.1</text:p>
          </table:table-cell>
          <table:table-cell table:style-name="ce11" table:formula="of:=SUM([.I231:.I236])/COUNT([.I231:.I236])" office:value-type="float" office:value="229.5">
            <text:p>230</text:p>
          </table:table-cell>
          <table:table-cell table:style-name="ce11" table:formula="of:=SUM([.J231:.J236])/COUNT([.J231:.J236])" office:value-type="float" office:value="58.3333333333333">
            <text:p>58</text:p>
          </table:table-cell>
          <table:table-cell table:style-name="ce16" table:formula="of:=SUM([.K231:.K236])/COUNT([.K231:.K236])" office:value-type="float" office:value="83.1704174000299">
            <text:p>83.17</text:p>
          </table:table-cell>
          <table:table-cell table:style-name="ce22"/>
          <table:table-cell table:style-name="ce2" table:number-columns-repeated="1012"/>
        </table:table-row>
        <table:table-row table:style-name="ro1">
          <table:table-cell table:style-name="ce4" table:number-columns-repeated="3"/>
          <table:table-cell table:style-name="ce10" table:number-columns-repeated="5"/>
          <table:table-cell table:style-name="ce12" table:number-columns-repeated="2"/>
          <table:table-cell table:style-name="ce19"/>
          <table:table-cell table:style-name="ce24"/>
          <table:table-cell table:style-name="ce4" table:number-columns-repeated="1012"/>
        </table:table-row>
        <table:table-row table:style-name="ro1" table:number-rows-repeated="10483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2"/>
    </number:number-style>
    <number:number-style style:name="N121">
      <number:number number:decimal-places="0" number:min-integer-digits="3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102in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Untitled1" style:family="table-cell" style:parent-style-name="Default">
      <style:text-properties fo:color="#ff00ff" fo:font-weight="bold"/>
    </style:style>
    <style:style style:name="Untitled2" style:family="table-cell" style:parent-style-name="Default">
      <style:text-properties fo:color="#ff6600" fo:font-weight="bold"/>
    </style:style>
    <style:style style:name="Untitled3" style:family="table-cell" style:parent-style-name="Default">
      <style:text-properties fo:color="#ff33ff" fo:font-weight="bold"/>
    </style:style>
    <style:style style:name="Untitled4" style:family="table-cell" style:parent-style-name="Default">
      <style:text-properties fo:color="#ff33ff" fo:font-weight="bold"/>
    </style:style>
    <style:style style:name="Untitled5" style:family="table-cell" style:parent-style-name="Default">
      <style:text-properties fo:color="#ff6600" fo:font-weight="bold"/>
    </style:style>
    <style:style style:name="Untitled6" style:family="table-cell" style:parent-style-name="Default">
      <style:text-properties fo:color="#ff33ff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6">11/06/2024</text:date>, <text:time>01:1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06T01:14:27</dc:date>
    <meta:generator>OpenOffice/4.1.15$Unix OpenOffice.org_project/4115m2$Build-9813</meta:generator>
    <meta:editing-duration>P12DT23H41M32S</meta:editing-duration>
    <meta:editing-cycles>155</meta:editing-cycles>
    <meta:document-statistic meta:table-count="1" meta:cell-count="6853" meta:object-count="0"/>
    <meta:user-defined meta:name=""/>
  </office:meta>
</office:document-meta>
</file>